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3.558cm"/>
    </style:style>
    <style:style style:name="co4" style:family="table-column">
      <style:table-column-properties fo:break-before="auto" style:column-width="4.826cm"/>
    </style:style>
    <style:style style:name="co5" style:family="table-column">
      <style:table-column-properties fo:break-before="auto" style:column-width="4.766cm"/>
    </style:style>
    <style:style style:name="co6" style:family="table-column">
      <style:table-column-properties fo:break-before="auto" style:column-width="7.96cm"/>
    </style:style>
    <style:style style:name="co7" style:family="table-column">
      <style:table-column-properties fo:break-before="auto" style:column-width="3cm"/>
    </style:style>
    <style:style style:name="ro1" style:family="table-row">
      <style:table-row-properties style:row-height="1.487cm" fo:break-before="auto" style:use-optimal-row-height="false"/>
    </style:style>
    <style:style style:name="ro2" style:family="table-row">
      <style:table-row-properties style:row-height="1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1.95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2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9" style:family="table-cell" style:parent-style-name="Default">
      <style:text-properties style:text-underline-style="non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Arial" style:text-underline-style="none"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Arial" style:text-underline-style="none"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2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2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atenar codigo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5" table:number-columns-repeated="2" table:default-cell-style-name="ce9"/>
        <table:table-column table:style-name="co3" table:number-columns-repeated="24" table:default-cell-style-name="ce9"/>
        <table:table-column table:style-name="co6" table:default-cell-style-name="ce9"/>
        <table:table-column table:style-name="co3" table:number-columns-repeated="16352" table:default-cell-style-name="ce9"/>
        <table:table-row table:style-name="ro1">
          <table:table-cell table:style-name="ce5" office:value-type="string" calcext:value-type="string">
            <text:p>lista inicial</text:p>
          </table:table-cell>
          <table:table-cell table:style-name="ce10" table:number-columns-repeated="2"/>
          <table:table-cell table:style-name="ce5" office:value-type="string" calcext:value-type="string">
            <text:p>lista resultado</text:p>
          </table:table-cell>
          <table:table-cell table:style-name="ce13"/>
          <table:table-cell table:style-name="ce14" office:value-type="string" calcext:value-type="string">
            <text:p>Nombre variable</text:p>
          </table:table-cell>
          <table:table-cell table:style-name="ce15" office:value-type="string" calcext:value-type="string">
            <text:p>rasultado variables</text:p>
          </table:table-cell>
          <table:table-cell table:style-name="ce16" table:number-columns-repeated="24"/>
          <table:table-cell table:style-name="ce22" office:value-type="string" calcext:value-type="string">
            <text:p>rasultado if elif</text:p>
          </table:table-cell>
          <table:table-cell table:style-name="ce16" table:number-columns-repeated="16352"/>
        </table:table-row>
        <table:table-row table:style-name="ro1">
          <table:table-cell table:style-name="ce6" office:value-type="string" calcext:value-type="string">
            <text:p>!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´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</text:p>
          </table:table-cell>
          <table:table-cell table:style-name="ce11" table:formula="of:=CONCATENATE([.F2];[.B2];[.C2];[.D2];[.E2])" office:value-type="string" office:string-value="crt1=&quot;´&quot; " calcext:value-type="string">
            <text:p>crt1="´" </text:p>
          </table:table-cell>
          <table:table-cell table:style-name="ce17"/>
          <table:table-cell table:style-name="ce17" office:value-type="string" calcext:value-type="string">
            <text:p>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]" office:value-type="string" office:string-value="!" calcext:value-type="string">
            <text:p>!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]" office:value-type="string" office:string-value="crt1" calcext:value-type="string">
            <text:p>crt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];&quot; &quot;;[.J2];[.K2];[.L2];[.M2];[.N2];[.O2];[.P2];[.Q2];[.R2];[.S2];[.T2];[.U2];[.V2];[.W2];[.X2];[.Y2];[.Z2];[.AA2];[.AB2];[.AC2];[.AD2];[.AE2])" office:value-type="string" office:string-value="if lista_1[f2]==&quot;!&quot; :lista_2.append(crt1)" calcext:value-type="string">
            <text:p>if lista_1[f2]=="!" :lista_2.append(crt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"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¹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</text:p>
          </table:table-cell>
          <table:table-cell table:style-name="ce11" table:formula="of:=CONCATENATE([.F3];[.B3];[.C3];[.D3];[.E3])" office:value-type="string" office:string-value="crt2=&quot;¹&quot; " calcext:value-type="string">
            <text:p>crt2="¹" </text:p>
          </table:table-cell>
          <table:table-cell table:style-name="ce18" office:value-type="string" calcext:value-type="string">
            <text:p>    </text:p>
          </table:table-cell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]" office:value-type="string" office:string-value="&quot;" calcext:value-type="string">
            <text:p>"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]" office:value-type="string" office:string-value="crt2" calcext:value-type="string">
            <text:p>crt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];&quot; &quot;;[.J3];[.K3];[.L3];[.M3];[.N3];[.O3];[.P3];[.Q3];[.R3];[.S3];[.T3];[.U3];[.V3];[.W3];[.X3];[.Y3];[.Z3];[.AA3];[.AB3];[.AC3];[.AD3];[.AE3])" office:value-type="string" office:string-value="elif lista_1[f2]==&quot;&quot;&quot; :lista_2.append(crt2)" calcext:value-type="string">
            <text:p>elif lista_1[f2]==""" :lista_2.append(crt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▀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</text:p>
          </table:table-cell>
          <table:table-cell table:style-name="ce11" table:formula="of:=CONCATENATE([.F4];[.B4];[.C4];[.D4];[.E4])" office:value-type="string" office:string-value="crt3=&quot;▀&quot; " calcext:value-type="string">
            <text:p>crt3="▀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]" office:value-type="string" office:string-value="#" calcext:value-type="string">
            <text:p>#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]" office:value-type="string" office:string-value="crt3" calcext:value-type="string">
            <text:p>crt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];&quot; &quot;;[.J4];[.K4];[.L4];[.M4];[.N4];[.O4];[.P4];[.Q4];[.R4];[.S4];[.T4];[.U4];[.V4];[.W4];[.X4];[.Y4];[.Z4];[.AA4];[.AB4];[.AC4];[.AD4];[.AE4])" office:value-type="string" office:string-value="elif lista_1[f2]==&quot;#&quot; :lista_2.append(crt3)" calcext:value-type="string">
            <text:p>elif lista_1[f2]=="#" :lista_2.append(crt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$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</text:p>
          </table:table-cell>
          <table:table-cell table:style-name="ce11" table:formula="of:=CONCATENATE([.F5];[.B5];[.C5];[.D5];[.E5])" office:value-type="string" office:string-value="crt4=&quot;¼&quot; " calcext:value-type="string">
            <text:p>crt4="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]" office:value-type="string" office:string-value="$" calcext:value-type="string">
            <text:p>$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]" office:value-type="string" office:string-value="crt4" calcext:value-type="string">
            <text:p>crt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];&quot; &quot;;[.J5];[.K5];[.L5];[.M5];[.N5];[.O5];[.P5];[.Q5];[.R5];[.S5];[.T5];[.U5];[.V5];[.W5];[.X5];[.Y5];[.Z5];[.AA5];[.AB5];[.AC5];[.AD5];[.AE5])" office:value-type="string" office:string-value="elif lista_1[f2]==&quot;$&quot; :lista_2.append(crt4)" calcext:value-type="string">
            <text:p>elif lista_1[f2]=="$" :lista_2.append(crt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%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Ñ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</text:p>
          </table:table-cell>
          <table:table-cell table:style-name="ce11" table:formula="of:=CONCATENATE([.F6];[.B6];[.C6];[.D6];[.E6])" office:value-type="string" office:string-value="crt5=&quot;Ñ&quot; " calcext:value-type="string">
            <text:p>crt5="Ñ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]" office:value-type="string" office:string-value="%" calcext:value-type="string">
            <text:p>%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]" office:value-type="string" office:string-value="crt5" calcext:value-type="string">
            <text:p>crt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];&quot; &quot;;[.J6];[.K6];[.L6];[.M6];[.N6];[.O6];[.P6];[.Q6];[.R6];[.S6];[.T6];[.U6];[.V6];[.W6];[.X6];[.Y6];[.Z6];[.AA6];[.AB6];[.AC6];[.AD6];[.AE6])" office:value-type="string" office:string-value="elif lista_1[f2]==&quot;%&quot; :lista_2.append(crt5)" calcext:value-type="string">
            <text:p>elif lista_1[f2]=="%" :lista_2.append(crt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&amp;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v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</text:p>
          </table:table-cell>
          <table:table-cell table:style-name="ce11" table:formula="of:=CONCATENATE([.F7];[.B7];[.C7];[.D7];[.E7])" office:value-type="string" office:string-value="crt6=&quot;v&quot; " calcext:value-type="string">
            <text:p>crt6="v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]" office:value-type="string" office:string-value="&amp;" calcext:value-type="string">
            <text:p>&amp;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]" office:value-type="string" office:string-value="crt6" calcext:value-type="string">
            <text:p>crt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];&quot; &quot;;[.J7];[.K7];[.L7];[.M7];[.N7];[.O7];[.P7];[.Q7];[.R7];[.S7];[.T7];[.U7];[.V7];[.W7];[.X7];[.Y7];[.Z7];[.AA7];[.AB7];[.AC7];[.AD7];[.AE7])" office:value-type="string" office:string-value="elif lista_1[f2]==&quot;&amp;&quot; :lista_2.append(crt6)" calcext:value-type="string">
            <text:p>elif lista_1[f2]=="&amp;" :lista_2.append(crt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'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</text:p>
          </table:table-cell>
          <table:table-cell table:style-name="ce11" table:formula="of:=CONCATENATE([.F8];[.B8];[.C8];[.D8];[.E8])" office:value-type="string" office:string-value="crt7=&quot;☺&quot; " calcext:value-type="string">
            <text:p>crt7="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]" office:value-type="string" office:string-value="'" calcext:value-type="string">
            <text:p>'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]" office:value-type="string" office:string-value="crt7" calcext:value-type="string">
            <text:p>crt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];&quot; &quot;;[.J8];[.K8];[.L8];[.M8];[.N8];[.O8];[.P8];[.Q8];[.R8];[.S8];[.T8];[.U8];[.V8];[.W8];[.X8];[.Y8];[.Z8];[.AA8];[.AB8];[.AC8];[.AD8];[.AE8])" office:value-type="string" office:string-value="elif lista_1[f2]==&quot;'&quot; :lista_2.append(crt7)" calcext:value-type="string">
            <text:p>elif lista_1[f2]=="'" :lista_2.append(crt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(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├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</text:p>
          </table:table-cell>
          <table:table-cell table:style-name="ce11" table:formula="of:=CONCATENATE([.F9];[.B9];[.C9];[.D9];[.E9])" office:value-type="string" office:string-value="crt8=&quot;├&quot; " calcext:value-type="string">
            <text:p>crt8="├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]" office:value-type="string" office:string-value="(" calcext:value-type="string">
            <text:p>(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]" office:value-type="string" office:string-value="crt8" calcext:value-type="string">
            <text:p>crt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];&quot; &quot;;[.J9];[.K9];[.L9];[.M9];[.N9];[.O9];[.P9];[.Q9];[.R9];[.S9];[.T9];[.U9];[.V9];[.W9];[.X9];[.Y9];[.Z9];[.AA9];[.AB9];[.AC9];[.AD9];[.AE9])" office:value-type="string" office:string-value="elif lista_1[f2]==&quot;(&quot; :lista_2.append(crt8)" calcext:value-type="string">
            <text:p>elif lista_1[f2]=="(" :lista_2.append(crt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)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Ó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</text:p>
          </table:table-cell>
          <table:table-cell table:style-name="ce11" table:formula="of:=CONCATENATE([.F10];[.B10];[.C10];[.D10];[.E10])" office:value-type="string" office:string-value="crt9=&quot;Ó&quot; " calcext:value-type="string">
            <text:p>crt9="Ó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]" office:value-type="string" office:string-value=")" calcext:value-type="string">
            <text:p>)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]" office:value-type="string" office:string-value="crt9" calcext:value-type="string">
            <text:p>crt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];&quot; &quot;;[.J10];[.K10];[.L10];[.M10];[.N10];[.O10];[.P10];[.Q10];[.R10];[.S10];[.T10];[.U10];[.V10];[.W10];[.X10];[.Y10];[.Z10];[.AA10];[.AB10];[.AC10];[.AD10];[.AE10])" office:value-type="string" office:string-value="elif lista_1[f2]==&quot;)&quot; :lista_2.append(crt9)" calcext:value-type="string">
            <text:p>elif lista_1[f2]==")" :lista_2.append(crt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*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</text:p>
          </table:table-cell>
          <table:table-cell table:style-name="ce11" table:formula="of:=CONCATENATE([.F11];[.B11];[.C11];[.D11];[.E11])" office:value-type="string" office:string-value="crt10=&quot;┬&quot; " calcext:value-type="string">
            <text:p>crt10="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]" office:value-type="string" office:string-value="*" calcext:value-type="string">
            <text:p>*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]" office:value-type="string" office:string-value="crt10" calcext:value-type="string">
            <text:p>crt1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];&quot; &quot;;[.J11];[.K11];[.L11];[.M11];[.N11];[.O11];[.P11];[.Q11];[.R11];[.S11];[.T11];[.U11];[.V11];[.W11];[.X11];[.Y11];[.Z11];[.AA11];[.AB11];[.AC11];[.AD11];[.AE11])" office:value-type="string" office:string-value="elif lista_1[f2]==&quot;*&quot; :lista_2.append(crt10)" calcext:value-type="string">
            <text:p>elif lista_1[f2]=="*" :lista_2.append(crt1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+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p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</text:p>
          </table:table-cell>
          <table:table-cell table:style-name="ce11" table:formula="of:=CONCATENATE([.F12];[.B12];[.C12];[.D12];[.E12])" office:value-type="string" office:string-value="crt11=&quot;p&quot; " calcext:value-type="string">
            <text:p>crt11="p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]" office:value-type="string" office:string-value="+" calcext:value-type="string">
            <text:p>+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]" office:value-type="string" office:string-value="crt11" calcext:value-type="string">
            <text:p>crt1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];&quot; &quot;;[.J12];[.K12];[.L12];[.M12];[.N12];[.O12];[.P12];[.Q12];[.R12];[.S12];[.T12];[.U12];[.V12];[.W12];[.X12];[.Y12];[.Z12];[.AA12];[.AB12];[.AC12];[.AD12];[.AE12])" office:value-type="string" office:string-value="elif lista_1[f2]==&quot;+&quot; :lista_2.append(crt11)" calcext:value-type="string">
            <text:p>elif lista_1[f2]=="+" :lista_2.append(crt1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,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×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</text:p>
          </table:table-cell>
          <table:table-cell table:style-name="ce11" table:formula="of:=CONCATENATE([.F13];[.B13];[.C13];[.D13];[.E13])" office:value-type="string" office:string-value="crt12=&quot;×&quot; " calcext:value-type="string">
            <text:p>crt12="×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]" office:value-type="string" office:string-value="," calcext:value-type="string">
            <text:p>,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]" office:value-type="string" office:string-value="crt12" calcext:value-type="string">
            <text:p>crt1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];&quot; &quot;;[.J13];[.K13];[.L13];[.M13];[.N13];[.O13];[.P13];[.Q13];[.R13];[.S13];[.T13];[.U13];[.V13];[.W13];[.X13];[.Y13];[.Z13];[.AA13];[.AB13];[.AC13];[.AD13];[.AE13])" office:value-type="string" office:string-value="elif lista_1[f2]==&quot;,&quot; :lista_2.append(crt12)" calcext:value-type="string">
            <text:p>elif lista_1[f2]=="," :lista_2.append(crt1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&lt;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</text:p>
          </table:table-cell>
          <table:table-cell table:style-name="ce11" table:formula="of:=CONCATENATE([.F14];[.B14];[.C14];[.D14];[.E14])" office:value-type="string" office:string-value="crt13=&quot;&lt;&quot; " calcext:value-type="string">
            <text:p>crt13="&lt;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]" office:value-type="string" office:string-value="-" calcext:value-type="string">
            <text:p>-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]" office:value-type="string" office:string-value="crt13" calcext:value-type="string">
            <text:p>crt1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];&quot; &quot;;[.J14];[.K14];[.L14];[.M14];[.N14];[.O14];[.P14];[.Q14];[.R14];[.S14];[.T14];[.U14];[.V14];[.W14];[.X14];[.Y14];[.Z14];[.AA14];[.AB14];[.AC14];[.AD14];[.AE14])" office:value-type="string" office:string-value="elif lista_1[f2]==&quot;-&quot; :lista_2.append(crt13)" calcext:value-type="string">
            <text:p>elif lista_1[f2]=="-" :lista_2.append(crt1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.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¢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</text:p>
          </table:table-cell>
          <table:table-cell table:style-name="ce11" table:formula="of:=CONCATENATE([.F15];[.B15];[.C15];[.D15];[.E15])" office:value-type="string" office:string-value="crt14=&quot;¢&quot; " calcext:value-type="string">
            <text:p>crt14="¢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]" office:value-type="string" office:string-value="." calcext:value-type="string">
            <text:p>.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]" office:value-type="string" office:string-value="crt14" calcext:value-type="string">
            <text:p>crt1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];&quot; &quot;;[.J15];[.K15];[.L15];[.M15];[.N15];[.O15];[.P15];[.Q15];[.R15];[.S15];[.T15];[.U15];[.V15];[.W15];[.X15];[.Y15];[.Z15];[.AA15];[.AB15];[.AC15];[.AD15];[.AE15])" office:value-type="string" office:string-value="elif lista_1[f2]==&quot;.&quot; :lista_2.append(crt14)" calcext:value-type="string">
            <text:p>elif lista_1[f2]=="." :lista_2.append(crt1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/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ô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</text:p>
          </table:table-cell>
          <table:table-cell table:style-name="ce11" table:formula="of:=CONCATENATE([.F16];[.B16];[.C16];[.D16];[.E16])" office:value-type="string" office:string-value="crt15=&quot;ô&quot; " calcext:value-type="string">
            <text:p>crt15="ô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]" office:value-type="string" office:string-value="/" calcext:value-type="string">
            <text:p>/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]" office:value-type="string" office:string-value="crt15" calcext:value-type="string">
            <text:p>crt1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];&quot; &quot;;[.J16];[.K16];[.L16];[.M16];[.N16];[.O16];[.P16];[.Q16];[.R16];[.S16];[.T16];[.U16];[.V16];[.W16];[.X16];[.Y16];[.Z16];[.AA16];[.AB16];[.AC16];[.AD16];[.AE16])" office:value-type="string" office:string-value="elif lista_1[f2]==&quot;/&quot; :lista_2.append(crt15)" calcext:value-type="string">
            <text:p>elif lista_1[f2]=="/" :lista_2.append(crt1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</text:p>
          </table:table-cell>
          <table:table-cell table:style-name="ce11" table:formula="of:=CONCATENATE([.F17];[.B17];[.C17];[.D17];[.E17])" office:value-type="string" office:string-value="crt16=&quot;R&quot; " calcext:value-type="string">
            <text:p>crt16="R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]" office:value-type="string" office:string-value="0" calcext:value-type="string">
            <text:p>0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]" office:value-type="string" office:string-value="crt16" calcext:value-type="string">
            <text:p>crt1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];&quot; &quot;;[.J17];[.K17];[.L17];[.M17];[.N17];[.O17];[.P17];[.Q17];[.R17];[.S17];[.T17];[.U17];[.V17];[.W17];[.X17];[.Y17];[.Z17];[.AA17];[.AB17];[.AC17];[.AD17];[.AE17])" office:value-type="string" office:string-value="elif lista_1[f2]==&quot;0&quot; :lista_2.append(crt16)" calcext:value-type="string">
            <text:p>elif lista_1[f2]=="0" :lista_2.append(crt1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¥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</text:p>
          </table:table-cell>
          <table:table-cell table:style-name="ce11" table:formula="of:=CONCATENATE([.F18];[.B18];[.C18];[.D18];[.E18])" office:value-type="string" office:string-value="crt17=&quot;¥&quot; " calcext:value-type="string">
            <text:p>crt17="¥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]" office:value-type="string" office:string-value="1" calcext:value-type="string">
            <text:p>1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]" office:value-type="string" office:string-value="crt17" calcext:value-type="string">
            <text:p>crt1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];&quot; &quot;;[.J18];[.K18];[.L18];[.M18];[.N18];[.O18];[.P18];[.Q18];[.R18];[.S18];[.T18];[.U18];[.V18];[.W18];[.X18];[.Y18];[.Z18];[.AA18];[.AB18];[.AC18];[.AD18];[.AE18])" office:value-type="string" office:string-value="elif lista_1[f2]==&quot;1&quot; :lista_2.append(crt17)" calcext:value-type="string">
            <text:p>elif lista_1[f2]=="1" :lista_2.append(crt1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m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</text:p>
          </table:table-cell>
          <table:table-cell table:style-name="ce11" table:formula="of:=CONCATENATE([.F19];[.B19];[.C19];[.D19];[.E19])" office:value-type="string" office:string-value="crt18=&quot;m&quot; " calcext:value-type="string">
            <text:p>crt18="m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]" office:value-type="string" office:string-value="2" calcext:value-type="string">
            <text:p>2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]" office:value-type="string" office:string-value="crt18" calcext:value-type="string">
            <text:p>crt1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];&quot; &quot;;[.J19];[.K19];[.L19];[.M19];[.N19];[.O19];[.P19];[.Q19];[.R19];[.S19];[.T19];[.U19];[.V19];[.W19];[.X19];[.Y19];[.Z19];[.AA19];[.AB19];[.AC19];[.AD19];[.AE19])" office:value-type="string" office:string-value="elif lista_1[f2]==&quot;2&quot; :lista_2.append(crt18)" calcext:value-type="string">
            <text:p>elif lista_1[f2]=="2" :lista_2.append(crt1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♪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</text:p>
          </table:table-cell>
          <table:table-cell table:style-name="ce11" table:formula="of:=CONCATENATE([.F20];[.B20];[.C20];[.D20];[.E20])" office:value-type="string" office:string-value="crt19=&quot;♪&quot; " calcext:value-type="string">
            <text:p>crt19="♪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]" office:value-type="string" office:string-value="3" calcext:value-type="string">
            <text:p>3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]" office:value-type="string" office:string-value="crt19" calcext:value-type="string">
            <text:p>crt1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];&quot; &quot;;[.J20];[.K20];[.L20];[.M20];[.N20];[.O20];[.P20];[.Q20];[.R20];[.S20];[.T20];[.U20];[.V20];[.W20];[.X20];[.Y20];[.Z20];[.AA20];[.AB20];[.AC20];[.AD20];[.AE20])" office:value-type="string" office:string-value="elif lista_1[f2]==&quot;3&quot; :lista_2.append(crt19)" calcext:value-type="string">
            <text:p>elif lista_1[f2]=="3" :lista_2.append(crt1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</text:p>
          </table:table-cell>
          <table:table-cell table:style-name="ce11" table:formula="of:=CONCATENATE([.F21];[.B21];[.C21];[.D21];[.E21])" office:value-type="string" office:string-value="crt20=&quot;Ú&quot; " calcext:value-type="string">
            <text:p>crt20="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]" office:value-type="string" office:string-value="4" calcext:value-type="string">
            <text:p>4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]" office:value-type="string" office:string-value="crt20" calcext:value-type="string">
            <text:p>crt2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];&quot; &quot;;[.J21];[.K21];[.L21];[.M21];[.N21];[.O21];[.P21];[.Q21];[.R21];[.S21];[.T21];[.U21];[.V21];[.W21];[.X21];[.Y21];[.Z21];[.AA21];[.AB21];[.AC21];[.AD21];[.AE21])" office:value-type="string" office:string-value="elif lista_1[f2]==&quot;4&quot; :lista_2.append(crt20)" calcext:value-type="string">
            <text:p>elif lista_1[f2]=="4" :lista_2.append(crt2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ë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</text:p>
          </table:table-cell>
          <table:table-cell table:style-name="ce11" table:formula="of:=CONCATENATE([.F22];[.B22];[.C22];[.D22];[.E22])" office:value-type="string" office:string-value="crt21=&quot;ë&quot; " calcext:value-type="string">
            <text:p>crt21="ë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]" office:value-type="string" office:string-value="5" calcext:value-type="string">
            <text:p>5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]" office:value-type="string" office:string-value="crt21" calcext:value-type="string">
            <text:p>crt2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];&quot; &quot;;[.J22];[.K22];[.L22];[.M22];[.N22];[.O22];[.P22];[.Q22];[.R22];[.S22];[.T22];[.U22];[.V22];[.W22];[.X22];[.Y22];[.Z22];[.AA22];[.AB22];[.AC22];[.AD22];[.AE22])" office:value-type="string" office:string-value="elif lista_1[f2]==&quot;5&quot; :lista_2.append(crt21)" calcext:value-type="string">
            <text:p>elif lista_1[f2]=="5" :lista_2.append(crt2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h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</text:p>
          </table:table-cell>
          <table:table-cell table:style-name="ce11" table:formula="of:=CONCATENATE([.F23];[.B23];[.C23];[.D23];[.E23])" office:value-type="string" office:string-value="crt22=&quot;h&quot; " calcext:value-type="string">
            <text:p>crt22="h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]" office:value-type="string" office:string-value="6" calcext:value-type="string">
            <text:p>6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]" office:value-type="string" office:string-value="crt22" calcext:value-type="string">
            <text:p>crt2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];&quot; &quot;;[.J23];[.K23];[.L23];[.M23];[.N23];[.O23];[.P23];[.Q23];[.R23];[.S23];[.T23];[.U23];[.V23];[.W23];[.X23];[.Y23];[.Z23];[.AA23];[.AB23];[.AC23];[.AD23];[.AE23])" office:value-type="string" office:string-value="elif lista_1[f2]==&quot;6&quot; :lista_2.append(crt22)" calcext:value-type="string">
            <text:p>elif lista_1[f2]=="6" :lista_2.append(crt2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</text:p>
          </table:table-cell>
          <table:table-cell table:style-name="ce11" table:formula="of:=CONCATENATE([.F24];[.B24];[.C24];[.D24];[.E24])" office:value-type="string" office:string-value="crt23=&quot;ú&quot; " calcext:value-type="string">
            <text:p>crt23="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]" office:value-type="string" office:string-value="7" calcext:value-type="string">
            <text:p>7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]" office:value-type="string" office:string-value="crt23" calcext:value-type="string">
            <text:p>crt2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];&quot; &quot;;[.J24];[.K24];[.L24];[.M24];[.N24];[.O24];[.P24];[.Q24];[.R24];[.S24];[.T24];[.U24];[.V24];[.W24];[.X24];[.Y24];[.Z24];[.AA24];[.AB24];[.AC24];[.AD24];[.AE24])" office:value-type="string" office:string-value="elif lista_1[f2]==&quot;7&quot; :lista_2.append(crt23)" calcext:value-type="string">
            <text:p>elif lista_1[f2]=="7" :lista_2.append(crt2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</text:p>
          </table:table-cell>
          <table:table-cell table:style-name="ce11" table:formula="of:=CONCATENATE([.F25];[.B25];[.C25];[.D25];[.E25])" office:value-type="string" office:string-value="crt24=&quot;S&quot; " calcext:value-type="string">
            <text:p>crt24="S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]" office:value-type="string" office:string-value="8" calcext:value-type="string">
            <text:p>8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]" office:value-type="string" office:string-value="crt24" calcext:value-type="string">
            <text:p>crt2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];&quot; &quot;;[.J25];[.K25];[.L25];[.M25];[.N25];[.O25];[.P25];[.Q25];[.R25];[.S25];[.T25];[.U25];[.V25];[.W25];[.X25];[.Y25];[.Z25];[.AA25];[.AB25];[.AC25];[.AD25];[.AE25])" office:value-type="string" office:string-value="elif lista_1[f2]==&quot;8&quot; :lista_2.append(crt24)" calcext:value-type="string">
            <text:p>elif lista_1[f2]=="8" :lista_2.append(crt2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5</text:p>
          </table:table-cell>
          <table:table-cell table:style-name="ce11" table:formula="of:=CONCATENATE([.F26];[.B26];[.C26];[.D26];[.E26])" office:value-type="string" office:string-value="crt25=&quot;d&quot; " calcext:value-type="string">
            <text:p>crt25="d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6]" office:value-type="string" office:string-value="9" calcext:value-type="string">
            <text:p>9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6]" office:value-type="string" office:string-value="crt25" calcext:value-type="string">
            <text:p>crt2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6];&quot; &quot;;[.J26];[.K26];[.L26];[.M26];[.N26];[.O26];[.P26];[.Q26];[.R26];[.S26];[.T26];[.U26];[.V26];[.W26];[.X26];[.Y26];[.Z26];[.AA26];[.AB26];[.AC26];[.AD26];[.AE26])" office:value-type="string" office:string-value="elif lista_1[f2]==&quot;9&quot; :lista_2.append(crt25)" calcext:value-type="string">
            <text:p>elif lista_1[f2]=="9" :lista_2.append(crt2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: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6</text:p>
          </table:table-cell>
          <table:table-cell table:style-name="ce11" table:formula="of:=CONCATENATE([.F27];[.B27];[.C27];[.D27];[.E27])" office:value-type="string" office:string-value="crt26=&quot;┼&quot; " calcext:value-type="string">
            <text:p>crt26="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7]" office:value-type="string" office:string-value=":" calcext:value-type="string">
            <text:p>: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7]" office:value-type="string" office:string-value="crt26" calcext:value-type="string">
            <text:p>crt2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7];&quot; &quot;;[.J27];[.K27];[.L27];[.M27];[.N27];[.O27];[.P27];[.Q27];[.R27];[.S27];[.T27];[.U27];[.V27];[.W27];[.X27];[.Y27];[.Z27];[.AA27];[.AB27];[.AC27];[.AD27];[.AE27])" office:value-type="string" office:string-value="elif lista_1[f2]==&quot;:&quot; :lista_2.append(crt26)" calcext:value-type="string">
            <text:p>elif lista_1[f2]==":" :lista_2.append(crt2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;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¤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7</text:p>
          </table:table-cell>
          <table:table-cell table:style-name="ce11" table:formula="of:=CONCATENATE([.F28];[.B28];[.C28];[.D28];[.E28])" office:value-type="string" office:string-value="crt27=&quot;¤&quot; " calcext:value-type="string">
            <text:p>crt27="¤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8]" office:value-type="string" office:string-value=";" calcext:value-type="string">
            <text:p>;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8]" office:value-type="string" office:string-value="crt27" calcext:value-type="string">
            <text:p>crt2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8];&quot; &quot;;[.J28];[.K28];[.L28];[.M28];[.N28];[.O28];[.P28];[.Q28];[.R28];[.S28];[.T28];[.U28];[.V28];[.W28];[.X28];[.Y28];[.Z28];[.AA28];[.AB28];[.AC28];[.AD28];[.AE28])" office:value-type="string" office:string-value="elif lista_1[f2]==&quot;;&quot; :lista_2.append(crt27)" calcext:value-type="string">
            <text:p>elif lista_1[f2]==";" :lista_2.append(crt2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&lt;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l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8</text:p>
          </table:table-cell>
          <table:table-cell table:style-name="ce11" table:formula="of:=CONCATENATE([.F29];[.B29];[.C29];[.D29];[.E29])" office:value-type="string" office:string-value="crt28=&quot;l&quot; " calcext:value-type="string">
            <text:p>crt28="l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9]" office:value-type="string" office:string-value="&lt;" calcext:value-type="string">
            <text:p>&lt;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9]" office:value-type="string" office:string-value="crt28" calcext:value-type="string">
            <text:p>crt2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9];&quot; &quot;;[.J29];[.K29];[.L29];[.M29];[.N29];[.O29];[.P29];[.Q29];[.R29];[.S29];[.T29];[.U29];[.V29];[.W29];[.X29];[.Y29];[.Z29];[.AA29];[.AB29];[.AC29];[.AD29];[.AE29])" office:value-type="string" office:string-value="elif lista_1[f2]==&quot;&lt;&quot; :lista_2.append(crt28)" calcext:value-type="string">
            <text:p>elif lista_1[f2]=="&lt;" :lista_2.append(crt2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=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å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9</text:p>
          </table:table-cell>
          <table:table-cell table:style-name="ce11" table:formula="of:=CONCATENATE([.F30];[.B30];[.C30];[.D30];[.E30])" office:value-type="string" office:string-value="crt29=&quot;å&quot; " calcext:value-type="string">
            <text:p>crt29="å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0]" office:value-type="string" office:string-value="=" calcext:value-type="string">
            <text:p>=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0]" office:value-type="string" office:string-value="crt29" calcext:value-type="string">
            <text:p>crt2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0];&quot; &quot;;[.J30];[.K30];[.L30];[.M30];[.N30];[.O30];[.P30];[.Q30];[.R30];[.S30];[.T30];[.U30];[.V30];[.W30];[.X30];[.Y30];[.Z30];[.AA30];[.AB30];[.AC30];[.AD30];[.AE30])" office:value-type="string" office:string-value="elif lista_1[f2]==&quot;=&quot; :lista_2.append(crt29)" calcext:value-type="string">
            <text:p>elif lista_1[f2]=="=" :lista_2.append(crt2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&gt;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↓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0</text:p>
          </table:table-cell>
          <table:table-cell table:style-name="ce11" table:formula="of:=CONCATENATE([.F31];[.B31];[.C31];[.D31];[.E31])" office:value-type="string" office:string-value="crt30=&quot;↓&quot; " calcext:value-type="string">
            <text:p>crt30="↓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1]" office:value-type="string" office:string-value="&gt;" calcext:value-type="string">
            <text:p>&gt;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1]" office:value-type="string" office:string-value="crt30" calcext:value-type="string">
            <text:p>crt3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1];&quot; &quot;;[.J31];[.K31];[.L31];[.M31];[.N31];[.O31];[.P31];[.Q31];[.R31];[.S31];[.T31];[.U31];[.V31];[.W31];[.X31];[.Y31];[.Z31];[.AA31];[.AB31];[.AC31];[.AD31];[.AE31])" office:value-type="string" office:string-value="elif lista_1[f2]==&quot;&gt;&quot; :lista_2.append(crt30)" calcext:value-type="string">
            <text:p>elif lista_1[f2]=="&gt;" :lista_2.append(crt3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•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1</text:p>
          </table:table-cell>
          <table:table-cell table:style-name="ce11" table:formula="of:=CONCATENATE([.F32];[.B32];[.C32];[.D32];[.E32])" office:value-type="string" office:string-value="crt31=&quot;•&quot; " calcext:value-type="string">
            <text:p>crt31="•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2]" office:value-type="string" office:string-value="?" calcext:value-type="string">
            <text:p>?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2]" office:value-type="string" office:string-value="crt31" calcext:value-type="string">
            <text:p>crt3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2];&quot; &quot;;[.J32];[.K32];[.L32];[.M32];[.N32];[.O32];[.P32];[.Q32];[.R32];[.S32];[.T32];[.U32];[.V32];[.W32];[.X32];[.Y32];[.Z32];[.AA32];[.AB32];[.AC32];[.AD32];[.AE32])" office:value-type="string" office:string-value="elif lista_1[f2]==&quot;?&quot; :lista_2.append(crt31)" calcext:value-type="string">
            <text:p>elif lista_1[f2]=="?" :lista_2.append(crt3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@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Ê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2</text:p>
          </table:table-cell>
          <table:table-cell table:style-name="ce11" table:formula="of:=CONCATENATE([.F33];[.B33];[.C33];[.D33];[.E33])" office:value-type="string" office:string-value="crt32=&quot;Ê&quot; " calcext:value-type="string">
            <text:p>crt32="Ê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3]" office:value-type="string" office:string-value="@" calcext:value-type="string">
            <text:p>@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3]" office:value-type="string" office:string-value="crt32" calcext:value-type="string">
            <text:p>crt3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3];&quot; &quot;;[.J33];[.K33];[.L33];[.M33];[.N33];[.O33];[.P33];[.Q33];[.R33];[.S33];[.T33];[.U33];[.V33];[.W33];[.X33];[.Y33];[.Z33];[.AA33];[.AB33];[.AC33];[.AD33];[.AE33])" office:value-type="string" office:string-value="elif lista_1[f2]==&quot;@&quot; :lista_2.append(crt32)" calcext:value-type="string">
            <text:p>elif lista_1[f2]=="@" :lista_2.append(crt3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è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3</text:p>
          </table:table-cell>
          <table:table-cell table:style-name="ce11" table:formula="of:=CONCATENATE([.F34];[.B34];[.C34];[.D34];[.E34])" office:value-type="string" office:string-value="crt33=&quot;è&quot; " calcext:value-type="string">
            <text:p>crt33="è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4]" office:value-type="string" office:string-value="A" calcext:value-type="string">
            <text:p>A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4]" office:value-type="string" office:string-value="crt33" calcext:value-type="string">
            <text:p>crt3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4];&quot; &quot;;[.J34];[.K34];[.L34];[.M34];[.N34];[.O34];[.P34];[.Q34];[.R34];[.S34];[.T34];[.U34];[.V34];[.W34];[.X34];[.Y34];[.Z34];[.AA34];[.AB34];[.AC34];[.AD34];[.AE34])" office:value-type="string" office:string-value="elif lista_1[f2]==&quot;A&quot; :lista_2.append(crt33)" calcext:value-type="string">
            <text:p>elif lista_1[f2]=="A" :lista_2.append(crt3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♥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4</text:p>
          </table:table-cell>
          <table:table-cell table:style-name="ce11" table:formula="of:=CONCATENATE([.F35];[.B35];[.C35];[.D35];[.E35])" office:value-type="string" office:string-value="crt34=&quot;♥&quot; " calcext:value-type="string">
            <text:p>crt34="♥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5]" office:value-type="string" office:string-value="B" calcext:value-type="string">
            <text:p>B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5]" office:value-type="string" office:string-value="crt34" calcext:value-type="string">
            <text:p>crt3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5];&quot; &quot;;[.J35];[.K35];[.L35];[.M35];[.N35];[.O35];[.P35];[.Q35];[.R35];[.S35];[.T35];[.U35];[.V35];[.W35];[.X35];[.Y35];[.Z35];[.AA35];[.AB35];[.AC35];[.AD35];[.AE35])" office:value-type="string" office:string-value="elif lista_1[f2]==&quot;B&quot; :lista_2.append(crt34)" calcext:value-type="string">
            <text:p>elif lista_1[f2]=="B" :lista_2.append(crt3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¿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5</text:p>
          </table:table-cell>
          <table:table-cell table:style-name="ce11" table:formula="of:=CONCATENATE([.F36];[.B36];[.C36];[.D36];[.E36])" office:value-type="string" office:string-value="crt35=&quot;¿&quot; " calcext:value-type="string">
            <text:p>crt35="¿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6]" office:value-type="string" office:string-value="C" calcext:value-type="string">
            <text:p>C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6]" office:value-type="string" office:string-value="crt35" calcext:value-type="string">
            <text:p>crt3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6];&quot; &quot;;[.J36];[.K36];[.L36];[.M36];[.N36];[.O36];[.P36];[.Q36];[.R36];[.S36];[.T36];[.U36];[.V36];[.W36];[.X36];[.Y36];[.Z36];[.AA36];[.AB36];[.AC36];[.AD36];[.AE36])" office:value-type="string" office:string-value="elif lista_1[f2]==&quot;C&quot; :lista_2.append(crt35)" calcext:value-type="string">
            <text:p>elif lista_1[f2]=="C" :lista_2.append(crt3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Å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6</text:p>
          </table:table-cell>
          <table:table-cell table:style-name="ce11" table:formula="of:=CONCATENATE([.F37];[.B37];[.C37];[.D37];[.E37])" office:value-type="string" office:string-value="crt36=&quot;Å&quot; " calcext:value-type="string">
            <text:p>crt36="Å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7]" office:value-type="string" office:string-value="D" calcext:value-type="string">
            <text:p>D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7]" office:value-type="string" office:string-value="crt36" calcext:value-type="string">
            <text:p>crt3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7];&quot; &quot;;[.J37];[.K37];[.L37];[.M37];[.N37];[.O37];[.P37];[.Q37];[.R37];[.S37];[.T37];[.U37];[.V37];[.W37];[.X37];[.Y37];[.Z37];[.AA37];[.AB37];[.AC37];[.AD37];[.AE37])" office:value-type="string" office:string-value="elif lista_1[f2]==&quot;D&quot; :lista_2.append(crt36)" calcext:value-type="string">
            <text:p>elif lista_1[f2]=="D" :lista_2.append(crt3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g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7</text:p>
          </table:table-cell>
          <table:table-cell table:style-name="ce11" table:formula="of:=CONCATENATE([.F38];[.B38];[.C38];[.D38];[.E38])" office:value-type="string" office:string-value="crt37=&quot;g&quot; " calcext:value-type="string">
            <text:p>crt37="g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8]" office:value-type="string" office:string-value="E" calcext:value-type="string">
            <text:p>E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8]" office:value-type="string" office:string-value="crt37" calcext:value-type="string">
            <text:p>crt3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8];&quot; &quot;;[.J38];[.K38];[.L38];[.M38];[.N38];[.O38];[.P38];[.Q38];[.R38];[.S38];[.T38];[.U38];[.V38];[.W38];[.X38];[.Y38];[.Z38];[.AA38];[.AB38];[.AC38];[.AD38];[.AE38])" office:value-type="string" office:string-value="elif lista_1[f2]==&quot;E&quot; :lista_2.append(crt37)" calcext:value-type="string">
            <text:p>elif lista_1[f2]=="E" :lista_2.append(crt3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┘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8</text:p>
          </table:table-cell>
          <table:table-cell table:style-name="ce11" table:formula="of:=CONCATENATE([.F39];[.B39];[.C39];[.D39];[.E39])" office:value-type="string" office:string-value="crt38=&quot;┘&quot; " calcext:value-type="string">
            <text:p>crt38="┘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9]" office:value-type="string" office:string-value="F" calcext:value-type="string">
            <text:p>F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9]" office:value-type="string" office:string-value="crt38" calcext:value-type="string">
            <text:p>crt3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9];&quot; &quot;;[.J39];[.K39];[.L39];[.M39];[.N39];[.O39];[.P39];[.Q39];[.R39];[.S39];[.T39];[.U39];[.V39];[.W39];[.X39];[.Y39];[.Z39];[.AA39];[.AB39];[.AC39];[.AD39];[.AE39])" office:value-type="string" office:string-value="elif lista_1[f2]==&quot;F&quot; :lista_2.append(crt38)" calcext:value-type="string">
            <text:p>elif lista_1[f2]=="F" :lista_2.append(crt3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G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Á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39</text:p>
          </table:table-cell>
          <table:table-cell table:style-name="ce11" table:formula="of:=CONCATENATE([.F40];[.B40];[.C40];[.D40];[.E40])" office:value-type="string" office:string-value="crt39=&quot;Á&quot; " calcext:value-type="string">
            <text:p>crt39="Á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0]" office:value-type="string" office:string-value="G" calcext:value-type="string">
            <text:p>G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0]" office:value-type="string" office:string-value="crt39" calcext:value-type="string">
            <text:p>crt3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0];&quot; &quot;;[.J40];[.K40];[.L40];[.M40];[.N40];[.O40];[.P40];[.Q40];[.R40];[.S40];[.T40];[.U40];[.V40];[.W40];[.X40];[.Y40];[.Z40];[.AA40];[.AB40];[.AC40];[.AD40];[.AE40])" office:value-type="string" office:string-value="elif lista_1[f2]==&quot;G&quot; :lista_2.append(crt39)" calcext:value-type="string">
            <text:p>elif lista_1[f2]=="G" :lista_2.append(crt3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G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0</text:p>
          </table:table-cell>
          <table:table-cell table:style-name="ce11" table:formula="of:=CONCATENATE([.F41];[.B41];[.C41];[.D41];[.E41])" office:value-type="string" office:string-value="crt40=&quot;G&quot; " calcext:value-type="string">
            <text:p>crt40="G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1]" office:value-type="string" office:string-value="H" calcext:value-type="string">
            <text:p>H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1]" office:value-type="string" office:string-value="crt40" calcext:value-type="string">
            <text:p>crt4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1];&quot; &quot;;[.J41];[.K41];[.L41];[.M41];[.N41];[.O41];[.P41];[.Q41];[.R41];[.S41];[.T41];[.U41];[.V41];[.W41];[.X41];[.Y41];[.Z41];[.AA41];[.AB41];[.AC41];[.AD41];[.AE41])" office:value-type="string" office:string-value="elif lista_1[f2]==&quot;H&quot; :lista_2.append(crt40)" calcext:value-type="string">
            <text:p>elif lista_1[f2]=="H" :lista_2.append(crt4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\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1</text:p>
          </table:table-cell>
          <table:table-cell table:style-name="ce11" table:formula="of:=CONCATENATE([.F42];[.B42];[.C42];[.D42];[.E42])" office:value-type="string" office:string-value="crt41=&quot;\&quot; " calcext:value-type="string">
            <text:p>crt41="\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2]" office:value-type="string" office:string-value="I" calcext:value-type="string">
            <text:p>I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2]" office:value-type="string" office:string-value="crt41" calcext:value-type="string">
            <text:p>crt4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2];&quot; &quot;;[.J42];[.K42];[.L42];[.M42];[.N42];[.O42];[.P42];[.Q42];[.R42];[.S42];[.T42];[.U42];[.V42];[.W42];[.X42];[.Y42];[.Z42];[.AA42];[.AB42];[.AC42];[.AD42];[.AE42])" office:value-type="string" office:string-value="elif lista_1[f2]==&quot;I&quot; :lista_2.append(crt41)" calcext:value-type="string">
            <text:p>elif lista_1[f2]=="I" :lista_2.append(crt4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J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#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2</text:p>
          </table:table-cell>
          <table:table-cell table:style-name="ce11" table:formula="of:=CONCATENATE([.F43];[.B43];[.C43];[.D43];[.E43])" office:value-type="string" office:string-value="crt42=&quot;#&quot; " calcext:value-type="string">
            <text:p>crt42="#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3]" office:value-type="string" office:string-value="J" calcext:value-type="string">
            <text:p>J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3]" office:value-type="string" office:string-value="crt42" calcext:value-type="string">
            <text:p>crt4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3];&quot; &quot;;[.J43];[.K43];[.L43];[.M43];[.N43];[.O43];[.P43];[.Q43];[.R43];[.S43];[.T43];[.U43];[.V43];[.W43];[.X43];[.Y43];[.Z43];[.AA43];[.AB43];[.AC43];[.AD43];[.AE43])" office:value-type="string" office:string-value="elif lista_1[f2]==&quot;J&quot; :lista_2.append(crt42)" calcext:value-type="string">
            <text:p>elif lista_1[f2]=="J" :lista_2.append(crt4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z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3</text:p>
          </table:table-cell>
          <table:table-cell table:style-name="ce11" table:formula="of:=CONCATENATE([.F44];[.B44];[.C44];[.D44];[.E44])" office:value-type="string" office:string-value="crt43=&quot;z&quot; " calcext:value-type="string">
            <text:p>crt43="z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4]" office:value-type="string" office:string-value="K" calcext:value-type="string">
            <text:p>K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4]" office:value-type="string" office:string-value="crt43" calcext:value-type="string">
            <text:p>crt4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4];&quot; &quot;;[.J44];[.K44];[.L44];[.M44];[.N44];[.O44];[.P44];[.Q44];[.R44];[.S44];[.T44];[.U44];[.V44];[.W44];[.X44];[.Y44];[.Z44];[.AA44];[.AB44];[.AC44];[.AD44];[.AE44])" office:value-type="string" office:string-value="elif lista_1[f2]==&quot;K&quot; :lista_2.append(crt43)" calcext:value-type="string">
            <text:p>elif lista_1[f2]=="K" :lista_2.append(crt4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L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┤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4</text:p>
          </table:table-cell>
          <table:table-cell table:style-name="ce11" table:formula="of:=CONCATENATE([.F45];[.B45];[.C45];[.D45];[.E45])" office:value-type="string" office:string-value="crt44=&quot;┤&quot; " calcext:value-type="string">
            <text:p>crt44="┤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5]" office:value-type="string" office:string-value="L" calcext:value-type="string">
            <text:p>L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5]" office:value-type="string" office:string-value="crt44" calcext:value-type="string">
            <text:p>crt4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5];&quot; &quot;;[.J45];[.K45];[.L45];[.M45];[.N45];[.O45];[.P45];[.Q45];[.R45];[.S45];[.T45];[.U45];[.V45];[.W45];[.X45];[.Y45];[.Z45];[.AA45];[.AB45];[.AC45];[.AD45];[.AE45])" office:value-type="string" office:string-value="elif lista_1[f2]==&quot;L&quot; :lista_2.append(crt44)" calcext:value-type="string">
            <text:p>elif lista_1[f2]=="L" :lista_2.append(crt4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5</text:p>
          </table:table-cell>
          <table:table-cell table:style-name="ce11" table:formula="of:=CONCATENATE([.F46];[.B46];[.C46];[.D46];[.E46])" office:value-type="string" office:string-value="crt45=&quot;♦&quot; " calcext:value-type="string">
            <text:p>crt45="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6]" office:value-type="string" office:string-value="M" calcext:value-type="string">
            <text:p>M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6]" office:value-type="string" office:string-value="crt45" calcext:value-type="string">
            <text:p>crt4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6];&quot; &quot;;[.J46];[.K46];[.L46];[.M46];[.N46];[.O46];[.P46];[.Q46];[.R46];[.S46];[.T46];[.U46];[.V46];[.W46];[.X46];[.Y46];[.Z46];[.AA46];[.AB46];[.AC46];[.AD46];[.AE46])" office:value-type="string" office:string-value="elif lista_1[f2]==&quot;M&quot; :lista_2.append(crt45)" calcext:value-type="string">
            <text:p>elif lista_1[f2]=="M" :lista_2.append(crt4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©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6</text:p>
          </table:table-cell>
          <table:table-cell table:style-name="ce11" table:formula="of:=CONCATENATE([.F47];[.B47];[.C47];[.D47];[.E47])" office:value-type="string" office:string-value="crt46=&quot;©&quot; " calcext:value-type="string">
            <text:p>crt46="©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7]" office:value-type="string" office:string-value="N" calcext:value-type="string">
            <text:p>N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7]" office:value-type="string" office:string-value="crt46" calcext:value-type="string">
            <text:p>crt4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7];&quot; &quot;;[.J47];[.K47];[.L47];[.M47];[.N47];[.O47];[.P47];[.Q47];[.R47];[.S47];[.T47];[.U47];[.V47];[.W47];[.X47];[.Y47];[.Z47];[.AA47];[.AB47];[.AC47];[.AD47];[.AE47])" office:value-type="string" office:string-value="elif lista_1[f2]==&quot;N&quot; :lista_2.append(crt46)" calcext:value-type="string">
            <text:p>elif lista_1[f2]=="N" :lista_2.append(crt4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·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7</text:p>
          </table:table-cell>
          <table:table-cell table:style-name="ce11" table:formula="of:=CONCATENATE([.F48];[.B48];[.C48];[.D48];[.E48])" office:value-type="string" office:string-value="crt47=&quot;·&quot; " calcext:value-type="string">
            <text:p>crt47="·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8]" office:value-type="string" office:string-value="O" calcext:value-type="string">
            <text:p>O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8]" office:value-type="string" office:string-value="crt47" calcext:value-type="string">
            <text:p>crt4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8];&quot; &quot;;[.J48];[.K48];[.L48];[.M48];[.N48];[.O48];[.P48];[.Q48];[.R48];[.S48];[.T48];[.U48];[.V48];[.W48];[.X48];[.Y48];[.Z48];[.AA48];[.AB48];[.AC48];[.AD48];[.AE48])" office:value-type="string" office:string-value="elif lista_1[f2]==&quot;O&quot; :lista_2.append(crt47)" calcext:value-type="string">
            <text:p>elif lista_1[f2]=="O" :lista_2.append(crt4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░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8</text:p>
          </table:table-cell>
          <table:table-cell table:style-name="ce11" table:formula="of:=CONCATENATE([.F49];[.B49];[.C49];[.D49];[.E49])" office:value-type="string" office:string-value="crt48=&quot;░&quot; " calcext:value-type="string">
            <text:p>crt48="░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9]" office:value-type="string" office:string-value="P" calcext:value-type="string">
            <text:p>P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9]" office:value-type="string" office:string-value="crt48" calcext:value-type="string">
            <text:p>crt4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9];&quot; &quot;;[.J49];[.K49];[.L49];[.M49];[.N49];[.O49];[.P49];[.Q49];[.R49];[.S49];[.T49];[.U49];[.V49];[.W49];[.X49];[.Y49];[.Z49];[.AA49];[.AB49];[.AC49];[.AD49];[.AE49])" office:value-type="string" office:string-value="elif lista_1[f2]==&quot;P&quot; :lista_2.append(crt48)" calcext:value-type="string">
            <text:p>elif lista_1[f2]=="P" :lista_2.append(crt4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Q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t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49</text:p>
          </table:table-cell>
          <table:table-cell table:style-name="ce11" table:formula="of:=CONCATENATE([.F50];[.B50];[.C50];[.D50];[.E50])" office:value-type="string" office:string-value="crt49=&quot;t&quot; " calcext:value-type="string">
            <text:p>crt49="t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0]" office:value-type="string" office:string-value="Q" calcext:value-type="string">
            <text:p>Q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0]" office:value-type="string" office:string-value="crt49" calcext:value-type="string">
            <text:p>crt4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0];&quot; &quot;;[.J50];[.K50];[.L50];[.M50];[.N50];[.O50];[.P50];[.Q50];[.R50];[.S50];[.T50];[.U50];[.V50];[.W50];[.X50];[.Y50];[.Z50];[.AA50];[.AB50];[.AC50];[.AD50];[.AE50])" office:value-type="string" office:string-value="elif lista_1[f2]==&quot;Q&quot; :lista_2.append(crt49)" calcext:value-type="string">
            <text:p>elif lista_1[f2]=="Q" :lista_2.append(crt4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H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0</text:p>
          </table:table-cell>
          <table:table-cell table:style-name="ce11" table:formula="of:=CONCATENATE([.F51];[.B51];[.C51];[.D51];[.E51])" office:value-type="string" office:string-value="crt50=&quot;H&quot; " calcext:value-type="string">
            <text:p>crt50="H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1]" office:value-type="string" office:string-value="R" calcext:value-type="string">
            <text:p>R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1]" office:value-type="string" office:string-value="crt50" calcext:value-type="string">
            <text:p>crt5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1];&quot; &quot;;[.J51];[.K51];[.L51];[.M51];[.N51];[.O51];[.P51];[.Q51];[.R51];[.S51];[.T51];[.U51];[.V51];[.W51];[.X51];[.Y51];[.Z51];[.AA51];[.AB51];[.AC51];[.AD51];[.AE51])" office:value-type="string" office:string-value="elif lista_1[f2]==&quot;R&quot; :lista_2.append(crt50)" calcext:value-type="string">
            <text:p>elif lista_1[f2]=="R" :lista_2.append(crt5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╚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1</text:p>
          </table:table-cell>
          <table:table-cell table:style-name="ce11" table:formula="of:=CONCATENATE([.F52];[.B52];[.C52];[.D52];[.E52])" office:value-type="string" office:string-value="crt51=&quot;╚&quot; " calcext:value-type="string">
            <text:p>crt51="╚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2]" office:value-type="string" office:string-value="S" calcext:value-type="string">
            <text:p>S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2]" office:value-type="string" office:string-value="crt51" calcext:value-type="string">
            <text:p>crt5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2];&quot; &quot;;[.J52];[.K52];[.L52];[.M52];[.N52];[.O52];[.P52];[.Q52];[.R52];[.S52];[.T52];[.U52];[.V52];[.W52];[.X52];[.Y52];[.Z52];[.AA52];[.AB52];[.AC52];[.AD52];[.AE52])" office:value-type="string" office:string-value="elif lista_1[f2]==&quot;S&quot; :lista_2.append(crt51)" calcext:value-type="string">
            <text:p>elif lista_1[f2]=="S" :lista_2.append(crt5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T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2</text:p>
          </table:table-cell>
          <table:table-cell table:style-name="ce11" table:formula="of:=CONCATENATE([.F53];[.B53];[.C53];[.D53];[.E53])" office:value-type="string" office:string-value="crt52=&quot;☼&quot; " calcext:value-type="string">
            <text:p>crt52="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3]" office:value-type="string" office:string-value="T" calcext:value-type="string">
            <text:p>T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3]" office:value-type="string" office:string-value="crt52" calcext:value-type="string">
            <text:p>crt5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3];&quot; &quot;;[.J53];[.K53];[.L53];[.M53];[.N53];[.O53];[.P53];[.Q53];[.R53];[.S53];[.T53];[.U53];[.V53];[.W53];[.X53];[.Y53];[.Z53];[.AA53];[.AB53];[.AC53];[.AD53];[.AE53])" office:value-type="string" office:string-value="elif lista_1[f2]==&quot;T&quot; :lista_2.append(crt52)" calcext:value-type="string">
            <text:p>elif lista_1[f2]=="T" :lista_2.append(crt5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V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3</text:p>
          </table:table-cell>
          <table:table-cell table:style-name="ce11" table:formula="of:=CONCATENATE([.F54];[.B54];[.C54];[.D54];[.E54])" office:value-type="string" office:string-value="crt53=&quot;V&quot; " calcext:value-type="string">
            <text:p>crt53="V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4]" office:value-type="string" office:string-value="U" calcext:value-type="string">
            <text:p>U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4]" office:value-type="string" office:string-value="crt53" calcext:value-type="string">
            <text:p>crt5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4];&quot; &quot;;[.J54];[.K54];[.L54];[.M54];[.N54];[.O54];[.P54];[.Q54];[.R54];[.S54];[.T54];[.U54];[.V54];[.W54];[.X54];[.Y54];[.Z54];[.AA54];[.AB54];[.AC54];[.AD54];[.AE54])" office:value-type="string" office:string-value="elif lista_1[f2]==&quot;U&quot; :lista_2.append(crt53)" calcext:value-type="string">
            <text:p>elif lista_1[f2]=="U" :lista_2.append(crt5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Q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4</text:p>
          </table:table-cell>
          <table:table-cell table:style-name="ce11" table:formula="of:=CONCATENATE([.F55];[.B55];[.C55];[.D55];[.E55])" office:value-type="string" office:string-value="crt54=&quot;Q&quot; " calcext:value-type="string">
            <text:p>crt54="Q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5]" office:value-type="string" office:string-value="V" calcext:value-type="string">
            <text:p>V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5]" office:value-type="string" office:string-value="crt54" calcext:value-type="string">
            <text:p>crt5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5];&quot; &quot;;[.J55];[.K55];[.L55];[.M55];[.N55];[.O55];[.P55];[.Q55];[.R55];[.S55];[.T55];[.U55];[.V55];[.W55];[.X55];[.Y55];[.Z55];[.AA55];[.AB55];[.AC55];[.AD55];[.AE55])" office:value-type="string" office:string-value="elif lista_1[f2]==&quot;V&quot; :lista_2.append(crt54)" calcext:value-type="string">
            <text:p>elif lista_1[f2]=="V" :lista_2.append(crt5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W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_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5</text:p>
          </table:table-cell>
          <table:table-cell table:style-name="ce11" table:formula="of:=CONCATENATE([.F56];[.B56];[.C56];[.D56];[.E56])" office:value-type="string" office:string-value="crt55=&quot;_&quot; " calcext:value-type="string">
            <text:p>crt55="_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6]" office:value-type="string" office:string-value="W" calcext:value-type="string">
            <text:p>W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6]" office:value-type="string" office:string-value="crt55" calcext:value-type="string">
            <text:p>crt5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6];&quot; &quot;;[.J56];[.K56];[.L56];[.M56];[.N56];[.O56];[.P56];[.Q56];[.R56];[.S56];[.T56];[.U56];[.V56];[.W56];[.X56];[.Y56];[.Z56];[.AA56];[.AB56];[.AC56];[.AD56];[.AE56])" office:value-type="string" office:string-value="elif lista_1[f2]==&quot;W&quot; :lista_2.append(crt55)" calcext:value-type="string">
            <text:p>elif lista_1[f2]=="W" :lista_2.append(crt5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ï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6</text:p>
          </table:table-cell>
          <table:table-cell table:style-name="ce11" table:formula="of:=CONCATENATE([.F57];[.B57];[.C57];[.D57];[.E57])" office:value-type="string" office:string-value="crt56=&quot;ï&quot; " calcext:value-type="string">
            <text:p>crt56="ï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7]" office:value-type="string" office:string-value="X" calcext:value-type="string">
            <text:p>X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7]" office:value-type="string" office:string-value="crt56" calcext:value-type="string">
            <text:p>crt5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7];&quot; &quot;;[.J57];[.K57];[.L57];[.M57];[.N57];[.O57];[.P57];[.Q57];[.R57];[.S57];[.T57];[.U57];[.V57];[.W57];[.X57];[.Y57];[.Z57];[.AA57];[.AB57];[.AC57];[.AD57];[.AE57])" office:value-type="string" office:string-value="elif lista_1[f2]==&quot;X&quot; :lista_2.append(crt56)" calcext:value-type="string">
            <text:p>elif lista_1[f2]=="X" :lista_2.append(crt5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²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7</text:p>
          </table:table-cell>
          <table:table-cell table:style-name="ce11" table:formula="of:=CONCATENATE([.F58];[.B58];[.C58];[.D58];[.E58])" office:value-type="string" office:string-value="crt57=&quot;²&quot; " calcext:value-type="string">
            <text:p>crt57="²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8]" office:value-type="string" office:string-value="Y" calcext:value-type="string">
            <text:p>Y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8]" office:value-type="string" office:string-value="crt57" calcext:value-type="string">
            <text:p>crt5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8];&quot; &quot;;[.J58];[.K58];[.L58];[.M58];[.N58];[.O58];[.P58];[.Q58];[.R58];[.S58];[.T58];[.U58];[.V58];[.W58];[.X58];[.Y58];[.Z58];[.AA58];[.AB58];[.AC58];[.AD58];[.AE58])" office:value-type="string" office:string-value="elif lista_1[f2]==&quot;Y&quot; :lista_2.append(crt57)" calcext:value-type="string">
            <text:p>elif lista_1[f2]=="Y" :lista_2.append(crt5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Z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8</text:p>
          </table:table-cell>
          <table:table-cell table:style-name="ce11" table:formula="of:=CONCATENATE([.F59];[.B59];[.C59];[.D59];[.E59])" office:value-type="string" office:string-value="crt58=&quot;2&quot; " calcext:value-type="string">
            <text:p>crt58="2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9]" office:value-type="string" office:string-value="Z" calcext:value-type="string">
            <text:p>Z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9]" office:value-type="string" office:string-value="crt58" calcext:value-type="string">
            <text:p>crt5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9];&quot; &quot;;[.J59];[.K59];[.L59];[.M59];[.N59];[.O59];[.P59];[.Q59];[.R59];[.S59];[.T59];[.U59];[.V59];[.W59];[.X59];[.Y59];[.Z59];[.AA59];[.AB59];[.AC59];[.AD59];[.AE59])" office:value-type="string" office:string-value="elif lista_1[f2]==&quot;Z&quot; :lista_2.append(crt58)" calcext:value-type="string">
            <text:p>elif lista_1[f2]=="Z" :lista_2.append(crt5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[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D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59</text:p>
          </table:table-cell>
          <table:table-cell table:style-name="ce11" table:formula="of:=CONCATENATE([.F60];[.B60];[.C60];[.D60];[.E60])" office:value-type="string" office:string-value="crt59=&quot;D&quot; " calcext:value-type="string">
            <text:p>crt59="D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0]" office:value-type="string" office:string-value="[" calcext:value-type="string">
            <text:p>[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0]" office:value-type="string" office:string-value="crt59" calcext:value-type="string">
            <text:p>crt5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0];&quot; &quot;;[.J60];[.K60];[.L60];[.M60];[.N60];[.O60];[.P60];[.Q60];[.R60];[.S60];[.T60];[.U60];[.V60];[.W60];[.X60];[.Y60];[.Z60];[.AA60];[.AB60];[.AC60];[.AD60];[.AE60])" office:value-type="string" office:string-value="elif lista_1[f2]==&quot;[&quot; :lista_2.append(crt59)" calcext:value-type="string">
            <text:p>elif lista_1[f2]=="[" :lista_2.append(crt5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\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â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0</text:p>
          </table:table-cell>
          <table:table-cell table:style-name="ce11" table:formula="of:=CONCATENATE([.F61];[.B61];[.C61];[.D61];[.E61])" office:value-type="string" office:string-value="crt60=&quot;â&quot; " calcext:value-type="string">
            <text:p>crt60="â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1]" office:value-type="string" office:string-value="\" calcext:value-type="string">
            <text:p>\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1]" office:value-type="string" office:string-value="crt60" calcext:value-type="string">
            <text:p>crt6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1];&quot; &quot;;[.J61];[.K61];[.L61];[.M61];[.N61];[.O61];[.P61];[.Q61];[.R61];[.S61];[.T61];[.U61];[.V61];[.W61];[.X61];[.Y61];[.Z61];[.AA61];[.AB61];[.AC61];[.AD61];[.AE61])" office:value-type="string" office:string-value="elif lista_1[f2]==&quot;\&quot; :lista_2.append(crt60)" calcext:value-type="string">
            <text:p>elif lista_1[f2]=="\" :lista_2.append(crt6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]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↑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1</text:p>
          </table:table-cell>
          <table:table-cell table:style-name="ce11" table:formula="of:=CONCATENATE([.F62];[.B62];[.C62];[.D62];[.E62])" office:value-type="string" office:string-value="crt61=&quot;↑&quot; " calcext:value-type="string">
            <text:p>crt61="↑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2]" office:value-type="string" office:string-value="]" calcext:value-type="string">
            <text:p>]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2]" office:value-type="string" office:string-value="crt61" calcext:value-type="string">
            <text:p>crt6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2];&quot; &quot;;[.J62];[.K62];[.L62];[.M62];[.N62];[.O62];[.P62];[.Q62];[.R62];[.S62];[.T62];[.U62];[.V62];[.W62];[.X62];[.Y62];[.Z62];[.AA62];[.AB62];[.AC62];[.AD62];[.AE62])" office:value-type="string" office:string-value="elif lista_1[f2]==&quot;]&quot; :lista_2.append(crt61)" calcext:value-type="string">
            <text:p>elif lista_1[f2]=="]" :lista_2.append(crt6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^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2</text:p>
          </table:table-cell>
          <table:table-cell table:style-name="ce11" table:formula="of:=CONCATENATE([.F63];[.B63];[.C63];[.D63];[.E63])" office:value-type="string" office:string-value="crt62=&quot;Ì&quot; " calcext:value-type="string">
            <text:p>crt62="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3]" office:value-type="string" office:string-value="^" calcext:value-type="string">
            <text:p>^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3]" office:value-type="string" office:string-value="crt62" calcext:value-type="string">
            <text:p>crt6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3];&quot; &quot;;[.J63];[.K63];[.L63];[.M63];[.N63];[.O63];[.P63];[.Q63];[.R63];[.S63];[.T63];[.U63];[.V63];[.W63];[.X63];[.Y63];[.Z63];[.AA63];[.AB63];[.AC63];[.AD63];[.AE63])" office:value-type="string" office:string-value="elif lista_1[f2]==&quot;^&quot; :lista_2.append(crt62)" calcext:value-type="string">
            <text:p>elif lista_1[f2]=="^" :lista_2.append(crt6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_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Ý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3</text:p>
          </table:table-cell>
          <table:table-cell table:style-name="ce11" table:formula="of:=CONCATENATE([.F64];[.B64];[.C64];[.D64];[.E64])" office:value-type="string" office:string-value="crt63=&quot;Ý&quot; " calcext:value-type="string">
            <text:p>crt63="Ý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4]" office:value-type="string" office:string-value="_" calcext:value-type="string">
            <text:p>_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4]" office:value-type="string" office:string-value="crt63" calcext:value-type="string">
            <text:p>crt6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4];&quot; &quot;;[.J64];[.K64];[.L64];[.M64];[.N64];[.O64];[.P64];[.Q64];[.R64];[.S64];[.T64];[.U64];[.V64];[.W64];[.X64];[.Y64];[.Z64];[.AA64];[.AB64];[.AC64];[.AD64];[.AE64])" office:value-type="string" office:string-value="elif lista_1[f2]==&quot;_&quot; :lista_2.append(crt63)" calcext:value-type="string">
            <text:p>elif lista_1[f2]=="_" :lista_2.append(crt6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`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¾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4</text:p>
          </table:table-cell>
          <table:table-cell table:style-name="ce11" table:formula="of:=CONCATENATE([.F65];[.B65];[.C65];[.D65];[.E65])" office:value-type="string" office:string-value="crt64=&quot;¾&quot; " calcext:value-type="string">
            <text:p>crt64="¾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5]" office:value-type="string" office:string-value="`" calcext:value-type="string">
            <text:p>`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5]" office:value-type="string" office:string-value="crt64" calcext:value-type="string">
            <text:p>crt6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5];&quot; &quot;;[.J65];[.K65];[.L65];[.M65];[.N65];[.O65];[.P65];[.Q65];[.R65];[.S65];[.T65];[.U65];[.V65];[.W65];[.X65];[.Y65];[.Z65];[.AA65];[.AB65];[.AC65];[.AD65];[.AE65])" office:value-type="string" office:string-value="elif lista_1[f2]==&quot;`&quot; :lista_2.append(crt64)" calcext:value-type="string">
            <text:p>elif lista_1[f2]=="`" :lista_2.append(crt6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═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5</text:p>
          </table:table-cell>
          <table:table-cell table:style-name="ce11" table:formula="of:=CONCATENATE([.F66];[.B66];[.C66];[.D66];[.E66])" office:value-type="string" office:string-value="crt65=&quot;═&quot; " calcext:value-type="string">
            <text:p>crt65="═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6]" office:value-type="string" office:string-value="a" calcext:value-type="string">
            <text:p>a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6]" office:value-type="string" office:string-value="crt65" calcext:value-type="string">
            <text:p>crt6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6];&quot; &quot;;[.J66];[.K66];[.L66];[.M66];[.N66];[.O66];[.P66];[.Q66];[.R66];[.S66];[.T66];[.U66];[.V66];[.W66];[.X66];[.Y66];[.Z66];[.AA66];[.AB66];[.AC66];[.AD66];[.AE66])" office:value-type="string" office:string-value="elif lista_1[f2]==&quot;a&quot; :lista_2.append(crt65)" calcext:value-type="string">
            <text:p>elif lista_1[f2]=="a" :lista_2.append(crt6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i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6</text:p>
          </table:table-cell>
          <table:table-cell table:style-name="ce11" table:formula="of:=CONCATENATE([.F67];[.B67];[.C67];[.D67];[.E67])" office:value-type="string" office:string-value="crt66=&quot;i&quot; " calcext:value-type="string">
            <text:p>crt66="i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7]" office:value-type="string" office:string-value="b" calcext:value-type="string">
            <text:p>b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7]" office:value-type="string" office:string-value="crt66" calcext:value-type="string">
            <text:p>crt6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7];&quot; &quot;;[.J67];[.K67];[.L67];[.M67];[.N67];[.O67];[.P67];[.Q67];[.R67];[.S67];[.T67];[.U67];[.V67];[.W67];[.X67];[.Y67];[.Z67];[.AA67];[.AB67];[.AC67];[.AD67];[.AE67])" office:value-type="string" office:string-value="elif lista_1[f2]==&quot;b&quot; :lista_2.append(crt66)" calcext:value-type="string">
            <text:p>elif lista_1[f2]=="b" :lista_2.append(crt6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♫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7</text:p>
          </table:table-cell>
          <table:table-cell table:style-name="ce11" table:formula="of:=CONCATENATE([.F68];[.B68];[.C68];[.D68];[.E68])" office:value-type="string" office:string-value="crt67=&quot;♫&quot; " calcext:value-type="string">
            <text:p>crt67="♫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8]" office:value-type="string" office:string-value="c" calcext:value-type="string">
            <text:p>c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8]" office:value-type="string" office:string-value="crt67" calcext:value-type="string">
            <text:p>crt6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8];&quot; &quot;;[.J68];[.K68];[.L68];[.M68];[.N68];[.O68];[.P68];[.Q68];[.R68];[.S68];[.T68];[.U68];[.V68];[.W68];[.X68];[.Y68];[.Z68];[.AA68];[.AB68];[.AC68];[.AD68];[.AE68])" office:value-type="string" office:string-value="elif lista_1[f2]==&quot;c&quot; :lista_2.append(crt67)" calcext:value-type="string">
            <text:p>elif lista_1[f2]=="c" :lista_2.append(crt6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♂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8</text:p>
          </table:table-cell>
          <table:table-cell table:style-name="ce11" table:formula="of:=CONCATENATE([.F69];[.B69];[.C69];[.D69];[.E69])" office:value-type="string" office:string-value="crt68=&quot;♂&quot; " calcext:value-type="string">
            <text:p>crt68="♂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9]" office:value-type="string" office:string-value="d" calcext:value-type="string">
            <text:p>d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9]" office:value-type="string" office:string-value="crt68" calcext:value-type="string">
            <text:p>crt6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9];&quot; &quot;;[.J69];[.K69];[.L69];[.M69];[.N69];[.O69];[.P69];[.Q69];[.R69];[.S69];[.T69];[.U69];[.V69];[.W69];[.X69];[.Y69];[.Z69];[.AA69];[.AB69];[.AC69];[.AD69];[.AE69])" office:value-type="string" office:string-value="elif lista_1[f2]==&quot;d&quot; :lista_2.append(crt68)" calcext:value-type="string">
            <text:p>elif lista_1[f2]=="d" :lista_2.append(crt6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69</text:p>
          </table:table-cell>
          <table:table-cell table:style-name="ce11" table:formula="of:=CONCATENATE([.F70];[.B70];[.C70];[.D70];[.E70])" office:value-type="string" office:string-value="crt69=&quot;ç&quot; " calcext:value-type="string">
            <text:p>crt69="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0]" office:value-type="string" office:string-value="e" calcext:value-type="string">
            <text:p>e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0]" office:value-type="string" office:string-value="crt69" calcext:value-type="string">
            <text:p>crt6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0];&quot; &quot;;[.J70];[.K70];[.L70];[.M70];[.N70];[.O70];[.P70];[.Q70];[.R70];[.S70];[.T70];[.U70];[.V70];[.W70];[.X70];[.Y70];[.Z70];[.AA70];[.AB70];[.AC70];[.AD70];[.AE70])" office:value-type="string" office:string-value="elif lista_1[f2]==&quot;e&quot; :lista_2.append(crt69)" calcext:value-type="string">
            <text:p>elif lista_1[f2]=="e" :lista_2.append(crt6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¸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0</text:p>
          </table:table-cell>
          <table:table-cell table:style-name="ce11" table:formula="of:=CONCATENATE([.F71];[.B71];[.C71];[.D71];[.E71])" office:value-type="string" office:string-value="crt70=&quot;¸&quot; " calcext:value-type="string">
            <text:p>crt70="¸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1]" office:value-type="string" office:string-value="f" calcext:value-type="string">
            <text:p>f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1]" office:value-type="string" office:string-value="crt70" calcext:value-type="string">
            <text:p>crt7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1];&quot; &quot;;[.J71];[.K71];[.L71];[.M71];[.N71];[.O71];[.P71];[.Q71];[.R71];[.S71];[.T71];[.U71];[.V71];[.W71];[.X71];[.Y71];[.Z71];[.AA71];[.AB71];[.AC71];[.AD71];[.AE71])" office:value-type="string" office:string-value="elif lista_1[f2]==&quot;f&quot; :lista_2.append(crt70)" calcext:value-type="string">
            <text:p>elif lista_1[f2]=="f" :lista_2.append(crt7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g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Ò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1</text:p>
          </table:table-cell>
          <table:table-cell table:style-name="ce11" table:formula="of:=CONCATENATE([.F72];[.B72];[.C72];[.D72];[.E72])" office:value-type="string" office:string-value="crt71=&quot;Ò&quot; " calcext:value-type="string">
            <text:p>crt71="Ò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2]" office:value-type="string" office:string-value="g" calcext:value-type="string">
            <text:p>g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2]" office:value-type="string" office:string-value="crt71" calcext:value-type="string">
            <text:p>crt7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2];&quot; &quot;;[.J72];[.K72];[.L72];[.M72];[.N72];[.O72];[.P72];[.Q72];[.R72];[.S72];[.T72];[.U72];[.V72];[.W72];[.X72];[.Y72];[.Z72];[.AA72];[.AB72];[.AC72];[.AD72];[.AE72])" office:value-type="string" office:string-value="elif lista_1[f2]==&quot;g&quot; :lista_2.append(crt71)" calcext:value-type="string">
            <text:p>elif lista_1[f2]=="g" :lista_2.append(crt7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K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2</text:p>
          </table:table-cell>
          <table:table-cell table:style-name="ce11" table:formula="of:=CONCATENATE([.F73];[.B73];[.C73];[.D73];[.E73])" office:value-type="string" office:string-value="crt72=&quot;K&quot; " calcext:value-type="string">
            <text:p>crt72="K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3]" office:value-type="string" office:string-value="h" calcext:value-type="string">
            <text:p>h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3]" office:value-type="string" office:string-value="crt72" calcext:value-type="string">
            <text:p>crt7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3];&quot; &quot;;[.J73];[.K73];[.L73];[.M73];[.N73];[.O73];[.P73];[.Q73];[.R73];[.S73];[.T73];[.U73];[.V73];[.W73];[.X73];[.Y73];[.Z73];[.AA73];[.AB73];[.AC73];[.AD73];[.AE73])" office:value-type="string" office:string-value="elif lista_1[f2]==&quot;h&quot; :lista_2.append(crt72)" calcext:value-type="string">
            <text:p>elif lista_1[f2]=="h" :lista_2.append(crt7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╩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3</text:p>
          </table:table-cell>
          <table:table-cell table:style-name="ce11" table:formula="of:=CONCATENATE([.F74];[.B74];[.C74];[.D74];[.E74])" office:value-type="string" office:string-value="crt73=&quot;╩&quot; " calcext:value-type="string">
            <text:p>crt73="╩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4]" office:value-type="string" office:string-value="i" calcext:value-type="string">
            <text:p>i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4]" office:value-type="string" office:string-value="crt73" calcext:value-type="string">
            <text:p>crt7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4];&quot; &quot;;[.J74];[.K74];[.L74];[.M74];[.N74];[.O74];[.P74];[.Q74];[.R74];[.S74];[.T74];[.U74];[.V74];[.W74];[.X74];[.Y74];[.Z74];[.AA74];[.AB74];[.AC74];[.AD74];[.AE74])" office:value-type="string" office:string-value="elif lista_1[f2]==&quot;i&quot; :lista_2.append(crt73)" calcext:value-type="string">
            <text:p>elif lista_1[f2]=="i" :lista_2.append(crt7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j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4</text:p>
          </table:table-cell>
          <table:table-cell table:style-name="ce11" table:formula="of:=CONCATENATE([.F75];[.B75];[.C75];[.D75];[.E75])" office:value-type="string" office:string-value="crt74=&quot;5&quot; " calcext:value-type="string">
            <text:p>crt74="5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5]" office:value-type="string" office:string-value="j" calcext:value-type="string">
            <text:p>j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5]" office:value-type="string" office:string-value="crt74" calcext:value-type="string">
            <text:p>crt7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5];&quot; &quot;;[.J75];[.K75];[.L75];[.M75];[.N75];[.O75];[.P75];[.Q75];[.R75];[.S75];[.T75];[.U75];[.V75];[.W75];[.X75];[.Y75];[.Z75];[.AA75];[.AB75];[.AC75];[.AD75];[.AE75])" office:value-type="string" office:string-value="elif lista_1[f2]==&quot;j&quot; :lista_2.append(crt74)" calcext:value-type="string">
            <text:p>elif lista_1[f2]=="j" :lista_2.append(crt7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J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5</text:p>
          </table:table-cell>
          <table:table-cell table:style-name="ce11" table:formula="of:=CONCATENATE([.F76];[.B76];[.C76];[.D76];[.E76])" office:value-type="string" office:string-value="crt75=&quot;J&quot; " calcext:value-type="string">
            <text:p>crt75="J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6]" office:value-type="string" office:string-value="k" calcext:value-type="string">
            <text:p>k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6]" office:value-type="string" office:string-value="crt75" calcext:value-type="string">
            <text:p>crt7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6];&quot; &quot;;[.J76];[.K76];[.L76];[.M76];[.N76];[.O76];[.P76];[.Q76];[.R76];[.S76];[.T76];[.U76];[.V76];[.W76];[.X76];[.Y76];[.Z76];[.AA76];[.AB76];[.AC76];[.AD76];[.AE76])" office:value-type="string" office:string-value="elif lista_1[f2]==&quot;k&quot; :lista_2.append(crt75)" calcext:value-type="string">
            <text:p>elif lista_1[f2]=="k" :lista_2.append(crt7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l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→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6</text:p>
          </table:table-cell>
          <table:table-cell table:style-name="ce11" table:formula="of:=CONCATENATE([.F77];[.B77];[.C77];[.D77];[.E77])" office:value-type="string" office:string-value="crt76=&quot;→&quot; " calcext:value-type="string">
            <text:p>crt76="→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7]" office:value-type="string" office:string-value="l" calcext:value-type="string">
            <text:p>l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7]" office:value-type="string" office:string-value="crt76" calcext:value-type="string">
            <text:p>crt7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7];&quot; &quot;;[.J77];[.K77];[.L77];[.M77];[.N77];[.O77];[.P77];[.Q77];[.R77];[.S77];[.T77];[.U77];[.V77];[.W77];[.X77];[.Y77];[.Z77];[.AA77];[.AB77];[.AC77];[.AD77];[.AE77])" office:value-type="string" office:string-value="elif lista_1[f2]==&quot;l&quot; :lista_2.append(crt76)" calcext:value-type="string">
            <text:p>elif lista_1[f2]=="l" :lista_2.append(crt7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m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Z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7</text:p>
          </table:table-cell>
          <table:table-cell table:style-name="ce11" table:formula="of:=CONCATENATE([.F78];[.B78];[.C78];[.D78];[.E78])" office:value-type="string" office:string-value="crt77=&quot;Z&quot; " calcext:value-type="string">
            <text:p>crt77="Z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8]" office:value-type="string" office:string-value="m" calcext:value-type="string">
            <text:p>m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8]" office:value-type="string" office:string-value="crt77" calcext:value-type="string">
            <text:p>crt7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8];&quot; &quot;;[.J78];[.K78];[.L78];[.M78];[.N78];[.O78];[.P78];[.Q78];[.R78];[.S78];[.T78];[.U78];[.V78];[.W78];[.X78];[.Y78];[.Z78];[.AA78];[.AB78];[.AC78];[.AD78];[.AE78])" office:value-type="string" office:string-value="elif lista_1[f2]==&quot;m&quot; :lista_2.append(crt77)" calcext:value-type="string">
            <text:p>elif lista_1[f2]=="m" :lista_2.append(crt7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`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8</text:p>
          </table:table-cell>
          <table:table-cell table:style-name="ce11" table:formula="of:=CONCATENATE([.F79];[.B79];[.C79];[.D79];[.E79])" office:value-type="string" office:string-value="crt78=&quot;`&quot; " calcext:value-type="string">
            <text:p>crt78="`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9]" office:value-type="string" office:string-value="n" calcext:value-type="string">
            <text:p>n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9]" office:value-type="string" office:string-value="crt78" calcext:value-type="string">
            <text:p>crt7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9];&quot; &quot;;[.J79];[.K79];[.L79];[.M79];[.N79];[.O79];[.P79];[.Q79];[.R79];[.S79];[.T79];[.U79];[.V79];[.W79];[.X79];[.Y79];[.Z79];[.AA79];[.AB79];[.AC79];[.AD79];[.AE79])" office:value-type="string" office:string-value="elif lista_1[f2]==&quot;n&quot; :lista_2.append(crt78)" calcext:value-type="string">
            <text:p>elif lista_1[f2]=="n" :lista_2.append(crt7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█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79</text:p>
          </table:table-cell>
          <table:table-cell table:style-name="ce11" table:formula="of:=CONCATENATE([.F80];[.B80];[.C80];[.D80];[.E80])" office:value-type="string" office:string-value="crt79=&quot;█&quot; " calcext:value-type="string">
            <text:p>crt79="█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0]" office:value-type="string" office:string-value="o" calcext:value-type="string">
            <text:p>o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0]" office:value-type="string" office:string-value="crt79" calcext:value-type="string">
            <text:p>crt7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0];&quot; &quot;;[.J80];[.K80];[.L80];[.M80];[.N80];[.O80];[.P80];[.Q80];[.R80];[.S80];[.T80];[.U80];[.V80];[.W80];[.X80];[.Y80];[.Z80];[.AA80];[.AB80];[.AC80];[.AD80];[.AE80])" office:value-type="string" office:string-value="elif lista_1[f2]==&quot;o&quot; :lista_2.append(crt79)" calcext:value-type="string">
            <text:p>elif lista_1[f2]=="o" :lista_2.append(crt7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─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0</text:p>
          </table:table-cell>
          <table:table-cell table:style-name="ce11" table:formula="of:=CONCATENATE([.F81];[.B81];[.C81];[.D81];[.E81])" office:value-type="string" office:string-value="crt80=&quot;─&quot; " calcext:value-type="string">
            <text:p>crt80="─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1]" office:value-type="string" office:string-value="p" calcext:value-type="string">
            <text:p>p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1]" office:value-type="string" office:string-value="crt80" calcext:value-type="string">
            <text:p>crt8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1];&quot; &quot;;[.J81];[.K81];[.L81];[.M81];[.N81];[.O81];[.P81];[.Q81];[.R81];[.S81];[.T81];[.U81];[.V81];[.W81];[.X81];[.Y81];[.Z81];[.AA81];[.AB81];[.AC81];[.AD81];[.AE81])" office:value-type="string" office:string-value="elif lista_1[f2]==&quot;p&quot; :lista_2.append(crt80)" calcext:value-type="string">
            <text:p>elif lista_1[f2]=="p" :lista_2.append(crt8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q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ÿ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1</text:p>
          </table:table-cell>
          <table:table-cell table:style-name="ce11" table:formula="of:=CONCATENATE([.F82];[.B82];[.C82];[.D82];[.E82])" office:value-type="string" office:string-value="crt81=&quot;ÿ&quot; " calcext:value-type="string">
            <text:p>crt81="ÿ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2]" office:value-type="string" office:string-value="q" calcext:value-type="string">
            <text:p>q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2]" office:value-type="string" office:string-value="crt81" calcext:value-type="string">
            <text:p>crt8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2];&quot; &quot;;[.J82];[.K82];[.L82];[.M82];[.N82];[.O82];[.P82];[.Q82];[.R82];[.S82];[.T82];[.U82];[.V82];[.W82];[.X82];[.Y82];[.Z82];[.AA82];[.AB82];[.AC82];[.AD82];[.AE82])" office:value-type="string" office:string-value="elif lista_1[f2]==&quot;q&quot; :lista_2.append(crt81)" calcext:value-type="string">
            <text:p>elif lista_1[f2]=="q" :lista_2.append(crt8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←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2</text:p>
          </table:table-cell>
          <table:table-cell table:style-name="ce11" table:formula="of:=CONCATENATE([.F83];[.B83];[.C83];[.D83];[.E83])" office:value-type="string" office:string-value="crt82=&quot;←&quot; " calcext:value-type="string">
            <text:p>crt82="←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3]" office:value-type="string" office:string-value="r" calcext:value-type="string">
            <text:p>r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3]" office:value-type="string" office:string-value="crt82" calcext:value-type="string">
            <text:p>crt8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3];&quot; &quot;;[.J83];[.K83];[.L83];[.M83];[.N83];[.O83];[.P83];[.Q83];[.R83];[.S83];[.T83];[.U83];[.V83];[.W83];[.X83];[.Y83];[.Z83];[.AA83];[.AB83];[.AC83];[.AD83];[.AE83])" office:value-type="string" office:string-value="elif lista_1[f2]==&quot;r&quot; :lista_2.append(crt82)" calcext:value-type="string">
            <text:p>elif lista_1[f2]=="r" :lista_2.append(crt8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3</text:p>
          </table:table-cell>
          <table:table-cell table:style-name="ce11" table:formula="of:=CONCATENATE([.F84];[.B84];[.C84];[.D84];[.E84])" office:value-type="string" office:string-value="crt83=&quot;ü&quot; " calcext:value-type="string">
            <text:p>crt83="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4]" office:value-type="string" office:string-value="s" calcext:value-type="string">
            <text:p>s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4]" office:value-type="string" office:string-value="crt83" calcext:value-type="string">
            <text:p>crt8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4];&quot; &quot;;[.J84];[.K84];[.L84];[.M84];[.N84];[.O84];[.P84];[.Q84];[.R84];[.S84];[.T84];[.U84];[.V84];[.W84];[.X84];[.Y84];[.Z84];[.AA84];[.AB84];[.AC84];[.AD84];[.AE84])" office:value-type="string" office:string-value="elif lista_1[f2]==&quot;s&quot; :lista_2.append(crt83)" calcext:value-type="string">
            <text:p>elif lista_1[f2]=="s" :lista_2.append(crt8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t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4</text:p>
          </table:table-cell>
          <table:table-cell table:style-name="ce11" table:formula="of:=CONCATENATE([.F85];[.B85];[.C85];[.D85];[.E85])" office:value-type="string" office:string-value="crt84=&quot;1&quot; " calcext:value-type="string">
            <text:p>crt84="1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5]" office:value-type="string" office:string-value="t" calcext:value-type="string">
            <text:p>t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5]" office:value-type="string" office:string-value="crt84" calcext:value-type="string">
            <text:p>crt8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5];&quot; &quot;;[.J85];[.K85];[.L85];[.M85];[.N85];[.O85];[.P85];[.Q85];[.R85];[.S85];[.T85];[.U85];[.V85];[.W85];[.X85];[.Y85];[.Z85];[.AA85];[.AB85];[.AC85];[.AD85];[.AE85])" office:value-type="string" office:string-value="elif lista_1[f2]==&quot;t&quot; :lista_2.append(crt84)" calcext:value-type="string">
            <text:p>elif lista_1[f2]=="t" :lista_2.append(crt8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5</text:p>
          </table:table-cell>
          <table:table-cell table:style-name="ce11" table:formula="of:=CONCATENATE([.F86];[.B86];[.C86];[.D86];[.E86])" office:value-type="string" office:string-value="crt85=&quot;╣&quot; " calcext:value-type="string">
            <text:p>crt85="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6]" office:value-type="string" office:string-value="u" calcext:value-type="string">
            <text:p>u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6]" office:value-type="string" office:string-value="crt85" calcext:value-type="string">
            <text:p>crt8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6];&quot; &quot;;[.J86];[.K86];[.L86];[.M86];[.N86];[.O86];[.P86];[.Q86];[.R86];[.S86];[.T86];[.U86];[.V86];[.W86];[.X86];[.Y86];[.Z86];[.AA86];[.AB86];[.AC86];[.AD86];[.AE86])" office:value-type="string" office:string-value="elif lista_1[f2]==&quot;u&quot; :lista_2.append(crt85)" calcext:value-type="string">
            <text:p>elif lista_1[f2]=="u" :lista_2.append(crt8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6</text:p>
          </table:table-cell>
          <table:table-cell table:style-name="ce11" table:formula="of:=CONCATENATE([.F87];[.B87];[.C87];[.D87];[.E87])" office:value-type="string" office:string-value="crt86=&quot;§&quot; " calcext:value-type="string">
            <text:p>crt86="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7]" office:value-type="string" office:string-value="v" calcext:value-type="string">
            <text:p>v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7]" office:value-type="string" office:string-value="crt86" calcext:value-type="string">
            <text:p>crt8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7];&quot; &quot;;[.J87];[.K87];[.L87];[.M87];[.N87];[.O87];[.P87];[.Q87];[.R87];[.S87];[.T87];[.U87];[.V87];[.W87];[.X87];[.Y87];[.Z87];[.AA87];[.AB87];[.AC87];[.AD87];[.AE87])" office:value-type="string" office:string-value="elif lista_1[f2]==&quot;v&quot; :lista_2.append(crt86)" calcext:value-type="string">
            <text:p>elif lista_1[f2]=="v" :lista_2.append(crt8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w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Ö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7</text:p>
          </table:table-cell>
          <table:table-cell table:style-name="ce11" table:formula="of:=CONCATENATE([.F88];[.B88];[.C88];[.D88];[.E88])" office:value-type="string" office:string-value="crt87=&quot;Ö&quot; " calcext:value-type="string">
            <text:p>crt87="Ö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8]" office:value-type="string" office:string-value="w" calcext:value-type="string">
            <text:p>w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8]" office:value-type="string" office:string-value="crt87" calcext:value-type="string">
            <text:p>crt8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8];&quot; &quot;;[.J88];[.K88];[.L88];[.M88];[.N88];[.O88];[.P88];[.Q88];[.R88];[.S88];[.T88];[.U88];[.V88];[.W88];[.X88];[.Y88];[.Z88];[.AA88];[.AB88];[.AC88];[.AD88];[.AE88])" office:value-type="string" office:string-value="elif lista_1[f2]==&quot;w&quot; :lista_2.append(crt87)" calcext:value-type="string">
            <text:p>elif lista_1[f2]=="w" :lista_2.append(crt8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ê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8</text:p>
          </table:table-cell>
          <table:table-cell table:style-name="ce11" table:formula="of:=CONCATENATE([.F89];[.B89];[.C89];[.D89];[.E89])" office:value-type="string" office:string-value="crt88=&quot;ê&quot; " calcext:value-type="string">
            <text:p>crt88="ê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9]" office:value-type="string" office:string-value="x" calcext:value-type="string">
            <text:p>x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9]" office:value-type="string" office:string-value="crt88" calcext:value-type="string">
            <text:p>crt8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9];&quot; &quot;;[.J89];[.K89];[.L89];[.M89];[.N89];[.O89];[.P89];[.Q89];[.R89];[.S89];[.T89];[.U89];[.V89];[.W89];[.X89];[.Y89];[.Z89];[.AA89];[.AB89];[.AC89];[.AD89];[.AE89])" office:value-type="string" office:string-value="elif lista_1[f2]==&quot;x&quot; :lista_2.append(crt88)" calcext:value-type="string">
            <text:p>elif lista_1[f2]=="x" :lista_2.append(crt8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╔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89</text:p>
          </table:table-cell>
          <table:table-cell table:style-name="ce11" table:formula="of:=CONCATENATE([.F90];[.B90];[.C90];[.D90];[.E90])" office:value-type="string" office:string-value="crt89=&quot;╔&quot; " calcext:value-type="string">
            <text:p>crt89="╔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0]" office:value-type="string" office:string-value="y" calcext:value-type="string">
            <text:p>y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0]" office:value-type="string" office:string-value="crt89" calcext:value-type="string">
            <text:p>crt8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0];&quot; &quot;;[.J90];[.K90];[.L90];[.M90];[.N90];[.O90];[.P90];[.Q90];[.R90];[.S90];[.T90];[.U90];[.V90];[.W90];[.X90];[.Y90];[.Z90];[.AA90];[.AB90];[.AC90];[.AD90];[.AE90])" office:value-type="string" office:string-value="elif lista_1[f2]==&quot;y&quot; :lista_2.append(crt89)" calcext:value-type="string">
            <text:p>elif lista_1[f2]=="y" :lista_2.append(crt8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z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y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0</text:p>
          </table:table-cell>
          <table:table-cell table:style-name="ce11" table:formula="of:=CONCATENATE([.F91];[.B91];[.C91];[.D91];[.E91])" office:value-type="string" office:string-value="crt90=&quot;y&quot; " calcext:value-type="string">
            <text:p>crt90="y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1]" office:value-type="string" office:string-value="z" calcext:value-type="string">
            <text:p>z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1]" office:value-type="string" office:string-value="crt90" calcext:value-type="string">
            <text:p>crt9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1];&quot; &quot;;[.J91];[.K91];[.L91];[.M91];[.N91];[.O91];[.P91];[.Q91];[.R91];[.S91];[.T91];[.U91];[.V91];[.W91];[.X91];[.Y91];[.Z91];[.AA91];[.AB91];[.AC91];[.AD91];[.AE91])" office:value-type="string" office:string-value="elif lista_1[f2]==&quot;z&quot; :lista_2.append(crt90)" calcext:value-type="string">
            <text:p>elif lista_1[f2]=="z" :lista_2.append(crt9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{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1</text:p>
          </table:table-cell>
          <table:table-cell table:style-name="ce11" table:formula="of:=CONCATENATE([.F92];[.B92];[.C92];[.D92];[.E92])" office:value-type="string" office:string-value="crt91=&quot;9&quot; " calcext:value-type="string">
            <text:p>crt91="9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2]" office:value-type="string" office:string-value="{" calcext:value-type="string">
            <text:p>{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2]" office:value-type="string" office:string-value="crt91" calcext:value-type="string">
            <text:p>crt9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2];&quot; &quot;;[.J92];[.K92];[.L92];[.M92];[.N92];[.O92];[.P92];[.Q92];[.R92];[.S92];[.T92];[.U92];[.V92];[.W92];[.X92];[.Y92];[.Z92];[.AA92];[.AB92];[.AC92];[.AD92];[.AE92])" office:value-type="string" office:string-value="elif lista_1[f2]==&quot;{&quot; :lista_2.append(crt91)" calcext:value-type="string">
            <text:p>elif lista_1[f2]=="{" :lista_2.append(crt9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|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↕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2</text:p>
          </table:table-cell>
          <table:table-cell table:style-name="ce11" table:formula="of:=CONCATENATE([.F93];[.B93];[.C93];[.D93];[.E93])" office:value-type="string" office:string-value="crt92=&quot;↕&quot; " calcext:value-type="string">
            <text:p>crt92="↕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3]" office:value-type="string" office:string-value="|" calcext:value-type="string">
            <text:p>|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3]" office:value-type="string" office:string-value="crt92" calcext:value-type="string">
            <text:p>crt9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3];&quot; &quot;;[.J93];[.K93];[.L93];[.M93];[.N93];[.O93];[.P93];[.Q93];[.R93];[.S93];[.T93];[.U93];[.V93];[.W93];[.X93];[.Y93];[.Z93];[.AA93];[.AB93];[.AC93];[.AD93];[.AE93])" office:value-type="string" office:string-value="elif lista_1[f2]==&quot;|&quot; :lista_2.append(crt92)" calcext:value-type="string">
            <text:p>elif lista_1[f2]=="|" :lista_2.append(crt9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}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Ï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3</text:p>
          </table:table-cell>
          <table:table-cell table:style-name="ce11" table:formula="of:=CONCATENATE([.F94];[.B94];[.C94];[.D94];[.E94])" office:value-type="string" office:string-value="crt93=&quot;Ï&quot; " calcext:value-type="string">
            <text:p>crt93="Ï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4]" office:value-type="string" office:string-value="}" calcext:value-type="string">
            <text:p>}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4]" office:value-type="string" office:string-value="crt93" calcext:value-type="string">
            <text:p>crt9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4];&quot; &quot;;[.J94];[.K94];[.L94];[.M94];[.N94];[.O94];[.P94];[.Q94];[.R94];[.S94];[.T94];[.U94];[.V94];[.W94];[.X94];[.Y94];[.Z94];[.AA94];[.AB94];[.AC94];[.AD94];[.AE94])" office:value-type="string" office:string-value="elif lista_1[f2]==&quot;}&quot; :lista_2.append(crt93)" calcext:value-type="string">
            <text:p>elif lista_1[f2]=="}" :lista_2.append(crt9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~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é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4</text:p>
          </table:table-cell>
          <table:table-cell table:style-name="ce11" table:formula="of:=CONCATENATE([.F95];[.B95];[.C95];[.D95];[.E95])" office:value-type="string" office:string-value="crt94=&quot;é&quot; " calcext:value-type="string">
            <text:p>crt94="é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5]" office:value-type="string" office:string-value="~" calcext:value-type="string">
            <text:p>~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5]" office:value-type="string" office:string-value="crt94" calcext:value-type="string">
            <text:p>crt9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5];&quot; &quot;;[.J95];[.K95];[.L95];[.M95];[.N95];[.O95];[.P95];[.Q95];[.R95];[.S95];[.T95];[.U95];[.V95];[.W95];[.X95];[.Y95];[.Z95];[.AA95];[.AB95];[.AC95];[.AD95];[.AE95])" office:value-type="string" office:string-value="elif lista_1[f2]==&quot;~&quot; :lista_2.append(crt94)" calcext:value-type="string">
            <text:p>elif lista_1[f2]=="~" :lista_2.append(crt9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<text:s/>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5</text:p>
          </table:table-cell>
          <table:table-cell table:style-name="ce11" table:formula="of:=CONCATENATE([.F96];[.B96];[.C96];[.D96];[.E96])" office:value-type="string" office:string-value="crt95=&quot;4&quot; " calcext:value-type="string">
            <text:p>crt95="4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6]" office:value-type="string" office:string-value=" " calcext:value-type="string">
            <text:p><text:s/>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6]" office:value-type="string" office:string-value="crt95" calcext:value-type="string">
            <text:p>crt9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6];&quot; &quot;;[.J96];[.K96];[.L96];[.M96];[.N96];[.O96];[.P96];[.Q96];[.R96];[.S96];[.T96];[.U96];[.V96];[.W96];[.X96];[.Y96];[.Z96];[.AA96];[.AB96];[.AC96];[.AD96];[.AE96])" office:value-type="string" office:string-value="elif lista_1[f2]==&quot; &quot; :lista_2.append(crt95)" calcext:value-type="string">
            <text:p>elif lista_1[f2]==" " :lista_2.append(crt9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☻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6</text:p>
          </table:table-cell>
          <table:table-cell table:style-name="ce11" table:formula="of:=CONCATENATE([.F97];[.B97];[.C97];[.D97];[.E97])" office:value-type="string" office:string-value="crt96=&quot;☻&quot; " calcext:value-type="string">
            <text:p>crt96="☻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7]" office:value-type="string" office:string-value="Ç" calcext:value-type="string">
            <text:p>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7]" office:value-type="string" office:string-value="crt96" calcext:value-type="string">
            <text:p>crt9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7];&quot; &quot;;[.J97];[.K97];[.L97];[.M97];[.N97];[.O97];[.P97];[.Q97];[.R97];[.S97];[.T97];[.U97];[.V97];[.W97];[.X97];[.Y97];[.Z97];[.AA97];[.AB97];[.AC97];[.AD97];[.AE97])" office:value-type="string" office:string-value="elif lista_1[f2]==&quot;Ç&quot; :lista_2.append(crt96)" calcext:value-type="string">
            <text:p>elif lista_1[f2]=="Ç" :lista_2.append(crt9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Þ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7</text:p>
          </table:table-cell>
          <table:table-cell table:style-name="ce11" table:formula="of:=CONCATENATE([.F98];[.B98];[.C98];[.D98];[.E98])" office:value-type="string" office:string-value="crt97=&quot;Þ&quot; " calcext:value-type="string">
            <text:p>crt97="Þ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8]" office:value-type="string" office:string-value="ü" calcext:value-type="string">
            <text:p>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8]" office:value-type="string" office:string-value="crt97" calcext:value-type="string">
            <text:p>crt9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8];&quot; &quot;;[.J98];[.K98];[.L98];[.M98];[.N98];[.O98];[.P98];[.Q98];[.R98];[.S98];[.T98];[.U98];[.V98];[.W98];[.X98];[.Y98];[.Z98];[.AA98];[.AB98];[.AC98];[.AD98];[.AE98])" office:value-type="string" office:string-value="elif lista_1[f2]==&quot;ü&quot; :lista_2.append(crt97)" calcext:value-type="string">
            <text:p>elif lista_1[f2]=="ü" :lista_2.append(crt9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é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8</text:p>
          </table:table-cell>
          <table:table-cell table:style-name="ce11" table:formula="of:=CONCATENATE([.F99];[.B99];[.C99];[.D99];[.E99])" office:value-type="string" office:string-value="crt98=&quot;§&quot; " calcext:value-type="string">
            <text:p>crt98="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9]" office:value-type="string" office:string-value="é" calcext:value-type="string">
            <text:p>é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9]" office:value-type="string" office:string-value="crt98" calcext:value-type="string">
            <text:p>crt9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9];&quot; &quot;;[.J99];[.K99];[.L99];[.M99];[.N99];[.O99];[.P99];[.Q99];[.R99];[.S99];[.T99];[.U99];[.V99];[.W99];[.X99];[.Y99];[.Z99];[.AA99];[.AB99];[.AC99];[.AD99];[.AE99])" office:value-type="string" office:string-value="elif lista_1[f2]==&quot;é&quot; :lista_2.append(crt98)" calcext:value-type="string">
            <text:p>elif lista_1[f2]=="é" :lista_2.append(crt9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â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'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99</text:p>
          </table:table-cell>
          <table:table-cell table:style-name="ce11" table:formula="of:=CONCATENATE([.F100];[.B100];[.C100];[.D100];[.E100])" office:value-type="string" office:string-value="crt99=&quot;'&quot; " calcext:value-type="string">
            <text:p>crt99="'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0]" office:value-type="string" office:string-value="â" calcext:value-type="string">
            <text:p>â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0]" office:value-type="string" office:string-value="crt99" calcext:value-type="string">
            <text:p>crt9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0];&quot; &quot;;[.J100];[.K100];[.L100];[.M100];[.N100];[.O100];[.P100];[.Q100];[.R100];[.S100];[.T100];[.U100];[.V100];[.W100];[.X100];[.Y100];[.Z100];[.AA100];[.AB100];[.AC100];[.AD100];[.AE100])" office:value-type="string" office:string-value="elif lista_1[f2]==&quot;â&quot; :lista_2.append(crt99)" calcext:value-type="string">
            <text:p>elif lista_1[f2]=="â" :lista_2.append(crt9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ä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&gt;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0</text:p>
          </table:table-cell>
          <table:table-cell table:style-name="ce11" table:formula="of:=CONCATENATE([.F101];[.B101];[.C101];[.D101];[.E101])" office:value-type="string" office:string-value="crt100=&quot;&gt;&quot; " calcext:value-type="string">
            <text:p>crt100="&gt;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1]" office:value-type="string" office:string-value="ä" calcext:value-type="string">
            <text:p>ä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1]" office:value-type="string" office:string-value="crt100" calcext:value-type="string">
            <text:p>crt10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1];&quot; &quot;;[.J101];[.K101];[.L101];[.M101];[.N101];[.O101];[.P101];[.Q101];[.R101];[.S101];[.T101];[.U101];[.V101];[.W101];[.X101];[.Y101];[.Z101];[.AA101];[.AB101];[.AC101];[.AD101];[.AE101])" office:value-type="string" office:string-value="elif lista_1[f2]==&quot;ä&quot; :lista_2.append(crt100)" calcext:value-type="string">
            <text:p>elif lista_1[f2]=="ä" :lista_2.append(crt10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▄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1</text:p>
          </table:table-cell>
          <table:table-cell table:style-name="ce11" table:formula="of:=CONCATENATE([.F102];[.B102];[.C102];[.D102];[.E102])" office:value-type="string" office:string-value="crt101=&quot;▄&quot; " calcext:value-type="string">
            <text:p>crt101="▄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2]" office:value-type="string" office:string-value="à" calcext:value-type="string">
            <text:p>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2]" office:value-type="string" office:string-value="crt101" calcext:value-type="string">
            <text:p>crt10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2];&quot; &quot;;[.J102];[.K102];[.L102];[.M102];[.N102];[.O102];[.P102];[.Q102];[.R102];[.S102];[.T102];[.U102];[.V102];[.W102];[.X102];[.Y102];[.Z102];[.AA102];[.AB102];[.AC102];[.AD102];[.AE102])" office:value-type="string" office:string-value="elif lista_1[f2]==&quot;à&quot; :lista_2.append(crt101)" calcext:value-type="string">
            <text:p>elif lista_1[f2]=="à" :lista_2.append(crt10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å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2</text:p>
          </table:table-cell>
          <table:table-cell table:style-name="ce11" table:formula="of:=CONCATENATE([.F103];[.B103];[.C103];[.D103];[.E103])" office:value-type="string" office:string-value="crt102=&quot;►&quot; " calcext:value-type="string">
            <text:p>crt102="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3]" office:value-type="string" office:string-value="å" calcext:value-type="string">
            <text:p>å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3]" office:value-type="string" office:string-value="crt102" calcext:value-type="string">
            <text:p>crt10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3];&quot; &quot;;[.J103];[.K103];[.L103];[.M103];[.N103];[.O103];[.P103];[.Q103];[.R103];[.S103];[.T103];[.U103];[.V103];[.W103];[.X103];[.Y103];[.Z103];[.AA103];[.AB103];[.AC103];[.AD103];[.AE103])" office:value-type="string" office:string-value="elif lista_1[f2]==&quot;å&quot; :lista_2.append(crt102)" calcext:value-type="string">
            <text:p>elif lista_1[f2]=="å" :lista_2.append(crt10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ö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3</text:p>
          </table:table-cell>
          <table:table-cell table:style-name="ce11" table:formula="of:=CONCATENATE([.F104];[.B104];[.C104];[.D104];[.E104])" office:value-type="string" office:string-value="crt103=&quot;ö&quot; " calcext:value-type="string">
            <text:p>crt103="ö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4]" office:value-type="string" office:string-value="ç" calcext:value-type="string">
            <text:p>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4]" office:value-type="string" office:string-value="crt103" calcext:value-type="string">
            <text:p>crt10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4];&quot; &quot;;[.J104];[.K104];[.L104];[.M104];[.N104];[.O104];[.P104];[.Q104];[.R104];[.S104];[.T104];[.U104];[.V104];[.W104];[.X104];[.Y104];[.Z104];[.AA104];[.AB104];[.AC104];[.AD104];[.AE104])" office:value-type="string" office:string-value="elif lista_1[f2]==&quot;ç&quot; :lista_2.append(crt103)" calcext:value-type="string">
            <text:p>elif lista_1[f2]=="ç" :lista_2.append(crt10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ê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~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4</text:p>
          </table:table-cell>
          <table:table-cell table:style-name="ce11" table:formula="of:=CONCATENATE([.F105];[.B105];[.C105];[.D105];[.E105])" office:value-type="string" office:string-value="crt104=&quot;~&quot; " calcext:value-type="string">
            <text:p>crt104="~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5]" office:value-type="string" office:string-value="ê" calcext:value-type="string">
            <text:p>ê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5]" office:value-type="string" office:string-value="crt104" calcext:value-type="string">
            <text:p>crt10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5];&quot; &quot;;[.J105];[.K105];[.L105];[.M105];[.N105];[.O105];[.P105];[.Q105];[.R105];[.S105];[.T105];[.U105];[.V105];[.W105];[.X105];[.Y105];[.Z105];[.AA105];[.AB105];[.AC105];[.AD105];[.AE105])" office:value-type="string" office:string-value="elif lista_1[f2]==&quot;ê&quot; :lista_2.append(crt104)" calcext:value-type="string">
            <text:p>elif lista_1[f2]=="ê" :lista_2.append(crt10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ë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,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5</text:p>
          </table:table-cell>
          <table:table-cell table:style-name="ce11" table:formula="of:=CONCATENATE([.F106];[.B106];[.C106];[.D106];[.E106])" office:value-type="string" office:string-value="crt105=&quot;,&quot; " calcext:value-type="string">
            <text:p>crt105=",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6]" office:value-type="string" office:string-value="ë" calcext:value-type="string">
            <text:p>ë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6]" office:value-type="string" office:string-value="crt105" calcext:value-type="string">
            <text:p>crt10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6];&quot; &quot;;[.J106];[.K106];[.L106];[.M106];[.N106];[.O106];[.P106];[.Q106];[.R106];[.S106];[.T106];[.U106];[.V106];[.W106];[.X106];[.Y106];[.Z106];[.AA106];[.AB106];[.AC106];[.AD106];[.AE106])" office:value-type="string" office:string-value="elif lista_1[f2]==&quot;ë&quot; :lista_2.append(crt105)" calcext:value-type="string">
            <text:p>elif lista_1[f2]=="ë" :lista_2.append(crt10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è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k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6</text:p>
          </table:table-cell>
          <table:table-cell table:style-name="ce11" table:formula="of:=CONCATENATE([.F107];[.B107];[.C107];[.D107];[.E107])" office:value-type="string" office:string-value="crt106=&quot;k&quot; " calcext:value-type="string">
            <text:p>crt106="k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7]" office:value-type="string" office:string-value="è" calcext:value-type="string">
            <text:p>è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7]" office:value-type="string" office:string-value="crt106" calcext:value-type="string">
            <text:p>crt10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7];&quot; &quot;;[.J107];[.K107];[.L107];[.M107];[.N107];[.O107];[.P107];[.Q107];[.R107];[.S107];[.T107];[.U107];[.V107];[.W107];[.X107];[.Y107];[.Z107];[.AA107];[.AB107];[.AC107];[.AD107];[.AE107])" office:value-type="string" office:string-value="elif lista_1[f2]==&quot;è&quot; :lista_2.append(crt106)" calcext:value-type="string">
            <text:p>elif lista_1[f2]=="è" :lista_2.append(crt10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ï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Ô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7</text:p>
          </table:table-cell>
          <table:table-cell table:style-name="ce11" table:formula="of:=CONCATENATE([.F108];[.B108];[.C108];[.D108];[.E108])" office:value-type="string" office:string-value="crt107=&quot;Ô&quot; " calcext:value-type="string">
            <text:p>crt107="Ô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8]" office:value-type="string" office:string-value="ï" calcext:value-type="string">
            <text:p>ï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8]" office:value-type="string" office:string-value="crt107" calcext:value-type="string">
            <text:p>crt10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8];&quot; &quot;;[.J108];[.K108];[.L108];[.M108];[.N108];[.O108];[.P108];[.Q108];[.R108];[.S108];[.T108];[.U108];[.V108];[.W108];[.X108];[.Y108];[.Z108];[.AA108];[.AB108];[.AC108];[.AD108];[.AE108])" office:value-type="string" office:string-value="elif lista_1[f2]==&quot;ï&quot; :lista_2.append(crt107)" calcext:value-type="string">
            <text:p>elif lista_1[f2]=="ï" :lista_2.append(crt10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î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^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8</text:p>
          </table:table-cell>
          <table:table-cell table:style-name="ce11" table:formula="of:=CONCATENATE([.F109];[.B109];[.C109];[.D109];[.E109])" office:value-type="string" office:string-value="crt108=&quot;^&quot; " calcext:value-type="string">
            <text:p>crt108="^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9]" office:value-type="string" office:string-value="î" calcext:value-type="string">
            <text:p>î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9]" office:value-type="string" office:string-value="crt108" calcext:value-type="string">
            <text:p>crt10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9];&quot; &quot;;[.J109];[.K109];[.L109];[.M109];[.N109];[.O109];[.P109];[.Q109];[.R109];[.S109];[.T109];[.U109];[.V109];[.W109];[.X109];[.Y109];[.Z109];[.AA109];[.AB109];[.AC109];[.AD109];[.AE109])" office:value-type="string" office:string-value="elif lista_1[f2]==&quot;î&quot; :lista_2.append(crt108)" calcext:value-type="string">
            <text:p>elif lista_1[f2]=="î" :lista_2.append(crt10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09</text:p>
          </table:table-cell>
          <table:table-cell table:style-name="ce11" table:formula="of:=CONCATENATE([.F110];[.B110];[.C110];[.D110];[.E110])" office:value-type="string" office:string-value="crt109=&quot;À&quot; " calcext:value-type="string">
            <text:p>crt109="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0]" office:value-type="string" office:string-value="ì" calcext:value-type="string">
            <text:p>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0]" office:value-type="string" office:string-value="crt109" calcext:value-type="string">
            <text:p>crt10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0];&quot; &quot;;[.J110];[.K110];[.L110];[.M110];[.N110];[.O110];[.P110];[.Q110];[.R110];[.S110];[.T110];[.U110];[.V110];[.W110];[.X110];[.Y110];[.Z110];[.AA110];[.AB110];[.AC110];[.AD110];[.AE110])" office:value-type="string" office:string-value="elif lista_1[f2]==&quot;ì&quot; :lista_2.append(crt109)" calcext:value-type="string">
            <text:p>elif lista_1[f2]=="ì" :lista_2.append(crt10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Ä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0</text:p>
          </table:table-cell>
          <table:table-cell table:style-name="ce11" table:formula="of:=CONCATENATE([.F111];[.B111];[.C111];[.D111];[.E111])" office:value-type="string" office:string-value="crt110=&quot;/&quot; " calcext:value-type="string">
            <text:p>crt110="/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1]" office:value-type="string" office:string-value="Ä" calcext:value-type="string">
            <text:p>Ä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1]" office:value-type="string" office:string-value="crt110" calcext:value-type="string">
            <text:p>crt11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1];&quot; &quot;;[.J111];[.K111];[.L111];[.M111];[.N111];[.O111];[.P111];[.Q111];[.R111];[.S111];[.T111];[.U111];[.V111];[.W111];[.X111];[.Y111];[.Z111];[.AA111];[.AB111];[.AC111];[.AD111];[.AE111])" office:value-type="string" office:string-value="elif lista_1[f2]==&quot;Ä&quot; :lista_2.append(crt110)" calcext:value-type="string">
            <text:p>elif lista_1[f2]=="Ä" :lista_2.append(crt11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Å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?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1</text:p>
          </table:table-cell>
          <table:table-cell table:style-name="ce11" table:formula="of:=CONCATENATE([.F112];[.B112];[.C112];[.D112];[.E112])" office:value-type="string" office:string-value="crt111=&quot;?&quot; " calcext:value-type="string">
            <text:p>crt111="?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2]" office:value-type="string" office:string-value="Å" calcext:value-type="string">
            <text:p>Å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2]" office:value-type="string" office:string-value="crt111" calcext:value-type="string">
            <text:p>crt11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2];&quot; &quot;;[.J112];[.K112];[.L112];[.M112];[.N112];[.O112];[.P112];[.Q112];[.R112];[.S112];[.T112];[.U112];[.V112];[.W112];[.X112];[.Y112];[.Z112];[.AA112];[.AB112];[.AC112];[.AD112];[.AE112])" office:value-type="string" office:string-value="elif lista_1[f2]==&quot;Å&quot; :lista_2.append(crt111)" calcext:value-type="string">
            <text:p>elif lista_1[f2]=="Å" :lista_2.append(crt11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É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T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2</text:p>
          </table:table-cell>
          <table:table-cell table:style-name="ce11" table:formula="of:=CONCATENATE([.F113];[.B113];[.C113];[.D113];[.E113])" office:value-type="string" office:string-value="crt112=&quot;T&quot; " calcext:value-type="string">
            <text:p>crt112="T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3]" office:value-type="string" office:string-value="É" calcext:value-type="string">
            <text:p>É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3]" office:value-type="string" office:string-value="crt112" calcext:value-type="string">
            <text:p>crt11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3];&quot; &quot;;[.J113];[.K113];[.L113];[.M113];[.N113];[.O113];[.P113];[.Q113];[.R113];[.S113];[.T113];[.U113];[.V113];[.W113];[.X113];[.Y113];[.Z113];[.AA113];[.AB113];[.AC113];[.AD113];[.AE113])" office:value-type="string" office:string-value="elif lista_1[f2]==&quot;É&quot; :lista_2.append(crt112)" calcext:value-type="string">
            <text:p>elif lista_1[f2]=="É" :lista_2.append(crt11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3</text:p>
          </table:table-cell>
          <table:table-cell table:style-name="ce11" table:formula="of:=CONCATENATE([.F114];[.B114];[.C114];[.D114];[.E114])" office:value-type="string" office:string-value="crt113=&quot;7&quot; " calcext:value-type="string">
            <text:p>crt113="7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4]" office:value-type="string" office:string-value="æ" calcext:value-type="string">
            <text:p>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4]" office:value-type="string" office:string-value="crt113" calcext:value-type="string">
            <text:p>crt11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4];&quot; &quot;;[.J114];[.K114];[.L114];[.M114];[.N114];[.O114];[.P114];[.Q114];[.R114];[.S114];[.T114];[.U114];[.V114];[.W114];[.X114];[.Y114];[.Z114];[.AA114];[.AB114];[.AC114];[.AD114];[.AE114])" office:value-type="string" office:string-value="elif lista_1[f2]==&quot;æ&quot; :lista_2.append(crt113)" calcext:value-type="string">
            <text:p>elif lista_1[f2]=="æ" :lista_2.append(crt11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ƒ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4</text:p>
          </table:table-cell>
          <table:table-cell table:style-name="ce11" table:formula="of:=CONCATENATE([.F115];[.B115];[.C115];[.D115];[.E115])" office:value-type="string" office:string-value="crt114=&quot;ƒ&quot; " calcext:value-type="string">
            <text:p>crt114="ƒ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5]" office:value-type="string" office:string-value="Æ" calcext:value-type="string">
            <text:p>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5]" office:value-type="string" office:string-value="crt114" calcext:value-type="string">
            <text:p>crt11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5];&quot; &quot;;[.J115];[.K115];[.L115];[.M115];[.N115];[.O115];[.P115];[.Q115];[.R115];[.S115];[.T115];[.U115];[.V115];[.W115];[.X115];[.Y115];[.Z115];[.AA115];[.AB115];[.AC115];[.AD115];[.AE115])" office:value-type="string" office:string-value="elif lista_1[f2]==&quot;Æ&quot; :lista_2.append(crt114)" calcext:value-type="string">
            <text:p>elif lista_1[f2]=="Æ" :lista_2.append(crt11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ô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q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5</text:p>
          </table:table-cell>
          <table:table-cell table:style-name="ce11" table:formula="of:=CONCATENATE([.F116];[.B116];[.C116];[.D116];[.E116])" office:value-type="string" office:string-value="crt115=&quot;q&quot; " calcext:value-type="string">
            <text:p>crt115="q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6]" office:value-type="string" office:string-value="ô" calcext:value-type="string">
            <text:p>ô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6]" office:value-type="string" office:string-value="crt115" calcext:value-type="string">
            <text:p>crt11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6];&quot; &quot;;[.J116];[.K116];[.L116];[.M116];[.N116];[.O116];[.P116];[.Q116];[.R116];[.S116];[.T116];[.U116];[.V116];[.W116];[.X116];[.Y116];[.Z116];[.AA116];[.AB116];[.AC116];[.AD116];[.AE116])" office:value-type="string" office:string-value="elif lista_1[f2]==&quot;ô&quot; :lista_2.append(crt115)" calcext:value-type="string">
            <text:p>elif lista_1[f2]=="ô" :lista_2.append(crt11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ö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j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6</text:p>
          </table:table-cell>
          <table:table-cell table:style-name="ce11" table:formula="of:=CONCATENATE([.F117];[.B117];[.C117];[.D117];[.E117])" office:value-type="string" office:string-value="crt116=&quot;j&quot; " calcext:value-type="string">
            <text:p>crt116="j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7]" office:value-type="string" office:string-value="ö" calcext:value-type="string">
            <text:p>ö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7]" office:value-type="string" office:string-value="crt116" calcext:value-type="string">
            <text:p>crt11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7];&quot; &quot;;[.J117];[.K117];[.L117];[.M117];[.N117];[.O117];[.P117];[.Q117];[.R117];[.S117];[.T117];[.U117];[.V117];[.W117];[.X117];[.Y117];[.Z117];[.AA117];[.AB117];[.AC117];[.AD117];[.AE117])" office:value-type="string" office:string-value="elif lista_1[f2]==&quot;ö&quot; :lista_2.append(crt116)" calcext:value-type="string">
            <text:p>elif lista_1[f2]=="ö" :lista_2.append(crt11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ò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♀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7</text:p>
          </table:table-cell>
          <table:table-cell table:style-name="ce11" table:formula="of:=CONCATENATE([.F118];[.B118];[.C118];[.D118];[.E118])" office:value-type="string" office:string-value="crt117=&quot;♀&quot; " calcext:value-type="string">
            <text:p>crt117="♀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8]" office:value-type="string" office:string-value="ò" calcext:value-type="string">
            <text:p>ò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8]" office:value-type="string" office:string-value="crt117" calcext:value-type="string">
            <text:p>crt11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8];&quot; &quot;;[.J118];[.K118];[.L118];[.M118];[.N118];[.O118];[.P118];[.Q118];[.R118];[.S118];[.T118];[.U118];[.V118];[.W118];[.X118];[.Y118];[.Z118];[.AA118];[.AB118];[.AC118];[.AD118];[.AE118])" office:value-type="string" office:string-value="elif lista_1[f2]==&quot;ò&quot; :lista_2.append(crt117)" calcext:value-type="string">
            <text:p>elif lista_1[f2]=="ò" :lista_2.append(crt11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û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í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8</text:p>
          </table:table-cell>
          <table:table-cell table:style-name="ce11" table:formula="of:=CONCATENATE([.F119];[.B119];[.C119];[.D119];[.E119])" office:value-type="string" office:string-value="crt118=&quot;í&quot; " calcext:value-type="string">
            <text:p>crt118="í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9]" office:value-type="string" office:string-value="û" calcext:value-type="string">
            <text:p>û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9]" office:value-type="string" office:string-value="crt118" calcext:value-type="string">
            <text:p>crt11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9];&quot; &quot;;[.J119];[.K119];[.L119];[.M119];[.N119];[.O119];[.P119];[.Q119];[.R119];[.S119];[.T119];[.U119];[.V119];[.W119];[.X119];[.Y119];[.Z119];[.AA119];[.AB119];[.AC119];[.AD119];[.AE119])" office:value-type="string" office:string-value="elif lista_1[f2]==&quot;û&quot; :lista_2.append(crt118)" calcext:value-type="string">
            <text:p>elif lista_1[f2]=="û" :lista_2.append(crt11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ù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19</text:p>
          </table:table-cell>
          <table:table-cell table:style-name="ce11" table:formula="of:=CONCATENATE([.F120];[.B120];[.C120];[.D120];[.E120])" office:value-type="string" office:string-value="crt119=&quot;6&quot; " calcext:value-type="string">
            <text:p>crt119="6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0]" office:value-type="string" office:string-value="ù" calcext:value-type="string">
            <text:p>ù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0]" office:value-type="string" office:string-value="crt119" calcext:value-type="string">
            <text:p>crt11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0];&quot; &quot;;[.J120];[.K120];[.L120];[.M120];[.N120];[.O120];[.P120];[.Q120];[.R120];[.S120];[.T120];[.U120];[.V120];[.W120];[.X120];[.Y120];[.Z120];[.AA120];[.AB120];[.AC120];[.AD120];[.AE120])" office:value-type="string" office:string-value="elif lista_1[f2]==&quot;ù&quot; :lista_2.append(crt119)" calcext:value-type="string">
            <text:p>elif lista_1[f2]=="ù" :lista_2.append(crt11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ÿ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+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0</text:p>
          </table:table-cell>
          <table:table-cell table:style-name="ce11" table:formula="of:=CONCATENATE([.F121];[.B121];[.C121];[.D121];[.E121])" office:value-type="string" office:string-value="crt120=&quot;+&quot; " calcext:value-type="string">
            <text:p>crt120="+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1]" office:value-type="string" office:string-value="ÿ" calcext:value-type="string">
            <text:p>ÿ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1]" office:value-type="string" office:string-value="crt120" calcext:value-type="string">
            <text:p>crt12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1];&quot; &quot;;[.J121];[.K121];[.L121];[.M121];[.N121];[.O121];[.P121];[.Q121];[.R121];[.S121];[.T121];[.U121];[.V121];[.W121];[.X121];[.Y121];[.Z121];[.AA121];[.AB121];[.AC121];[.AD121];[.AE121])" office:value-type="string" office:string-value="elif lista_1[f2]==&quot;ÿ&quot; :lista_2.append(crt120)" calcext:value-type="string">
            <text:p>elif lista_1[f2]=="ÿ" :lista_2.append(crt12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Ö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¯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1</text:p>
          </table:table-cell>
          <table:table-cell table:style-name="ce11" table:formula="of:=CONCATENATE([.F122];[.B122];[.C122];[.D122];[.E122])" office:value-type="string" office:string-value="crt121=&quot;¯&quot; " calcext:value-type="string">
            <text:p>crt121="¯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2]" office:value-type="string" office:string-value="Ö" calcext:value-type="string">
            <text:p>Ö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2]" office:value-type="string" office:string-value="crt121" calcext:value-type="string">
            <text:p>crt12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2];&quot; &quot;;[.J122];[.K122];[.L122];[.M122];[.N122];[.O122];[.P122];[.Q122];[.R122];[.S122];[.T122];[.U122];[.V122];[.W122];[.X122];[.Y122];[.Z122];[.AA122];[.AB122];[.AC122];[.AD122];[.AE122])" office:value-type="string" office:string-value="elif lista_1[f2]==&quot;Ö&quot; :lista_2.append(crt121)" calcext:value-type="string">
            <text:p>elif lista_1[f2]=="Ö" :lista_2.append(crt12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½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2</text:p>
          </table:table-cell>
          <table:table-cell table:style-name="ce11" table:formula="of:=CONCATENATE([.F123];[.B123];[.C123];[.D123];[.E123])" office:value-type="string" office:string-value="crt122=&quot;½&quot; " calcext:value-type="string">
            <text:p>crt122="½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3]" office:value-type="string" office:string-value="Ü" calcext:value-type="string">
            <text:p>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3]" office:value-type="string" office:string-value="crt122" calcext:value-type="string">
            <text:p>crt12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3];&quot; &quot;;[.J123];[.K123];[.L123];[.M123];[.N123];[.O123];[.P123];[.Q123];[.R123];[.S123];[.T123];[.U123];[.V123];[.W123];[.X123];[.Y123];[.Z123];[.AA123];[.AB123];[.AC123];[.AD123];[.AE123])" office:value-type="string" office:string-value="elif lista_1[f2]==&quot;Ü&quot; :lista_2.append(crt122)" calcext:value-type="string">
            <text:p>elif lista_1[f2]=="Ü" :lista_2.append(crt12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ø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3</text:p>
          </table:table-cell>
          <table:table-cell table:style-name="ce11" table:formula="of:=CONCATENATE([.F124];[.B124];[.C124];[.D124];[.E124])" office:value-type="string" office:string-value="crt123=&quot;-&quot; " calcext:value-type="string">
            <text:p>crt123="-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4]" office:value-type="string" office:string-value="ø" calcext:value-type="string">
            <text:p>ø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4]" office:value-type="string" office:string-value="crt123" calcext:value-type="string">
            <text:p>crt12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4];&quot; &quot;;[.J124];[.K124];[.L124];[.M124];[.N124];[.O124];[.P124];[.Q124];[.R124];[.S124];[.T124];[.U124];[.V124];[.W124];[.X124];[.Y124];[.Z124];[.AA124];[.AB124];[.AC124];[.AD124];[.AE124])" office:value-type="string" office:string-value="elif lista_1[f2]==&quot;ø&quot; :lista_2.append(crt123)" calcext:value-type="string">
            <text:p>elif lista_1[f2]=="ø" :lista_2.append(crt12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4</text:p>
          </table:table-cell>
          <table:table-cell table:style-name="ce11" table:formula="of:=CONCATENATE([.F125];[.B125];[.C125];[.D125];[.E125])" office:value-type="string" office:string-value="crt124=&quot;Ç&quot; " calcext:value-type="string">
            <text:p>crt124="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5]" office:value-type="string" office:string-value="£" calcext:value-type="string">
            <text:p>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5]" office:value-type="string" office:string-value="crt124" calcext:value-type="string">
            <text:p>crt12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5];&quot; &quot;;[.J125];[.K125];[.L125];[.M125];[.N125];[.O125];[.P125];[.Q125];[.R125];[.S125];[.T125];[.U125];[.V125];[.W125];[.X125];[.Y125];[.Z125];[.AA125];[.AB125];[.AC125];[.AD125];[.AE125])" office:value-type="string" office:string-value="elif lista_1[f2]==&quot;£&quot; :lista_2.append(crt124)" calcext:value-type="string">
            <text:p>elif lista_1[f2]=="£" :lista_2.append(crt12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Ø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Î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5</text:p>
          </table:table-cell>
          <table:table-cell table:style-name="ce11" table:formula="of:=CONCATENATE([.F126];[.B126];[.C126];[.D126];[.E126])" office:value-type="string" office:string-value="crt125=&quot;Î&quot; " calcext:value-type="string">
            <text:p>crt125="Î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6]" office:value-type="string" office:string-value="Ø" calcext:value-type="string">
            <text:p>Ø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6]" office:value-type="string" office:string-value="crt125" calcext:value-type="string">
            <text:p>crt12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6];&quot; &quot;;[.J126];[.K126];[.L126];[.M126];[.N126];[.O126];[.P126];[.Q126];[.R126];[.S126];[.T126];[.U126];[.V126];[.W126];[.X126];[.Y126];[.Z126];[.AA126];[.AB126];[.AC126];[.AD126];[.AE126])" office:value-type="string" office:string-value="elif lista_1[f2]==&quot;Ø&quot; :lista_2.append(crt125)" calcext:value-type="string">
            <text:p>elif lista_1[f2]=="Ø" :lista_2.append(crt12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×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{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6</text:p>
          </table:table-cell>
          <table:table-cell table:style-name="ce11" table:formula="of:=CONCATENATE([.F127];[.B127];[.C127];[.D127];[.E127])" office:value-type="string" office:string-value="crt126=&quot;{&quot; " calcext:value-type="string">
            <text:p>crt126="{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7]" office:value-type="string" office:string-value="×" calcext:value-type="string">
            <text:p>×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7]" office:value-type="string" office:string-value="crt126" calcext:value-type="string">
            <text:p>crt12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7];&quot; &quot;;[.J127];[.K127];[.L127];[.M127];[.N127];[.O127];[.P127];[.Q127];[.R127];[.S127];[.T127];[.U127];[.V127];[.W127];[.X127];[.Y127];[.Z127];[.AA127];[.AB127];[.AC127];[.AD127];[.AE127])" office:value-type="string" office:string-value="elif lista_1[f2]==&quot;×&quot; :lista_2.append(crt126)" calcext:value-type="string">
            <text:p>elif lista_1[f2]=="×" :lista_2.append(crt12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ƒ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.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7</text:p>
          </table:table-cell>
          <table:table-cell table:style-name="ce11" table:formula="of:=CONCATENATE([.F128];[.B128];[.C128];[.D128];[.E128])" office:value-type="string" office:string-value="crt127=&quot;.&quot; " calcext:value-type="string">
            <text:p>crt127=".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8]" office:value-type="string" office:string-value="ƒ" calcext:value-type="string">
            <text:p>ƒ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8]" office:value-type="string" office:string-value="crt127" calcext:value-type="string">
            <text:p>crt12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8];&quot; &quot;;[.J128];[.K128];[.L128];[.M128];[.N128];[.O128];[.P128];[.Q128];[.R128];[.S128];[.T128];[.U128];[.V128];[.W128];[.X128];[.Y128];[.Z128];[.AA128];[.AB128];[.AC128];[.AD128];[.AE128])" office:value-type="string" office:string-value="elif lista_1[f2]==&quot;ƒ&quot; :lista_2.append(crt127)" calcext:value-type="string">
            <text:p>elif lista_1[f2]=="ƒ" :lista_2.append(crt12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7" office:value-type="string" calcext:value-type="string">
            <text:p>á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○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8</text:p>
          </table:table-cell>
          <table:table-cell table:style-name="ce11" table:formula="of:=CONCATENATE([.F129];[.B129];[.C129];[.D129];[.E129])" office:value-type="string" office:string-value="crt128=&quot;○&quot; " calcext:value-type="string">
            <text:p>crt128="○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9]" office:value-type="string" office:string-value="á" calcext:value-type="string">
            <text:p>á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9]" office:value-type="string" office:string-value="crt128" calcext:value-type="string">
            <text:p>crt12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9];&quot; &quot;;[.J129];[.K129];[.L129];[.M129];[.N129];[.O129];[.P129];[.Q129];[.R129];[.S129];[.T129];[.U129];[.V129];[.W129];[.X129];[.Y129];[.Z129];[.AA129];[.AB129];[.AC129];[.AD129];[.AE129])" office:value-type="string" office:string-value="elif lista_1[f2]==&quot;á&quot; :lista_2.append(crt128)" calcext:value-type="string">
            <text:p>elif lista_1[f2]=="á" :lista_2.append(crt12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í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M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29</text:p>
          </table:table-cell>
          <table:table-cell table:style-name="ce11" table:formula="of:=CONCATENATE([.F130];[.B130];[.C130];[.D130];[.E130])" office:value-type="string" office:string-value="crt129=&quot;M&quot; " calcext:value-type="string">
            <text:p>crt129="M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0]" office:value-type="string" office:string-value="í" calcext:value-type="string">
            <text:p>í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0]" office:value-type="string" office:string-value="crt129" calcext:value-type="string">
            <text:p>crt12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0];&quot; &quot;;[.J130];[.K130];[.L130];[.M130];[.N130];[.O130];[.P130];[.Q130];[.R130];[.S130];[.T130];[.U130];[.V130];[.W130];[.X130];[.Y130];[.Z130];[.AA130];[.AB130];[.AC130];[.AD130];[.AE130])" office:value-type="string" office:string-value="elif lista_1[f2]==&quot;í&quot; :lista_2.append(crt129)" calcext:value-type="string">
            <text:p>elif lista_1[f2]=="í" :lista_2.append(crt12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ó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W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0</text:p>
          </table:table-cell>
          <table:table-cell table:style-name="ce11" table:formula="of:=CONCATENATE([.F131];[.B131];[.C131];[.D131];[.E131])" office:value-type="string" office:string-value="crt130=&quot;W&quot; " calcext:value-type="string">
            <text:p>crt130="W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1]" office:value-type="string" office:string-value="ó" calcext:value-type="string">
            <text:p>ó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1]" office:value-type="string" office:string-value="crt130" calcext:value-type="string">
            <text:p>crt13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1];&quot; &quot;;[.J131];[.K131];[.L131];[.M131];[.N131];[.O131];[.P131];[.Q131];[.R131];[.S131];[.T131];[.U131];[.V131];[.W131];[.X131];[.Y131];[.Z131];[.AA131];[.AB131];[.AC131];[.AD131];[.AE131])" office:value-type="string" office:string-value="elif lista_1[f2]==&quot;ó&quot; :lista_2.append(crt130)" calcext:value-type="string">
            <text:p>elif lista_1[f2]=="ó" :lista_2.append(crt13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[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1</text:p>
          </table:table-cell>
          <table:table-cell table:style-name="ce11" table:formula="of:=CONCATENATE([.F132];[.B132];[.C132];[.D132];[.E132])" office:value-type="string" office:string-value="crt131=&quot;[&quot; " calcext:value-type="string">
            <text:p>crt131="[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2]" office:value-type="string" office:string-value="ú" calcext:value-type="string">
            <text:p>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2]" office:value-type="string" office:string-value="crt131" calcext:value-type="string">
            <text:p>crt13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2];&quot; &quot;;[.J132];[.K132];[.L132];[.M132];[.N132];[.O132];[.P132];[.Q132];[.R132];[.S132];[.T132];[.U132];[.V132];[.W132];[.X132];[.Y132];[.Z132];[.AA132];[.AB132];[.AC132];[.AD132];[.AE132])" office:value-type="string" office:string-value="elif lista_1[f2]==&quot;ú&quot; :lista_2.append(crt131)" calcext:value-type="string">
            <text:p>elif lista_1[f2]=="ú" :lista_2.append(crt13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ñ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]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2</text:p>
          </table:table-cell>
          <table:table-cell table:style-name="ce11" table:formula="of:=CONCATENATE([.F133];[.B133];[.C133];[.D133];[.E133])" office:value-type="string" office:string-value="crt132=&quot;]&quot; " calcext:value-type="string">
            <text:p>crt132="]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3]" office:value-type="string" office:string-value="ñ" calcext:value-type="string">
            <text:p>ñ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3]" office:value-type="string" office:string-value="crt132" calcext:value-type="string">
            <text:p>crt13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3];&quot; &quot;;[.J133];[.K133];[.L133];[.M133];[.N133];[.O133];[.P133];[.Q133];[.R133];[.S133];[.T133];[.U133];[.V133];[.W133];[.X133];[.Y133];[.Z133];[.AA133];[.AB133];[.AC133];[.AD133];[.AE133])" office:value-type="string" office:string-value="elif lista_1[f2]==&quot;ñ&quot; :lista_2.append(crt132)" calcext:value-type="string">
            <text:p>elif lista_1[f2]=="ñ" :lista_2.append(crt13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Ñ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ò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3</text:p>
          </table:table-cell>
          <table:table-cell table:style-name="ce11" table:formula="of:=CONCATENATE([.F134];[.B134];[.C134];[.D134];[.E134])" office:value-type="string" office:string-value="crt133=&quot;ò&quot; " calcext:value-type="string">
            <text:p>crt133="ò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4]" office:value-type="string" office:string-value="Ñ" calcext:value-type="string">
            <text:p>Ñ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4]" office:value-type="string" office:string-value="crt133" calcext:value-type="string">
            <text:p>crt13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4];&quot; &quot;;[.J134];[.K134];[.L134];[.M134];[.N134];[.O134];[.P134];[.Q134];[.R134];[.S134];[.T134];[.U134];[.V134];[.W134];[.X134];[.Y134];[.Z134];[.AA134];[.AB134];[.AC134];[.AD134];[.AE134])" office:value-type="string" office:string-value="elif lista_1[f2]==&quot;Ñ&quot; :lista_2.append(crt133)" calcext:value-type="string">
            <text:p>elif lista_1[f2]=="Ñ" :lista_2.append(crt13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ª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◙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4</text:p>
          </table:table-cell>
          <table:table-cell table:style-name="ce11" table:formula="of:=CONCATENATE([.F135];[.B135];[.C135];[.D135];[.E135])" office:value-type="string" office:string-value="crt134=&quot;◙&quot; " calcext:value-type="string">
            <text:p>crt134="◙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5]" office:value-type="string" office:string-value="ª" calcext:value-type="string">
            <text:p>ª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5]" office:value-type="string" office:string-value="crt134" calcext:value-type="string">
            <text:p>crt13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5];&quot; &quot;;[.J135];[.K135];[.L135];[.M135];[.N135];[.O135];[.P135];[.Q135];[.R135];[.S135];[.T135];[.U135];[.V135];[.W135];[.X135];[.Y135];[.Z135];[.AA135];[.AB135];[.AC135];[.AD135];[.AE135])" office:value-type="string" office:string-value="elif lista_1[f2]==&quot;ª&quot; :lista_2.append(crt134)" calcext:value-type="string">
            <text:p>elif lista_1[f2]=="ª" :lista_2.append(crt13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$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5</text:p>
          </table:table-cell>
          <table:table-cell table:style-name="ce11" table:formula="of:=CONCATENATE([.F136];[.B136];[.C136];[.D136];[.E136])" office:value-type="string" office:string-value="crt135=&quot;$&quot; " calcext:value-type="string">
            <text:p>crt135="$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6]" office:value-type="string" office:string-value="º" calcext:value-type="string">
            <text:p>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6]" office:value-type="string" office:string-value="crt135" calcext:value-type="string">
            <text:p>crt13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6];&quot; &quot;;[.J136];[.K136];[.L136];[.M136];[.N136];[.O136];[.P136];[.Q136];[.R136];[.S136];[.T136];[.U136];[.V136];[.W136];[.X136];[.Y136];[.Z136];[.AA136];[.AB136];[.AC136];[.AD136];[.AE136])" office:value-type="string" office:string-value="elif lista_1[f2]==&quot;º&quot; :lista_2.append(crt135)" calcext:value-type="string">
            <text:p>elif lista_1[f2]=="º" :lista_2.append(crt13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¿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¨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6</text:p>
          </table:table-cell>
          <table:table-cell table:style-name="ce11" table:formula="of:=CONCATENATE([.F137];[.B137];[.C137];[.D137];[.E137])" office:value-type="string" office:string-value="crt136=&quot;¨&quot; " calcext:value-type="string">
            <text:p>crt136="¨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7]" office:value-type="string" office:string-value="¿" calcext:value-type="string">
            <text:p>¿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7]" office:value-type="string" office:string-value="crt136" calcext:value-type="string">
            <text:p>crt13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7];&quot; &quot;;[.J137];[.K137];[.L137];[.M137];[.N137];[.O137];[.P137];[.Q137];[.R137];[.S137];[.T137];[.U137];[.V137];[.W137];[.X137];[.Y137];[.Z137];[.AA137];[.AB137];[.AC137];[.AD137];[.AE137])" office:value-type="string" office:string-value="elif lista_1[f2]==&quot;¿&quot; :lista_2.append(crt136)" calcext:value-type="string">
            <text:p>elif lista_1[f2]=="¿" :lista_2.append(crt13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®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Â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7</text:p>
          </table:table-cell>
          <table:table-cell table:style-name="ce11" table:formula="of:=CONCATENATE([.F138];[.B138];[.C138];[.D138];[.E138])" office:value-type="string" office:string-value="crt137=&quot;Â&quot; " calcext:value-type="string">
            <text:p>crt137="Â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8]" office:value-type="string" office:string-value="®" calcext:value-type="string">
            <text:p>®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8]" office:value-type="string" office:string-value="crt137" calcext:value-type="string">
            <text:p>crt13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8];&quot; &quot;;[.J138];[.K138];[.L138];[.M138];[.N138];[.O138];[.P138];[.Q138];[.R138];[.S138];[.T138];[.U138];[.V138];[.W138];[.X138];[.Y138];[.Z138];[.AA138];[.AB138];[.AC138];[.AD138];[.AE138])" office:value-type="string" office:string-value="elif lista_1[f2]==&quot;®&quot; :lista_2.append(crt137)" calcext:value-type="string">
            <text:p>elif lista_1[f2]=="®" :lista_2.append(crt13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8</text:p>
          </table:table-cell>
          <table:table-cell table:style-name="ce11" table:formula="of:=CONCATENATE([.F139];[.B139];[.C139];[.D139];[.E139])" office:value-type="string" office:string-value="crt138=&quot;ì&quot; " calcext:value-type="string">
            <text:p>crt138="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9]" office:value-type="string" office:string-value="¬" calcext:value-type="string">
            <text:p>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9]" office:value-type="string" office:string-value="crt138" calcext:value-type="string">
            <text:p>crt13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9];&quot; &quot;;[.J139];[.K139];[.L139];[.M139];[.N139];[.O139];[.P139];[.Q139];[.R139];[.S139];[.T139];[.U139];[.V139];[.W139];[.X139];[.Y139];[.Z139];[.AA139];[.AB139];[.AC139];[.AD139];[.AE139])" office:value-type="string" office:string-value="elif lista_1[f2]==&quot;¬&quot; :lista_2.append(crt138)" calcext:value-type="string">
            <text:p>elif lista_1[f2]=="¬" :lista_2.append(crt13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½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F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39</text:p>
          </table:table-cell>
          <table:table-cell table:style-name="ce11" table:formula="of:=CONCATENATE([.F140];[.B140];[.C140];[.D140];[.E140])" office:value-type="string" office:string-value="crt139=&quot;F&quot; " calcext:value-type="string">
            <text:p>crt139="F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0]" office:value-type="string" office:string-value="½" calcext:value-type="string">
            <text:p>½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0]" office:value-type="string" office:string-value="crt139" calcext:value-type="string">
            <text:p>crt13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0];&quot; &quot;;[.J140];[.K140];[.L140];[.M140];[.N140];[.O140];[.P140];[.Q140];[.R140];[.S140];[.T140];[.U140];[.V140];[.W140];[.X140];[.Y140];[.Z140];[.AA140];[.AB140];[.AC140];[.AD140];[.AE140])" office:value-type="string" office:string-value="elif lista_1[f2]==&quot;½&quot; :lista_2.append(crt139)" calcext:value-type="string">
            <text:p>elif lista_1[f2]=="½" :lista_2.append(crt13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0</text:p>
          </table:table-cell>
          <table:table-cell table:style-name="ce11" table:formula="of:=CONCATENATE([.F141];[.B141];[.C141];[.D141];[.E141])" office:value-type="string" office:string-value="crt140=&quot;╠&quot; " calcext:value-type="string">
            <text:p>crt140="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1]" office:value-type="string" office:string-value="¼" calcext:value-type="string">
            <text:p>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1]" office:value-type="string" office:string-value="crt140" calcext:value-type="string">
            <text:p>crt14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1];&quot; &quot;;[.J141];[.K141];[.L141];[.M141];[.N141];[.O141];[.P141];[.Q141];[.R141];[.S141];[.T141];[.U141];[.V141];[.W141];[.X141];[.Y141];[.Z141];[.AA141];[.AB141];[.AC141];[.AD141];[.AE141])" office:value-type="string" office:string-value="elif lista_1[f2]==&quot;¼&quot; :lista_2.append(crt140)" calcext:value-type="string">
            <text:p>elif lista_1[f2]=="¼" :lista_2.append(crt14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¡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Ä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1</text:p>
          </table:table-cell>
          <table:table-cell table:style-name="ce11" table:formula="of:=CONCATENATE([.F142];[.B142];[.C142];[.D142];[.E142])" office:value-type="string" office:string-value="crt141=&quot;Ä&quot; " calcext:value-type="string">
            <text:p>crt141="Ä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2]" office:value-type="string" office:string-value="¡" calcext:value-type="string">
            <text:p>¡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2]" office:value-type="string" office:string-value="crt141" calcext:value-type="string">
            <text:p>crt14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2];&quot; &quot;;[.J142];[.K142];[.L142];[.M142];[.N142];[.O142];[.P142];[.Q142];[.R142];[.S142];[.T142];[.U142];[.V142];[.W142];[.X142];[.Y142];[.Z142];[.AA142];[.AB142];[.AC142];[.AD142];[.AE142])" office:value-type="string" office:string-value="elif lista_1[f2]==&quot;¡&quot; :lista_2.append(crt141)" calcext:value-type="string">
            <text:p>elif lista_1[f2]=="¡" :lista_2.append(crt14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«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ß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2</text:p>
          </table:table-cell>
          <table:table-cell table:style-name="ce11" table:formula="of:=CONCATENATE([.F143];[.B143];[.C143];[.D143];[.E143])" office:value-type="string" office:string-value="crt142=&quot;ß&quot; " calcext:value-type="string">
            <text:p>crt142="ß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3]" office:value-type="string" office:string-value="«" calcext:value-type="string">
            <text:p>«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3]" office:value-type="string" office:string-value="crt142" calcext:value-type="string">
            <text:p>crt14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3];&quot; &quot;;[.J143];[.K143];[.L143];[.M143];[.N143];[.O143];[.P143];[.Q143];[.R143];[.S143];[.T143];[.U143];[.V143];[.W143];[.X143];[.Y143];[.Z143];[.AA143];[.AB143];[.AC143];[.AD143];[.AE143])" office:value-type="string" office:string-value="elif lista_1[f2]==&quot;«&quot; :lista_2.append(crt142)" calcext:value-type="string">
            <text:p>elif lista_1[f2]=="«" :lista_2.append(crt14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»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Ë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3</text:p>
          </table:table-cell>
          <table:table-cell table:style-name="ce11" table:formula="of:=CONCATENATE([.F144];[.B144];[.C144];[.D144];[.E144])" office:value-type="string" office:string-value="crt143=&quot;Ë&quot; " calcext:value-type="string">
            <text:p>crt143="Ë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4]" office:value-type="string" office:string-value="»" calcext:value-type="string">
            <text:p>»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4]" office:value-type="string" office:string-value="crt143" calcext:value-type="string">
            <text:p>crt14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4];&quot; &quot;;[.J144];[.K144];[.L144];[.M144];[.N144];[.O144];[.P144];[.Q144];[.R144];[.S144];[.T144];[.U144];[.V144];[.W144];[.X144];[.Y144];[.Z144];[.AA144];[.AB144];[.AC144];[.AD144];[.AE144])" office:value-type="string" office:string-value="elif lista_1[f2]==&quot;»&quot; :lista_2.append(crt143)" calcext:value-type="string">
            <text:p>elif lista_1[f2]=="»" :lista_2.append(crt14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░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»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4</text:p>
          </table:table-cell>
          <table:table-cell table:style-name="ce11" table:formula="of:=CONCATENATE([.F145];[.B145];[.C145];[.D145];[.E145])" office:value-type="string" office:string-value="crt144=&quot;»&quot; " calcext:value-type="string">
            <text:p>crt144="»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5]" office:value-type="string" office:string-value="░" calcext:value-type="string">
            <text:p>░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5]" office:value-type="string" office:string-value="crt144" calcext:value-type="string">
            <text:p>crt14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5];&quot; &quot;;[.J145];[.K145];[.L145];[.M145];[.N145];[.O145];[.P145];[.Q145];[.R145];[.S145];[.T145];[.U145];[.V145];[.W145];[.X145];[.Y145];[.Z145];[.AA145];[.AB145];[.AC145];[.AD145];[.AE145])" office:value-type="string" office:string-value="elif lista_1[f2]==&quot;░&quot; :lista_2.append(crt144)" calcext:value-type="string">
            <text:p>elif lista_1[f2]=="░" :lista_2.append(crt14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▒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‗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5</text:p>
          </table:table-cell>
          <table:table-cell table:style-name="ce11" table:formula="of:=CONCATENATE([.F146];[.B146];[.C146];[.D146];[.E146])" office:value-type="string" office:string-value="crt145=&quot;‗&quot; " calcext:value-type="string">
            <text:p>crt145="‗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6]" office:value-type="string" office:string-value="▒" calcext:value-type="string">
            <text:p>▒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6]" office:value-type="string" office:string-value="crt145" calcext:value-type="string">
            <text:p>crt14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6];&quot; &quot;;[.J146];[.K146];[.L146];[.M146];[.N146];[.O146];[.P146];[.Q146];[.R146];[.S146];[.T146];[.U146];[.V146];[.W146];[.X146];[.Y146];[.Z146];[.AA146];[.AB146];[.AC146];[.AD146];[.AE146])" office:value-type="string" office:string-value="elif lista_1[f2]==&quot;▒&quot; :lista_2.append(crt145)" calcext:value-type="string">
            <text:p>elif lista_1[f2]=="▒" :lista_2.append(crt14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▓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Ð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6</text:p>
          </table:table-cell>
          <table:table-cell table:style-name="ce11" table:formula="of:=CONCATENATE([.F147];[.B147];[.C147];[.D147];[.E147])" office:value-type="string" office:string-value="crt146=&quot;Ð&quot; " calcext:value-type="string">
            <text:p>crt146="Ð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7]" office:value-type="string" office:string-value="▓" calcext:value-type="string">
            <text:p>▓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7]" office:value-type="string" office:string-value="crt146" calcext:value-type="string">
            <text:p>crt14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7];&quot; &quot;;[.J147];[.K147];[.L147];[.M147];[.N147];[.O147];[.P147];[.Q147];[.R147];[.S147];[.T147];[.U147];[.V147];[.W147];[.X147];[.Y147];[.Z147];[.AA147];[.AB147];[.AC147];[.AD147];[.AE147])" office:value-type="string" office:string-value="elif lista_1[f2]==&quot;▓&quot; :lista_2.append(crt146)" calcext:value-type="string">
            <text:p>elif lista_1[f2]=="▓" :lista_2.append(crt14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│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7</text:p>
          </table:table-cell>
          <table:table-cell table:style-name="ce11" table:formula="of:=CONCATENATE([.F148];[.B148];[.C148];[.D148];[.E148])" office:value-type="string" office:string-value="crt147=&quot;╬&quot; " calcext:value-type="string">
            <text:p>crt147="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8]" office:value-type="string" office:string-value="│" calcext:value-type="string">
            <text:p>│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8]" office:value-type="string" office:string-value="crt147" calcext:value-type="string">
            <text:p>crt14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8];&quot; &quot;;[.J148];[.K148];[.L148];[.M148];[.N148];[.O148];[.P148];[.Q148];[.R148];[.S148];[.T148];[.U148];[.V148];[.W148];[.X148];[.Y148];[.Z148];[.AA148];[.AB148];[.AC148];[.AD148];[.AE148])" office:value-type="string" office:string-value="elif lista_1[f2]==&quot;│&quot; :lista_2.append(crt147)" calcext:value-type="string">
            <text:p>elif lista_1[f2]=="│" :lista_2.append(crt14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┤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Ù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8</text:p>
          </table:table-cell>
          <table:table-cell table:style-name="ce11" table:formula="of:=CONCATENATE([.F149];[.B149];[.C149];[.D149];[.E149])" office:value-type="string" office:string-value="crt148=&quot;Ù&quot; " calcext:value-type="string">
            <text:p>crt148="Ù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9]" office:value-type="string" office:string-value="┤" calcext:value-type="string">
            <text:p>┤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9]" office:value-type="string" office:string-value="crt148" calcext:value-type="string">
            <text:p>crt14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9];&quot; &quot;;[.J149];[.K149];[.L149];[.M149];[.N149];[.O149];[.P149];[.Q149];[.R149];[.S149];[.T149];[.U149];[.V149];[.W149];[.X149];[.Y149];[.Z149];[.AA149];[.AB149];[.AC149];[.AD149];[.AE149])" office:value-type="string" office:string-value="elif lista_1[f2]==&quot;┤&quot; :lista_2.append(crt148)" calcext:value-type="string">
            <text:p>elif lista_1[f2]=="┤" :lista_2.append(crt14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Á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|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49</text:p>
          </table:table-cell>
          <table:table-cell table:style-name="ce11" table:formula="of:=CONCATENATE([.F150];[.B150];[.C150];[.D150];[.E150])" office:value-type="string" office:string-value="crt149=&quot;|&quot; " calcext:value-type="string">
            <text:p>crt149="|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0]" office:value-type="string" office:string-value="Á" calcext:value-type="string">
            <text:p>Á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0]" office:value-type="string" office:string-value="crt149" calcext:value-type="string">
            <text:p>crt14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0];&quot; &quot;;[.J150];[.K150];[.L150];[.M150];[.N150];[.O150];[.P150];[.Q150];[.R150];[.S150];[.T150];[.U150];[.V150];[.W150];[.X150];[.Y150];[.Z150];[.AA150];[.AB150];[.AC150];[.AD150];[.AE150])" office:value-type="string" office:string-value="elif lista_1[f2]==&quot;Á&quot; :lista_2.append(crt149)" calcext:value-type="string">
            <text:p>elif lista_1[f2]=="Á" :lista_2.append(crt14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Â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0</text:p>
          </table:table-cell>
          <table:table-cell table:style-name="ce11" table:formula="of:=CONCATENATE([.F151];[.B151];[.C151];[.D151];[.E151])" office:value-type="string" office:string-value="crt150=&quot;Ã&quot; " calcext:value-type="string">
            <text:p>crt150="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1]" office:value-type="string" office:string-value="Â" calcext:value-type="string">
            <text:p>Â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1]" office:value-type="string" office:string-value="crt150" calcext:value-type="string">
            <text:p>crt15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1];&quot; &quot;;[.J151];[.K151];[.L151];[.M151];[.N151];[.O151];[.P151];[.Q151];[.R151];[.S151];[.T151];[.U151];[.V151];[.W151];[.X151];[.Y151];[.Z151];[.AA151];[.AB151];[.AC151];[.AD151];[.AE151])" office:value-type="string" office:string-value="elif lista_1[f2]==&quot;Â&quot; :lista_2.append(crt150)" calcext:value-type="string">
            <text:p>elif lista_1[f2]=="Â" :lista_2.append(crt15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ª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1</text:p>
          </table:table-cell>
          <table:table-cell table:style-name="ce11" table:formula="of:=CONCATENATE([.F152];[.B152];[.C152];[.D152];[.E152])" office:value-type="string" office:string-value="crt151=&quot;ª&quot; " calcext:value-type="string">
            <text:p>crt151="ª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2]" office:value-type="string" office:string-value="À" calcext:value-type="string">
            <text:p>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2]" office:value-type="string" office:string-value="crt151" calcext:value-type="string">
            <text:p>crt15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2];&quot; &quot;;[.J152];[.K152];[.L152];[.M152];[.N152];[.O152];[.P152];[.Q152];[.R152];[.S152];[.T152];[.U152];[.V152];[.W152];[.X152];[.Y152];[.Z152];[.AA152];[.AB152];[.AC152];[.AD152];[.AE152])" office:value-type="string" office:string-value="elif lista_1[f2]==&quot;À&quot; :lista_2.append(crt151)" calcext:value-type="string">
            <text:p>elif lista_1[f2]=="À" :lista_2.append(crt15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©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Í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2</text:p>
          </table:table-cell>
          <table:table-cell table:style-name="ce11" table:formula="of:=CONCATENATE([.F153];[.B153];[.C153];[.D153];[.E153])" office:value-type="string" office:string-value="crt152=&quot;Í&quot; " calcext:value-type="string">
            <text:p>crt152="Í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3]" office:value-type="string" office:string-value="©" calcext:value-type="string">
            <text:p>©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3]" office:value-type="string" office:string-value="crt152" calcext:value-type="string">
            <text:p>crt15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3];&quot; &quot;;[.J153];[.K153];[.L153];[.M153];[.N153];[.O153];[.P153];[.Q153];[.R153];[.S153];[.T153];[.U153];[.V153];[.W153];[.X153];[.Y153];[.Z153];[.AA153];[.AB153];[.AC153];[.AD153];[.AE153])" office:value-type="string" office:string-value="elif lista_1[f2]==&quot;©&quot; :lista_2.append(crt152)" calcext:value-type="string">
            <text:p>elif lista_1[f2]=="©" :lista_2.append(crt15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┌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3</text:p>
          </table:table-cell>
          <table:table-cell table:style-name="ce11" table:formula="of:=CONCATENATE([.F154];[.B154];[.C154];[.D154];[.E154])" office:value-type="string" office:string-value="crt153=&quot;┌&quot; " calcext:value-type="string">
            <text:p>crt153="┌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4]" office:value-type="string" office:string-value="╣" calcext:value-type="string">
            <text:p>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4]" office:value-type="string" office:string-value="crt153" calcext:value-type="string">
            <text:p>crt15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4];&quot; &quot;;[.J154];[.K154];[.L154];[.M154];[.N154];[.O154];[.P154];[.Q154];[.R154];[.S154];[.T154];[.U154];[.V154];[.W154];[.X154];[.Y154];[.Z154];[.AA154];[.AB154];[.AC154];[.AD154];[.AE154])" office:value-type="string" office:string-value="elif lista_1[f2]==&quot;╣&quot; :lista_2.append(crt153)" calcext:value-type="string">
            <text:p>elif lista_1[f2]=="╣" :lista_2.append(crt15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║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4</text:p>
          </table:table-cell>
          <table:table-cell table:style-name="ce11" table:formula="of:=CONCATENATE([.F155];[.B155];[.C155];[.D155];[.E155])" office:value-type="string" office:string-value="crt154=&quot;Ü&quot; " calcext:value-type="string">
            <text:p>crt154="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5]" office:value-type="string" office:string-value="║" calcext:value-type="string">
            <text:p>║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5]" office:value-type="string" office:string-value="crt154" calcext:value-type="string">
            <text:p>crt15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5];&quot; &quot;;[.J155];[.K155];[.L155];[.M155];[.N155];[.O155];[.P155];[.Q155];[.R155];[.S155];[.T155];[.U155];[.V155];[.W155];[.X155];[.Y155];[.Z155];[.AA155];[.AB155];[.AC155];[.AD155];[.AE155])" office:value-type="string" office:string-value="elif lista_1[f2]==&quot;║&quot; :lista_2.append(crt154)" calcext:value-type="string">
            <text:p>elif lista_1[f2]=="║" :lista_2.append(crt15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╗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O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5</text:p>
          </table:table-cell>
          <table:table-cell table:style-name="ce11" table:formula="of:=CONCATENATE([.F156];[.B156];[.C156];[.D156];[.E156])" office:value-type="string" office:string-value="crt155=&quot;O&quot; " calcext:value-type="string">
            <text:p>crt155="O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6]" office:value-type="string" office:string-value="╗" calcext:value-type="string">
            <text:p>╗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6]" office:value-type="string" office:string-value="crt155" calcext:value-type="string">
            <text:p>crt15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6];&quot; &quot;;[.J156];[.K156];[.L156];[.M156];[.N156];[.O156];[.P156];[.Q156];[.R156];[.S156];[.T156];[.U156];[.V156];[.W156];[.X156];[.Y156];[.Z156];[.AA156];[.AB156];[.AC156];[.AD156];[.AE156])" office:value-type="string" office:string-value="elif lista_1[f2]==&quot;╗&quot; :lista_2.append(crt155)" calcext:value-type="string">
            <text:p>elif lista_1[f2]=="╗" :lista_2.append(crt15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╝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a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6</text:p>
          </table:table-cell>
          <table:table-cell table:style-name="ce11" table:formula="of:=CONCATENATE([.F157];[.B157];[.C157];[.D157];[.E157])" office:value-type="string" office:string-value="crt156=&quot;a&quot; " calcext:value-type="string">
            <text:p>crt156="a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7]" office:value-type="string" office:string-value="╝" calcext:value-type="string">
            <text:p>╝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7]" office:value-type="string" office:string-value="crt156" calcext:value-type="string">
            <text:p>crt15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7];&quot; &quot;;[.J157];[.K157];[.L157];[.M157];[.N157];[.O157];[.P157];[.Q157];[.R157];[.S157];[.T157];[.U157];[.V157];[.W157];[.X157];[.Y157];[.Z157];[.AA157];[.AB157];[.AC157];[.AD157];[.AE157])" office:value-type="string" office:string-value="elif lista_1[f2]==&quot;╝&quot; :lista_2.append(crt156)" calcext:value-type="string">
            <text:p>elif lista_1[f2]=="╝" :lista_2.append(crt15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¢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7</text:p>
          </table:table-cell>
          <table:table-cell table:style-name="ce11" table:formula="of:=CONCATENATE([.F158];[.B158];[.C158];[.D158];[.E158])" office:value-type="string" office:string-value="crt157=&quot;0&quot; " calcext:value-type="string">
            <text:p>crt157="0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8]" office:value-type="string" office:string-value="¢" calcext:value-type="string">
            <text:p>¢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8]" office:value-type="string" office:string-value="crt157" calcext:value-type="string">
            <text:p>crt15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8];&quot; &quot;;[.J158];[.K158];[.L158];[.M158];[.N158];[.O158];[.P158];[.Q158];[.R158];[.S158];[.T158];[.U158];[.V158];[.W158];[.X158];[.Y158];[.Z158];[.AA158];[.AB158];[.AC158];[.AD158];[.AE158])" office:value-type="string" office:string-value="elif lista_1[f2]==&quot;¢&quot; :lista_2.append(crt157)" calcext:value-type="string">
            <text:p>elif lista_1[f2]=="¢" :lista_2.append(crt15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¥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)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8</text:p>
          </table:table-cell>
          <table:table-cell table:style-name="ce11" table:formula="of:=CONCATENATE([.F159];[.B159];[.C159];[.D159];[.E159])" office:value-type="string" office:string-value="crt158=&quot;)&quot; " calcext:value-type="string">
            <text:p>crt158=")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9]" office:value-type="string" office:string-value="¥" calcext:value-type="string">
            <text:p>¥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9]" office:value-type="string" office:string-value="crt158" calcext:value-type="string">
            <text:p>crt15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9];&quot; &quot;;[.J159];[.K159];[.L159];[.M159];[.N159];[.O159];[.P159];[.Q159];[.R159];[.S159];[.T159];[.U159];[.V159];[.W159];[.X159];[.Y159];[.Z159];[.AA159];[.AB159];[.AC159];[.AD159];[.AE159])" office:value-type="string" office:string-value="elif lista_1[f2]==&quot;¥&quot; :lista_2.append(crt158)" calcext:value-type="string">
            <text:p>elif lista_1[f2]=="¥" :lista_2.append(crt15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┐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&amp;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59</text:p>
          </table:table-cell>
          <table:table-cell table:style-name="ce11" table:formula="of:=CONCATENATE([.F160];[.B160];[.C160];[.D160];[.E160])" office:value-type="string" office:string-value="crt159=&quot;&amp;&quot; " calcext:value-type="string">
            <text:p>crt159="&amp;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0]" office:value-type="string" office:string-value="┐" calcext:value-type="string">
            <text:p>┐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0]" office:value-type="string" office:string-value="crt159" calcext:value-type="string">
            <text:p>crt15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0];&quot; &quot;;[.J160];[.K160];[.L160];[.M160];[.N160];[.O160];[.P160];[.Q160];[.R160];[.S160];[.T160];[.U160];[.V160];[.W160];[.X160];[.Y160];[.Z160];[.AA160];[.AB160];[.AC160];[.AD160];[.AE160])" office:value-type="string" office:string-value="elif lista_1[f2]==&quot;┐&quot; :lista_2.append(crt159)" calcext:value-type="string">
            <text:p>elif lista_1[f2]=="┐" :lista_2.append(crt15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└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0</text:p>
          </table:table-cell>
          <table:table-cell table:style-name="ce11" table:formula="of:=CONCATENATE([.F161];[.B161];[.C161];[.D161];[.E161])" office:value-type="string" office:string-value="crt160=&quot;ã&quot; " calcext:value-type="string">
            <text:p>crt160="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1]" office:value-type="string" office:string-value="└" calcext:value-type="string">
            <text:p>└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1]" office:value-type="string" office:string-value="crt160" calcext:value-type="string">
            <text:p>crt16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1];&quot; &quot;;[.J161];[.K161];[.L161];[.M161];[.N161];[.O161];[.P161];[.Q161];[.R161];[.S161];[.T161];[.U161];[.V161];[.W161];[.X161];[.Y161];[.Z161];[.AA161];[.AB161];[.AC161];[.AD161];[.AE161])" office:value-type="string" office:string-value="elif lista_1[f2]==&quot;└&quot; :lista_2.append(crt160)" calcext:value-type="string">
            <text:p>elif lista_1[f2]=="└" :lista_2.append(crt16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┴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↨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1</text:p>
          </table:table-cell>
          <table:table-cell table:style-name="ce11" table:formula="of:=CONCATENATE([.F162];[.B162];[.C162];[.D162];[.E162])" office:value-type="string" office:string-value="crt161=&quot;↨&quot; " calcext:value-type="string">
            <text:p>crt161="↨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2]" office:value-type="string" office:string-value="┴" calcext:value-type="string">
            <text:p>┴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2]" office:value-type="string" office:string-value="crt161" calcext:value-type="string">
            <text:p>crt16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2];&quot; &quot;;[.J162];[.K162];[.L162];[.M162];[.N162];[.O162];[.P162];[.Q162];[.R162];[.S162];[.T162];[.U162];[.V162];[.W162];[.X162];[.Y162];[.Z162];[.AA162];[.AB162];[.AC162];[.AD162];[.AE162])" office:value-type="string" office:string-value="elif lista_1[f2]==&quot;┴&quot; :lista_2.append(crt161)" calcext:value-type="string">
            <text:p>elif lista_1[f2]=="┴" :lista_2.append(crt16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=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2</text:p>
          </table:table-cell>
          <table:table-cell table:style-name="ce11" table:formula="of:=CONCATENATE([.F163];[.B163];[.C163];[.D163];[.E163])" office:value-type="string" office:string-value="crt162=&quot;=&quot; " calcext:value-type="string">
            <text:p>crt162="=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3]" office:value-type="string" office:string-value="┬" calcext:value-type="string">
            <text:p>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3]" office:value-type="string" office:string-value="crt162" calcext:value-type="string">
            <text:p>crt16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3];&quot; &quot;;[.J163];[.K163];[.L163];[.M163];[.N163];[.O163];[.P163];[.Q163];[.R163];[.S163];[.T163];[.U163];[.V163];[.W163];[.X163];[.Y163];[.Z163];[.AA163];[.AB163];[.AC163];[.AD163];[.AE163])" office:value-type="string" office:string-value="elif lista_1[f2]==&quot;┬&quot; :lista_2.append(crt162)" calcext:value-type="string">
            <text:p>elif lista_1[f2]=="┬" :lista_2.append(crt16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├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Ø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3</text:p>
          </table:table-cell>
          <table:table-cell table:style-name="ce11" table:formula="of:=CONCATENATE([.F164];[.B164];[.C164];[.D164];[.E164])" office:value-type="string" office:string-value="crt163=&quot;Ø&quot; " calcext:value-type="string">
            <text:p>crt163="Ø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4]" office:value-type="string" office:string-value="├" calcext:value-type="string">
            <text:p>├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4]" office:value-type="string" office:string-value="crt163" calcext:value-type="string">
            <text:p>crt16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4];&quot; &quot;;[.J164];[.K164];[.L164];[.M164];[.N164];[.O164];[.P164];[.Q164];[.R164];[.S164];[.T164];[.U164];[.V164];[.W164];[.X164];[.Y164];[.Z164];[.AA164];[.AB164];[.AC164];[.AD164];[.AE164])" office:value-type="string" office:string-value="elif lista_1[f2]==&quot;├&quot; :lista_2.append(crt163)" calcext:value-type="string">
            <text:p>elif lista_1[f2]=="├" :lista_2.append(crt16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─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4</text:p>
          </table:table-cell>
          <table:table-cell table:style-name="ce11" table:formula="of:=CONCATENATE([.F165];[.B165];[.C165];[.D165];[.E165])" office:value-type="string" office:string-value="crt164=&quot;3&quot; " calcext:value-type="string">
            <text:p>crt164="3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5]" office:value-type="string" office:string-value="─" calcext:value-type="string">
            <text:p>─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5]" office:value-type="string" office:string-value="crt164" calcext:value-type="string">
            <text:p>crt16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5];&quot; &quot;;[.J165];[.K165];[.L165];[.M165];[.N165];[.O165];[.P165];[.Q165];[.R165];[.S165];[.T165];[.U165];[.V165];[.W165];[.X165];[.Y165];[.Z165];[.AA165];[.AB165];[.AC165];[.AD165];[.AE165])" office:value-type="string" office:string-value="elif lista_1[f2]==&quot;─&quot; :lista_2.append(crt164)" calcext:value-type="string">
            <text:p>elif lista_1[f2]=="─" :lista_2.append(crt16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r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5</text:p>
          </table:table-cell>
          <table:table-cell table:style-name="ce11" table:formula="of:=CONCATENATE([.F166];[.B166];[.C166];[.D166];[.E166])" office:value-type="string" office:string-value="crt165=&quot;r&quot; " calcext:value-type="string">
            <text:p>crt165="r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6]" office:value-type="string" office:string-value="┼" calcext:value-type="string">
            <text:p>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6]" office:value-type="string" office:string-value="crt165" calcext:value-type="string">
            <text:p>crt16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6];&quot; &quot;;[.J166];[.K166];[.L166];[.M166];[.N166];[.O166];[.P166];[.Q166];[.R166];[.S166];[.T166];[.U166];[.V166];[.W166];[.X166];[.Y166];[.Z166];[.AA166];[.AB166];[.AC166];[.AD166];[.AE166])" office:value-type="string" office:string-value="elif lista_1[f2]==&quot;┼&quot; :lista_2.append(crt165)" calcext:value-type="string">
            <text:p>elif lista_1[f2]=="┼" :lista_2.append(crt16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¶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6</text:p>
          </table:table-cell>
          <table:table-cell table:style-name="ce11" table:formula="of:=CONCATENATE([.F167];[.B167];[.C167];[.D167];[.E167])" office:value-type="string" office:string-value="crt166=&quot;¶&quot; " calcext:value-type="string">
            <text:p>crt166="¶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7]" office:value-type="string" office:string-value="ã" calcext:value-type="string">
            <text:p>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7]" office:value-type="string" office:string-value="crt166" calcext:value-type="string">
            <text:p>crt16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7];&quot; &quot;;[.J167];[.K167];[.L167];[.M167];[.N167];[.O167];[.P167];[.Q167];[.R167];[.S167];[.T167];[.U167];[.V167];[.W167];[.X167];[.Y167];[.Z167];[.AA167];[.AB167];[.AC167];[.AD167];[.AE167])" office:value-type="string" office:string-value="elif lista_1[f2]==&quot;ã&quot; :lista_2.append(crt166)" calcext:value-type="string">
            <text:p>elif lista_1[f2]=="ã" :lista_2.append(crt16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╝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7</text:p>
          </table:table-cell>
          <table:table-cell table:style-name="ce11" table:formula="of:=CONCATENATE([.F168];[.B168];[.C168];[.D168];[.E168])" office:value-type="string" office:string-value="crt167=&quot;╝&quot; " calcext:value-type="string">
            <text:p>crt167="╝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8]" office:value-type="string" office:string-value="Ã" calcext:value-type="string">
            <text:p>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8]" office:value-type="string" office:string-value="crt167" calcext:value-type="string">
            <text:p>crt16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8];&quot; &quot;;[.J168];[.K168];[.L168];[.M168];[.N168];[.O168];[.P168];[.Q168];[.R168];[.S168];[.T168];[.U168];[.V168];[.W168];[.X168];[.Y168];[.Z168];[.AA168];[.AB168];[.AC168];[.AD168];[.AE168])" office:value-type="string" office:string-value="elif lista_1[f2]==&quot;Ã&quot; :lista_2.append(crt167)" calcext:value-type="string">
            <text:p>elif lista_1[f2]=="Ã" :lista_2.append(crt16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╚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ù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8</text:p>
          </table:table-cell>
          <table:table-cell table:style-name="ce11" table:formula="of:=CONCATENATE([.F169];[.B169];[.C169];[.D169];[.E169])" office:value-type="string" office:string-value="crt168=&quot;ù&quot; " calcext:value-type="string">
            <text:p>crt168="ù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9]" office:value-type="string" office:string-value="╚" calcext:value-type="string">
            <text:p>╚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9]" office:value-type="string" office:string-value="crt168" calcext:value-type="string">
            <text:p>crt16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9];&quot; &quot;;[.J169];[.K169];[.L169];[.M169];[.N169];[.O169];[.P169];[.Q169];[.R169];[.S169];[.T169];[.U169];[.V169];[.W169];[.X169];[.Y169];[.Z169];[.AA169];[.AB169];[.AC169];[.AD169];[.AE169])" office:value-type="string" office:string-value="elif lista_1[f2]==&quot;╚&quot; :lista_2.append(crt168)" calcext:value-type="string">
            <text:p>elif lista_1[f2]=="╚" :lista_2.append(crt16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╔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69</text:p>
          </table:table-cell>
          <table:table-cell table:style-name="ce11" table:formula="of:=CONCATENATE([.F170];[.B170];[.C170];[.D170];[.E170])" office:value-type="string" office:string-value="crt169=&quot;╦&quot; " calcext:value-type="string">
            <text:p>crt169="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0]" office:value-type="string" office:string-value="╔" calcext:value-type="string">
            <text:p>╔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0]" office:value-type="string" office:string-value="crt169" calcext:value-type="string">
            <text:p>crt16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0];&quot; &quot;;[.J170];[.K170];[.L170];[.M170];[.N170];[.O170];[.P170];[.Q170];[.R170];[.S170];[.T170];[.U170];[.V170];[.W170];[.X170];[.Y170];[.Z170];[.AA170];[.AB170];[.AC170];[.AD170];[.AE170])" office:value-type="string" office:string-value="elif lista_1[f2]==&quot;╔&quot; :lista_2.append(crt169)" calcext:value-type="string">
            <text:p>elif lista_1[f2]=="╔" :lista_2.append(crt16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╩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þ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0</text:p>
          </table:table-cell>
          <table:table-cell table:style-name="ce11" table:formula="of:=CONCATENATE([.F171];[.B171];[.C171];[.D171];[.E171])" office:value-type="string" office:string-value="crt170=&quot;þ&quot; " calcext:value-type="string">
            <text:p>crt170="þ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1]" office:value-type="string" office:string-value="╩" calcext:value-type="string">
            <text:p>╩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1]" office:value-type="string" office:string-value="crt170" calcext:value-type="string">
            <text:p>crt17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1];&quot; &quot;;[.J171];[.K171];[.L171];[.M171];[.N171];[.O171];[.P171];[.Q171];[.R171];[.S171];[.T171];[.U171];[.V171];[.W171];[.X171];[.Y171];[.Z171];[.AA171];[.AB171];[.AC171];[.AD171];[.AE171])" office:value-type="string" office:string-value="elif lista_1[f2]==&quot;╩&quot; :lista_2.append(crt170)" calcext:value-type="string">
            <text:p>elif lista_1[f2]=="╩" :lista_2.append(crt17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U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1</text:p>
          </table:table-cell>
          <table:table-cell table:style-name="ce11" table:formula="of:=CONCATENATE([.F172];[.B172];[.C172];[.D172];[.E172])" office:value-type="string" office:string-value="crt171=&quot;U&quot; " calcext:value-type="string">
            <text:p>crt171="U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2]" office:value-type="string" office:string-value="╦" calcext:value-type="string">
            <text:p>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2]" office:value-type="string" office:string-value="crt171" calcext:value-type="string">
            <text:p>crt17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2];&quot; &quot;;[.J172];[.K172];[.L172];[.M172];[.N172];[.O172];[.P172];[.Q172];[.R172];[.S172];[.T172];[.U172];[.V172];[.W172];[.X172];[.Y172];[.Z172];[.AA172];[.AB172];[.AC172];[.AD172];[.AE172])" office:value-type="string" office:string-value="elif lista_1[f2]==&quot;╦&quot; :lista_2.append(crt171)" calcext:value-type="string">
            <text:p>elif lista_1[f2]=="╦" :lista_2.append(crt17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o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2</text:p>
          </table:table-cell>
          <table:table-cell table:style-name="ce11" table:formula="of:=CONCATENATE([.F173];[.B173];[.C173];[.D173];[.E173])" office:value-type="string" office:string-value="crt172=&quot;o&quot; " calcext:value-type="string">
            <text:p>crt172="o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3]" office:value-type="string" office:string-value="╠" calcext:value-type="string">
            <text:p>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3]" office:value-type="string" office:string-value="crt172" calcext:value-type="string">
            <text:p>crt17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3];&quot; &quot;;[.J173];[.K173];[.L173];[.M173];[.N173];[.O173];[.P173];[.Q173];[.R173];[.S173];[.T173];[.U173];[.V173];[.W173];[.X173];[.Y173];[.Z173];[.AA173];[.AB173];[.AC173];[.AD173];[.AE173])" office:value-type="string" office:string-value="elif lista_1[f2]==&quot;╠&quot; :lista_2.append(crt172)" calcext:value-type="string">
            <text:p>elif lista_1[f2]=="╠" :lista_2.append(crt17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═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®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3</text:p>
          </table:table-cell>
          <table:table-cell table:style-name="ce11" table:formula="of:=CONCATENATE([.F174];[.B174];[.C174];[.D174];[.E174])" office:value-type="string" office:string-value="crt173=&quot;®&quot; " calcext:value-type="string">
            <text:p>crt173="®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4]" office:value-type="string" office:string-value="═" calcext:value-type="string">
            <text:p>═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4]" office:value-type="string" office:string-value="crt173" calcext:value-type="string">
            <text:p>crt17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4];&quot; &quot;;[.J174];[.K174];[.L174];[.M174];[.N174];[.O174];[.P174];[.Q174];[.R174];[.S174];[.T174];[.U174];[.V174];[.W174];[.X174];[.Y174];[.Z174];[.AA174];[.AB174];[.AC174];[.AD174];[.AE174])" office:value-type="string" office:string-value="elif lista_1[f2]==&quot;═&quot; :lista_2.append(crt173)" calcext:value-type="string">
            <text:p>elif lista_1[f2]=="═" :lista_2.append(crt17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◘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4</text:p>
          </table:table-cell>
          <table:table-cell table:style-name="ce11" table:formula="of:=CONCATENATE([.F175];[.B175];[.C175];[.D175];[.E175])" office:value-type="string" office:string-value="crt174=&quot;◘&quot; " calcext:value-type="string">
            <text:p>crt174="◘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5]" office:value-type="string" office:string-value="╬" calcext:value-type="string">
            <text:p>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5]" office:value-type="string" office:string-value="crt174" calcext:value-type="string">
            <text:p>crt17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5];&quot; &quot;;[.J175];[.K175];[.L175];[.M175];[.N175];[.O175];[.P175];[.Q175];[.R175];[.S175];[.T175];[.U175];[.V175];[.W175];[.X175];[.Y175];[.Z175];[.AA175];[.AB175];[.AC175];[.AD175];[.AE175])" office:value-type="string" office:string-value="elif lista_1[f2]==&quot;╬&quot; :lista_2.append(crt174)" calcext:value-type="string">
            <text:p>elif lista_1[f2]=="╬" :lista_2.append(crt17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¤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5</text:p>
          </table:table-cell>
          <table:table-cell table:style-name="ce11" table:formula="of:=CONCATENATE([.F176];[.B176];[.C176];[.D176];[.E176])" office:value-type="string" office:string-value="crt175=&quot;N&quot; " calcext:value-type="string">
            <text:p>crt175="N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6]" office:value-type="string" office:string-value="¤" calcext:value-type="string">
            <text:p>¤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6]" office:value-type="string" office:string-value="crt175" calcext:value-type="string">
            <text:p>crt17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6];&quot; &quot;;[.J176];[.K176];[.L176];[.M176];[.N176];[.O176];[.P176];[.Q176];[.R176];[.S176];[.T176];[.U176];[.V176];[.W176];[.X176];[.Y176];[.Z176];[.AA176];[.AB176];[.AC176];[.AD176];[.AE176])" office:value-type="string" office:string-value="elif lista_1[f2]==&quot;¤&quot; :lista_2.append(crt175)" calcext:value-type="string">
            <text:p>elif lista_1[f2]=="¤" :lista_2.append(crt17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ð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6</text:p>
          </table:table-cell>
          <table:table-cell table:style-name="ce11" table:formula="of:=CONCATENATE([.F177];[.B177];[.C177];[.D177];[.E177])" office:value-type="string" office:string-value="crt176=&quot;§&quot; " calcext:value-type="string">
            <text:p>crt176="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7]" office:value-type="string" office:string-value="ð" calcext:value-type="string">
            <text:p>ð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7]" office:value-type="string" office:string-value="crt176" calcext:value-type="string">
            <text:p>crt17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7];&quot; &quot;;[.J177];[.K177];[.L177];[.M177];[.N177];[.O177];[.P177];[.Q177];[.R177];[.S177];[.T177];[.U177];[.V177];[.W177];[.X177];[.Y177];[.Z177];[.AA177];[.AB177];[.AC177];[.AD177];[.AE177])" office:value-type="string" office:string-value="elif lista_1[f2]==&quot;ð&quot; :lista_2.append(crt176)" calcext:value-type="string">
            <text:p>elif lista_1[f2]=="ð" :lista_2.append(crt17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Ð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¶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7</text:p>
          </table:table-cell>
          <table:table-cell table:style-name="ce11" table:formula="of:=CONCATENATE([.F178];[.B178];[.C178];[.D178];[.E178])" office:value-type="string" office:string-value="crt177=&quot;¶&quot; " calcext:value-type="string">
            <text:p>crt177="¶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8]" office:value-type="string" office:string-value="Ð" calcext:value-type="string">
            <text:p>Ð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8]" office:value-type="string" office:string-value="crt177" calcext:value-type="string">
            <text:p>crt17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8];&quot; &quot;;[.J178];[.K178];[.L178];[.M178];[.N178];[.O178];[.P178];[.Q178];[.R178];[.S178];[.T178];[.U178];[.V178];[.W178];[.X178];[.Y178];[.Z178];[.AA178];[.AB178];[.AC178];[.AD178];[.AE178])" office:value-type="string" office:string-value="elif lista_1[f2]==&quot;Ð&quot; :lista_2.append(crt177)" calcext:value-type="string">
            <text:p>elif lista_1[f2]=="Ð" :lista_2.append(crt17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Ê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║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8</text:p>
          </table:table-cell>
          <table:table-cell table:style-name="ce11" table:formula="of:=CONCATENATE([.F179];[.B179];[.C179];[.D179];[.E179])" office:value-type="string" office:string-value="crt178=&quot;║&quot; " calcext:value-type="string">
            <text:p>crt178="║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9]" office:value-type="string" office:string-value="Ê" calcext:value-type="string">
            <text:p>Ê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9]" office:value-type="string" office:string-value="crt178" calcext:value-type="string">
            <text:p>crt17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9];&quot; &quot;;[.J179];[.K179];[.L179];[.M179];[.N179];[.O179];[.P179];[.Q179];[.R179];[.S179];[.T179];[.U179];[.V179];[.W179];[.X179];[.Y179];[.Z179];[.AA179];[.AB179];[.AC179];[.AD179];[.AE179])" office:value-type="string" office:string-value="elif lista_1[f2]==&quot;Ê&quot; :lista_2.append(crt178)" calcext:value-type="string">
            <text:p>elif lista_1[f2]=="Ê" :lista_2.append(crt17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Ë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ð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79</text:p>
          </table:table-cell>
          <table:table-cell table:style-name="ce11" table:formula="of:=CONCATENATE([.F180];[.B180];[.C180];[.D180];[.E180])" office:value-type="string" office:string-value="crt179=&quot;ð&quot; " calcext:value-type="string">
            <text:p>crt179="ð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0]" office:value-type="string" office:string-value="Ë" calcext:value-type="string">
            <text:p>Ë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0]" office:value-type="string" office:string-value="crt179" calcext:value-type="string">
            <text:p>crt17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0];&quot; &quot;;[.J180];[.K180];[.L180];[.M180];[.N180];[.O180];[.P180];[.Q180];[.R180];[.S180];[.T180];[.U180];[.V180];[.W180];[.X180];[.Y180];[.Z180];[.AA180];[.AB180];[.AC180];[.AD180];[.AE180])" office:value-type="string" office:string-value="elif lista_1[f2]==&quot;Ë&quot; :lista_2.append(crt179)" calcext:value-type="string">
            <text:p>elif lista_1[f2]=="Ë" :lista_2.append(crt17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È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É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0</text:p>
          </table:table-cell>
          <table:table-cell table:style-name="ce11" table:formula="of:=CONCATENATE([.F181];[.B181];[.C181];[.D181];[.E181])" office:value-type="string" office:string-value="crt180=&quot;É&quot; " calcext:value-type="string">
            <text:p>crt180="É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1]" office:value-type="string" office:string-value="È" calcext:value-type="string">
            <text:p>È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1]" office:value-type="string" office:string-value="crt180" calcext:value-type="string">
            <text:p>crt18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1];&quot; &quot;;[.J181];[.K181];[.L181];[.M181];[.N181];[.O181];[.P181];[.Q181];[.R181];[.S181];[.T181];[.U181];[.V181];[.W181];[.X181];[.Y181];[.Z181];[.AA181];[.AB181];[.AC181];[.AD181];[.AE181])" office:value-type="string" office:string-value="elif lista_1[f2]==&quot;È&quot; :lista_2.append(crt180)" calcext:value-type="string">
            <text:p>elif lista_1[f2]=="È" :lista_2.append(crt18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ı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f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1</text:p>
          </table:table-cell>
          <table:table-cell table:style-name="ce11" table:formula="of:=CONCATENATE([.F182];[.B182];[.C182];[.D182];[.E182])" office:value-type="string" office:string-value="crt181=&quot;f&quot; " calcext:value-type="string">
            <text:p>crt181="f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2]" office:value-type="string" office:string-value="ı" calcext:value-type="string">
            <text:p>ı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2]" office:value-type="string" office:string-value="crt181" calcext:value-type="string">
            <text:p>crt18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2];&quot; &quot;;[.J182];[.K182];[.L182];[.M182];[.N182];[.O182];[.P182];[.Q182];[.R182];[.S182];[.T182];[.U182];[.V182];[.W182];[.X182];[.Y182];[.Z182];[.AA182];[.AB182];[.AC182];[.AD182];[.AE182])" office:value-type="string" office:string-value="elif lista_1[f2]==&quot;ı&quot; :lista_2.append(crt181)" calcext:value-type="string">
            <text:p>elif lista_1[f2]=="ı" :lista_2.append(crt18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Í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2</text:p>
          </table:table-cell>
          <table:table-cell table:style-name="ce11" table:formula="of:=CONCATENATE([.F183];[.B183];[.C183];[.D183];[.E183])" office:value-type="string" office:string-value="crt182=&quot;8&quot; " calcext:value-type="string">
            <text:p>crt182="8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3]" office:value-type="string" office:string-value="Í" calcext:value-type="string">
            <text:p>Í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3]" office:value-type="string" office:string-value="crt182" calcext:value-type="string">
            <text:p>crt18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3];&quot; &quot;;[.J183];[.K183];[.L183];[.M183];[.N183];[.O183];[.P183];[.Q183];[.R183];[.S183];[.T183];[.U183];[.V183];[.W183];[.X183];[.Y183];[.Z183];[.AA183];[.AB183];[.AC183];[.AD183];[.AE183])" office:value-type="string" office:string-value="elif lista_1[f2]==&quot;Í&quot; :lista_2.append(crt182)" calcext:value-type="string">
            <text:p>elif lista_1[f2]=="Í" :lista_2.append(crt18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Î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È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3</text:p>
          </table:table-cell>
          <table:table-cell table:style-name="ce11" table:formula="of:=CONCATENATE([.F184];[.B184];[.C184];[.D184];[.E184])" office:value-type="string" office:string-value="crt183=&quot;È&quot; " calcext:value-type="string">
            <text:p>crt183="È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4]" office:value-type="string" office:string-value="Î" calcext:value-type="string">
            <text:p>Î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4]" office:value-type="string" office:string-value="crt183" calcext:value-type="string">
            <text:p>crt18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4];&quot; &quot;;[.J184];[.K184];[.L184];[.M184];[.N184];[.O184];[.P184];[.Q184];[.R184];[.S184];[.T184];[.U184];[.V184];[.W184];[.X184];[.Y184];[.Z184];[.AA184];[.AB184];[.AC184];[.AD184];[.AE184])" office:value-type="string" office:string-value="elif lista_1[f2]==&quot;Î&quot; :lista_2.append(crt183)" calcext:value-type="string">
            <text:p>elif lista_1[f2]=="Î" :lista_2.append(crt18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Ï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I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4</text:p>
          </table:table-cell>
          <table:table-cell table:style-name="ce11" table:formula="of:=CONCATENATE([.F185];[.B185];[.C185];[.D185];[.E185])" office:value-type="string" office:string-value="crt184=&quot;I&quot; " calcext:value-type="string">
            <text:p>crt184="I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5]" office:value-type="string" office:string-value="Ï" calcext:value-type="string">
            <text:p>Ï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5]" office:value-type="string" office:string-value="crt184" calcext:value-type="string">
            <text:p>crt18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5];&quot; &quot;;[.J185];[.K185];[.L185];[.M185];[.N185];[.O185];[.P185];[.Q185];[.R185];[.S185];[.T185];[.U185];[.V185];[.W185];[.X185];[.Y185];[.Z185];[.AA185];[.AB185];[.AC185];[.AD185];[.AE185])" office:value-type="string" office:string-value="elif lista_1[f2]==&quot;Ï&quot; :lista_2.append(crt184)" calcext:value-type="string">
            <text:p>elif lista_1[f2]=="Ï" :lista_2.append(crt18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┘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└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5</text:p>
          </table:table-cell>
          <table:table-cell table:style-name="ce11" table:formula="of:=CONCATENATE([.F186];[.B186];[.C186];[.D186];[.E186])" office:value-type="string" office:string-value="crt185=&quot;└&quot; " calcext:value-type="string">
            <text:p>crt185="└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6]" office:value-type="string" office:string-value="┘" calcext:value-type="string">
            <text:p>┘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6]" office:value-type="string" office:string-value="crt185" calcext:value-type="string">
            <text:p>crt18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6];&quot; &quot;;[.J186];[.K186];[.L186];[.M186];[.N186];[.O186];[.P186];[.Q186];[.R186];[.S186];[.T186];[.U186];[.V186];[.W186];[.X186];[.Y186];[.Z186];[.AA186];[.AB186];[.AC186];[.AD186];[.AE186])" office:value-type="string" office:string-value="elif lista_1[f2]==&quot;┘&quot; :lista_2.append(crt185)" calcext:value-type="string">
            <text:p>elif lista_1[f2]=="┘" :lista_2.append(crt18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┌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e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6</text:p>
          </table:table-cell>
          <table:table-cell table:style-name="ce11" table:formula="of:=CONCATENATE([.F187];[.B187];[.C187];[.D187];[.E187])" office:value-type="string" office:string-value="crt186=&quot;e&quot; " calcext:value-type="string">
            <text:p>crt186="e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7]" office:value-type="string" office:string-value="┌" calcext:value-type="string">
            <text:p>┌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7]" office:value-type="string" office:string-value="crt186" calcext:value-type="string">
            <text:p>crt18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7];&quot; &quot;;[.J187];[.K187];[.L187];[.M187];[.N187];[.O187];[.P187];[.Q187];[.R187];[.S187];[.T187];[.U187];[.V187];[.W187];[.X187];[.Y187];[.Z187];[.AA187];[.AB187];[.AC187];[.AD187];[.AE187])" office:value-type="string" office:string-value="elif lista_1[f2]==&quot;┌&quot; :lista_2.append(crt186)" calcext:value-type="string">
            <text:p>elif lista_1[f2]=="┌" :lista_2.append(crt18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█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ñ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7</text:p>
          </table:table-cell>
          <table:table-cell table:style-name="ce11" table:formula="of:=CONCATENATE([.F188];[.B188];[.C188];[.D188];[.E188])" office:value-type="string" office:string-value="crt187=&quot;ñ&quot; " calcext:value-type="string">
            <text:p>crt187="ñ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8]" office:value-type="string" office:string-value="█" calcext:value-type="string">
            <text:p>█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8]" office:value-type="string" office:string-value="crt187" calcext:value-type="string">
            <text:p>crt18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8];&quot; &quot;;[.J188];[.K188];[.L188];[.M188];[.N188];[.O188];[.P188];[.Q188];[.R188];[.S188];[.T188];[.U188];[.V188];[.W188];[.X188];[.Y188];[.Z188];[.AA188];[.AB188];[.AC188];[.AD188];[.AE188])" office:value-type="string" office:string-value="elif lista_1[f2]==&quot;█&quot; :lista_2.append(crt187)" calcext:value-type="string">
            <text:p>elif lista_1[f2]=="█" :lista_2.append(crt18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▄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╗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8</text:p>
          </table:table-cell>
          <table:table-cell table:style-name="ce11" table:formula="of:=CONCATENATE([.F189];[.B189];[.C189];[.D189];[.E189])" office:value-type="string" office:string-value="crt188=&quot;╗&quot; " calcext:value-type="string">
            <text:p>crt188="╗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9]" office:value-type="string" office:string-value="▄" calcext:value-type="string">
            <text:p>▄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9]" office:value-type="string" office:string-value="crt188" calcext:value-type="string">
            <text:p>crt18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9];&quot; &quot;;[.J189];[.K189];[.L189];[.M189];[.N189];[.O189];[.P189];[.Q189];[.R189];[.S189];[.T189];[.U189];[.V189];[.W189];[.X189];[.Y189];[.Z189];[.AA189];[.AB189];[.AC189];[.AD189];[.AE189])" office:value-type="string" office:string-value="elif lista_1[f2]==&quot;▄&quot; :lista_2.append(crt188)" calcext:value-type="string">
            <text:p>elif lista_1[f2]=="▄" :lista_2.append(crt18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@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89</text:p>
          </table:table-cell>
          <table:table-cell table:style-name="ce11" table:formula="of:=CONCATENATE([.F190];[.B190];[.C190];[.D190];[.E190])" office:value-type="string" office:string-value="crt189=&quot;@&quot; " calcext:value-type="string">
            <text:p>crt189="@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0]" office:value-type="string" office:string-value="¦" calcext:value-type="string">
            <text:p>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0]" office:value-type="string" office:string-value="crt189" calcext:value-type="string">
            <text:p>crt18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0];&quot; &quot;;[.J190];[.K190];[.L190];[.M190];[.N190];[.O190];[.P190];[.Q190];[.R190];[.S190];[.T190];[.U190];[.V190];[.W190];[.X190];[.Y190];[.Z190];[.AA190];[.AB190];[.AC190];[.AD190];[.AE190])" office:value-type="string" office:string-value="elif lista_1[f2]==&quot;¦&quot; :lista_2.append(crt189)" calcext:value-type="string">
            <text:p>elif lista_1[f2]=="¦" :lista_2.append(crt18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ı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0</text:p>
          </table:table-cell>
          <table:table-cell table:style-name="ce11" table:formula="of:=CONCATENATE([.F191];[.B191];[.C191];[.D191];[.E191])" office:value-type="string" office:string-value="crt190=&quot;ı&quot; " calcext:value-type="string">
            <text:p>crt190="ı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1]" office:value-type="string" office:string-value="Ì" calcext:value-type="string">
            <text:p>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1]" office:value-type="string" office:string-value="crt190" calcext:value-type="string">
            <text:p>crt19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1];&quot; &quot;;[.J191];[.K191];[.L191];[.M191];[.N191];[.O191];[.P191];[.Q191];[.R191];[.S191];[.T191];[.U191];[.V191];[.W191];[.X191];[.Y191];[.Z191];[.AA191];[.AB191];[.AC191];[.AD191];[.AE191])" office:value-type="string" office:string-value="elif lista_1[f2]==&quot;Ì&quot; :lista_2.append(crt190)" calcext:value-type="string">
            <text:p>elif lista_1[f2]=="Ì" :lista_2.append(crt19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▀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ó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1</text:p>
          </table:table-cell>
          <table:table-cell table:style-name="ce11" table:formula="of:=CONCATENATE([.F192];[.B192];[.C192];[.D192];[.E192])" office:value-type="string" office:string-value="crt191=&quot;ó&quot; " calcext:value-type="string">
            <text:p>crt191="ó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2]" office:value-type="string" office:string-value="▀" calcext:value-type="string">
            <text:p>▀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2]" office:value-type="string" office:string-value="crt191" calcext:value-type="string">
            <text:p>crt19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2];&quot; &quot;;[.J192];[.K192];[.L192];[.M192];[.N192];[.O192];[.P192];[.Q192];[.R192];[.S192];[.T192];[.U192];[.V192];[.W192];[.X192];[.Y192];[.Z192];[.AA192];[.AB192];[.AC192];[.AD192];[.AE192])" office:value-type="string" office:string-value="elif lista_1[f2]==&quot;▀&quot; :lista_2.append(crt191)" calcext:value-type="string">
            <text:p>elif lista_1[f2]=="▀" :lista_2.append(crt19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Ó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2</text:p>
          </table:table-cell>
          <table:table-cell table:style-name="ce11" table:formula="of:=CONCATENATE([.F193];[.B193];[.C193];[.D193];[.E193])" office:value-type="string" office:string-value="crt192=&quot;♠&quot; " calcext:value-type="string">
            <text:p>crt192="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3]" office:value-type="string" office:string-value="Ó" calcext:value-type="string">
            <text:p>Ó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3]" office:value-type="string" office:string-value="crt192" calcext:value-type="string">
            <text:p>crt19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3];&quot; &quot;;[.J193];[.K193];[.L193];[.M193];[.N193];[.O193];[.P193];[.Q193];[.R193];[.S193];[.T193];[.U193];[.V193];[.W193];[.X193];[.Y193];[.Z193];[.AA193];[.AB193];[.AC193];[.AD193];[.AE193])" office:value-type="string" office:string-value="elif lista_1[f2]==&quot;Ó&quot; :lista_2.append(crt192)" calcext:value-type="string">
            <text:p>elif lista_1[f2]=="Ó" :lista_2.append(crt19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ß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▒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3</text:p>
          </table:table-cell>
          <table:table-cell table:style-name="ce11" table:formula="of:=CONCATENATE([.F194];[.B194];[.C194];[.D194];[.E194])" office:value-type="string" office:string-value="crt193=&quot;▒&quot; " calcext:value-type="string">
            <text:p>crt193="▒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4]" office:value-type="string" office:string-value="ß" calcext:value-type="string">
            <text:p>ß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4]" office:value-type="string" office:string-value="crt193" calcext:value-type="string">
            <text:p>crt19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4];&quot; &quot;;[.J194];[.K194];[.L194];[.M194];[.N194];[.O194];[.P194];[.Q194];[.R194];[.S194];[.T194];[.U194];[.V194];[.W194];[.X194];[.Y194];[.Z194];[.AA194];[.AB194];[.AC194];[.AD194];[.AE194])" office:value-type="string" office:string-value="elif lista_1[f2]==&quot;ß&quot; :lista_2.append(crt193)" calcext:value-type="string">
            <text:p>elif lista_1[f2]=="ß" :lista_2.append(crt19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Ô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ä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4</text:p>
          </table:table-cell>
          <table:table-cell table:style-name="ce11" table:formula="of:=CONCATENATE([.F195];[.B195];[.C195];[.D195];[.E195])" office:value-type="string" office:string-value="crt194=&quot;ä&quot; " calcext:value-type="string">
            <text:p>crt194="ä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5]" office:value-type="string" office:string-value="Ô" calcext:value-type="string">
            <text:p>Ô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5]" office:value-type="string" office:string-value="crt194" calcext:value-type="string">
            <text:p>crt19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5];&quot; &quot;;[.J195];[.K195];[.L195];[.M195];[.N195];[.O195];[.P195];[.Q195];[.R195];[.S195];[.T195];[.U195];[.V195];[.W195];[.X195];[.Y195];[.Z195];[.AA195];[.AB195];[.AC195];[.AD195];[.AE195])" office:value-type="string" office:string-value="elif lista_1[f2]==&quot;Ô&quot; :lista_2.append(crt194)" calcext:value-type="string">
            <text:p>elif lista_1[f2]=="Ô" :lista_2.append(crt19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Ò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u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5</text:p>
          </table:table-cell>
          <table:table-cell table:style-name="ce11" table:formula="of:=CONCATENATE([.F196];[.B196];[.C196];[.D196];[.E196])" office:value-type="string" office:string-value="crt195=&quot;u&quot; " calcext:value-type="string">
            <text:p>crt195="u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6]" office:value-type="string" office:string-value="Ò" calcext:value-type="string">
            <text:p>Ò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6]" office:value-type="string" office:string-value="crt195" calcext:value-type="string">
            <text:p>crt19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6];&quot; &quot;;[.J196];[.K196];[.L196];[.M196];[.N196];[.O196];[.P196];[.Q196];[.R196];[.S196];[.T196];[.U196];[.V196];[.W196];[.X196];[.Y196];[.Z196];[.AA196];[.AB196];[.AC196];[.AD196];[.AE196])" office:value-type="string" office:string-value="elif lista_1[f2]==&quot;Ò&quot; :lista_2.append(crt195)" calcext:value-type="string">
            <text:p>elif lista_1[f2]=="Ò" :lista_2.append(crt19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õ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°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6</text:p>
          </table:table-cell>
          <table:table-cell table:style-name="ce11" table:formula="of:=CONCATENATE([.F197];[.B197];[.C197];[.D197];[.E197])" office:value-type="string" office:string-value="crt196=&quot;°&quot; " calcext:value-type="string">
            <text:p>crt196="°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7]" office:value-type="string" office:string-value="õ" calcext:value-type="string">
            <text:p>õ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7]" office:value-type="string" office:string-value="crt196" calcext:value-type="string">
            <text:p>crt19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7];&quot; &quot;;[.J197];[.K197];[.L197];[.M197];[.N197];[.O197];[.P197];[.Q197];[.R197];[.S197];[.T197];[.U197];[.V197];[.W197];[.X197];[.Y197];[.Z197];[.AA197];[.AB197];[.AC197];[.AD197];[.AE197])" office:value-type="string" office:string-value="elif lista_1[f2]==&quot;õ&quot; :lista_2.append(crt196)" calcext:value-type="string">
            <text:p>elif lista_1[f2]=="õ" :lista_2.append(crt19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Õ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"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7</text:p>
          </table:table-cell>
          <table:table-cell table:style-name="ce11" table:formula="of:=CONCATENATE([.F198];[.B198];[.C198];[.D198];[.E198])" office:value-type="string" office:string-value="crt197=&quot;&quot;&quot; " calcext:value-type="string">
            <text:p>crt197=""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8]" office:value-type="string" office:string-value="Õ" calcext:value-type="string">
            <text:p>Õ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8]" office:value-type="string" office:string-value="crt197" calcext:value-type="string">
            <text:p>crt19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8];&quot; &quot;;[.J198];[.K198];[.L198];[.M198];[.N198];[.O198];[.P198];[.Q198];[.R198];[.S198];[.T198];[.U198];[.V198];[.W198];[.X198];[.Y198];[.Z198];[.AA198];[.AB198];[.AC198];[.AD198];[.AE198])" office:value-type="string" office:string-value="elif lista_1[f2]==&quot;Õ&quot; :lista_2.append(crt197)" calcext:value-type="string">
            <text:p>elif lista_1[f2]=="Õ" :lista_2.append(crt19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µ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↔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8</text:p>
          </table:table-cell>
          <table:table-cell table:style-name="ce11" table:formula="of:=CONCATENATE([.F199];[.B199];[.C199];[.D199];[.E199])" office:value-type="string" office:string-value="crt198=&quot;↔&quot; " calcext:value-type="string">
            <text:p>crt198="↔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9]" office:value-type="string" office:string-value="µ" calcext:value-type="string">
            <text:p>µ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9]" office:value-type="string" office:string-value="crt198" calcext:value-type="string">
            <text:p>crt19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9];&quot; &quot;;[.J199];[.K199];[.L199];[.M199];[.N199];[.O199];[.P199];[.Q199];[.R199];[.S199];[.T199];[.U199];[.V199];[.W199];[.X199];[.Y199];[.Z199];[.AA199];[.AB199];[.AC199];[.AD199];[.AE199])" office:value-type="string" office:string-value="elif lista_1[f2]==&quot;µ&quot; :lista_2.append(crt198)" calcext:value-type="string">
            <text:p>elif lista_1[f2]=="µ" :lista_2.append(crt19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þ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³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199</text:p>
          </table:table-cell>
          <table:table-cell table:style-name="ce11" table:formula="of:=CONCATENATE([.F200];[.B200];[.C200];[.D200];[.E200])" office:value-type="string" office:string-value="crt199=&quot;³&quot; " calcext:value-type="string">
            <text:p>crt199="³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0]" office:value-type="string" office:string-value="þ" calcext:value-type="string">
            <text:p>þ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0]" office:value-type="string" office:string-value="crt199" calcext:value-type="string">
            <text:p>crt19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0];&quot; &quot;;[.J200];[.K200];[.L200];[.M200];[.N200];[.O200];[.P200];[.Q200];[.R200];[.S200];[.T200];[.U200];[.V200];[.W200];[.X200];[.Y200];[.Z200];[.AA200];[.AB200];[.AC200];[.AD200];[.AE200])" office:value-type="string" office:string-value="elif lista_1[f2]==&quot;þ&quot; :lista_2.append(crt199)" calcext:value-type="string">
            <text:p>elif lista_1[f2]=="þ" :lista_2.append(crt19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Þ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û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0</text:p>
          </table:table-cell>
          <table:table-cell table:style-name="ce11" table:formula="of:=CONCATENATE([.F201];[.B201];[.C201];[.D201];[.E201])" office:value-type="string" office:string-value="crt200=&quot;û&quot; " calcext:value-type="string">
            <text:p>crt200="û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1]" office:value-type="string" office:string-value="Þ" calcext:value-type="string">
            <text:p>Þ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1]" office:value-type="string" office:string-value="crt200" calcext:value-type="string">
            <text:p>crt20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1];&quot; &quot;;[.J201];[.K201];[.L201];[.M201];[.N201];[.O201];[.P201];[.Q201];[.R201];[.S201];[.T201];[.U201];[.V201];[.W201];[.X201];[.Y201];[.Z201];[.AA201];[.AB201];[.AC201];[.AD201];[.AE201])" office:value-type="string" office:string-value="elif lista_1[f2]==&quot;Þ&quot; :lista_2.append(crt200)" calcext:value-type="string">
            <text:p>elif lista_1[f2]=="Þ" :lista_2.append(crt20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▓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1</text:p>
          </table:table-cell>
          <table:table-cell table:style-name="ce11" table:formula="of:=CONCATENATE([.F202];[.B202];[.C202];[.D202];[.E202])" office:value-type="string" office:string-value="crt201=&quot;▓&quot; " calcext:value-type="string">
            <text:p>crt201="▓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2]" office:value-type="string" office:string-value="Ú" calcext:value-type="string">
            <text:p>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2]" office:value-type="string" office:string-value="crt201" calcext:value-type="string">
            <text:p>crt20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2];&quot; &quot;;[.J202];[.K202];[.L202];[.M202];[.N202];[.O202];[.P202];[.Q202];[.R202];[.S202];[.T202];[.U202];[.V202];[.W202];[.X202];[.Y202];[.Z202];[.AA202];[.AB202];[.AC202];[.AD202];[.AE202])" office:value-type="string" office:string-value="elif lista_1[f2]==&quot;Ú&quot; :lista_2.append(crt201)" calcext:value-type="string">
            <text:p>elif lista_1[f2]=="Ú" :lista_2.append(crt20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Û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x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2</text:p>
          </table:table-cell>
          <table:table-cell table:style-name="ce11" table:formula="of:=CONCATENATE([.F203];[.B203];[.C203];[.D203];[.E203])" office:value-type="string" office:string-value="crt202=&quot;x&quot; " calcext:value-type="string">
            <text:p>crt202="x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3]" office:value-type="string" office:string-value="Û" calcext:value-type="string">
            <text:p>Û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3]" office:value-type="string" office:string-value="crt202" calcext:value-type="string">
            <text:p>crt20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3];&quot; &quot;;[.J203];[.K203];[.L203];[.M203];[.N203];[.O203];[.P203];[.Q203];[.R203];[.S203];[.T203];[.U203];[.V203];[.W203];[.X203];[.Y203];[.Z203];[.AA203];[.AB203];[.AC203];[.AD203];[.AE203])" office:value-type="string" office:string-value="elif lista_1[f2]==&quot;Û&quot; :lista_2.append(crt202)" calcext:value-type="string">
            <text:p>elif lista_1[f2]=="Û" :lista_2.append(crt20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Ù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î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3</text:p>
          </table:table-cell>
          <table:table-cell table:style-name="ce11" table:formula="of:=CONCATENATE([.F204];[.B204];[.C204];[.D204];[.E204])" office:value-type="string" office:string-value="crt203=&quot;î&quot; " calcext:value-type="string">
            <text:p>crt203="î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4]" office:value-type="string" office:string-value="Ù" calcext:value-type="string">
            <text:p>Ù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4]" office:value-type="string" office:string-value="crt203" calcext:value-type="string">
            <text:p>crt20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4];&quot; &quot;;[.J204];[.K204];[.L204];[.M204];[.N204];[.O204];[.P204];[.Q204];[.R204];[.S204];[.T204];[.U204];[.V204];[.W204];[.X204];[.Y204];[.Z204];[.AA204];[.AB204];[.AC204];[.AD204];[.AE204])" office:value-type="string" office:string-value="elif lista_1[f2]==&quot;Ù&quot; :lista_2.append(crt203)" calcext:value-type="string">
            <text:p>elif lista_1[f2]=="Ù" :lista_2.append(crt20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ý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4</text:p>
          </table:table-cell>
          <table:table-cell table:style-name="ce11" table:formula="of:=CONCATENATE([.F205];[.B205];[.C205];[.D205];[.E205])" office:value-type="string" office:string-value="crt204=&quot;¦&quot; " calcext:value-type="string">
            <text:p>crt204="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5]" office:value-type="string" office:string-value="ý" calcext:value-type="string">
            <text:p>ý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5]" office:value-type="string" office:string-value="crt204" calcext:value-type="string">
            <text:p>crt20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5];&quot; &quot;;[.J205];[.K205];[.L205];[.M205];[.N205];[.O205];[.P205];[.Q205];[.R205];[.S205];[.T205];[.U205];[.V205];[.W205];[.X205];[.Y205];[.Z205];[.AA205];[.AB205];[.AC205];[.AD205];[.AE205])" office:value-type="string" office:string-value="elif lista_1[f2]==&quot;ý&quot; :lista_2.append(crt204)" calcext:value-type="string">
            <text:p>elif lista_1[f2]=="ý" :lista_2.append(crt20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Ý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5</text:p>
          </table:table-cell>
          <table:table-cell table:style-name="ce11" table:formula="of:=CONCATENATE([.F206];[.B206];[.C206];[.D206];[.E206])" office:value-type="string" office:string-value="crt205=&quot;s&quot; " calcext:value-type="string">
            <text:p>crt205="s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6]" office:value-type="string" office:string-value="Ý" calcext:value-type="string">
            <text:p>Ý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6]" office:value-type="string" office:string-value="crt205" calcext:value-type="string">
            <text:p>crt20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6];&quot; &quot;;[.J206];[.K206];[.L206];[.M206];[.N206];[.O206];[.P206];[.Q206];[.R206];[.S206];[.T206];[.U206];[.V206];[.W206];[.X206];[.Y206];[.Z206];[.AA206];[.AB206];[.AC206];[.AD206];[.AE206])" office:value-type="string" office:string-value="elif lista_1[f2]==&quot;Ý&quot; :lista_2.append(crt205)" calcext:value-type="string">
            <text:p>elif lista_1[f2]=="Ý" :lista_2.append(crt20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¯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ý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6</text:p>
          </table:table-cell>
          <table:table-cell table:style-name="ce11" table:formula="of:=CONCATENATE([.F207];[.B207];[.C207];[.D207];[.E207])" office:value-type="string" office:string-value="crt206=&quot;ý&quot; " calcext:value-type="string">
            <text:p>crt206="ý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7]" office:value-type="string" office:string-value="¯" calcext:value-type="string">
            <text:p>¯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7]" office:value-type="string" office:string-value="crt206" calcext:value-type="string">
            <text:p>crt20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7];&quot; &quot;;[.J207];[.K207];[.L207];[.M207];[.N207];[.O207];[.P207];[.Q207];[.R207];[.S207];[.T207];[.U207];[.V207];[.W207];[.X207];[.Y207];[.Z207];[.AA207];[.AB207];[.AC207];[.AD207];[.AE207])" office:value-type="string" office:string-value="elif lista_1[f2]==&quot;¯&quot; :lista_2.append(crt206)" calcext:value-type="string">
            <text:p>elif lista_1[f2]=="¯" :lista_2.append(crt20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´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E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7</text:p>
          </table:table-cell>
          <table:table-cell table:style-name="ce11" table:formula="of:=CONCATENATE([.F208];[.B208];[.C208];[.D208];[.E208])" office:value-type="string" office:string-value="crt207=&quot;E&quot; " calcext:value-type="string">
            <text:p>crt207="E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8]" office:value-type="string" office:string-value="´" calcext:value-type="string">
            <text:p>´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8]" office:value-type="string" office:string-value="crt207" calcext:value-type="string">
            <text:p>crt20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8];&quot; &quot;;[.J208];[.K208];[.L208];[.M208];[.N208];[.O208];[.P208];[.Q208];[.R208];[.S208];[.T208];[.U208];[.V208];[.W208];[.X208];[.Y208];[.Z208];[.AA208];[.AB208];[.AC208];[.AD208];[.AE208])" office:value-type="string" office:string-value="elif lista_1[f2]==&quot;´&quot; :lista_2.append(crt207)" calcext:value-type="string">
            <text:p>elif lista_1[f2]=="´" :lista_2.append(crt20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±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8</text:p>
          </table:table-cell>
          <table:table-cell table:style-name="ce11" table:formula="of:=CONCATENATE([.F209];[.B209];[.C209];[.D209];[.E209])" office:value-type="string" office:string-value="crt208=&quot;Æ&quot; " calcext:value-type="string">
            <text:p>crt208="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9]" office:value-type="string" office:string-value="±" calcext:value-type="string">
            <text:p>±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9]" office:value-type="string" office:string-value="crt208" calcext:value-type="string">
            <text:p>crt20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9];&quot; &quot;;[.J209];[.K209];[.L209];[.M209];[.N209];[.O209];[.P209];[.Q209];[.R209];[.S209];[.T209];[.U209];[.V209];[.W209];[.X209];[.Y209];[.Z209];[.AA209];[.AB209];[.AC209];[.AD209];[.AE209])" office:value-type="string" office:string-value="elif lista_1[f2]==&quot;±&quot; :lista_2.append(crt208)" calcext:value-type="string">
            <text:p>elif lista_1[f2]=="±" :lista_2.append(crt20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‗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Y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09</text:p>
          </table:table-cell>
          <table:table-cell table:style-name="ce11" table:formula="of:=CONCATENATE([.F210];[.B210];[.C210];[.D210];[.E210])" office:value-type="string" office:string-value="crt209=&quot;Y&quot; " calcext:value-type="string">
            <text:p>crt209="Y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0]" office:value-type="string" office:string-value="‗" calcext:value-type="string">
            <text:p>‗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0]" office:value-type="string" office:string-value="crt209" calcext:value-type="string">
            <text:p>crt20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0];&quot; &quot;;[.J210];[.K210];[.L210];[.M210];[.N210];[.O210];[.P210];[.Q210];[.R210];[.S210];[.T210];[.U210];[.V210];[.W210];[.X210];[.Y210];[.Z210];[.AA210];[.AB210];[.AC210];[.AD210];[.AE210])" office:value-type="string" office:string-value="elif lista_1[f2]==&quot;‗&quot; :lista_2.append(crt209)" calcext:value-type="string">
            <text:p>elif lista_1[f2]=="‗" :lista_2.append(crt20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¾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0</text:p>
          </table:table-cell>
          <table:table-cell table:style-name="ce11" table:formula="of:=CONCATENATE([.F211];[.B211];[.C211];[.D211];[.E211])" office:value-type="string" office:string-value="crt210=&quot;▬&quot; " calcext:value-type="string">
            <text:p>crt210="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1]" office:value-type="string" office:string-value="¾" calcext:value-type="string">
            <text:p>¾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1]" office:value-type="string" office:string-value="crt210" calcext:value-type="string">
            <text:p>crt21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1];&quot; &quot;;[.J211];[.K211];[.L211];[.M211];[.N211];[.O211];[.P211];[.Q211];[.R211];[.S211];[.T211];[.U211];[.V211];[.W211];[.X211];[.Y211];[.Z211];[.AA211];[.AB211];[.AC211];[.AD211];[.AE211])" office:value-type="string" office:string-value="elif lista_1[f2]==&quot;¾&quot; :lista_2.append(crt210)" calcext:value-type="string">
            <text:p>elif lista_1[f2]=="¾" :lista_2.append(crt21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¶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!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1</text:p>
          </table:table-cell>
          <table:table-cell table:style-name="ce11" table:formula="of:=CONCATENATE([.F212];[.B212];[.C212];[.D212];[.E212])" office:value-type="string" office:string-value="crt211=&quot;!&quot; " calcext:value-type="string">
            <text:p>crt211="!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2]" office:value-type="string" office:string-value="¶" calcext:value-type="string">
            <text:p>¶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2]" office:value-type="string" office:string-value="crt211" calcext:value-type="string">
            <text:p>crt21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2];&quot; &quot;;[.J212];[.K212];[.L212];[.M212];[.N212];[.O212];[.P212];[.Q212];[.R212];[.S212];[.T212];[.U212];[.V212];[.W212];[.X212];[.Y212];[.Z212];[.AA212];[.AB212];[.AC212];[.AD212];[.AE212])" office:value-type="string" office:string-value="elif lista_1[f2]==&quot;¶&quot; :lista_2.append(crt211)" calcext:value-type="string">
            <text:p>elif lista_1[f2]=="¶" :lista_2.append(crt21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P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2</text:p>
          </table:table-cell>
          <table:table-cell table:style-name="ce11" table:formula="of:=CONCATENATE([.F213];[.B213];[.C213];[.D213];[.E213])" office:value-type="string" office:string-value="crt212=&quot;P&quot; " calcext:value-type="string">
            <text:p>crt212="P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3]" office:value-type="string" office:string-value="§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3]" office:value-type="string" office:string-value="crt212" calcext:value-type="string">
            <text:p>crt21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3];&quot; &quot;;[.J213];[.K213];[.L213];[.M213];[.N213];[.O213];[.P213];[.Q213];[.R213];[.S213];[.T213];[.U213];[.V213];[.W213];[.X213];[.Y213];[.Z213];[.AA213];[.AB213];[.AC213];[.AD213];[.AE213])" office:value-type="string" office:string-value="elif lista_1[f2]==&quot;§&quot; :lista_2.append(crt212)" calcext:value-type="string">
            <text:p>elif lista_1[f2]=="§" :lista_2.append(crt21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÷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3</text:p>
          </table:table-cell>
          <table:table-cell table:style-name="ce11" table:formula="of:=CONCATENATE([.F214];[.B214];[.C214];[.D214];[.E214])" office:value-type="string" office:string-value="crt213=&quot;♣&quot; " calcext:value-type="string">
            <text:p>crt213="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4]" office:value-type="string" office:string-value="÷" calcext:value-type="string">
            <text:p>÷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4]" office:value-type="string" office:string-value="crt213" calcext:value-type="string">
            <text:p>crt21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4];&quot; &quot;;[.J214];[.K214];[.L214];[.M214];[.N214];[.O214];[.P214];[.Q214];[.R214];[.S214];[.T214];[.U214];[.V214];[.W214];[.X214];[.Y214];[.Z214];[.AA214];[.AB214];[.AC214];[.AD214];[.AE214])" office:value-type="string" office:string-value="elif lista_1[f2]==&quot;÷&quot; :lista_2.append(crt213)" calcext:value-type="string">
            <text:p>elif lista_1[f2]=="÷" :lista_2.append(crt21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¸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w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4</text:p>
          </table:table-cell>
          <table:table-cell table:style-name="ce11" table:formula="of:=CONCATENATE([.F215];[.B215];[.C215];[.D215];[.E215])" office:value-type="string" office:string-value="crt214=&quot;w&quot; " calcext:value-type="string">
            <text:p>crt214="w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5]" office:value-type="string" office:string-value="¸" calcext:value-type="string">
            <text:p>¸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5]" office:value-type="string" office:string-value="crt214" calcext:value-type="string">
            <text:p>crt21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5];&quot; &quot;;[.J215];[.K215];[.L215];[.M215];[.N215];[.O215];[.P215];[.Q215];[.R215];[.S215];[.T215];[.U215];[.V215];[.W215];[.X215];[.Y215];[.Z215];[.AA215];[.AB215];[.AC215];[.AD215];[.AE215])" office:value-type="string" office:string-value="elif lista_1[f2]==&quot;¸&quot; :lista_2.append(crt214)" calcext:value-type="string">
            <text:p>elif lista_1[f2]=="¸" :lista_2.append(crt21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°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%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5</text:p>
          </table:table-cell>
          <table:table-cell table:style-name="ce11" table:formula="of:=CONCATENATE([.F216];[.B216];[.C216];[.D216];[.E216])" office:value-type="string" office:string-value="crt215=&quot;%&quot; " calcext:value-type="string">
            <text:p>crt215="%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6]" office:value-type="string" office:string-value="°" calcext:value-type="string">
            <text:p>°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6]" office:value-type="string" office:string-value="crt215" calcext:value-type="string">
            <text:p>crt21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6];&quot; &quot;;[.J216];[.K216];[.L216];[.M216];[.N216];[.O216];[.P216];[.Q216];[.R216];[.S216];[.T216];[.U216];[.V216];[.W216];[.X216];[.Y216];[.Z216];[.AA216];[.AB216];[.AC216];[.AD216];[.AE216])" office:value-type="string" office:string-value="elif lista_1[f2]==&quot;°&quot; :lista_2.append(crt215)" calcext:value-type="string">
            <text:p>elif lista_1[f2]=="°" :lista_2.append(crt21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¨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∟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6</text:p>
          </table:table-cell>
          <table:table-cell table:style-name="ce11" table:formula="of:=CONCATENATE([.F217];[.B217];[.C217];[.D217];[.E217])" office:value-type="string" office:string-value="crt216=&quot;∟&quot; " calcext:value-type="string">
            <text:p>crt216="∟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7]" office:value-type="string" office:string-value="¨" calcext:value-type="string">
            <text:p>¨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7]" office:value-type="string" office:string-value="crt216" calcext:value-type="string">
            <text:p>crt21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7];&quot; &quot;;[.J217];[.K217];[.L217];[.M217];[.N217];[.O217];[.P217];[.Q217];[.R217];[.S217];[.T217];[.U217];[.V217];[.W217];[.X217];[.Y217];[.Z217];[.AA217];[.AB217];[.AC217];[.AD217];[.AE217])" office:value-type="string" office:string-value="elif lista_1[f2]==&quot;¨&quot; :lista_2.append(crt216)" calcext:value-type="string">
            <text:p>elif lista_1[f2]=="¨" :lista_2.append(crt21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·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7</text:p>
          </table:table-cell>
          <table:table-cell table:style-name="ce11" table:formula="of:=CONCATENATE([.F218];[.B218];[.C218];[.D218];[.E218])" office:value-type="string" office:string-value="crt217=&quot;‼&quot; " calcext:value-type="string">
            <text:p>crt217="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8]" office:value-type="string" office:string-value="·" calcext:value-type="string">
            <text:p>·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8]" office:value-type="string" office:string-value="crt217" calcext:value-type="string">
            <text:p>crt21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8];&quot; &quot;;[.J218];[.K218];[.L218];[.M218];[.N218];[.O218];[.P218];[.Q218];[.R218];[.S218];[.T218];[.U218];[.V218];[.W218];[.X218];[.Y218];[.Z218];[.AA218];[.AB218];[.AC218];[.AD218];[.AE218])" office:value-type="string" office:string-value="elif lista_1[f2]==&quot;·&quot; :lista_2.append(crt217)" calcext:value-type="string">
            <text:p>elif lista_1[f2]=="·" :lista_2.append(crt21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¹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A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8</text:p>
          </table:table-cell>
          <table:table-cell table:style-name="ce11" table:formula="of:=CONCATENATE([.F219];[.B219];[.C219];[.D219];[.E219])" office:value-type="string" office:string-value="crt218=&quot;A&quot; " calcext:value-type="string">
            <text:p>crt218="A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9]" office:value-type="string" office:string-value="¹" calcext:value-type="string">
            <text:p>¹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9]" office:value-type="string" office:string-value="crt218" calcext:value-type="string">
            <text:p>crt21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9];&quot; &quot;;[.J219];[.K219];[.L219];[.M219];[.N219];[.O219];[.P219];[.Q219];[.R219];[.S219];[.T219];[.U219];[.V219];[.W219];[.X219];[.Y219];[.Z219];[.AA219];[.AB219];[.AC219];[.AD219];[.AE219])" office:value-type="string" office:string-value="elif lista_1[f2]==&quot;¹&quot; :lista_2.append(crt218)" calcext:value-type="string">
            <text:p>elif lista_1[f2]=="¹" :lista_2.append(crt21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³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Û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19</text:p>
          </table:table-cell>
          <table:table-cell table:style-name="ce11" table:formula="of:=CONCATENATE([.F220];[.B220];[.C220];[.D220];[.E220])" office:value-type="string" office:string-value="crt219=&quot;Û&quot; " calcext:value-type="string">
            <text:p>crt219="Û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0]" office:value-type="string" office:string-value="³" calcext:value-type="string">
            <text:p>³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0]" office:value-type="string" office:string-value="crt219" calcext:value-type="string">
            <text:p>crt21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0];&quot; &quot;;[.J220];[.K220];[.L220];[.M220];[.N220];[.O220];[.P220];[.Q220];[.R220];[.S220];[.T220];[.U220];[.V220];[.W220];[.X220];[.Y220];[.Z220];[.AA220];[.AB220];[.AC220];[.AD220];[.AE220])" office:value-type="string" office:string-value="elif lista_1[f2]==&quot;³&quot; :lista_2.append(crt219)" calcext:value-type="string">
            <text:p>elif lista_1[f2]=="³" :lista_2.append(crt21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²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0</text:p>
          </table:table-cell>
          <table:table-cell table:style-name="ce11" table:formula="of:=CONCATENATE([.F221];[.B221];[.C221];[.D221];[.E221])" office:value-type="string" office:string-value="crt220=&quot;¬&quot; " calcext:value-type="string">
            <text:p>crt220="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1]" office:value-type="string" office:string-value="²" calcext:value-type="string">
            <text:p>²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1]" office:value-type="string" office:string-value="crt220" calcext:value-type="string">
            <text:p>crt22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1];&quot; &quot;;[.J221];[.K221];[.L221];[.M221];[.N221];[.O221];[.P221];[.Q221];[.R221];[.S221];[.T221];[.U221];[.V221];[.W221];[.X221];[.Y221];[.Z221];[.AA221];[.AB221];[.AC221];[.AD221];[.AE221])" office:value-type="string" office:string-value="elif lista_1[f2]==&quot;²&quot; :lista_2.append(crt220)" calcext:value-type="string">
            <text:p>elif lista_1[f2]=="²" :lista_2.append(crt22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L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1</text:p>
          </table:table-cell>
          <table:table-cell table:style-name="ce11" table:formula="of:=CONCATENATE([.F222];[.B222];[.C222];[.D222];[.E222])" office:value-type="string" office:string-value="crt221=&quot;L&quot; " calcext:value-type="string">
            <text:p>crt221="L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2]" office:value-type="string" office:string-value="■" calcext:value-type="string">
            <text:p>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2]" office:value-type="string" office:string-value="crt221" calcext:value-type="string">
            <text:p>crt22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2];&quot; &quot;;[.J222];[.K222];[.L222];[.M222];[.N222];[.O222];[.P222];[.Q222];[.R222];[.S222];[.T222];[.U222];[.V222];[.W222];[.X222];[.Y222];[.Z222];[.AA222];[.AB222];[.AC222];[.AD222];[.AE222])" office:value-type="string" office:string-value="elif lista_1[f2]==&quot;■&quot; :lista_2.append(crt221)" calcext:value-type="string">
            <text:p>elif lista_1[f2]=="■" :lista_2.append(crt22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2</text:p>
          </table:table-cell>
          <table:table-cell table:style-name="ce11" table:formula="of:=CONCATENATE([.F223];[.B223];[.C223];[.D223];[.E223])" office:value-type="string" office:string-value="crt222=&quot;æ&quot; " calcext:value-type="string">
            <text:p>crt222="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3]" office:value-type="string" office:string-value="☺" calcext:value-type="string">
            <text:p>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3]" office:value-type="string" office:string-value="crt222" calcext:value-type="string">
            <text:p>crt22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3];&quot; &quot;;[.J223];[.K223];[.L223];[.M223];[.N223];[.O223];[.P223];[.Q223];[.R223];[.S223];[.T223];[.U223];[.V223];[.W223];[.X223];[.Y223];[.Z223];[.AA223];[.AB223];[.AC223];[.AD223];[.AE223])" office:value-type="string" office:string-value="elif lista_1[f2]==&quot;☺&quot; :lista_2.append(crt222)" calcext:value-type="string">
            <text:p>elif lista_1[f2]=="☺" :lista_2.append(crt22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☻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(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3</text:p>
          </table:table-cell>
          <table:table-cell table:style-name="ce11" table:formula="of:=CONCATENATE([.F224];[.B224];[.C224];[.D224];[.E224])" office:value-type="string" office:string-value="crt223=&quot;(&quot; " calcext:value-type="string">
            <text:p>crt223="(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4]" office:value-type="string" office:string-value="☻" calcext:value-type="string">
            <text:p>☻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4]" office:value-type="string" office:string-value="crt223" calcext:value-type="string">
            <text:p>crt22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4];&quot; &quot;;[.J224];[.K224];[.L224];[.M224];[.N224];[.O224];[.P224];[.Q224];[.R224];[.S224];[.T224];[.U224];[.V224];[.W224];[.X224];[.Y224];[.Z224];[.AA224];[.AB224];[.AC224];[.AD224];[.AE224])" office:value-type="string" office:string-value="elif lista_1[f2]==&quot;☻&quot; :lista_2.append(crt223)" calcext:value-type="string">
            <text:p>elif lista_1[f2]=="☻" :lista_2.append(crt22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♥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▲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4</text:p>
          </table:table-cell>
          <table:table-cell table:style-name="ce11" table:formula="of:=CONCATENATE([.F225];[.B225];[.C225];[.D225];[.E225])" office:value-type="string" office:string-value="crt224=&quot;▲&quot; " calcext:value-type="string">
            <text:p>crt224="▲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5]" office:value-type="string" office:string-value="♥" calcext:value-type="string">
            <text:p>♥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5]" office:value-type="string" office:string-value="crt224" calcext:value-type="string">
            <text:p>crt22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5];&quot; &quot;;[.J225];[.K225];[.L225];[.M225];[.N225];[.O225];[.P225];[.Q225];[.R225];[.S225];[.T225];[.U225];[.V225];[.W225];[.X225];[.Y225];[.Z225];[.AA225];[.AB225];[.AC225];[.AD225];[.AE225])" office:value-type="string" office:string-value="elif lista_1[f2]==&quot;♥&quot; :lista_2.append(crt224)" calcext:value-type="string">
            <text:p>elif lista_1[f2]=="♥" :lista_2.append(crt22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c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5</text:p>
          </table:table-cell>
          <table:table-cell table:style-name="ce11" table:formula="of:=CONCATENATE([.F226];[.B226];[.C226];[.D226];[.E226])" office:value-type="string" office:string-value="crt225=&quot;c&quot; " calcext:value-type="string">
            <text:p>crt225="c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6]" office:value-type="string" office:string-value="♦" calcext:value-type="string">
            <text:p>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6]" office:value-type="string" office:string-value="crt225" calcext:value-type="string">
            <text:p>crt22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6];&quot; &quot;;[.J226];[.K226];[.L226];[.M226];[.N226];[.O226];[.P226];[.Q226];[.R226];[.S226];[.T226];[.U226];[.V226];[.W226];[.X226];[.Y226];[.Z226];[.AA226];[.AB226];[.AC226];[.AD226];[.AE226])" office:value-type="string" office:string-value="elif lista_1[f2]==&quot;♦&quot; :lista_2.append(crt225)" calcext:value-type="string">
            <text:p>elif lista_1[f2]=="♦" :lista_2.append(crt22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õ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6</text:p>
          </table:table-cell>
          <table:table-cell table:style-name="ce11" table:formula="of:=CONCATENATE([.F227];[.B227];[.C227];[.D227];[.E227])" office:value-type="string" office:string-value="crt226=&quot;õ&quot; " calcext:value-type="string">
            <text:p>crt226="õ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7]" office:value-type="string" office:string-value="♣" calcext:value-type="string">
            <text:p>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7]" office:value-type="string" office:string-value="crt226" calcext:value-type="string">
            <text:p>crt22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7];&quot; &quot;;[.J227];[.K227];[.L227];[.M227];[.N227];[.O227];[.P227];[.Q227];[.R227];[.S227];[.T227];[.U227];[.V227];[.W227];[.X227];[.Y227];[.Z227];[.AA227];[.AB227];[.AC227];[.AD227];[.AE227])" office:value-type="string" office:string-value="elif lista_1[f2]==&quot;♣&quot; :lista_2.append(crt226)" calcext:value-type="string">
            <text:p>elif lista_1[f2]=="♣" :lista_2.append(crt22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÷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7</text:p>
          </table:table-cell>
          <table:table-cell table:style-name="ce11" table:formula="of:=CONCATENATE([.F228];[.B228];[.C228];[.D228];[.E228])" office:value-type="string" office:string-value="crt227=&quot;÷&quot; " calcext:value-type="string">
            <text:p>crt227="÷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8]" office:value-type="string" office:string-value="♠" calcext:value-type="string">
            <text:p>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8]" office:value-type="string" office:string-value="crt227" calcext:value-type="string">
            <text:p>crt22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8];&quot; &quot;;[.J228];[.K228];[.L228];[.M228];[.N228];[.O228];[.P228];[.Q228];[.R228];[.S228];[.T228];[.U228];[.V228];[.W228];[.X228];[.Y228];[.Z228];[.AA228];[.AB228];[.AC228];[.AD228];[.AE228])" office:value-type="string" office:string-value="elif lista_1[f2]==&quot;♠&quot; :lista_2.append(crt227)" calcext:value-type="string">
            <text:p>elif lista_1[f2]=="♠" :lista_2.append(crt22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•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ø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8</text:p>
          </table:table-cell>
          <table:table-cell table:style-name="ce11" table:formula="of:=CONCATENATE([.F229];[.B229];[.C229];[.D229];[.E229])" office:value-type="string" office:string-value="crt228=&quot;ø&quot; " calcext:value-type="string">
            <text:p>crt228="ø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9]" office:value-type="string" office:string-value="•" calcext:value-type="string">
            <text:p>•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9]" office:value-type="string" office:string-value="crt228" calcext:value-type="string">
            <text:p>crt22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9];&quot; &quot;;[.J229];[.K229];[.L229];[.M229];[.N229];[.O229];[.P229];[.Q229];[.R229];[.S229];[.T229];[.U229];[.V229];[.W229];[.X229];[.Y229];[.Z229];[.AA229];[.AB229];[.AC229];[.AD229];[.AE229])" office:value-type="string" office:string-value="elif lista_1[f2]==&quot;•&quot; :lista_2.append(crt228)" calcext:value-type="string">
            <text:p>elif lista_1[f2]=="•" :lista_2.append(crt22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◘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C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29</text:p>
          </table:table-cell>
          <table:table-cell table:style-name="ce11" table:formula="of:=CONCATENATE([.F230];[.B230];[.C230];[.D230];[.E230])" office:value-type="string" office:string-value="crt229=&quot;C&quot; " calcext:value-type="string">
            <text:p>crt229="C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0]" office:value-type="string" office:string-value="◘" calcext:value-type="string">
            <text:p>◘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0]" office:value-type="string" office:string-value="crt229" calcext:value-type="string">
            <text:p>crt22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0];&quot; &quot;;[.J230];[.K230];[.L230];[.M230];[.N230];[.O230];[.P230];[.Q230];[.R230];[.S230];[.T230];[.U230];[.V230];[.W230];[.X230];[.Y230];[.Z230];[.AA230];[.AB230];[.AC230];[.AD230];[.AE230])" office:value-type="string" office:string-value="elif lista_1[f2]==&quot;◘&quot; :lista_2.append(crt229)" calcext:value-type="string">
            <text:p>elif lista_1[f2]=="◘" :lista_2.append(crt22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○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◄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0</text:p>
          </table:table-cell>
          <table:table-cell table:style-name="ce11" table:formula="of:=CONCATENATE([.F231];[.B231];[.C231];[.D231];[.E231])" office:value-type="string" office:string-value="crt230=&quot;◄&quot; " calcext:value-type="string">
            <text:p>crt230="◄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1]" office:value-type="string" office:string-value="○" calcext:value-type="string">
            <text:p>○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1]" office:value-type="string" office:string-value="crt230" calcext:value-type="string">
            <text:p>crt23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1];&quot; &quot;;[.J231];[.K231];[.L231];[.M231];[.N231];[.O231];[.P231];[.Q231];[.R231];[.S231];[.T231];[.U231];[.V231];[.W231];[.X231];[.Y231];[.Z231];[.AA231];[.AB231];[.AC231];[.AD231];[.AE231])" office:value-type="string" office:string-value="elif lista_1[f2]==&quot;○&quot; :lista_2.append(crt230)" calcext:value-type="string">
            <text:p>elif lista_1[f2]=="○" :lista_2.append(crt23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◙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1</text:p>
          </table:table-cell>
          <table:table-cell table:style-name="ce11" table:formula="of:=CONCATENATE([.F232];[.B232];[.C232];[.D232];[.E232])" office:value-type="string" office:string-value="crt231=&quot;n&quot; " calcext:value-type="string">
            <text:p>crt231="n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2]" office:value-type="string" office:string-value="◙" calcext:value-type="string">
            <text:p>◙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2]" office:value-type="string" office:string-value="crt231" calcext:value-type="string">
            <text:p>crt23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2];&quot; &quot;;[.J232];[.K232];[.L232];[.M232];[.N232];[.O232];[.P232];[.Q232];[.R232];[.S232];[.T232];[.U232];[.V232];[.W232];[.X232];[.Y232];[.Z232];[.AA232];[.AB232];[.AC232];[.AD232];[.AE232])" office:value-type="string" office:string-value="elif lista_1[f2]==&quot;◙&quot; :lista_2.append(crt231)" calcext:value-type="string">
            <text:p>elif lista_1[f2]=="◙" :lista_2.append(crt23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♂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2</text:p>
          </table:table-cell>
          <table:table-cell table:style-name="ce11" table:formula="of:=CONCATENATE([.F233];[.B233];[.C233];[.D233];[.E233])" office:value-type="string" office:string-value="crt232=&quot;º&quot; " calcext:value-type="string">
            <text:p>crt232="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3]" office:value-type="string" office:string-value="♂" calcext:value-type="string">
            <text:p>♂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3]" office:value-type="string" office:string-value="crt232" calcext:value-type="string">
            <text:p>crt23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3];&quot; &quot;;[.J233];[.K233];[.L233];[.M233];[.N233];[.O233];[.P233];[.Q233];[.R233];[.S233];[.T233];[.U233];[.V233];[.W233];[.X233];[.Y233];[.Z233];[.AA233];[.AB233];[.AC233];[.AD233];[.AE233])" office:value-type="string" office:string-value="elif lista_1[f2]==&quot;♂&quot; :lista_2.append(crt232)" calcext:value-type="string">
            <text:p>elif lista_1[f2]=="♂" :lista_2.append(crt23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♀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┐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3</text:p>
          </table:table-cell>
          <table:table-cell table:style-name="ce11" table:formula="of:=CONCATENATE([.F234];[.B234];[.C234];[.D234];[.E234])" office:value-type="string" office:string-value="crt233=&quot;┐&quot; " calcext:value-type="string">
            <text:p>crt233="┐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4]" office:value-type="string" office:string-value="♀" calcext:value-type="string">
            <text:p>♀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4]" office:value-type="string" office:string-value="crt233" calcext:value-type="string">
            <text:p>crt23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4];&quot; &quot;;[.J234];[.K234];[.L234];[.M234];[.N234];[.O234];[.P234];[.Q234];[.R234];[.S234];[.T234];[.U234];[.V234];[.W234];[.X234];[.Y234];[.Z234];[.AA234];[.AB234];[.AC234];[.AD234];[.AE234])" office:value-type="string" office:string-value="elif lista_1[f2]==&quot;♀&quot; :lista_2.append(crt233)" calcext:value-type="string">
            <text:p>elif lista_1[f2]=="♀" :lista_2.append(crt23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♪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«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4</text:p>
          </table:table-cell>
          <table:table-cell table:style-name="ce11" table:formula="of:=CONCATENATE([.F235];[.B235];[.C235];[.D235];[.E235])" office:value-type="string" office:string-value="crt234=&quot;«&quot; " calcext:value-type="string">
            <text:p>crt234="«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5]" office:value-type="string" office:string-value="♪" calcext:value-type="string">
            <text:p>♪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5]" office:value-type="string" office:string-value="crt234" calcext:value-type="string">
            <text:p>crt23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5];&quot; &quot;;[.J235];[.K235];[.L235];[.M235];[.N235];[.O235];[.P235];[.Q235];[.R235];[.S235];[.T235];[.U235];[.V235];[.W235];[.X235];[.Y235];[.Z235];[.AA235];[.AB235];[.AC235];[.AD235];[.AE235])" office:value-type="string" office:string-value="elif lista_1[f2]==&quot;♪&quot; :lista_2.append(crt234)" calcext:value-type="string">
            <text:p>elif lista_1[f2]=="♪" :lista_2.append(crt23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♫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5</text:p>
          </table:table-cell>
          <table:table-cell table:style-name="ce11" table:formula="of:=CONCATENATE([.F236];[.B236];[.C236];[.D236];[.E236])" office:value-type="string" office:string-value="crt235=&quot;■&quot; " calcext:value-type="string">
            <text:p>crt235="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6]" office:value-type="string" office:string-value="♫" calcext:value-type="string">
            <text:p>♫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6]" office:value-type="string" office:string-value="crt235" calcext:value-type="string">
            <text:p>crt23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6];&quot; &quot;;[.J236];[.K236];[.L236];[.M236];[.N236];[.O236];[.P236];[.Q236];[.R236];[.S236];[.T236];[.U236];[.V236];[.W236];[.X236];[.Y236];[.Z236];[.AA236];[.AB236];[.AC236];[.AD236];[.AE236])" office:value-type="string" office:string-value="elif lista_1[f2]==&quot;♫&quot; :lista_2.append(crt235)" calcext:value-type="string">
            <text:p>elif lista_1[f2]=="♫" :lista_2.append(crt23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│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6</text:p>
          </table:table-cell>
          <table:table-cell table:style-name="ce11" table:formula="of:=CONCATENATE([.F237];[.B237];[.C237];[.D237];[.E237])" office:value-type="string" office:string-value="crt236=&quot;│&quot; " calcext:value-type="string">
            <text:p>crt236="│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7]" office:value-type="string" office:string-value="☼" calcext:value-type="string">
            <text:p>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7]" office:value-type="string" office:string-value="crt236" calcext:value-type="string">
            <text:p>crt23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7];&quot; &quot;;[.J237];[.K237];[.L237];[.M237];[.N237];[.O237];[.P237];[.Q237];[.R237];[.S237];[.T237];[.U237];[.V237];[.W237];[.X237];[.Y237];[.Z237];[.AA237];[.AB237];[.AC237];[.AD237];[.AE237])" office:value-type="string" office:string-value="elif lista_1[f2]==&quot;☼&quot; :lista_2.append(crt236)" calcext:value-type="string">
            <text:p>elif lista_1[f2]=="☼" :lista_2.append(crt23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}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7</text:p>
          </table:table-cell>
          <table:table-cell table:style-name="ce11" table:formula="of:=CONCATENATE([.F238];[.B238];[.C238];[.D238];[.E238])" office:value-type="string" office:string-value="crt237=&quot;}&quot; " calcext:value-type="string">
            <text:p>crt237="}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8]" office:value-type="string" office:string-value="►" calcext:value-type="string">
            <text:p>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8]" office:value-type="string" office:string-value="crt237" calcext:value-type="string">
            <text:p>crt23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8];&quot; &quot;;[.J238];[.K238];[.L238];[.M238];[.N238];[.O238];[.P238];[.Q238];[.R238];[.S238];[.T238];[.U238];[.V238];[.W238];[.X238];[.Y238];[.Z238];[.AA238];[.AB238];[.AC238];[.AD238];[.AE238])" office:value-type="string" office:string-value="elif lista_1[f2]==&quot;►&quot; :lista_2.append(crt237)" calcext:value-type="string">
            <text:p>elif lista_1[f2]=="►" :lista_2.append(crt23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◄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B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8</text:p>
          </table:table-cell>
          <table:table-cell table:style-name="ce11" table:formula="of:=CONCATENATE([.F239];[.B239];[.C239];[.D239];[.E239])" office:value-type="string" office:string-value="crt238=&quot;B&quot; " calcext:value-type="string">
            <text:p>crt238="B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9]" office:value-type="string" office:string-value="◄" calcext:value-type="string">
            <text:p>◄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9]" office:value-type="string" office:string-value="crt238" calcext:value-type="string">
            <text:p>crt23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9];&quot; &quot;;[.J239];[.K239];[.L239];[.M239];[.N239];[.O239];[.P239];[.Q239];[.R239];[.S239];[.T239];[.U239];[.V239];[.W239];[.X239];[.Y239];[.Z239];[.AA239];[.AB239];[.AC239];[.AD239];[.AE239])" office:value-type="string" office:string-value="elif lista_1[f2]==&quot;◄&quot; :lista_2.append(crt238)" calcext:value-type="string">
            <text:p>elif lista_1[f2]=="◄" :lista_2.append(crt23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↕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39</text:p>
          </table:table-cell>
          <table:table-cell table:style-name="ce11" table:formula="of:=CONCATENATE([.F240];[.B240];[.C240];[.D240];[.E240])" office:value-type="string" office:string-value="crt239=&quot;£&quot; " calcext:value-type="string">
            <text:p>crt239="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0]" office:value-type="string" office:string-value="↕" calcext:value-type="string">
            <text:p>↕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0]" office:value-type="string" office:string-value="crt239" calcext:value-type="string">
            <text:p>crt23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0];&quot; &quot;;[.J240];[.K240];[.L240];[.M240];[.N240];[.O240];[.P240];[.Q240];[.R240];[.S240];[.T240];[.U240];[.V240];[.W240];[.X240];[.Y240];[.Z240];[.AA240];[.AB240];[.AC240];[.AD240];[.AE240])" office:value-type="string" office:string-value="elif lista_1[f2]==&quot;↕&quot; :lista_2.append(crt239)" calcext:value-type="string">
            <text:p>elif lista_1[f2]=="↕" :lista_2.append(crt23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±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0</text:p>
          </table:table-cell>
          <table:table-cell table:style-name="ce11" table:formula="of:=CONCATENATE([.F241];[.B241];[.C241];[.D241];[.E241])" office:value-type="string" office:string-value="crt240=&quot;±&quot; " calcext:value-type="string">
            <text:p>crt240="±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1]" office:value-type="string" office:string-value="‼" calcext:value-type="string">
            <text:p>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1]" office:value-type="string" office:string-value="crt240" calcext:value-type="string">
            <text:p>crt24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1];&quot; &quot;;[.J241];[.K241];[.L241];[.M241];[.N241];[.O241];[.P241];[.Q241];[.R241];[.S241];[.T241];[.U241];[.V241];[.W241];[.X241];[.Y241];[.Z241];[.AA241];[.AB241];[.AC241];[.AD241];[.AE241])" office:value-type="string" office:string-value="elif lista_1[f2]==&quot;‼&quot; :lista_2.append(crt240)" calcext:value-type="string">
            <text:p>elif lista_1[f2]=="‼" :lista_2.append(crt24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¶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*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1</text:p>
          </table:table-cell>
          <table:table-cell table:style-name="ce11" table:formula="of:=CONCATENATE([.F242];[.B242];[.C242];[.D242];[.E242])" office:value-type="string" office:string-value="crt241=&quot;*&quot; " calcext:value-type="string">
            <text:p>crt241="*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2]" office:value-type="string" office:string-value="¶" calcext:value-type="string">
            <text:p>¶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2]" office:value-type="string" office:string-value="crt241" calcext:value-type="string">
            <text:p>crt24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2];&quot; &quot;;[.J242];[.K242];[.L242];[.M242];[.N242];[.O242];[.P242];[.Q242];[.R242];[.S242];[.T242];[.U242];[.V242];[.W242];[.X242];[.Y242];[.Z242];[.AA242];[.AB242];[.AC242];[.AD242];[.AE242])" office:value-type="string" office:string-value="elif lista_1[f2]==&quot;¶&quot; :lista_2.append(crt241)" calcext:value-type="string">
            <text:p>elif lista_1[f2]=="¶" :lista_2.append(crt24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b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2</text:p>
          </table:table-cell>
          <table:table-cell table:style-name="ce11" table:formula="of:=CONCATENATE([.F243];[.B243];[.C243];[.D243];[.E243])" office:value-type="string" office:string-value="crt242=&quot;b&quot; " calcext:value-type="string">
            <text:p>crt242="b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3]" office:value-type="string" office:string-value="§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3]" office:value-type="string" office:string-value="crt242" calcext:value-type="string">
            <text:p>crt24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3];&quot; &quot;;[.J243];[.K243];[.L243];[.M243];[.N243];[.O243];[.P243];[.Q243];[.R243];[.S243];[.T243];[.U243];[.V243];[.W243];[.X243];[.Y243];[.Z243];[.AA243];[.AB243];[.AC243];[.AD243];[.AE243])" office:value-type="string" office:string-value="elif lista_1[f2]==&quot;§&quot; :lista_2.append(crt242)" calcext:value-type="string">
            <text:p>elif lista_1[f2]=="§" :lista_2.append(crt242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X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3</text:p>
          </table:table-cell>
          <table:table-cell table:style-name="ce11" table:formula="of:=CONCATENATE([.F244];[.B244];[.C244];[.D244];[.E244])" office:value-type="string" office:string-value="crt243=&quot;X&quot; " calcext:value-type="string">
            <text:p>crt243="X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4]" office:value-type="string" office:string-value="▬" calcext:value-type="string">
            <text:p>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4]" office:value-type="string" office:string-value="crt243" calcext:value-type="string">
            <text:p>crt24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4];&quot; &quot;;[.J244];[.K244];[.L244];[.M244];[.N244];[.O244];[.P244];[.Q244];[.R244];[.S244];[.T244];[.U244];[.V244];[.W244];[.X244];[.Y244];[.Z244];[.AA244];[.AB244];[.AC244];[.AD244];[.AE244])" office:value-type="string" office:string-value="elif lista_1[f2]==&quot;▬&quot; :lista_2.append(crt243)" calcext:value-type="string">
            <text:p>elif lista_1[f2]=="▬" :lista_2.append(crt243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↨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┴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4</text:p>
          </table:table-cell>
          <table:table-cell table:style-name="ce11" table:formula="of:=CONCATENATE([.F245];[.B245];[.C245];[.D245];[.E245])" office:value-type="string" office:string-value="crt244=&quot;┴&quot; " calcext:value-type="string">
            <text:p>crt244="┴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5]" office:value-type="string" office:string-value="↨" calcext:value-type="string">
            <text:p>↨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5]" office:value-type="string" office:string-value="crt244" calcext:value-type="string">
            <text:p>crt24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5];&quot; &quot;;[.J245];[.K245];[.L245];[.M245];[.N245];[.O245];[.P245];[.Q245];[.R245];[.S245];[.T245];[.U245];[.V245];[.W245];[.X245];[.Y245];[.Z245];[.AA245];[.AB245];[.AC245];[.AD245];[.AE245])" office:value-type="string" office:string-value="elif lista_1[f2]==&quot;↨&quot; :lista_2.append(crt244)" calcext:value-type="string">
            <text:p>elif lista_1[f2]=="↨" :lista_2.append(crt244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↑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5</text:p>
          </table:table-cell>
          <table:table-cell table:style-name="ce11" table:formula="of:=CONCATENATE([.F246];[.B246];[.C246];[.D246];[.E246])" office:value-type="string" office:string-value="crt245=&quot;à&quot; " calcext:value-type="string">
            <text:p>crt245="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6]" office:value-type="string" office:string-value="↑" calcext:value-type="string">
            <text:p>↑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6]" office:value-type="string" office:string-value="crt245" calcext:value-type="string">
            <text:p>crt24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6];&quot; &quot;;[.J246];[.K246];[.L246];[.M246];[.N246];[.O246];[.P246];[.Q246];[.R246];[.S246];[.T246];[.U246];[.V246];[.W246];[.X246];[.Y246];[.Z246];[.AA246];[.AB246];[.AC246];[.AD246];[.AE246])" office:value-type="string" office:string-value="elif lista_1[f2]==&quot;↑&quot; :lista_2.append(crt245)" calcext:value-type="string">
            <text:p>elif lista_1[f2]=="↑" :lista_2.append(crt245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↓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;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6</text:p>
          </table:table-cell>
          <table:table-cell table:style-name="ce11" table:formula="of:=CONCATENATE([.F247];[.B247];[.C247];[.D247];[.E247])" office:value-type="string" office:string-value="crt246=&quot;;&quot; " calcext:value-type="string">
            <text:p>crt246=";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7]" office:value-type="string" office:string-value="↓" calcext:value-type="string">
            <text:p>↓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7]" office:value-type="string" office:string-value="crt246" calcext:value-type="string">
            <text:p>crt24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7];&quot; &quot;;[.J247];[.K247];[.L247];[.M247];[.N247];[.O247];[.P247];[.Q247];[.R247];[.S247];[.T247];[.U247];[.V247];[.W247];[.X247];[.Y247];[.Z247];[.AA247];[.AB247];[.AC247];[.AD247];[.AE247])" office:value-type="string" office:string-value="elif lista_1[f2]==&quot;↓&quot; :lista_2.append(crt246)" calcext:value-type="string">
            <text:p>elif lista_1[f2]=="↓" :lista_2.append(crt246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→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µ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7</text:p>
          </table:table-cell>
          <table:table-cell table:style-name="ce11" table:formula="of:=CONCATENATE([.F248];[.B248];[.C248];[.D248];[.E248])" office:value-type="string" office:string-value="crt247=&quot;µ&quot; " calcext:value-type="string">
            <text:p>crt247="µ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8]" office:value-type="string" office:string-value="→" calcext:value-type="string">
            <text:p>→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8]" office:value-type="string" office:string-value="crt247" calcext:value-type="string">
            <text:p>crt24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8];&quot; &quot;;[.J248];[.K248];[.L248];[.M248];[.N248];[.O248];[.P248];[.Q248];[.R248];[.S248];[.T248];[.U248];[.V248];[.W248];[.X248];[.Y248];[.Z248];[.AA248];[.AB248];[.AC248];[.AD248];[.AE248])" office:value-type="string" office:string-value="elif lista_1[f2]==&quot;→&quot; :lista_2.append(crt247)" calcext:value-type="string">
            <text:p>elif lista_1[f2]=="→" :lista_2.append(crt247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←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¡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8</text:p>
          </table:table-cell>
          <table:table-cell table:style-name="ce11" table:formula="of:=CONCATENATE([.F249];[.B249];[.C249];[.D249];[.E249])" office:value-type="string" office:string-value="crt248=&quot;¡&quot; " calcext:value-type="string">
            <text:p>crt248="¡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9]" office:value-type="string" office:string-value="←" calcext:value-type="string">
            <text:p>←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9]" office:value-type="string" office:string-value="crt248" calcext:value-type="string">
            <text:p>crt24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9];&quot; &quot;;[.J249];[.K249];[.L249];[.M249];[.N249];[.O249];[.P249];[.Q249];[.R249];[.S249];[.T249];[.U249];[.V249];[.W249];[.X249];[.Y249];[.Z249];[.AA249];[.AB249];[.AC249];[.AD249];[.AE249])" office:value-type="string" office:string-value="elif lista_1[f2]==&quot;←&quot; :lista_2.append(crt248)" calcext:value-type="string">
            <text:p>elif lista_1[f2]=="←" :lista_2.append(crt248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∟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Õ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49</text:p>
          </table:table-cell>
          <table:table-cell table:style-name="ce11" table:formula="of:=CONCATENATE([.F250];[.B250];[.C250];[.D250];[.E250])" office:value-type="string" office:string-value="crt249=&quot;Õ&quot; " calcext:value-type="string">
            <text:p>crt249="Õ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0]" office:value-type="string" office:string-value="∟" calcext:value-type="string">
            <text:p>∟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0]" office:value-type="string" office:string-value="crt249" calcext:value-type="string">
            <text:p>crt24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0];&quot; &quot;;[.J250];[.K250];[.L250];[.M250];[.N250];[.O250];[.P250];[.Q250];[.R250];[.S250];[.T250];[.U250];[.V250];[.W250];[.X250];[.Y250];[.Z250];[.AA250];[.AB250];[.AC250];[.AD250];[.AE250])" office:value-type="string" office:string-value="elif lista_1[f2]==&quot;∟&quot; :lista_2.append(crt249)" calcext:value-type="string">
            <text:p>elif lista_1[f2]=="∟" :lista_2.append(crt249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↔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: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50</text:p>
          </table:table-cell>
          <table:table-cell table:style-name="ce11" table:formula="of:=CONCATENATE([.F251];[.B251];[.C251];[.D251];[.E251])" office:value-type="string" office:string-value="crt250=&quot;:&quot; " calcext:value-type="string">
            <text:p>crt250=":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1]" office:value-type="string" office:string-value="↔" calcext:value-type="string">
            <text:p>↔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1]" office:value-type="string" office:string-value="crt250" calcext:value-type="string">
            <text:p>crt25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1];&quot; &quot;;[.J251];[.K251];[.L251];[.M251];[.N251];[.O251];[.P251];[.Q251];[.R251];[.S251];[.T251];[.U251];[.V251];[.W251];[.X251];[.Y251];[.Z251];[.AA251];[.AB251];[.AC251];[.AD251];[.AE251])" office:value-type="string" office:string-value="elif lista_1[f2]==&quot;↔&quot; :lista_2.append(crt250)" calcext:value-type="string">
            <text:p>elif lista_1[f2]=="↔" :lista_2.append(crt250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▲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á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51</text:p>
          </table:table-cell>
          <table:table-cell table:style-name="ce11" table:formula="of:=CONCATENATE([.F252];[.B252];[.C252];[.D252];[.E252])" office:value-type="string" office:string-value="crt251=&quot;á&quot; " calcext:value-type="string">
            <text:p>crt251="á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2]" office:value-type="string" office:string-value="▲" calcext:value-type="string">
            <text:p>▲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2]" office:value-type="string" office:string-value="crt251" calcext:value-type="string">
            <text:p>crt25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2];&quot; &quot;;[.J252];[.K252];[.L252];[.M252];[.N252];[.O252];[.P252];[.Q252];[.R252];[.S252];[.T252];[.U252];[.V252];[.W252];[.X252];[.Y252];[.Z252];[.AA252];[.AB252];[.AC252];[.AD252];[.AE252])" office:value-type="string" office:string-value="elif lista_1[f2]==&quot;▲&quot; :lista_2.append(crt251)" calcext:value-type="string">
            <text:p>elif lista_1[f2]=="▲" :lista_2.append(crt251)</text:p>
          </table:table-cell>
          <table:table-cell table:style-name="ce19" table:number-columns-repeated="1321"/>
          <table:table-cell table:number-columns-repeated="15031"/>
        </table:table-row>
        <table:table-row table:style-name="ro1">
          <table:table-cell table:style-name="ce8" office:value-type="string" calcext:value-type="string">
            <text:p>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<text:s/>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252</text:p>
          </table:table-cell>
          <table:table-cell table:style-name="ce11" table:formula="of:=CONCATENATE([.F253];[.B253];[.C253];[.D253];[.E253])" office:value-type="string" office:string-value="crt252=&quot; &quot; " calcext:value-type="string">
            <text:p>crt252=" 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3]" office:value-type="string" office:string-value="§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3]" office:value-type="string" office:string-value="crt252" calcext:value-type="string">
            <text:p>crt25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3];&quot; &quot;;[.J253];[.K253];[.L253];[.M253];[.N253];[.O253];[.P253];[.Q253];[.R253];[.S253];[.T253];[.U253];[.V253];[.W253];[.X253];[.Y253];[.Z253];[.AA253];[.AB253];[.AC253];[.AD253];[.AE253])" office:value-type="string" office:string-value="elif lista_1[f2]==&quot;§&quot; :lista_2.append(crt252)" calcext:value-type="string">
            <text:p>elif lista_1[f2]=="§" :lista_2.append(crt252)</text:p>
          </table:table-cell>
          <table:table-cell table:style-name="ce19" table:number-columns-repeated="1321"/>
          <table:table-cell table:number-columns-repeated="15031"/>
        </table:table-row>
        <table:table-row table:style-name="ro1" table:number-rows-repeated="3297">
          <table:table-cell table:number-columns-repeated="7"/>
          <table:table-cell table:style-name="ce19" table:number-columns-repeated="1346"/>
          <table:table-cell table:number-columns-repeated="15031"/>
        </table:table-row>
        <table:table-row table:style-name="ro2" table:number-rows-repeated="10450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catenar codigo d" table:style-name="ta1">
        <table:table-column table:style-name="co3" table:number-columns-repeated="31" table:default-cell-style-name="Default"/>
        <table:table-column table:style-name="co6" table:default-cell-style-name="Default"/>
        <table:table-column table:style-name="co3" table:number-columns-repeated="16352" table:default-cell-style-name="Default"/>
        <table:table-row table:style-name="ro3">
          <table:table-cell table:style-name="ce5" office:value-type="string" calcext:value-type="string">
            <text:p>lista inicial</text:p>
          </table:table-cell>
          <table:table-cell table:style-name="ce10" table:number-columns-repeated="2"/>
          <table:table-cell table:style-name="ce5" office:value-type="string" calcext:value-type="string">
            <text:p>lista resultado</text:p>
          </table:table-cell>
          <table:table-cell table:style-name="ce13"/>
          <table:table-cell table:style-name="ce14" office:value-type="string" calcext:value-type="string">
            <text:p>Nombre variable</text:p>
          </table:table-cell>
          <table:table-cell table:style-name="ce15" office:value-type="string" calcext:value-type="string">
            <text:p>rasultado variables</text:p>
          </table:table-cell>
          <table:table-cell table:style-name="ce16" table:number-columns-repeated="24"/>
          <table:table-cell table:style-name="ce22" office:value-type="string" calcext:value-type="string">
            <text:p>rasultado if elif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´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6" office:value-type="string" calcext:value-type="string">
            <text:p>!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</text:p>
          </table:table-cell>
          <table:table-cell table:style-name="ce11" table:formula="of:=CONCATENATE([.F2];[.B2];[.C2];[.D2];[.E2])" office:value-type="string" office:string-value="crtd1=&quot;!&quot; " calcext:value-type="string">
            <text:p>crtd1="!" </text:p>
          </table:table-cell>
          <table:table-cell table:style-name="ce17"/>
          <table:table-cell table:style-name="ce17" office:value-type="string" calcext:value-type="string">
            <text:p>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]" office:value-type="string" office:string-value="´" calcext:value-type="string">
            <text:p>´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]" office:value-type="string" office:string-value="crtd1" calcext:value-type="string">
            <text:p>crtd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];&quot; &quot;;[.J2];[.K2];[.L2];[.M2];[.N2];[.O2];[.P2];[.Q2];[.R2];[.S2];[.T2];[.U2];[.V2];[.W2];[.X2];[.Y2];[.Z2];[.AA2];[.AB2];[.AC2];[.AD2];[.AE2])" office:value-type="string" office:string-value="if lista_2[f3]==&quot;´&quot; :lista_3.append(crtd1)" calcext:value-type="string">
            <text:p>if lista_2[f3]=="´" :lista_3.append(crtd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¹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"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</text:p>
          </table:table-cell>
          <table:table-cell table:style-name="ce11" table:formula="of:=CONCATENATE([.F3];[.B3];[.C3];[.D3];[.E3])" office:value-type="string" office:string-value="crtd2=&quot;&quot;&quot; " calcext:value-type="string">
            <text:p>crtd2=""" </text:p>
          </table:table-cell>
          <table:table-cell table:style-name="ce18" office:value-type="string" calcext:value-type="string">
            <text:p>    </text:p>
          </table:table-cell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]" office:value-type="string" office:string-value="¹" calcext:value-type="string">
            <text:p>¹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]" office:value-type="string" office:string-value="crtd2" calcext:value-type="string">
            <text:p>crtd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];&quot; &quot;;[.J3];[.K3];[.L3];[.M3];[.N3];[.O3];[.P3];[.Q3];[.R3];[.S3];[.T3];[.U3];[.V3];[.W3];[.X3];[.Y3];[.Z3];[.AA3];[.AB3];[.AC3];[.AD3];[.AE3])" office:value-type="string" office:string-value="elif lista_2[f3]==&quot;¹&quot; :lista_3.append(crtd2)" calcext:value-type="string">
            <text:p>elif lista_2[f3]=="¹" :lista_3.append(crtd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▀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</text:p>
          </table:table-cell>
          <table:table-cell table:style-name="ce11" table:formula="of:=CONCATENATE([.F4];[.B4];[.C4];[.D4];[.E4])" office:value-type="string" office:string-value="crtd3=&quot;#&quot; " calcext:value-type="string">
            <text:p>crtd3="#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]" office:value-type="string" office:string-value="▀" calcext:value-type="string">
            <text:p>▀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]" office:value-type="string" office:string-value="crtd3" calcext:value-type="string">
            <text:p>crtd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];&quot; &quot;;[.J4];[.K4];[.L4];[.M4];[.N4];[.O4];[.P4];[.Q4];[.R4];[.S4];[.T4];[.U4];[.V4];[.W4];[.X4];[.Y4];[.Z4];[.AA4];[.AB4];[.AC4];[.AD4];[.AE4])" office:value-type="string" office:string-value="elif lista_2[f3]==&quot;▀&quot; :lista_3.append(crtd3)" calcext:value-type="string">
            <text:p>elif lista_2[f3]=="▀" :lista_3.append(crtd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$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</text:p>
          </table:table-cell>
          <table:table-cell table:style-name="ce11" table:formula="of:=CONCATENATE([.F5];[.B5];[.C5];[.D5];[.E5])" office:value-type="string" office:string-value="crtd4=&quot;$&quot; " calcext:value-type="string">
            <text:p>crtd4="$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]" office:value-type="string" office:string-value="¼" calcext:value-type="string">
            <text:p>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]" office:value-type="string" office:string-value="crtd4" calcext:value-type="string">
            <text:p>crtd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];&quot; &quot;;[.J5];[.K5];[.L5];[.M5];[.N5];[.O5];[.P5];[.Q5];[.R5];[.S5];[.T5];[.U5];[.V5];[.W5];[.X5];[.Y5];[.Z5];[.AA5];[.AB5];[.AC5];[.AD5];[.AE5])" office:value-type="string" office:string-value="elif lista_2[f3]==&quot;¼&quot; :lista_3.append(crtd4)" calcext:value-type="string">
            <text:p>elif lista_2[f3]=="¼" :lista_3.append(crtd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Ñ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%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</text:p>
          </table:table-cell>
          <table:table-cell table:style-name="ce11" table:formula="of:=CONCATENATE([.F6];[.B6];[.C6];[.D6];[.E6])" office:value-type="string" office:string-value="crtd5=&quot;%&quot; " calcext:value-type="string">
            <text:p>crtd5="%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]" office:value-type="string" office:string-value="Ñ" calcext:value-type="string">
            <text:p>Ñ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]" office:value-type="string" office:string-value="crtd5" calcext:value-type="string">
            <text:p>crtd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];&quot; &quot;;[.J6];[.K6];[.L6];[.M6];[.N6];[.O6];[.P6];[.Q6];[.R6];[.S6];[.T6];[.U6];[.V6];[.W6];[.X6];[.Y6];[.Z6];[.AA6];[.AB6];[.AC6];[.AD6];[.AE6])" office:value-type="string" office:string-value="elif lista_2[f3]==&quot;Ñ&quot; :lista_3.append(crtd5)" calcext:value-type="string">
            <text:p>elif lista_2[f3]=="Ñ" :lista_3.append(crtd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v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&amp;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</text:p>
          </table:table-cell>
          <table:table-cell table:style-name="ce11" table:formula="of:=CONCATENATE([.F7];[.B7];[.C7];[.D7];[.E7])" office:value-type="string" office:string-value="crtd6=&quot;&amp;&quot; " calcext:value-type="string">
            <text:p>crtd6="&amp;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]" office:value-type="string" office:string-value="v" calcext:value-type="string">
            <text:p>v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]" office:value-type="string" office:string-value="crtd6" calcext:value-type="string">
            <text:p>crtd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];&quot; &quot;;[.J7];[.K7];[.L7];[.M7];[.N7];[.O7];[.P7];[.Q7];[.R7];[.S7];[.T7];[.U7];[.V7];[.W7];[.X7];[.Y7];[.Z7];[.AA7];[.AB7];[.AC7];[.AD7];[.AE7])" office:value-type="string" office:string-value="elif lista_2[f3]==&quot;v&quot; :lista_3.append(crtd6)" calcext:value-type="string">
            <text:p>elif lista_2[f3]=="v" :lista_3.append(crtd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'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</text:p>
          </table:table-cell>
          <table:table-cell table:style-name="ce11" table:formula="of:=CONCATENATE([.F8];[.B8];[.C8];[.D8];[.E8])" office:value-type="string" office:string-value="crtd7=&quot;'&quot; " calcext:value-type="string">
            <text:p>crtd7="'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]" office:value-type="string" office:string-value="☺" calcext:value-type="string">
            <text:p>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]" office:value-type="string" office:string-value="crtd7" calcext:value-type="string">
            <text:p>crtd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];&quot; &quot;;[.J8];[.K8];[.L8];[.M8];[.N8];[.O8];[.P8];[.Q8];[.R8];[.S8];[.T8];[.U8];[.V8];[.W8];[.X8];[.Y8];[.Z8];[.AA8];[.AB8];[.AC8];[.AD8];[.AE8])" office:value-type="string" office:string-value="elif lista_2[f3]==&quot;☺&quot; :lista_3.append(crtd7)" calcext:value-type="string">
            <text:p>elif lista_2[f3]=="☺" :lista_3.append(crtd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├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(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</text:p>
          </table:table-cell>
          <table:table-cell table:style-name="ce11" table:formula="of:=CONCATENATE([.F9];[.B9];[.C9];[.D9];[.E9])" office:value-type="string" office:string-value="crtd8=&quot;(&quot; " calcext:value-type="string">
            <text:p>crtd8="(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]" office:value-type="string" office:string-value="├" calcext:value-type="string">
            <text:p>├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]" office:value-type="string" office:string-value="crtd8" calcext:value-type="string">
            <text:p>crtd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];&quot; &quot;;[.J9];[.K9];[.L9];[.M9];[.N9];[.O9];[.P9];[.Q9];[.R9];[.S9];[.T9];[.U9];[.V9];[.W9];[.X9];[.Y9];[.Z9];[.AA9];[.AB9];[.AC9];[.AD9];[.AE9])" office:value-type="string" office:string-value="elif lista_2[f3]==&quot;├&quot; :lista_3.append(crtd8)" calcext:value-type="string">
            <text:p>elif lista_2[f3]=="├" :lista_3.append(crtd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Ó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)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</text:p>
          </table:table-cell>
          <table:table-cell table:style-name="ce11" table:formula="of:=CONCATENATE([.F10];[.B10];[.C10];[.D10];[.E10])" office:value-type="string" office:string-value="crtd9=&quot;)&quot; " calcext:value-type="string">
            <text:p>crtd9=")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]" office:value-type="string" office:string-value="Ó" calcext:value-type="string">
            <text:p>Ó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]" office:value-type="string" office:string-value="crtd9" calcext:value-type="string">
            <text:p>crtd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];&quot; &quot;;[.J10];[.K10];[.L10];[.M10];[.N10];[.O10];[.P10];[.Q10];[.R10];[.S10];[.T10];[.U10];[.V10];[.W10];[.X10];[.Y10];[.Z10];[.AA10];[.AB10];[.AC10];[.AD10];[.AE10])" office:value-type="string" office:string-value="elif lista_2[f3]==&quot;Ó&quot; :lista_3.append(crtd9)" calcext:value-type="string">
            <text:p>elif lista_2[f3]=="Ó" :lista_3.append(crtd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*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</text:p>
          </table:table-cell>
          <table:table-cell table:style-name="ce11" table:formula="of:=CONCATENATE([.F11];[.B11];[.C11];[.D11];[.E11])" office:value-type="string" office:string-value="crtd10=&quot;*&quot; " calcext:value-type="string">
            <text:p>crtd10="*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]" office:value-type="string" office:string-value="┬" calcext:value-type="string">
            <text:p>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]" office:value-type="string" office:string-value="crtd10" calcext:value-type="string">
            <text:p>crtd1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];&quot; &quot;;[.J11];[.K11];[.L11];[.M11];[.N11];[.O11];[.P11];[.Q11];[.R11];[.S11];[.T11];[.U11];[.V11];[.W11];[.X11];[.Y11];[.Z11];[.AA11];[.AB11];[.AC11];[.AD11];[.AE11])" office:value-type="string" office:string-value="elif lista_2[f3]==&quot;┬&quot; :lista_3.append(crtd10)" calcext:value-type="string">
            <text:p>elif lista_2[f3]=="┬" :lista_3.append(crtd1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p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+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</text:p>
          </table:table-cell>
          <table:table-cell table:style-name="ce11" table:formula="of:=CONCATENATE([.F12];[.B12];[.C12];[.D12];[.E12])" office:value-type="string" office:string-value="crtd11=&quot;+&quot; " calcext:value-type="string">
            <text:p>crtd11="+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]" office:value-type="string" office:string-value="p" calcext:value-type="string">
            <text:p>p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]" office:value-type="string" office:string-value="crtd11" calcext:value-type="string">
            <text:p>crtd1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];&quot; &quot;;[.J12];[.K12];[.L12];[.M12];[.N12];[.O12];[.P12];[.Q12];[.R12];[.S12];[.T12];[.U12];[.V12];[.W12];[.X12];[.Y12];[.Z12];[.AA12];[.AB12];[.AC12];[.AD12];[.AE12])" office:value-type="string" office:string-value="elif lista_2[f3]==&quot;p&quot; :lista_3.append(crtd11)" calcext:value-type="string">
            <text:p>elif lista_2[f3]=="p" :lista_3.append(crtd1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×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,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</text:p>
          </table:table-cell>
          <table:table-cell table:style-name="ce11" table:formula="of:=CONCATENATE([.F13];[.B13];[.C13];[.D13];[.E13])" office:value-type="string" office:string-value="crtd12=&quot;,&quot; " calcext:value-type="string">
            <text:p>crtd12=",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]" office:value-type="string" office:string-value="×" calcext:value-type="string">
            <text:p>×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]" office:value-type="string" office:string-value="crtd12" calcext:value-type="string">
            <text:p>crtd1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];&quot; &quot;;[.J13];[.K13];[.L13];[.M13];[.N13];[.O13];[.P13];[.Q13];[.R13];[.S13];[.T13];[.U13];[.V13];[.W13];[.X13];[.Y13];[.Z13];[.AA13];[.AB13];[.AC13];[.AD13];[.AE13])" office:value-type="string" office:string-value="elif lista_2[f3]==&quot;×&quot; :lista_3.append(crtd12)" calcext:value-type="string">
            <text:p>elif lista_2[f3]=="×" :lista_3.append(crtd1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&lt;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-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</text:p>
          </table:table-cell>
          <table:table-cell table:style-name="ce11" table:formula="of:=CONCATENATE([.F14];[.B14];[.C14];[.D14];[.E14])" office:value-type="string" office:string-value="crtd13=&quot;-&quot; " calcext:value-type="string">
            <text:p>crtd13="-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]" office:value-type="string" office:string-value="&lt;" calcext:value-type="string">
            <text:p>&lt;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]" office:value-type="string" office:string-value="crtd13" calcext:value-type="string">
            <text:p>crtd1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];&quot; &quot;;[.J14];[.K14];[.L14];[.M14];[.N14];[.O14];[.P14];[.Q14];[.R14];[.S14];[.T14];[.U14];[.V14];[.W14];[.X14];[.Y14];[.Z14];[.AA14];[.AB14];[.AC14];[.AD14];[.AE14])" office:value-type="string" office:string-value="elif lista_2[f3]==&quot;&lt;&quot; :lista_3.append(crtd13)" calcext:value-type="string">
            <text:p>elif lista_2[f3]=="&lt;" :lista_3.append(crtd1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¢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.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</text:p>
          </table:table-cell>
          <table:table-cell table:style-name="ce11" table:formula="of:=CONCATENATE([.F15];[.B15];[.C15];[.D15];[.E15])" office:value-type="string" office:string-value="crtd14=&quot;.&quot; " calcext:value-type="string">
            <text:p>crtd14=".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]" office:value-type="string" office:string-value="¢" calcext:value-type="string">
            <text:p>¢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]" office:value-type="string" office:string-value="crtd14" calcext:value-type="string">
            <text:p>crtd1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];&quot; &quot;;[.J15];[.K15];[.L15];[.M15];[.N15];[.O15];[.P15];[.Q15];[.R15];[.S15];[.T15];[.U15];[.V15];[.W15];[.X15];[.Y15];[.Z15];[.AA15];[.AB15];[.AC15];[.AD15];[.AE15])" office:value-type="string" office:string-value="elif lista_2[f3]==&quot;¢&quot; :lista_3.append(crtd14)" calcext:value-type="string">
            <text:p>elif lista_2[f3]=="¢" :lista_3.append(crtd1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ô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/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</text:p>
          </table:table-cell>
          <table:table-cell table:style-name="ce11" table:formula="of:=CONCATENATE([.F16];[.B16];[.C16];[.D16];[.E16])" office:value-type="string" office:string-value="crtd15=&quot;/&quot; " calcext:value-type="string">
            <text:p>crtd15="/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]" office:value-type="string" office:string-value="ô" calcext:value-type="string">
            <text:p>ô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]" office:value-type="string" office:string-value="crtd15" calcext:value-type="string">
            <text:p>crtd1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];&quot; &quot;;[.J16];[.K16];[.L16];[.M16];[.N16];[.O16];[.P16];[.Q16];[.R16];[.S16];[.T16];[.U16];[.V16];[.W16];[.X16];[.Y16];[.Z16];[.AA16];[.AB16];[.AC16];[.AD16];[.AE16])" office:value-type="string" office:string-value="elif lista_2[f3]==&quot;ô&quot; :lista_3.append(crtd15)" calcext:value-type="string">
            <text:p>elif lista_2[f3]=="ô" :lista_3.append(crtd1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0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</text:p>
          </table:table-cell>
          <table:table-cell table:style-name="ce11" table:formula="of:=CONCATENATE([.F17];[.B17];[.C17];[.D17];[.E17])" office:value-type="string" office:string-value="crtd16=&quot;0&quot; " calcext:value-type="string">
            <text:p>crtd16="0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]" office:value-type="string" office:string-value="R" calcext:value-type="string">
            <text:p>R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]" office:value-type="string" office:string-value="crtd16" calcext:value-type="string">
            <text:p>crtd1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];&quot; &quot;;[.J17];[.K17];[.L17];[.M17];[.N17];[.O17];[.P17];[.Q17];[.R17];[.S17];[.T17];[.U17];[.V17];[.W17];[.X17];[.Y17];[.Z17];[.AA17];[.AB17];[.AC17];[.AD17];[.AE17])" office:value-type="string" office:string-value="elif lista_2[f3]==&quot;R&quot; :lista_3.append(crtd16)" calcext:value-type="string">
            <text:p>elif lista_2[f3]=="R" :lista_3.append(crtd1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¥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</text:p>
          </table:table-cell>
          <table:table-cell table:style-name="ce11" table:formula="of:=CONCATENATE([.F18];[.B18];[.C18];[.D18];[.E18])" office:value-type="string" office:string-value="crtd17=&quot;1&quot; " calcext:value-type="string">
            <text:p>crtd17="1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]" office:value-type="string" office:string-value="¥" calcext:value-type="string">
            <text:p>¥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]" office:value-type="string" office:string-value="crtd17" calcext:value-type="string">
            <text:p>crtd1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];&quot; &quot;;[.J18];[.K18];[.L18];[.M18];[.N18];[.O18];[.P18];[.Q18];[.R18];[.S18];[.T18];[.U18];[.V18];[.W18];[.X18];[.Y18];[.Z18];[.AA18];[.AB18];[.AC18];[.AD18];[.AE18])" office:value-type="string" office:string-value="elif lista_2[f3]==&quot;¥&quot; :lista_3.append(crtd17)" calcext:value-type="string">
            <text:p>elif lista_2[f3]=="¥" :lista_3.append(crtd1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</text:p>
          </table:table-cell>
          <table:table-cell table:style-name="ce11" table:formula="of:=CONCATENATE([.F19];[.B19];[.C19];[.D19];[.E19])" office:value-type="string" office:string-value="crtd18=&quot;2&quot; " calcext:value-type="string">
            <text:p>crtd18="2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]" office:value-type="string" office:string-value="m" calcext:value-type="string">
            <text:p>m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]" office:value-type="string" office:string-value="crtd18" calcext:value-type="string">
            <text:p>crtd1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];&quot; &quot;;[.J19];[.K19];[.L19];[.M19];[.N19];[.O19];[.P19];[.Q19];[.R19];[.S19];[.T19];[.U19];[.V19];[.W19];[.X19];[.Y19];[.Z19];[.AA19];[.AB19];[.AC19];[.AD19];[.AE19])" office:value-type="string" office:string-value="elif lista_2[f3]==&quot;m&quot; :lista_3.append(crtd18)" calcext:value-type="string">
            <text:p>elif lista_2[f3]=="m" :lista_3.append(crtd1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♪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3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</text:p>
          </table:table-cell>
          <table:table-cell table:style-name="ce11" table:formula="of:=CONCATENATE([.F20];[.B20];[.C20];[.D20];[.E20])" office:value-type="string" office:string-value="crtd19=&quot;3&quot; " calcext:value-type="string">
            <text:p>crtd19="3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]" office:value-type="string" office:string-value="♪" calcext:value-type="string">
            <text:p>♪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]" office:value-type="string" office:string-value="crtd19" calcext:value-type="string">
            <text:p>crtd1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];&quot; &quot;;[.J20];[.K20];[.L20];[.M20];[.N20];[.O20];[.P20];[.Q20];[.R20];[.S20];[.T20];[.U20];[.V20];[.W20];[.X20];[.Y20];[.Z20];[.AA20];[.AB20];[.AC20];[.AD20];[.AE20])" office:value-type="string" office:string-value="elif lista_2[f3]==&quot;♪&quot; :lista_3.append(crtd19)" calcext:value-type="string">
            <text:p>elif lista_2[f3]=="♪" :lista_3.append(crtd1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4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</text:p>
          </table:table-cell>
          <table:table-cell table:style-name="ce11" table:formula="of:=CONCATENATE([.F21];[.B21];[.C21];[.D21];[.E21])" office:value-type="string" office:string-value="crtd20=&quot;4&quot; " calcext:value-type="string">
            <text:p>crtd20="4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]" office:value-type="string" office:string-value="Ú" calcext:value-type="string">
            <text:p>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]" office:value-type="string" office:string-value="crtd20" calcext:value-type="string">
            <text:p>crtd2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];&quot; &quot;;[.J21];[.K21];[.L21];[.M21];[.N21];[.O21];[.P21];[.Q21];[.R21];[.S21];[.T21];[.U21];[.V21];[.W21];[.X21];[.Y21];[.Z21];[.AA21];[.AB21];[.AC21];[.AD21];[.AE21])" office:value-type="string" office:string-value="elif lista_2[f3]==&quot;Ú&quot; :lista_3.append(crtd20)" calcext:value-type="string">
            <text:p>elif lista_2[f3]=="Ú" :lista_3.append(crtd2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ë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5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</text:p>
          </table:table-cell>
          <table:table-cell table:style-name="ce11" table:formula="of:=CONCATENATE([.F22];[.B22];[.C22];[.D22];[.E22])" office:value-type="string" office:string-value="crtd21=&quot;5&quot; " calcext:value-type="string">
            <text:p>crtd21="5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]" office:value-type="string" office:string-value="ë" calcext:value-type="string">
            <text:p>ë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]" office:value-type="string" office:string-value="crtd21" calcext:value-type="string">
            <text:p>crtd2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];&quot; &quot;;[.J22];[.K22];[.L22];[.M22];[.N22];[.O22];[.P22];[.Q22];[.R22];[.S22];[.T22];[.U22];[.V22];[.W22];[.X22];[.Y22];[.Z22];[.AA22];[.AB22];[.AC22];[.AD22];[.AE22])" office:value-type="string" office:string-value="elif lista_2[f3]==&quot;ë&quot; :lista_3.append(crtd21)" calcext:value-type="string">
            <text:p>elif lista_2[f3]=="ë" :lista_3.append(crtd2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h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6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</text:p>
          </table:table-cell>
          <table:table-cell table:style-name="ce11" table:formula="of:=CONCATENATE([.F23];[.B23];[.C23];[.D23];[.E23])" office:value-type="string" office:string-value="crtd22=&quot;6&quot; " calcext:value-type="string">
            <text:p>crtd22="6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]" office:value-type="string" office:string-value="h" calcext:value-type="string">
            <text:p>h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]" office:value-type="string" office:string-value="crtd22" calcext:value-type="string">
            <text:p>crtd2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];&quot; &quot;;[.J23];[.K23];[.L23];[.M23];[.N23];[.O23];[.P23];[.Q23];[.R23];[.S23];[.T23];[.U23];[.V23];[.W23];[.X23];[.Y23];[.Z23];[.AA23];[.AB23];[.AC23];[.AD23];[.AE23])" office:value-type="string" office:string-value="elif lista_2[f3]==&quot;h&quot; :lista_3.append(crtd22)" calcext:value-type="string">
            <text:p>elif lista_2[f3]=="h" :lista_3.append(crtd2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7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</text:p>
          </table:table-cell>
          <table:table-cell table:style-name="ce11" table:formula="of:=CONCATENATE([.F24];[.B24];[.C24];[.D24];[.E24])" office:value-type="string" office:string-value="crtd23=&quot;7&quot; " calcext:value-type="string">
            <text:p>crtd23="7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]" office:value-type="string" office:string-value="ú" calcext:value-type="string">
            <text:p>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]" office:value-type="string" office:string-value="crtd23" calcext:value-type="string">
            <text:p>crtd2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];&quot; &quot;;[.J24];[.K24];[.L24];[.M24];[.N24];[.O24];[.P24];[.Q24];[.R24];[.S24];[.T24];[.U24];[.V24];[.W24];[.X24];[.Y24];[.Z24];[.AA24];[.AB24];[.AC24];[.AD24];[.AE24])" office:value-type="string" office:string-value="elif lista_2[f3]==&quot;ú&quot; :lista_3.append(crtd23)" calcext:value-type="string">
            <text:p>elif lista_2[f3]=="ú" :lista_3.append(crtd2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S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8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</text:p>
          </table:table-cell>
          <table:table-cell table:style-name="ce11" table:formula="of:=CONCATENATE([.F25];[.B25];[.C25];[.D25];[.E25])" office:value-type="string" office:string-value="crtd24=&quot;8&quot; " calcext:value-type="string">
            <text:p>crtd24="8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]" office:value-type="string" office:string-value="S" calcext:value-type="string">
            <text:p>S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]" office:value-type="string" office:string-value="crtd24" calcext:value-type="string">
            <text:p>crtd2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];&quot; &quot;;[.J25];[.K25];[.L25];[.M25];[.N25];[.O25];[.P25];[.Q25];[.R25];[.S25];[.T25];[.U25];[.V25];[.W25];[.X25];[.Y25];[.Z25];[.AA25];[.AB25];[.AC25];[.AD25];[.AE25])" office:value-type="string" office:string-value="elif lista_2[f3]==&quot;S&quot; :lista_3.append(crtd24)" calcext:value-type="string">
            <text:p>elif lista_2[f3]=="S" :lista_3.append(crtd2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d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9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5</text:p>
          </table:table-cell>
          <table:table-cell table:style-name="ce11" table:formula="of:=CONCATENATE([.F26];[.B26];[.C26];[.D26];[.E26])" office:value-type="string" office:string-value="crtd25=&quot;9&quot; " calcext:value-type="string">
            <text:p>crtd25="9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6]" office:value-type="string" office:string-value="d" calcext:value-type="string">
            <text:p>d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6]" office:value-type="string" office:string-value="crtd25" calcext:value-type="string">
            <text:p>crtd2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6];&quot; &quot;;[.J26];[.K26];[.L26];[.M26];[.N26];[.O26];[.P26];[.Q26];[.R26];[.S26];[.T26];[.U26];[.V26];[.W26];[.X26];[.Y26];[.Z26];[.AA26];[.AB26];[.AC26];[.AD26];[.AE26])" office:value-type="string" office:string-value="elif lista_2[f3]==&quot;d&quot; :lista_3.append(crtd25)" calcext:value-type="string">
            <text:p>elif lista_2[f3]=="d" :lista_3.append(crtd2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: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6</text:p>
          </table:table-cell>
          <table:table-cell table:style-name="ce11" table:formula="of:=CONCATENATE([.F27];[.B27];[.C27];[.D27];[.E27])" office:value-type="string" office:string-value="crtd26=&quot;:&quot; " calcext:value-type="string">
            <text:p>crtd26=":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7]" office:value-type="string" office:string-value="┼" calcext:value-type="string">
            <text:p>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7]" office:value-type="string" office:string-value="crtd26" calcext:value-type="string">
            <text:p>crtd2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7];&quot; &quot;;[.J27];[.K27];[.L27];[.M27];[.N27];[.O27];[.P27];[.Q27];[.R27];[.S27];[.T27];[.U27];[.V27];[.W27];[.X27];[.Y27];[.Z27];[.AA27];[.AB27];[.AC27];[.AD27];[.AE27])" office:value-type="string" office:string-value="elif lista_2[f3]==&quot;┼&quot; :lista_3.append(crtd26)" calcext:value-type="string">
            <text:p>elif lista_2[f3]=="┼" :lista_3.append(crtd2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¤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;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7</text:p>
          </table:table-cell>
          <table:table-cell table:style-name="ce11" table:formula="of:=CONCATENATE([.F28];[.B28];[.C28];[.D28];[.E28])" office:value-type="string" office:string-value="crtd27=&quot;;&quot; " calcext:value-type="string">
            <text:p>crtd27=";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8]" office:value-type="string" office:string-value="¤" calcext:value-type="string">
            <text:p>¤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8]" office:value-type="string" office:string-value="crtd27" calcext:value-type="string">
            <text:p>crtd2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8];&quot; &quot;;[.J28];[.K28];[.L28];[.M28];[.N28];[.O28];[.P28];[.Q28];[.R28];[.S28];[.T28];[.U28];[.V28];[.W28];[.X28];[.Y28];[.Z28];[.AA28];[.AB28];[.AC28];[.AD28];[.AE28])" office:value-type="string" office:string-value="elif lista_2[f3]==&quot;¤&quot; :lista_3.append(crtd27)" calcext:value-type="string">
            <text:p>elif lista_2[f3]=="¤" :lista_3.append(crtd2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l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&lt;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8</text:p>
          </table:table-cell>
          <table:table-cell table:style-name="ce11" table:formula="of:=CONCATENATE([.F29];[.B29];[.C29];[.D29];[.E29])" office:value-type="string" office:string-value="crtd28=&quot;&lt;&quot; " calcext:value-type="string">
            <text:p>crtd28="&lt;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9]" office:value-type="string" office:string-value="l" calcext:value-type="string">
            <text:p>l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9]" office:value-type="string" office:string-value="crtd28" calcext:value-type="string">
            <text:p>crtd2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9];&quot; &quot;;[.J29];[.K29];[.L29];[.M29];[.N29];[.O29];[.P29];[.Q29];[.R29];[.S29];[.T29];[.U29];[.V29];[.W29];[.X29];[.Y29];[.Z29];[.AA29];[.AB29];[.AC29];[.AD29];[.AE29])" office:value-type="string" office:string-value="elif lista_2[f3]==&quot;l&quot; :lista_3.append(crtd28)" calcext:value-type="string">
            <text:p>elif lista_2[f3]=="l" :lista_3.append(crtd2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å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=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9</text:p>
          </table:table-cell>
          <table:table-cell table:style-name="ce11" table:formula="of:=CONCATENATE([.F30];[.B30];[.C30];[.D30];[.E30])" office:value-type="string" office:string-value="crtd29=&quot;=&quot; " calcext:value-type="string">
            <text:p>crtd29="=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0]" office:value-type="string" office:string-value="å" calcext:value-type="string">
            <text:p>å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0]" office:value-type="string" office:string-value="crtd29" calcext:value-type="string">
            <text:p>crtd2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0];&quot; &quot;;[.J30];[.K30];[.L30];[.M30];[.N30];[.O30];[.P30];[.Q30];[.R30];[.S30];[.T30];[.U30];[.V30];[.W30];[.X30];[.Y30];[.Z30];[.AA30];[.AB30];[.AC30];[.AD30];[.AE30])" office:value-type="string" office:string-value="elif lista_2[f3]==&quot;å&quot; :lista_3.append(crtd29)" calcext:value-type="string">
            <text:p>elif lista_2[f3]=="å" :lista_3.append(crtd2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↓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0</text:p>
          </table:table-cell>
          <table:table-cell table:style-name="ce11" table:formula="of:=CONCATENATE([.F31];[.B31];[.C31];[.D31];[.E31])" office:value-type="string" office:string-value="crtd30=&quot;&gt;&quot; " calcext:value-type="string">
            <text:p>crtd30="&gt;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1]" office:value-type="string" office:string-value="↓" calcext:value-type="string">
            <text:p>↓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1]" office:value-type="string" office:string-value="crtd30" calcext:value-type="string">
            <text:p>crtd3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1];&quot; &quot;;[.J31];[.K31];[.L31];[.M31];[.N31];[.O31];[.P31];[.Q31];[.R31];[.S31];[.T31];[.U31];[.V31];[.W31];[.X31];[.Y31];[.Z31];[.AA31];[.AB31];[.AC31];[.AD31];[.AE31])" office:value-type="string" office:string-value="elif lista_2[f3]==&quot;↓&quot; :lista_3.append(crtd30)" calcext:value-type="string">
            <text:p>elif lista_2[f3]=="↓" :lista_3.append(crtd3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•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?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1</text:p>
          </table:table-cell>
          <table:table-cell table:style-name="ce11" table:formula="of:=CONCATENATE([.F32];[.B32];[.C32];[.D32];[.E32])" office:value-type="string" office:string-value="crtd31=&quot;?&quot; " calcext:value-type="string">
            <text:p>crtd31="?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2]" office:value-type="string" office:string-value="•" calcext:value-type="string">
            <text:p>•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2]" office:value-type="string" office:string-value="crtd31" calcext:value-type="string">
            <text:p>crtd3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2];&quot; &quot;;[.J32];[.K32];[.L32];[.M32];[.N32];[.O32];[.P32];[.Q32];[.R32];[.S32];[.T32];[.U32];[.V32];[.W32];[.X32];[.Y32];[.Z32];[.AA32];[.AB32];[.AC32];[.AD32];[.AE32])" office:value-type="string" office:string-value="elif lista_2[f3]==&quot;•&quot; :lista_3.append(crtd31)" calcext:value-type="string">
            <text:p>elif lista_2[f3]=="•" :lista_3.append(crtd3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Ê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@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2</text:p>
          </table:table-cell>
          <table:table-cell table:style-name="ce11" table:formula="of:=CONCATENATE([.F33];[.B33];[.C33];[.D33];[.E33])" office:value-type="string" office:string-value="crtd32=&quot;@&quot; " calcext:value-type="string">
            <text:p>crtd32="@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3]" office:value-type="string" office:string-value="Ê" calcext:value-type="string">
            <text:p>Ê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3]" office:value-type="string" office:string-value="crtd32" calcext:value-type="string">
            <text:p>crtd3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3];&quot; &quot;;[.J33];[.K33];[.L33];[.M33];[.N33];[.O33];[.P33];[.Q33];[.R33];[.S33];[.T33];[.U33];[.V33];[.W33];[.X33];[.Y33];[.Z33];[.AA33];[.AB33];[.AC33];[.AD33];[.AE33])" office:value-type="string" office:string-value="elif lista_2[f3]==&quot;Ê&quot; :lista_3.append(crtd32)" calcext:value-type="string">
            <text:p>elif lista_2[f3]=="Ê" :lista_3.append(crtd3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è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A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3</text:p>
          </table:table-cell>
          <table:table-cell table:style-name="ce11" table:formula="of:=CONCATENATE([.F34];[.B34];[.C34];[.D34];[.E34])" office:value-type="string" office:string-value="crtd33=&quot;A&quot; " calcext:value-type="string">
            <text:p>crtd33="A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4]" office:value-type="string" office:string-value="è" calcext:value-type="string">
            <text:p>è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4]" office:value-type="string" office:string-value="crtd33" calcext:value-type="string">
            <text:p>crtd3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4];&quot; &quot;;[.J34];[.K34];[.L34];[.M34];[.N34];[.O34];[.P34];[.Q34];[.R34];[.S34];[.T34];[.U34];[.V34];[.W34];[.X34];[.Y34];[.Z34];[.AA34];[.AB34];[.AC34];[.AD34];[.AE34])" office:value-type="string" office:string-value="elif lista_2[f3]==&quot;è&quot; :lista_3.append(crtd33)" calcext:value-type="string">
            <text:p>elif lista_2[f3]=="è" :lista_3.append(crtd3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♥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B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4</text:p>
          </table:table-cell>
          <table:table-cell table:style-name="ce11" table:formula="of:=CONCATENATE([.F35];[.B35];[.C35];[.D35];[.E35])" office:value-type="string" office:string-value="crtd34=&quot;B&quot; " calcext:value-type="string">
            <text:p>crtd34="B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5]" office:value-type="string" office:string-value="♥" calcext:value-type="string">
            <text:p>♥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5]" office:value-type="string" office:string-value="crtd34" calcext:value-type="string">
            <text:p>crtd3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5];&quot; &quot;;[.J35];[.K35];[.L35];[.M35];[.N35];[.O35];[.P35];[.Q35];[.R35];[.S35];[.T35];[.U35];[.V35];[.W35];[.X35];[.Y35];[.Z35];[.AA35];[.AB35];[.AC35];[.AD35];[.AE35])" office:value-type="string" office:string-value="elif lista_2[f3]==&quot;♥&quot; :lista_3.append(crtd34)" calcext:value-type="string">
            <text:p>elif lista_2[f3]=="♥" :lista_3.append(crtd3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¿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C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5</text:p>
          </table:table-cell>
          <table:table-cell table:style-name="ce11" table:formula="of:=CONCATENATE([.F36];[.B36];[.C36];[.D36];[.E36])" office:value-type="string" office:string-value="crtd35=&quot;C&quot; " calcext:value-type="string">
            <text:p>crtd35="C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6]" office:value-type="string" office:string-value="¿" calcext:value-type="string">
            <text:p>¿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6]" office:value-type="string" office:string-value="crtd35" calcext:value-type="string">
            <text:p>crtd3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6];&quot; &quot;;[.J36];[.K36];[.L36];[.M36];[.N36];[.O36];[.P36];[.Q36];[.R36];[.S36];[.T36];[.U36];[.V36];[.W36];[.X36];[.Y36];[.Z36];[.AA36];[.AB36];[.AC36];[.AD36];[.AE36])" office:value-type="string" office:string-value="elif lista_2[f3]==&quot;¿&quot; :lista_3.append(crtd35)" calcext:value-type="string">
            <text:p>elif lista_2[f3]=="¿" :lista_3.append(crtd3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Å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D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6</text:p>
          </table:table-cell>
          <table:table-cell table:style-name="ce11" table:formula="of:=CONCATENATE([.F37];[.B37];[.C37];[.D37];[.E37])" office:value-type="string" office:string-value="crtd36=&quot;D&quot; " calcext:value-type="string">
            <text:p>crtd36="D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7]" office:value-type="string" office:string-value="Å" calcext:value-type="string">
            <text:p>Å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7]" office:value-type="string" office:string-value="crtd36" calcext:value-type="string">
            <text:p>crtd3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7];&quot; &quot;;[.J37];[.K37];[.L37];[.M37];[.N37];[.O37];[.P37];[.Q37];[.R37];[.S37];[.T37];[.U37];[.V37];[.W37];[.X37];[.Y37];[.Z37];[.AA37];[.AB37];[.AC37];[.AD37];[.AE37])" office:value-type="string" office:string-value="elif lista_2[f3]==&quot;Å&quot; :lista_3.append(crtd36)" calcext:value-type="string">
            <text:p>elif lista_2[f3]=="Å" :lista_3.append(crtd3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g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E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7</text:p>
          </table:table-cell>
          <table:table-cell table:style-name="ce11" table:formula="of:=CONCATENATE([.F38];[.B38];[.C38];[.D38];[.E38])" office:value-type="string" office:string-value="crtd37=&quot;E&quot; " calcext:value-type="string">
            <text:p>crtd37="E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8]" office:value-type="string" office:string-value="g" calcext:value-type="string">
            <text:p>g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8]" office:value-type="string" office:string-value="crtd37" calcext:value-type="string">
            <text:p>crtd3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8];&quot; &quot;;[.J38];[.K38];[.L38];[.M38];[.N38];[.O38];[.P38];[.Q38];[.R38];[.S38];[.T38];[.U38];[.V38];[.W38];[.X38];[.Y38];[.Z38];[.AA38];[.AB38];[.AC38];[.AD38];[.AE38])" office:value-type="string" office:string-value="elif lista_2[f3]==&quot;g&quot; :lista_3.append(crtd37)" calcext:value-type="string">
            <text:p>elif lista_2[f3]=="g" :lista_3.append(crtd3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┘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F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8</text:p>
          </table:table-cell>
          <table:table-cell table:style-name="ce11" table:formula="of:=CONCATENATE([.F39];[.B39];[.C39];[.D39];[.E39])" office:value-type="string" office:string-value="crtd38=&quot;F&quot; " calcext:value-type="string">
            <text:p>crtd38="F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39]" office:value-type="string" office:string-value="┘" calcext:value-type="string">
            <text:p>┘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39]" office:value-type="string" office:string-value="crtd38" calcext:value-type="string">
            <text:p>crtd3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39];&quot; &quot;;[.J39];[.K39];[.L39];[.M39];[.N39];[.O39];[.P39];[.Q39];[.R39];[.S39];[.T39];[.U39];[.V39];[.W39];[.X39];[.Y39];[.Z39];[.AA39];[.AB39];[.AC39];[.AD39];[.AE39])" office:value-type="string" office:string-value="elif lista_2[f3]==&quot;┘&quot; :lista_3.append(crtd38)" calcext:value-type="string">
            <text:p>elif lista_2[f3]=="┘" :lista_3.append(crtd3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Á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G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39</text:p>
          </table:table-cell>
          <table:table-cell table:style-name="ce11" table:formula="of:=CONCATENATE([.F40];[.B40];[.C40];[.D40];[.E40])" office:value-type="string" office:string-value="crtd39=&quot;G&quot; " calcext:value-type="string">
            <text:p>crtd39="G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0]" office:value-type="string" office:string-value="Á" calcext:value-type="string">
            <text:p>Á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0]" office:value-type="string" office:string-value="crtd39" calcext:value-type="string">
            <text:p>crtd3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0];&quot; &quot;;[.J40];[.K40];[.L40];[.M40];[.N40];[.O40];[.P40];[.Q40];[.R40];[.S40];[.T40];[.U40];[.V40];[.W40];[.X40];[.Y40];[.Z40];[.AA40];[.AB40];[.AC40];[.AD40];[.AE40])" office:value-type="string" office:string-value="elif lista_2[f3]==&quot;Á&quot; :lista_3.append(crtd39)" calcext:value-type="string">
            <text:p>elif lista_2[f3]=="Á" :lista_3.append(crtd3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G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H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0</text:p>
          </table:table-cell>
          <table:table-cell table:style-name="ce11" table:formula="of:=CONCATENATE([.F41];[.B41];[.C41];[.D41];[.E41])" office:value-type="string" office:string-value="crtd40=&quot;H&quot; " calcext:value-type="string">
            <text:p>crtd40="H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1]" office:value-type="string" office:string-value="G" calcext:value-type="string">
            <text:p>G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1]" office:value-type="string" office:string-value="crtd40" calcext:value-type="string">
            <text:p>crtd4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1];&quot; &quot;;[.J41];[.K41];[.L41];[.M41];[.N41];[.O41];[.P41];[.Q41];[.R41];[.S41];[.T41];[.U41];[.V41];[.W41];[.X41];[.Y41];[.Z41];[.AA41];[.AB41];[.AC41];[.AD41];[.AE41])" office:value-type="string" office:string-value="elif lista_2[f3]==&quot;G&quot; :lista_3.append(crtd40)" calcext:value-type="string">
            <text:p>elif lista_2[f3]=="G" :lista_3.append(crtd4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\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I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1</text:p>
          </table:table-cell>
          <table:table-cell table:style-name="ce11" table:formula="of:=CONCATENATE([.F42];[.B42];[.C42];[.D42];[.E42])" office:value-type="string" office:string-value="crtd41=&quot;I&quot; " calcext:value-type="string">
            <text:p>crtd41="I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2]" office:value-type="string" office:string-value="\" calcext:value-type="string">
            <text:p>\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2]" office:value-type="string" office:string-value="crtd41" calcext:value-type="string">
            <text:p>crtd4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2];&quot; &quot;;[.J42];[.K42];[.L42];[.M42];[.N42];[.O42];[.P42];[.Q42];[.R42];[.S42];[.T42];[.U42];[.V42];[.W42];[.X42];[.Y42];[.Z42];[.AA42];[.AB42];[.AC42];[.AD42];[.AE42])" office:value-type="string" office:string-value="elif lista_2[f3]==&quot;\&quot; :lista_3.append(crtd41)" calcext:value-type="string">
            <text:p>elif lista_2[f3]=="\" :lista_3.append(crtd4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#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J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2</text:p>
          </table:table-cell>
          <table:table-cell table:style-name="ce11" table:formula="of:=CONCATENATE([.F43];[.B43];[.C43];[.D43];[.E43])" office:value-type="string" office:string-value="crtd42=&quot;J&quot; " calcext:value-type="string">
            <text:p>crtd42="J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3]" office:value-type="string" office:string-value="#" calcext:value-type="string">
            <text:p>#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3]" office:value-type="string" office:string-value="crtd42" calcext:value-type="string">
            <text:p>crtd4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3];&quot; &quot;;[.J43];[.K43];[.L43];[.M43];[.N43];[.O43];[.P43];[.Q43];[.R43];[.S43];[.T43];[.U43];[.V43];[.W43];[.X43];[.Y43];[.Z43];[.AA43];[.AB43];[.AC43];[.AD43];[.AE43])" office:value-type="string" office:string-value="elif lista_2[f3]==&quot;#&quot; :lista_3.append(crtd42)" calcext:value-type="string">
            <text:p>elif lista_2[f3]=="#" :lista_3.append(crtd4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z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K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3</text:p>
          </table:table-cell>
          <table:table-cell table:style-name="ce11" table:formula="of:=CONCATENATE([.F44];[.B44];[.C44];[.D44];[.E44])" office:value-type="string" office:string-value="crtd43=&quot;K&quot; " calcext:value-type="string">
            <text:p>crtd43="K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4]" office:value-type="string" office:string-value="z" calcext:value-type="string">
            <text:p>z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4]" office:value-type="string" office:string-value="crtd43" calcext:value-type="string">
            <text:p>crtd4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4];&quot; &quot;;[.J44];[.K44];[.L44];[.M44];[.N44];[.O44];[.P44];[.Q44];[.R44];[.S44];[.T44];[.U44];[.V44];[.W44];[.X44];[.Y44];[.Z44];[.AA44];[.AB44];[.AC44];[.AD44];[.AE44])" office:value-type="string" office:string-value="elif lista_2[f3]==&quot;z&quot; :lista_3.append(crtd43)" calcext:value-type="string">
            <text:p>elif lista_2[f3]=="z" :lista_3.append(crtd4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┤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L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4</text:p>
          </table:table-cell>
          <table:table-cell table:style-name="ce11" table:formula="of:=CONCATENATE([.F45];[.B45];[.C45];[.D45];[.E45])" office:value-type="string" office:string-value="crtd44=&quot;L&quot; " calcext:value-type="string">
            <text:p>crtd44="L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5]" office:value-type="string" office:string-value="┤" calcext:value-type="string">
            <text:p>┤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5]" office:value-type="string" office:string-value="crtd44" calcext:value-type="string">
            <text:p>crtd4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5];&quot; &quot;;[.J45];[.K45];[.L45];[.M45];[.N45];[.O45];[.P45];[.Q45];[.R45];[.S45];[.T45];[.U45];[.V45];[.W45];[.X45];[.Y45];[.Z45];[.AA45];[.AB45];[.AC45];[.AD45];[.AE45])" office:value-type="string" office:string-value="elif lista_2[f3]==&quot;┤&quot; :lista_3.append(crtd44)" calcext:value-type="string">
            <text:p>elif lista_2[f3]=="┤" :lista_3.append(crtd4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5</text:p>
          </table:table-cell>
          <table:table-cell table:style-name="ce11" table:formula="of:=CONCATENATE([.F46];[.B46];[.C46];[.D46];[.E46])" office:value-type="string" office:string-value="crtd45=&quot;M&quot; " calcext:value-type="string">
            <text:p>crtd45="M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6]" office:value-type="string" office:string-value="♦" calcext:value-type="string">
            <text:p>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6]" office:value-type="string" office:string-value="crtd45" calcext:value-type="string">
            <text:p>crtd4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6];&quot; &quot;;[.J46];[.K46];[.L46];[.M46];[.N46];[.O46];[.P46];[.Q46];[.R46];[.S46];[.T46];[.U46];[.V46];[.W46];[.X46];[.Y46];[.Z46];[.AA46];[.AB46];[.AC46];[.AD46];[.AE46])" office:value-type="string" office:string-value="elif lista_2[f3]==&quot;♦&quot; :lista_3.append(crtd45)" calcext:value-type="string">
            <text:p>elif lista_2[f3]=="♦" :lista_3.append(crtd4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©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N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6</text:p>
          </table:table-cell>
          <table:table-cell table:style-name="ce11" table:formula="of:=CONCATENATE([.F47];[.B47];[.C47];[.D47];[.E47])" office:value-type="string" office:string-value="crtd46=&quot;N&quot; " calcext:value-type="string">
            <text:p>crtd46="N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7]" office:value-type="string" office:string-value="©" calcext:value-type="string">
            <text:p>©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7]" office:value-type="string" office:string-value="crtd46" calcext:value-type="string">
            <text:p>crtd4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7];&quot; &quot;;[.J47];[.K47];[.L47];[.M47];[.N47];[.O47];[.P47];[.Q47];[.R47];[.S47];[.T47];[.U47];[.V47];[.W47];[.X47];[.Y47];[.Z47];[.AA47];[.AB47];[.AC47];[.AD47];[.AE47])" office:value-type="string" office:string-value="elif lista_2[f3]==&quot;©&quot; :lista_3.append(crtd46)" calcext:value-type="string">
            <text:p>elif lista_2[f3]=="©" :lista_3.append(crtd4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·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O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7</text:p>
          </table:table-cell>
          <table:table-cell table:style-name="ce11" table:formula="of:=CONCATENATE([.F48];[.B48];[.C48];[.D48];[.E48])" office:value-type="string" office:string-value="crtd47=&quot;O&quot; " calcext:value-type="string">
            <text:p>crtd47="O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8]" office:value-type="string" office:string-value="·" calcext:value-type="string">
            <text:p>·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8]" office:value-type="string" office:string-value="crtd47" calcext:value-type="string">
            <text:p>crtd4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8];&quot; &quot;;[.J48];[.K48];[.L48];[.M48];[.N48];[.O48];[.P48];[.Q48];[.R48];[.S48];[.T48];[.U48];[.V48];[.W48];[.X48];[.Y48];[.Z48];[.AA48];[.AB48];[.AC48];[.AD48];[.AE48])" office:value-type="string" office:string-value="elif lista_2[f3]==&quot;·&quot; :lista_3.append(crtd47)" calcext:value-type="string">
            <text:p>elif lista_2[f3]=="·" :lista_3.append(crtd4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░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8</text:p>
          </table:table-cell>
          <table:table-cell table:style-name="ce11" table:formula="of:=CONCATENATE([.F49];[.B49];[.C49];[.D49];[.E49])" office:value-type="string" office:string-value="crtd48=&quot;P&quot; " calcext:value-type="string">
            <text:p>crtd48="P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49]" office:value-type="string" office:string-value="░" calcext:value-type="string">
            <text:p>░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49]" office:value-type="string" office:string-value="crtd48" calcext:value-type="string">
            <text:p>crtd4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49];&quot; &quot;;[.J49];[.K49];[.L49];[.M49];[.N49];[.O49];[.P49];[.Q49];[.R49];[.S49];[.T49];[.U49];[.V49];[.W49];[.X49];[.Y49];[.Z49];[.AA49];[.AB49];[.AC49];[.AD49];[.AE49])" office:value-type="string" office:string-value="elif lista_2[f3]==&quot;░&quot; :lista_3.append(crtd48)" calcext:value-type="string">
            <text:p>elif lista_2[f3]=="░" :lista_3.append(crtd4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t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Q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49</text:p>
          </table:table-cell>
          <table:table-cell table:style-name="ce11" table:formula="of:=CONCATENATE([.F50];[.B50];[.C50];[.D50];[.E50])" office:value-type="string" office:string-value="crtd49=&quot;Q&quot; " calcext:value-type="string">
            <text:p>crtd49="Q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0]" office:value-type="string" office:string-value="t" calcext:value-type="string">
            <text:p>t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0]" office:value-type="string" office:string-value="crtd49" calcext:value-type="string">
            <text:p>crtd4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0];&quot; &quot;;[.J50];[.K50];[.L50];[.M50];[.N50];[.O50];[.P50];[.Q50];[.R50];[.S50];[.T50];[.U50];[.V50];[.W50];[.X50];[.Y50];[.Z50];[.AA50];[.AB50];[.AC50];[.AD50];[.AE50])" office:value-type="string" office:string-value="elif lista_2[f3]==&quot;t&quot; :lista_3.append(crtd49)" calcext:value-type="string">
            <text:p>elif lista_2[f3]=="t" :lista_3.append(crtd4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H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0</text:p>
          </table:table-cell>
          <table:table-cell table:style-name="ce11" table:formula="of:=CONCATENATE([.F51];[.B51];[.C51];[.D51];[.E51])" office:value-type="string" office:string-value="crtd50=&quot;R&quot; " calcext:value-type="string">
            <text:p>crtd50="R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1]" office:value-type="string" office:string-value="H" calcext:value-type="string">
            <text:p>H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1]" office:value-type="string" office:string-value="crtd50" calcext:value-type="string">
            <text:p>crtd5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1];&quot; &quot;;[.J51];[.K51];[.L51];[.M51];[.N51];[.O51];[.P51];[.Q51];[.R51];[.S51];[.T51];[.U51];[.V51];[.W51];[.X51];[.Y51];[.Z51];[.AA51];[.AB51];[.AC51];[.AD51];[.AE51])" office:value-type="string" office:string-value="elif lista_2[f3]==&quot;H&quot; :lista_3.append(crtd50)" calcext:value-type="string">
            <text:p>elif lista_2[f3]=="H" :lista_3.append(crtd5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╚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S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1</text:p>
          </table:table-cell>
          <table:table-cell table:style-name="ce11" table:formula="of:=CONCATENATE([.F52];[.B52];[.C52];[.D52];[.E52])" office:value-type="string" office:string-value="crtd51=&quot;S&quot; " calcext:value-type="string">
            <text:p>crtd51="S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2]" office:value-type="string" office:string-value="╚" calcext:value-type="string">
            <text:p>╚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2]" office:value-type="string" office:string-value="crtd51" calcext:value-type="string">
            <text:p>crtd5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2];&quot; &quot;;[.J52];[.K52];[.L52];[.M52];[.N52];[.O52];[.P52];[.Q52];[.R52];[.S52];[.T52];[.U52];[.V52];[.W52];[.X52];[.Y52];[.Z52];[.AA52];[.AB52];[.AC52];[.AD52];[.AE52])" office:value-type="string" office:string-value="elif lista_2[f3]==&quot;╚&quot; :lista_3.append(crtd51)" calcext:value-type="string">
            <text:p>elif lista_2[f3]=="╚" :lista_3.append(crtd5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T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2</text:p>
          </table:table-cell>
          <table:table-cell table:style-name="ce11" table:formula="of:=CONCATENATE([.F53];[.B53];[.C53];[.D53];[.E53])" office:value-type="string" office:string-value="crtd52=&quot;T&quot; " calcext:value-type="string">
            <text:p>crtd52="T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3]" office:value-type="string" office:string-value="☼" calcext:value-type="string">
            <text:p>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3]" office:value-type="string" office:string-value="crtd52" calcext:value-type="string">
            <text:p>crtd5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3];&quot; &quot;;[.J53];[.K53];[.L53];[.M53];[.N53];[.O53];[.P53];[.Q53];[.R53];[.S53];[.T53];[.U53];[.V53];[.W53];[.X53];[.Y53];[.Z53];[.AA53];[.AB53];[.AC53];[.AD53];[.AE53])" office:value-type="string" office:string-value="elif lista_2[f3]==&quot;☼&quot; :lista_3.append(crtd52)" calcext:value-type="string">
            <text:p>elif lista_2[f3]=="☼" :lista_3.append(crtd5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V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U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3</text:p>
          </table:table-cell>
          <table:table-cell table:style-name="ce11" table:formula="of:=CONCATENATE([.F54];[.B54];[.C54];[.D54];[.E54])" office:value-type="string" office:string-value="crtd53=&quot;U&quot; " calcext:value-type="string">
            <text:p>crtd53="U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4]" office:value-type="string" office:string-value="V" calcext:value-type="string">
            <text:p>V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4]" office:value-type="string" office:string-value="crtd53" calcext:value-type="string">
            <text:p>crtd5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4];&quot; &quot;;[.J54];[.K54];[.L54];[.M54];[.N54];[.O54];[.P54];[.Q54];[.R54];[.S54];[.T54];[.U54];[.V54];[.W54];[.X54];[.Y54];[.Z54];[.AA54];[.AB54];[.AC54];[.AD54];[.AE54])" office:value-type="string" office:string-value="elif lista_2[f3]==&quot;V&quot; :lista_3.append(crtd53)" calcext:value-type="string">
            <text:p>elif lista_2[f3]=="V" :lista_3.append(crtd5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Q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V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4</text:p>
          </table:table-cell>
          <table:table-cell table:style-name="ce11" table:formula="of:=CONCATENATE([.F55];[.B55];[.C55];[.D55];[.E55])" office:value-type="string" office:string-value="crtd54=&quot;V&quot; " calcext:value-type="string">
            <text:p>crtd54="V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5]" office:value-type="string" office:string-value="Q" calcext:value-type="string">
            <text:p>Q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5]" office:value-type="string" office:string-value="crtd54" calcext:value-type="string">
            <text:p>crtd5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5];&quot; &quot;;[.J55];[.K55];[.L55];[.M55];[.N55];[.O55];[.P55];[.Q55];[.R55];[.S55];[.T55];[.U55];[.V55];[.W55];[.X55];[.Y55];[.Z55];[.AA55];[.AB55];[.AC55];[.AD55];[.AE55])" office:value-type="string" office:string-value="elif lista_2[f3]==&quot;Q&quot; :lista_3.append(crtd54)" calcext:value-type="string">
            <text:p>elif lista_2[f3]=="Q" :lista_3.append(crtd5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_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W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5</text:p>
          </table:table-cell>
          <table:table-cell table:style-name="ce11" table:formula="of:=CONCATENATE([.F56];[.B56];[.C56];[.D56];[.E56])" office:value-type="string" office:string-value="crtd55=&quot;W&quot; " calcext:value-type="string">
            <text:p>crtd55="W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6]" office:value-type="string" office:string-value="_" calcext:value-type="string">
            <text:p>_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6]" office:value-type="string" office:string-value="crtd55" calcext:value-type="string">
            <text:p>crtd5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6];&quot; &quot;;[.J56];[.K56];[.L56];[.M56];[.N56];[.O56];[.P56];[.Q56];[.R56];[.S56];[.T56];[.U56];[.V56];[.W56];[.X56];[.Y56];[.Z56];[.AA56];[.AB56];[.AC56];[.AD56];[.AE56])" office:value-type="string" office:string-value="elif lista_2[f3]==&quot;_&quot; :lista_3.append(crtd55)" calcext:value-type="string">
            <text:p>elif lista_2[f3]=="_" :lista_3.append(crtd5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ï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6</text:p>
          </table:table-cell>
          <table:table-cell table:style-name="ce11" table:formula="of:=CONCATENATE([.F57];[.B57];[.C57];[.D57];[.E57])" office:value-type="string" office:string-value="crtd56=&quot;X&quot; " calcext:value-type="string">
            <text:p>crtd56="X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7]" office:value-type="string" office:string-value="ï" calcext:value-type="string">
            <text:p>ï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7]" office:value-type="string" office:string-value="crtd56" calcext:value-type="string">
            <text:p>crtd5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7];&quot; &quot;;[.J57];[.K57];[.L57];[.M57];[.N57];[.O57];[.P57];[.Q57];[.R57];[.S57];[.T57];[.U57];[.V57];[.W57];[.X57];[.Y57];[.Z57];[.AA57];[.AB57];[.AC57];[.AD57];[.AE57])" office:value-type="string" office:string-value="elif lista_2[f3]==&quot;ï&quot; :lista_3.append(crtd56)" calcext:value-type="string">
            <text:p>elif lista_2[f3]=="ï" :lista_3.append(crtd5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²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Y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7</text:p>
          </table:table-cell>
          <table:table-cell table:style-name="ce11" table:formula="of:=CONCATENATE([.F58];[.B58];[.C58];[.D58];[.E58])" office:value-type="string" office:string-value="crtd57=&quot;Y&quot; " calcext:value-type="string">
            <text:p>crtd57="Y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8]" office:value-type="string" office:string-value="²" calcext:value-type="string">
            <text:p>²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8]" office:value-type="string" office:string-value="crtd57" calcext:value-type="string">
            <text:p>crtd5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8];&quot; &quot;;[.J58];[.K58];[.L58];[.M58];[.N58];[.O58];[.P58];[.Q58];[.R58];[.S58];[.T58];[.U58];[.V58];[.W58];[.X58];[.Y58];[.Z58];[.AA58];[.AB58];[.AC58];[.AD58];[.AE58])" office:value-type="string" office:string-value="elif lista_2[f3]==&quot;²&quot; :lista_3.append(crtd57)" calcext:value-type="string">
            <text:p>elif lista_2[f3]=="²" :lista_3.append(crtd57)</text:p>
          </table:table-cell>
          <table:table-cell table:number-columns-repeated="1635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Z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8</text:p>
          </table:table-cell>
          <table:table-cell table:style-name="ce11" table:formula="of:=CONCATENATE([.F59];[.B59];[.C59];[.D59];[.E59])" office:value-type="string" office:string-value="crtd58=&quot;Z&quot; " calcext:value-type="string">
            <text:p>crtd58="Z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59]" office:value-type="float" office:value="2" calcext:value-type="float">
            <text:p>2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59]" office:value-type="string" office:string-value="crtd58" calcext:value-type="string">
            <text:p>crtd5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59];&quot; &quot;;[.J59];[.K59];[.L59];[.M59];[.N59];[.O59];[.P59];[.Q59];[.R59];[.S59];[.T59];[.U59];[.V59];[.W59];[.X59];[.Y59];[.Z59];[.AA59];[.AB59];[.AC59];[.AD59];[.AE59])" office:value-type="string" office:string-value="elif lista_2[f3]==&quot;2&quot; :lista_3.append(crtd58)" calcext:value-type="string">
            <text:p>elif lista_2[f3]=="2" :lista_3.append(crtd5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D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[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59</text:p>
          </table:table-cell>
          <table:table-cell table:style-name="ce11" table:formula="of:=CONCATENATE([.F60];[.B60];[.C60];[.D60];[.E60])" office:value-type="string" office:string-value="crtd59=&quot;[&quot; " calcext:value-type="string">
            <text:p>crtd59="[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0]" office:value-type="string" office:string-value="D" calcext:value-type="string">
            <text:p>D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0]" office:value-type="string" office:string-value="crtd59" calcext:value-type="string">
            <text:p>crtd5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0];&quot; &quot;;[.J60];[.K60];[.L60];[.M60];[.N60];[.O60];[.P60];[.Q60];[.R60];[.S60];[.T60];[.U60];[.V60];[.W60];[.X60];[.Y60];[.Z60];[.AA60];[.AB60];[.AC60];[.AD60];[.AE60])" office:value-type="string" office:string-value="elif lista_2[f3]==&quot;D&quot; :lista_3.append(crtd59)" calcext:value-type="string">
            <text:p>elif lista_2[f3]=="D" :lista_3.append(crtd5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â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\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0</text:p>
          </table:table-cell>
          <table:table-cell table:style-name="ce11" table:formula="of:=CONCATENATE([.F61];[.B61];[.C61];[.D61];[.E61])" office:value-type="string" office:string-value="crtd60=&quot;\&quot; " calcext:value-type="string">
            <text:p>crtd60="\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1]" office:value-type="string" office:string-value="â" calcext:value-type="string">
            <text:p>â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1]" office:value-type="string" office:string-value="crtd60" calcext:value-type="string">
            <text:p>crtd6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1];&quot; &quot;;[.J61];[.K61];[.L61];[.M61];[.N61];[.O61];[.P61];[.Q61];[.R61];[.S61];[.T61];[.U61];[.V61];[.W61];[.X61];[.Y61];[.Z61];[.AA61];[.AB61];[.AC61];[.AD61];[.AE61])" office:value-type="string" office:string-value="elif lista_2[f3]==&quot;â&quot; :lista_3.append(crtd60)" calcext:value-type="string">
            <text:p>elif lista_2[f3]=="â" :lista_3.append(crtd6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↑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]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1</text:p>
          </table:table-cell>
          <table:table-cell table:style-name="ce11" table:formula="of:=CONCATENATE([.F62];[.B62];[.C62];[.D62];[.E62])" office:value-type="string" office:string-value="crtd61=&quot;]&quot; " calcext:value-type="string">
            <text:p>crtd61="]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2]" office:value-type="string" office:string-value="↑" calcext:value-type="string">
            <text:p>↑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2]" office:value-type="string" office:string-value="crtd61" calcext:value-type="string">
            <text:p>crtd6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2];&quot; &quot;;[.J62];[.K62];[.L62];[.M62];[.N62];[.O62];[.P62];[.Q62];[.R62];[.S62];[.T62];[.U62];[.V62];[.W62];[.X62];[.Y62];[.Z62];[.AA62];[.AB62];[.AC62];[.AD62];[.AE62])" office:value-type="string" office:string-value="elif lista_2[f3]==&quot;↑&quot; :lista_3.append(crtd61)" calcext:value-type="string">
            <text:p>elif lista_2[f3]=="↑" :lista_3.append(crtd6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^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2</text:p>
          </table:table-cell>
          <table:table-cell table:style-name="ce11" table:formula="of:=CONCATENATE([.F63];[.B63];[.C63];[.D63];[.E63])" office:value-type="string" office:string-value="crtd62=&quot;^&quot; " calcext:value-type="string">
            <text:p>crtd62="^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3]" office:value-type="string" office:string-value="Ì" calcext:value-type="string">
            <text:p>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3]" office:value-type="string" office:string-value="crtd62" calcext:value-type="string">
            <text:p>crtd6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3];&quot; &quot;;[.J63];[.K63];[.L63];[.M63];[.N63];[.O63];[.P63];[.Q63];[.R63];[.S63];[.T63];[.U63];[.V63];[.W63];[.X63];[.Y63];[.Z63];[.AA63];[.AB63];[.AC63];[.AD63];[.AE63])" office:value-type="string" office:string-value="elif lista_2[f3]==&quot;Ì&quot; :lista_3.append(crtd62)" calcext:value-type="string">
            <text:p>elif lista_2[f3]=="Ì" :lista_3.append(crtd6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Ý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_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3</text:p>
          </table:table-cell>
          <table:table-cell table:style-name="ce11" table:formula="of:=CONCATENATE([.F64];[.B64];[.C64];[.D64];[.E64])" office:value-type="string" office:string-value="crtd63=&quot;_&quot; " calcext:value-type="string">
            <text:p>crtd63="_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4]" office:value-type="string" office:string-value="Ý" calcext:value-type="string">
            <text:p>Ý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4]" office:value-type="string" office:string-value="crtd63" calcext:value-type="string">
            <text:p>crtd6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4];&quot; &quot;;[.J64];[.K64];[.L64];[.M64];[.N64];[.O64];[.P64];[.Q64];[.R64];[.S64];[.T64];[.U64];[.V64];[.W64];[.X64];[.Y64];[.Z64];[.AA64];[.AB64];[.AC64];[.AD64];[.AE64])" office:value-type="string" office:string-value="elif lista_2[f3]==&quot;Ý&quot; :lista_3.append(crtd63)" calcext:value-type="string">
            <text:p>elif lista_2[f3]=="Ý" :lista_3.append(crtd6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¾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`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4</text:p>
          </table:table-cell>
          <table:table-cell table:style-name="ce11" table:formula="of:=CONCATENATE([.F65];[.B65];[.C65];[.D65];[.E65])" office:value-type="string" office:string-value="crtd64=&quot;`&quot; " calcext:value-type="string">
            <text:p>crtd64="`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5]" office:value-type="string" office:string-value="¾" calcext:value-type="string">
            <text:p>¾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5]" office:value-type="string" office:string-value="crtd64" calcext:value-type="string">
            <text:p>crtd6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5];&quot; &quot;;[.J65];[.K65];[.L65];[.M65];[.N65];[.O65];[.P65];[.Q65];[.R65];[.S65];[.T65];[.U65];[.V65];[.W65];[.X65];[.Y65];[.Z65];[.AA65];[.AB65];[.AC65];[.AD65];[.AE65])" office:value-type="string" office:string-value="elif lista_2[f3]==&quot;¾&quot; :lista_3.append(crtd64)" calcext:value-type="string">
            <text:p>elif lista_2[f3]=="¾" :lista_3.append(crtd6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═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a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5</text:p>
          </table:table-cell>
          <table:table-cell table:style-name="ce11" table:formula="of:=CONCATENATE([.F66];[.B66];[.C66];[.D66];[.E66])" office:value-type="string" office:string-value="crtd65=&quot;a&quot; " calcext:value-type="string">
            <text:p>crtd65="a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6]" office:value-type="string" office:string-value="═" calcext:value-type="string">
            <text:p>═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6]" office:value-type="string" office:string-value="crtd65" calcext:value-type="string">
            <text:p>crtd6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6];&quot; &quot;;[.J66];[.K66];[.L66];[.M66];[.N66];[.O66];[.P66];[.Q66];[.R66];[.S66];[.T66];[.U66];[.V66];[.W66];[.X66];[.Y66];[.Z66];[.AA66];[.AB66];[.AC66];[.AD66];[.AE66])" office:value-type="string" office:string-value="elif lista_2[f3]==&quot;═&quot; :lista_3.append(crtd65)" calcext:value-type="string">
            <text:p>elif lista_2[f3]=="═" :lista_3.append(crtd6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i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b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6</text:p>
          </table:table-cell>
          <table:table-cell table:style-name="ce11" table:formula="of:=CONCATENATE([.F67];[.B67];[.C67];[.D67];[.E67])" office:value-type="string" office:string-value="crtd66=&quot;b&quot; " calcext:value-type="string">
            <text:p>crtd66="b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7]" office:value-type="string" office:string-value="i" calcext:value-type="string">
            <text:p>i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7]" office:value-type="string" office:string-value="crtd66" calcext:value-type="string">
            <text:p>crtd6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7];&quot; &quot;;[.J67];[.K67];[.L67];[.M67];[.N67];[.O67];[.P67];[.Q67];[.R67];[.S67];[.T67];[.U67];[.V67];[.W67];[.X67];[.Y67];[.Z67];[.AA67];[.AB67];[.AC67];[.AD67];[.AE67])" office:value-type="string" office:string-value="elif lista_2[f3]==&quot;i&quot; :lista_3.append(crtd66)" calcext:value-type="string">
            <text:p>elif lista_2[f3]=="i" :lista_3.append(crtd6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♫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c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7</text:p>
          </table:table-cell>
          <table:table-cell table:style-name="ce11" table:formula="of:=CONCATENATE([.F68];[.B68];[.C68];[.D68];[.E68])" office:value-type="string" office:string-value="crtd67=&quot;c&quot; " calcext:value-type="string">
            <text:p>crtd67="c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8]" office:value-type="string" office:string-value="♫" calcext:value-type="string">
            <text:p>♫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8]" office:value-type="string" office:string-value="crtd67" calcext:value-type="string">
            <text:p>crtd6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8];&quot; &quot;;[.J68];[.K68];[.L68];[.M68];[.N68];[.O68];[.P68];[.Q68];[.R68];[.S68];[.T68];[.U68];[.V68];[.W68];[.X68];[.Y68];[.Z68];[.AA68];[.AB68];[.AC68];[.AD68];[.AE68])" office:value-type="string" office:string-value="elif lista_2[f3]==&quot;♫&quot; :lista_3.append(crtd67)" calcext:value-type="string">
            <text:p>elif lista_2[f3]=="♫" :lista_3.append(crtd6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♂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d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8</text:p>
          </table:table-cell>
          <table:table-cell table:style-name="ce11" table:formula="of:=CONCATENATE([.F69];[.B69];[.C69];[.D69];[.E69])" office:value-type="string" office:string-value="crtd68=&quot;d&quot; " calcext:value-type="string">
            <text:p>crtd68="d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69]" office:value-type="string" office:string-value="♂" calcext:value-type="string">
            <text:p>♂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69]" office:value-type="string" office:string-value="crtd68" calcext:value-type="string">
            <text:p>crtd6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69];&quot; &quot;;[.J69];[.K69];[.L69];[.M69];[.N69];[.O69];[.P69];[.Q69];[.R69];[.S69];[.T69];[.U69];[.V69];[.W69];[.X69];[.Y69];[.Z69];[.AA69];[.AB69];[.AC69];[.AD69];[.AE69])" office:value-type="string" office:string-value="elif lista_2[f3]==&quot;♂&quot; :lista_3.append(crtd68)" calcext:value-type="string">
            <text:p>elif lista_2[f3]=="♂" :lista_3.append(crtd6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e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69</text:p>
          </table:table-cell>
          <table:table-cell table:style-name="ce11" table:formula="of:=CONCATENATE([.F70];[.B70];[.C70];[.D70];[.E70])" office:value-type="string" office:string-value="crtd69=&quot;e&quot; " calcext:value-type="string">
            <text:p>crtd69="e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0]" office:value-type="string" office:string-value="ç" calcext:value-type="string">
            <text:p>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0]" office:value-type="string" office:string-value="crtd69" calcext:value-type="string">
            <text:p>crtd6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0];&quot; &quot;;[.J70];[.K70];[.L70];[.M70];[.N70];[.O70];[.P70];[.Q70];[.R70];[.S70];[.T70];[.U70];[.V70];[.W70];[.X70];[.Y70];[.Z70];[.AA70];[.AB70];[.AC70];[.AD70];[.AE70])" office:value-type="string" office:string-value="elif lista_2[f3]==&quot;ç&quot; :lista_3.append(crtd69)" calcext:value-type="string">
            <text:p>elif lista_2[f3]=="ç" :lista_3.append(crtd6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¸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f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0</text:p>
          </table:table-cell>
          <table:table-cell table:style-name="ce11" table:formula="of:=CONCATENATE([.F71];[.B71];[.C71];[.D71];[.E71])" office:value-type="string" office:string-value="crtd70=&quot;f&quot; " calcext:value-type="string">
            <text:p>crtd70="f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1]" office:value-type="string" office:string-value="¸" calcext:value-type="string">
            <text:p>¸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1]" office:value-type="string" office:string-value="crtd70" calcext:value-type="string">
            <text:p>crtd7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1];&quot; &quot;;[.J71];[.K71];[.L71];[.M71];[.N71];[.O71];[.P71];[.Q71];[.R71];[.S71];[.T71];[.U71];[.V71];[.W71];[.X71];[.Y71];[.Z71];[.AA71];[.AB71];[.AC71];[.AD71];[.AE71])" office:value-type="string" office:string-value="elif lista_2[f3]==&quot;¸&quot; :lista_3.append(crtd70)" calcext:value-type="string">
            <text:p>elif lista_2[f3]=="¸" :lista_3.append(crtd7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Ò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g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1</text:p>
          </table:table-cell>
          <table:table-cell table:style-name="ce11" table:formula="of:=CONCATENATE([.F72];[.B72];[.C72];[.D72];[.E72])" office:value-type="string" office:string-value="crtd71=&quot;g&quot; " calcext:value-type="string">
            <text:p>crtd71="g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2]" office:value-type="string" office:string-value="Ò" calcext:value-type="string">
            <text:p>Ò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2]" office:value-type="string" office:string-value="crtd71" calcext:value-type="string">
            <text:p>crtd7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2];&quot; &quot;;[.J72];[.K72];[.L72];[.M72];[.N72];[.O72];[.P72];[.Q72];[.R72];[.S72];[.T72];[.U72];[.V72];[.W72];[.X72];[.Y72];[.Z72];[.AA72];[.AB72];[.AC72];[.AD72];[.AE72])" office:value-type="string" office:string-value="elif lista_2[f3]==&quot;Ò&quot; :lista_3.append(crtd71)" calcext:value-type="string">
            <text:p>elif lista_2[f3]=="Ò" :lista_3.append(crtd7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K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h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2</text:p>
          </table:table-cell>
          <table:table-cell table:style-name="ce11" table:formula="of:=CONCATENATE([.F73];[.B73];[.C73];[.D73];[.E73])" office:value-type="string" office:string-value="crtd72=&quot;h&quot; " calcext:value-type="string">
            <text:p>crtd72="h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3]" office:value-type="string" office:string-value="K" calcext:value-type="string">
            <text:p>K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3]" office:value-type="string" office:string-value="crtd72" calcext:value-type="string">
            <text:p>crtd7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3];&quot; &quot;;[.J73];[.K73];[.L73];[.M73];[.N73];[.O73];[.P73];[.Q73];[.R73];[.S73];[.T73];[.U73];[.V73];[.W73];[.X73];[.Y73];[.Z73];[.AA73];[.AB73];[.AC73];[.AD73];[.AE73])" office:value-type="string" office:string-value="elif lista_2[f3]==&quot;K&quot; :lista_3.append(crtd72)" calcext:value-type="string">
            <text:p>elif lista_2[f3]=="K" :lista_3.append(crtd7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╩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i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3</text:p>
          </table:table-cell>
          <table:table-cell table:style-name="ce11" table:formula="of:=CONCATENATE([.F74];[.B74];[.C74];[.D74];[.E74])" office:value-type="string" office:string-value="crtd73=&quot;i&quot; " calcext:value-type="string">
            <text:p>crtd73="i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4]" office:value-type="string" office:string-value="╩" calcext:value-type="string">
            <text:p>╩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4]" office:value-type="string" office:string-value="crtd73" calcext:value-type="string">
            <text:p>crtd7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4];&quot; &quot;;[.J74];[.K74];[.L74];[.M74];[.N74];[.O74];[.P74];[.Q74];[.R74];[.S74];[.T74];[.U74];[.V74];[.W74];[.X74];[.Y74];[.Z74];[.AA74];[.AB74];[.AC74];[.AD74];[.AE74])" office:value-type="string" office:string-value="elif lista_2[f3]==&quot;╩&quot; :lista_3.append(crtd73)" calcext:value-type="string">
            <text:p>elif lista_2[f3]=="╩" :lista_3.append(crtd73)</text:p>
          </table:table-cell>
          <table:table-cell table:number-columns-repeated="1635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j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4</text:p>
          </table:table-cell>
          <table:table-cell table:style-name="ce11" table:formula="of:=CONCATENATE([.F75];[.B75];[.C75];[.D75];[.E75])" office:value-type="string" office:string-value="crtd74=&quot;j&quot; " calcext:value-type="string">
            <text:p>crtd74="j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5]" office:value-type="float" office:value="5" calcext:value-type="float">
            <text:p>5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5]" office:value-type="string" office:string-value="crtd74" calcext:value-type="string">
            <text:p>crtd7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5];&quot; &quot;;[.J75];[.K75];[.L75];[.M75];[.N75];[.O75];[.P75];[.Q75];[.R75];[.S75];[.T75];[.U75];[.V75];[.W75];[.X75];[.Y75];[.Z75];[.AA75];[.AB75];[.AC75];[.AD75];[.AE75])" office:value-type="string" office:string-value="elif lista_2[f3]==&quot;5&quot; :lista_3.append(crtd74)" calcext:value-type="string">
            <text:p>elif lista_2[f3]=="5" :lista_3.append(crtd7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J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k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5</text:p>
          </table:table-cell>
          <table:table-cell table:style-name="ce11" table:formula="of:=CONCATENATE([.F76];[.B76];[.C76];[.D76];[.E76])" office:value-type="string" office:string-value="crtd75=&quot;k&quot; " calcext:value-type="string">
            <text:p>crtd75="k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6]" office:value-type="string" office:string-value="J" calcext:value-type="string">
            <text:p>J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6]" office:value-type="string" office:string-value="crtd75" calcext:value-type="string">
            <text:p>crtd7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6];&quot; &quot;;[.J76];[.K76];[.L76];[.M76];[.N76];[.O76];[.P76];[.Q76];[.R76];[.S76];[.T76];[.U76];[.V76];[.W76];[.X76];[.Y76];[.Z76];[.AA76];[.AB76];[.AC76];[.AD76];[.AE76])" office:value-type="string" office:string-value="elif lista_2[f3]==&quot;J&quot; :lista_3.append(crtd75)" calcext:value-type="string">
            <text:p>elif lista_2[f3]=="J" :lista_3.append(crtd7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→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l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6</text:p>
          </table:table-cell>
          <table:table-cell table:style-name="ce11" table:formula="of:=CONCATENATE([.F77];[.B77];[.C77];[.D77];[.E77])" office:value-type="string" office:string-value="crtd76=&quot;l&quot; " calcext:value-type="string">
            <text:p>crtd76="l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7]" office:value-type="string" office:string-value="→" calcext:value-type="string">
            <text:p>→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7]" office:value-type="string" office:string-value="crtd76" calcext:value-type="string">
            <text:p>crtd7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7];&quot; &quot;;[.J77];[.K77];[.L77];[.M77];[.N77];[.O77];[.P77];[.Q77];[.R77];[.S77];[.T77];[.U77];[.V77];[.W77];[.X77];[.Y77];[.Z77];[.AA77];[.AB77];[.AC77];[.AD77];[.AE77])" office:value-type="string" office:string-value="elif lista_2[f3]==&quot;→&quot; :lista_3.append(crtd76)" calcext:value-type="string">
            <text:p>elif lista_2[f3]=="→" :lista_3.append(crtd7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Z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m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7</text:p>
          </table:table-cell>
          <table:table-cell table:style-name="ce11" table:formula="of:=CONCATENATE([.F78];[.B78];[.C78];[.D78];[.E78])" office:value-type="string" office:string-value="crtd77=&quot;m&quot; " calcext:value-type="string">
            <text:p>crtd77="m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8]" office:value-type="string" office:string-value="Z" calcext:value-type="string">
            <text:p>Z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8]" office:value-type="string" office:string-value="crtd77" calcext:value-type="string">
            <text:p>crtd7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8];&quot; &quot;;[.J78];[.K78];[.L78];[.M78];[.N78];[.O78];[.P78];[.Q78];[.R78];[.S78];[.T78];[.U78];[.V78];[.W78];[.X78];[.Y78];[.Z78];[.AA78];[.AB78];[.AC78];[.AD78];[.AE78])" office:value-type="string" office:string-value="elif lista_2[f3]==&quot;Z&quot; :lista_3.append(crtd77)" calcext:value-type="string">
            <text:p>elif lista_2[f3]=="Z" :lista_3.append(crtd7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`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n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8</text:p>
          </table:table-cell>
          <table:table-cell table:style-name="ce11" table:formula="of:=CONCATENATE([.F79];[.B79];[.C79];[.D79];[.E79])" office:value-type="string" office:string-value="crtd78=&quot;n&quot; " calcext:value-type="string">
            <text:p>crtd78="n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79]" office:value-type="string" office:string-value="`" calcext:value-type="string">
            <text:p>`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79]" office:value-type="string" office:string-value="crtd78" calcext:value-type="string">
            <text:p>crtd7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79];&quot; &quot;;[.J79];[.K79];[.L79];[.M79];[.N79];[.O79];[.P79];[.Q79];[.R79];[.S79];[.T79];[.U79];[.V79];[.W79];[.X79];[.Y79];[.Z79];[.AA79];[.AB79];[.AC79];[.AD79];[.AE79])" office:value-type="string" office:string-value="elif lista_2[f3]==&quot;`&quot; :lista_3.append(crtd78)" calcext:value-type="string">
            <text:p>elif lista_2[f3]=="`" :lista_3.append(crtd7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█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o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79</text:p>
          </table:table-cell>
          <table:table-cell table:style-name="ce11" table:formula="of:=CONCATENATE([.F80];[.B80];[.C80];[.D80];[.E80])" office:value-type="string" office:string-value="crtd79=&quot;o&quot; " calcext:value-type="string">
            <text:p>crtd79="o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0]" office:value-type="string" office:string-value="█" calcext:value-type="string">
            <text:p>█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0]" office:value-type="string" office:string-value="crtd79" calcext:value-type="string">
            <text:p>crtd7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0];&quot; &quot;;[.J80];[.K80];[.L80];[.M80];[.N80];[.O80];[.P80];[.Q80];[.R80];[.S80];[.T80];[.U80];[.V80];[.W80];[.X80];[.Y80];[.Z80];[.AA80];[.AB80];[.AC80];[.AD80];[.AE80])" office:value-type="string" office:string-value="elif lista_2[f3]==&quot;█&quot; :lista_3.append(crtd79)" calcext:value-type="string">
            <text:p>elif lista_2[f3]=="█" :lista_3.append(crtd7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─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p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0</text:p>
          </table:table-cell>
          <table:table-cell table:style-name="ce11" table:formula="of:=CONCATENATE([.F81];[.B81];[.C81];[.D81];[.E81])" office:value-type="string" office:string-value="crtd80=&quot;p&quot; " calcext:value-type="string">
            <text:p>crtd80="p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1]" office:value-type="string" office:string-value="─" calcext:value-type="string">
            <text:p>─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1]" office:value-type="string" office:string-value="crtd80" calcext:value-type="string">
            <text:p>crtd8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1];&quot; &quot;;[.J81];[.K81];[.L81];[.M81];[.N81];[.O81];[.P81];[.Q81];[.R81];[.S81];[.T81];[.U81];[.V81];[.W81];[.X81];[.Y81];[.Z81];[.AA81];[.AB81];[.AC81];[.AD81];[.AE81])" office:value-type="string" office:string-value="elif lista_2[f3]==&quot;─&quot; :lista_3.append(crtd80)" calcext:value-type="string">
            <text:p>elif lista_2[f3]=="─" :lista_3.append(crtd8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ÿ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q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1</text:p>
          </table:table-cell>
          <table:table-cell table:style-name="ce11" table:formula="of:=CONCATENATE([.F82];[.B82];[.C82];[.D82];[.E82])" office:value-type="string" office:string-value="crtd81=&quot;q&quot; " calcext:value-type="string">
            <text:p>crtd81="q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2]" office:value-type="string" office:string-value="ÿ" calcext:value-type="string">
            <text:p>ÿ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2]" office:value-type="string" office:string-value="crtd81" calcext:value-type="string">
            <text:p>crtd8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2];&quot; &quot;;[.J82];[.K82];[.L82];[.M82];[.N82];[.O82];[.P82];[.Q82];[.R82];[.S82];[.T82];[.U82];[.V82];[.W82];[.X82];[.Y82];[.Z82];[.AA82];[.AB82];[.AC82];[.AD82];[.AE82])" office:value-type="string" office:string-value="elif lista_2[f3]==&quot;ÿ&quot; :lista_3.append(crtd81)" calcext:value-type="string">
            <text:p>elif lista_2[f3]=="ÿ" :lista_3.append(crtd8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←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2</text:p>
          </table:table-cell>
          <table:table-cell table:style-name="ce11" table:formula="of:=CONCATENATE([.F83];[.B83];[.C83];[.D83];[.E83])" office:value-type="string" office:string-value="crtd82=&quot;r&quot; " calcext:value-type="string">
            <text:p>crtd82="r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3]" office:value-type="string" office:string-value="←" calcext:value-type="string">
            <text:p>←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3]" office:value-type="string" office:string-value="crtd82" calcext:value-type="string">
            <text:p>crtd8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3];&quot; &quot;;[.J83];[.K83];[.L83];[.M83];[.N83];[.O83];[.P83];[.Q83];[.R83];[.S83];[.T83];[.U83];[.V83];[.W83];[.X83];[.Y83];[.Z83];[.AA83];[.AB83];[.AC83];[.AD83];[.AE83])" office:value-type="string" office:string-value="elif lista_2[f3]==&quot;←&quot; :lista_3.append(crtd82)" calcext:value-type="string">
            <text:p>elif lista_2[f3]=="←" :lista_3.append(crtd8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s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3</text:p>
          </table:table-cell>
          <table:table-cell table:style-name="ce11" table:formula="of:=CONCATENATE([.F84];[.B84];[.C84];[.D84];[.E84])" office:value-type="string" office:string-value="crtd83=&quot;s&quot; " calcext:value-type="string">
            <text:p>crtd83="s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4]" office:value-type="string" office:string-value="ü" calcext:value-type="string">
            <text:p>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4]" office:value-type="string" office:string-value="crtd83" calcext:value-type="string">
            <text:p>crtd8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4];&quot; &quot;;[.J84];[.K84];[.L84];[.M84];[.N84];[.O84];[.P84];[.Q84];[.R84];[.S84];[.T84];[.U84];[.V84];[.W84];[.X84];[.Y84];[.Z84];[.AA84];[.AB84];[.AC84];[.AD84];[.AE84])" office:value-type="string" office:string-value="elif lista_2[f3]==&quot;ü&quot; :lista_3.append(crtd83)" calcext:value-type="string">
            <text:p>elif lista_2[f3]=="ü" :lista_3.append(crtd83)</text:p>
          </table:table-cell>
          <table:table-cell table:number-columns-repeated="1635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t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4</text:p>
          </table:table-cell>
          <table:table-cell table:style-name="ce11" table:formula="of:=CONCATENATE([.F85];[.B85];[.C85];[.D85];[.E85])" office:value-type="string" office:string-value="crtd84=&quot;t&quot; " calcext:value-type="string">
            <text:p>crtd84="t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5]" office:value-type="float" office:value="1" calcext:value-type="float">
            <text:p>1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5]" office:value-type="string" office:string-value="crtd84" calcext:value-type="string">
            <text:p>crtd8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5];&quot; &quot;;[.J85];[.K85];[.L85];[.M85];[.N85];[.O85];[.P85];[.Q85];[.R85];[.S85];[.T85];[.U85];[.V85];[.W85];[.X85];[.Y85];[.Z85];[.AA85];[.AB85];[.AC85];[.AD85];[.AE85])" office:value-type="string" office:string-value="elif lista_2[f3]==&quot;1&quot; :lista_3.append(crtd84)" calcext:value-type="string">
            <text:p>elif lista_2[f3]=="1" :lista_3.append(crtd8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u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5</text:p>
          </table:table-cell>
          <table:table-cell table:style-name="ce11" table:formula="of:=CONCATENATE([.F86];[.B86];[.C86];[.D86];[.E86])" office:value-type="string" office:string-value="crtd85=&quot;u&quot; " calcext:value-type="string">
            <text:p>crtd85="u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6]" office:value-type="string" office:string-value="╣" calcext:value-type="string">
            <text:p>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6]" office:value-type="string" office:string-value="crtd85" calcext:value-type="string">
            <text:p>crtd8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6];&quot; &quot;;[.J86];[.K86];[.L86];[.M86];[.N86];[.O86];[.P86];[.Q86];[.R86];[.S86];[.T86];[.U86];[.V86];[.W86];[.X86];[.Y86];[.Z86];[.AA86];[.AB86];[.AC86];[.AD86];[.AE86])" office:value-type="string" office:string-value="elif lista_2[f3]==&quot;╣&quot; :lista_3.append(crtd85)" calcext:value-type="string">
            <text:p>elif lista_2[f3]=="╣" :lista_3.append(crtd8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v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6</text:p>
          </table:table-cell>
          <table:table-cell table:style-name="ce11" table:formula="of:=CONCATENATE([.F87];[.B87];[.C87];[.D87];[.E87])" office:value-type="string" office:string-value="crtd86=&quot;v&quot; " calcext:value-type="string">
            <text:p>crtd86="v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7]" office:value-type="string" office:string-value="§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7]" office:value-type="string" office:string-value="crtd86" calcext:value-type="string">
            <text:p>crtd8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7];&quot; &quot;;[.J87];[.K87];[.L87];[.M87];[.N87];[.O87];[.P87];[.Q87];[.R87];[.S87];[.T87];[.U87];[.V87];[.W87];[.X87];[.Y87];[.Z87];[.AA87];[.AB87];[.AC87];[.AD87];[.AE87])" office:value-type="string" office:string-value="elif lista_2[f3]==&quot;§&quot; :lista_3.append(crtd86)" calcext:value-type="string">
            <text:p>elif lista_2[f3]=="§" :lista_3.append(crtd8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Ö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w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7</text:p>
          </table:table-cell>
          <table:table-cell table:style-name="ce11" table:formula="of:=CONCATENATE([.F88];[.B88];[.C88];[.D88];[.E88])" office:value-type="string" office:string-value="crtd87=&quot;w&quot; " calcext:value-type="string">
            <text:p>crtd87="w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8]" office:value-type="string" office:string-value="Ö" calcext:value-type="string">
            <text:p>Ö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8]" office:value-type="string" office:string-value="crtd87" calcext:value-type="string">
            <text:p>crtd8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8];&quot; &quot;;[.J88];[.K88];[.L88];[.M88];[.N88];[.O88];[.P88];[.Q88];[.R88];[.S88];[.T88];[.U88];[.V88];[.W88];[.X88];[.Y88];[.Z88];[.AA88];[.AB88];[.AC88];[.AD88];[.AE88])" office:value-type="string" office:string-value="elif lista_2[f3]==&quot;Ö&quot; :lista_3.append(crtd87)" calcext:value-type="string">
            <text:p>elif lista_2[f3]=="Ö" :lista_3.append(crtd8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ê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8</text:p>
          </table:table-cell>
          <table:table-cell table:style-name="ce11" table:formula="of:=CONCATENATE([.F89];[.B89];[.C89];[.D89];[.E89])" office:value-type="string" office:string-value="crtd88=&quot;x&quot; " calcext:value-type="string">
            <text:p>crtd88="x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89]" office:value-type="string" office:string-value="ê" calcext:value-type="string">
            <text:p>ê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89]" office:value-type="string" office:string-value="crtd88" calcext:value-type="string">
            <text:p>crtd8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89];&quot; &quot;;[.J89];[.K89];[.L89];[.M89];[.N89];[.O89];[.P89];[.Q89];[.R89];[.S89];[.T89];[.U89];[.V89];[.W89];[.X89];[.Y89];[.Z89];[.AA89];[.AB89];[.AC89];[.AD89];[.AE89])" office:value-type="string" office:string-value="elif lista_2[f3]==&quot;ê&quot; :lista_3.append(crtd88)" calcext:value-type="string">
            <text:p>elif lista_2[f3]=="ê" :lista_3.append(crtd8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╔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y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89</text:p>
          </table:table-cell>
          <table:table-cell table:style-name="ce11" table:formula="of:=CONCATENATE([.F90];[.B90];[.C90];[.D90];[.E90])" office:value-type="string" office:string-value="crtd89=&quot;y&quot; " calcext:value-type="string">
            <text:p>crtd89="y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0]" office:value-type="string" office:string-value="╔" calcext:value-type="string">
            <text:p>╔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0]" office:value-type="string" office:string-value="crtd89" calcext:value-type="string">
            <text:p>crtd8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0];&quot; &quot;;[.J90];[.K90];[.L90];[.M90];[.N90];[.O90];[.P90];[.Q90];[.R90];[.S90];[.T90];[.U90];[.V90];[.W90];[.X90];[.Y90];[.Z90];[.AA90];[.AB90];[.AC90];[.AD90];[.AE90])" office:value-type="string" office:string-value="elif lista_2[f3]==&quot;╔&quot; :lista_3.append(crtd89)" calcext:value-type="string">
            <text:p>elif lista_2[f3]=="╔" :lista_3.append(crtd8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y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z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0</text:p>
          </table:table-cell>
          <table:table-cell table:style-name="ce11" table:formula="of:=CONCATENATE([.F91];[.B91];[.C91];[.D91];[.E91])" office:value-type="string" office:string-value="crtd90=&quot;z&quot; " calcext:value-type="string">
            <text:p>crtd90="z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1]" office:value-type="string" office:string-value="y" calcext:value-type="string">
            <text:p>y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1]" office:value-type="string" office:string-value="crtd90" calcext:value-type="string">
            <text:p>crtd9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1];&quot; &quot;;[.J91];[.K91];[.L91];[.M91];[.N91];[.O91];[.P91];[.Q91];[.R91];[.S91];[.T91];[.U91];[.V91];[.W91];[.X91];[.Y91];[.Z91];[.AA91];[.AB91];[.AC91];[.AD91];[.AE91])" office:value-type="string" office:string-value="elif lista_2[f3]==&quot;y&quot; :lista_3.append(crtd90)" calcext:value-type="string">
            <text:p>elif lista_2[f3]=="y" :lista_3.append(crtd90)</text:p>
          </table:table-cell>
          <table:table-cell table:number-columns-repeated="1635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{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1</text:p>
          </table:table-cell>
          <table:table-cell table:style-name="ce11" table:formula="of:=CONCATENATE([.F92];[.B92];[.C92];[.D92];[.E92])" office:value-type="string" office:string-value="crtd91=&quot;{&quot; " calcext:value-type="string">
            <text:p>crtd91="{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2]" office:value-type="float" office:value="9" calcext:value-type="float">
            <text:p>9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2]" office:value-type="string" office:string-value="crtd91" calcext:value-type="string">
            <text:p>crtd9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2];&quot; &quot;;[.J92];[.K92];[.L92];[.M92];[.N92];[.O92];[.P92];[.Q92];[.R92];[.S92];[.T92];[.U92];[.V92];[.W92];[.X92];[.Y92];[.Z92];[.AA92];[.AB92];[.AC92];[.AD92];[.AE92])" office:value-type="string" office:string-value="elif lista_2[f3]==&quot;9&quot; :lista_3.append(crtd91)" calcext:value-type="string">
            <text:p>elif lista_2[f3]=="9" :lista_3.append(crtd9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↕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|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2</text:p>
          </table:table-cell>
          <table:table-cell table:style-name="ce11" table:formula="of:=CONCATENATE([.F93];[.B93];[.C93];[.D93];[.E93])" office:value-type="string" office:string-value="crtd92=&quot;|&quot; " calcext:value-type="string">
            <text:p>crtd92="|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3]" office:value-type="string" office:string-value="↕" calcext:value-type="string">
            <text:p>↕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3]" office:value-type="string" office:string-value="crtd92" calcext:value-type="string">
            <text:p>crtd9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3];&quot; &quot;;[.J93];[.K93];[.L93];[.M93];[.N93];[.O93];[.P93];[.Q93];[.R93];[.S93];[.T93];[.U93];[.V93];[.W93];[.X93];[.Y93];[.Z93];[.AA93];[.AB93];[.AC93];[.AD93];[.AE93])" office:value-type="string" office:string-value="elif lista_2[f3]==&quot;↕&quot; :lista_3.append(crtd92)" calcext:value-type="string">
            <text:p>elif lista_2[f3]=="↕" :lista_3.append(crtd9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Ï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}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3</text:p>
          </table:table-cell>
          <table:table-cell table:style-name="ce11" table:formula="of:=CONCATENATE([.F94];[.B94];[.C94];[.D94];[.E94])" office:value-type="string" office:string-value="crtd93=&quot;}&quot; " calcext:value-type="string">
            <text:p>crtd93="}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4]" office:value-type="string" office:string-value="Ï" calcext:value-type="string">
            <text:p>Ï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4]" office:value-type="string" office:string-value="crtd93" calcext:value-type="string">
            <text:p>crtd9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4];&quot; &quot;;[.J94];[.K94];[.L94];[.M94];[.N94];[.O94];[.P94];[.Q94];[.R94];[.S94];[.T94];[.U94];[.V94];[.W94];[.X94];[.Y94];[.Z94];[.AA94];[.AB94];[.AC94];[.AD94];[.AE94])" office:value-type="string" office:string-value="elif lista_2[f3]==&quot;Ï&quot; :lista_3.append(crtd93)" calcext:value-type="string">
            <text:p>elif lista_2[f3]=="Ï" :lista_3.append(crtd9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é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~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4</text:p>
          </table:table-cell>
          <table:table-cell table:style-name="ce11" table:formula="of:=CONCATENATE([.F95];[.B95];[.C95];[.D95];[.E95])" office:value-type="string" office:string-value="crtd94=&quot;~&quot; " calcext:value-type="string">
            <text:p>crtd94="~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5]" office:value-type="string" office:string-value="é" calcext:value-type="string">
            <text:p>é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5]" office:value-type="string" office:string-value="crtd94" calcext:value-type="string">
            <text:p>crtd9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5];&quot; &quot;;[.J95];[.K95];[.L95];[.M95];[.N95];[.O95];[.P95];[.Q95];[.R95];[.S95];[.T95];[.U95];[.V95];[.W95];[.X95];[.Y95];[.Z95];[.AA95];[.AB95];[.AC95];[.AD95];[.AE95])" office:value-type="string" office:string-value="elif lista_2[f3]==&quot;é&quot; :lista_3.append(crtd94)" calcext:value-type="string">
            <text:p>elif lista_2[f3]=="é" :lista_3.append(crtd94)</text:p>
          </table:table-cell>
          <table:table-cell table:number-columns-repeated="1635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<text:s/>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5</text:p>
          </table:table-cell>
          <table:table-cell table:style-name="ce11" table:formula="of:=CONCATENATE([.F96];[.B96];[.C96];[.D96];[.E96])" office:value-type="string" office:string-value="crtd95=&quot; &quot; " calcext:value-type="string">
            <text:p>crtd95=" 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6]" office:value-type="float" office:value="4" calcext:value-type="float">
            <text:p>4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6]" office:value-type="string" office:string-value="crtd95" calcext:value-type="string">
            <text:p>crtd9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6];&quot; &quot;;[.J96];[.K96];[.L96];[.M96];[.N96];[.O96];[.P96];[.Q96];[.R96];[.S96];[.T96];[.U96];[.V96];[.W96];[.X96];[.Y96];[.Z96];[.AA96];[.AB96];[.AC96];[.AD96];[.AE96])" office:value-type="string" office:string-value="elif lista_2[f3]==&quot;4&quot; :lista_3.append(crtd95)" calcext:value-type="string">
            <text:p>elif lista_2[f3]=="4" :lista_3.append(crtd9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☻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6</text:p>
          </table:table-cell>
          <table:table-cell table:style-name="ce11" table:formula="of:=CONCATENATE([.F97];[.B97];[.C97];[.D97];[.E97])" office:value-type="string" office:string-value="crtd96=&quot;Ç&quot; " calcext:value-type="string">
            <text:p>crtd96="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7]" office:value-type="string" office:string-value="☻" calcext:value-type="string">
            <text:p>☻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7]" office:value-type="string" office:string-value="crtd96" calcext:value-type="string">
            <text:p>crtd9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7];&quot; &quot;;[.J97];[.K97];[.L97];[.M97];[.N97];[.O97];[.P97];[.Q97];[.R97];[.S97];[.T97];[.U97];[.V97];[.W97];[.X97];[.Y97];[.Z97];[.AA97];[.AB97];[.AC97];[.AD97];[.AE97])" office:value-type="string" office:string-value="elif lista_2[f3]==&quot;☻&quot; :lista_3.append(crtd96)" calcext:value-type="string">
            <text:p>elif lista_2[f3]=="☻" :lista_3.append(crtd9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Þ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7</text:p>
          </table:table-cell>
          <table:table-cell table:style-name="ce11" table:formula="of:=CONCATENATE([.F98];[.B98];[.C98];[.D98];[.E98])" office:value-type="string" office:string-value="crtd97=&quot;ü&quot; " calcext:value-type="string">
            <text:p>crtd97="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8]" office:value-type="string" office:string-value="Þ" calcext:value-type="string">
            <text:p>Þ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8]" office:value-type="string" office:string-value="crtd97" calcext:value-type="string">
            <text:p>crtd9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8];&quot; &quot;;[.J98];[.K98];[.L98];[.M98];[.N98];[.O98];[.P98];[.Q98];[.R98];[.S98];[.T98];[.U98];[.V98];[.W98];[.X98];[.Y98];[.Z98];[.AA98];[.AB98];[.AC98];[.AD98];[.AE98])" office:value-type="string" office:string-value="elif lista_2[f3]==&quot;Þ&quot; :lista_3.append(crtd97)" calcext:value-type="string">
            <text:p>elif lista_2[f3]=="Þ" :lista_3.append(crtd9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é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8</text:p>
          </table:table-cell>
          <table:table-cell table:style-name="ce11" table:formula="of:=CONCATENATE([.F99];[.B99];[.C99];[.D99];[.E99])" office:value-type="string" office:string-value="crtd98=&quot;é&quot; " calcext:value-type="string">
            <text:p>crtd98="é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99]" office:value-type="string" office:string-value="§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99]" office:value-type="string" office:string-value="crtd98" calcext:value-type="string">
            <text:p>crtd9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99];&quot; &quot;;[.J99];[.K99];[.L99];[.M99];[.N99];[.O99];[.P99];[.Q99];[.R99];[.S99];[.T99];[.U99];[.V99];[.W99];[.X99];[.Y99];[.Z99];[.AA99];[.AB99];[.AC99];[.AD99];[.AE99])" office:value-type="string" office:string-value="elif lista_2[f3]==&quot;§&quot; :lista_3.append(crtd98)" calcext:value-type="string">
            <text:p>elif lista_2[f3]=="§" :lista_3.append(crtd9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'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â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99</text:p>
          </table:table-cell>
          <table:table-cell table:style-name="ce11" table:formula="of:=CONCATENATE([.F100];[.B100];[.C100];[.D100];[.E100])" office:value-type="string" office:string-value="crtd99=&quot;â&quot; " calcext:value-type="string">
            <text:p>crtd99="â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0]" office:value-type="string" office:string-value="'" calcext:value-type="string">
            <text:p>'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0]" office:value-type="string" office:string-value="crtd99" calcext:value-type="string">
            <text:p>crtd9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0];&quot; &quot;;[.J100];[.K100];[.L100];[.M100];[.N100];[.O100];[.P100];[.Q100];[.R100];[.S100];[.T100];[.U100];[.V100];[.W100];[.X100];[.Y100];[.Z100];[.AA100];[.AB100];[.AC100];[.AD100];[.AE100])" office:value-type="string" office:string-value="elif lista_2[f3]==&quot;'&quot; :lista_3.append(crtd99)" calcext:value-type="string">
            <text:p>elif lista_2[f3]=="'" :lista_3.append(crtd9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&gt;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ä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0</text:p>
          </table:table-cell>
          <table:table-cell table:style-name="ce11" table:formula="of:=CONCATENATE([.F101];[.B101];[.C101];[.D101];[.E101])" office:value-type="string" office:string-value="crtd100=&quot;ä&quot; " calcext:value-type="string">
            <text:p>crtd100="ä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1]" office:value-type="string" office:string-value="&gt;" calcext:value-type="string">
            <text:p>&gt;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1]" office:value-type="string" office:string-value="crtd100" calcext:value-type="string">
            <text:p>crtd10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1];&quot; &quot;;[.J101];[.K101];[.L101];[.M101];[.N101];[.O101];[.P101];[.Q101];[.R101];[.S101];[.T101];[.U101];[.V101];[.W101];[.X101];[.Y101];[.Z101];[.AA101];[.AB101];[.AC101];[.AD101];[.AE101])" office:value-type="string" office:string-value="elif lista_2[f3]==&quot;&gt;&quot; :lista_3.append(crtd100)" calcext:value-type="string">
            <text:p>elif lista_2[f3]=="&gt;" :lista_3.append(crtd10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▄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1</text:p>
          </table:table-cell>
          <table:table-cell table:style-name="ce11" table:formula="of:=CONCATENATE([.F102];[.B102];[.C102];[.D102];[.E102])" office:value-type="string" office:string-value="crtd101=&quot;à&quot; " calcext:value-type="string">
            <text:p>crtd101="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2]" office:value-type="string" office:string-value="▄" calcext:value-type="string">
            <text:p>▄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2]" office:value-type="string" office:string-value="crtd101" calcext:value-type="string">
            <text:p>crtd10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2];&quot; &quot;;[.J102];[.K102];[.L102];[.M102];[.N102];[.O102];[.P102];[.Q102];[.R102];[.S102];[.T102];[.U102];[.V102];[.W102];[.X102];[.Y102];[.Z102];[.AA102];[.AB102];[.AC102];[.AD102];[.AE102])" office:value-type="string" office:string-value="elif lista_2[f3]==&quot;▄&quot; :lista_3.append(crtd101)" calcext:value-type="string">
            <text:p>elif lista_2[f3]=="▄" :lista_3.append(crtd10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å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2</text:p>
          </table:table-cell>
          <table:table-cell table:style-name="ce11" table:formula="of:=CONCATENATE([.F103];[.B103];[.C103];[.D103];[.E103])" office:value-type="string" office:string-value="crtd102=&quot;å&quot; " calcext:value-type="string">
            <text:p>crtd102="å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3]" office:value-type="string" office:string-value="►" calcext:value-type="string">
            <text:p>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3]" office:value-type="string" office:string-value="crtd102" calcext:value-type="string">
            <text:p>crtd10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3];&quot; &quot;;[.J103];[.K103];[.L103];[.M103];[.N103];[.O103];[.P103];[.Q103];[.R103];[.S103];[.T103];[.U103];[.V103];[.W103];[.X103];[.Y103];[.Z103];[.AA103];[.AB103];[.AC103];[.AD103];[.AE103])" office:value-type="string" office:string-value="elif lista_2[f3]==&quot;►&quot; :lista_3.append(crtd102)" calcext:value-type="string">
            <text:p>elif lista_2[f3]=="►" :lista_3.append(crtd10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ö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3</text:p>
          </table:table-cell>
          <table:table-cell table:style-name="ce11" table:formula="of:=CONCATENATE([.F104];[.B104];[.C104];[.D104];[.E104])" office:value-type="string" office:string-value="crtd103=&quot;ç&quot; " calcext:value-type="string">
            <text:p>crtd103="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4]" office:value-type="string" office:string-value="ö" calcext:value-type="string">
            <text:p>ö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4]" office:value-type="string" office:string-value="crtd103" calcext:value-type="string">
            <text:p>crtd10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4];&quot; &quot;;[.J104];[.K104];[.L104];[.M104];[.N104];[.O104];[.P104];[.Q104];[.R104];[.S104];[.T104];[.U104];[.V104];[.W104];[.X104];[.Y104];[.Z104];[.AA104];[.AB104];[.AC104];[.AD104];[.AE104])" office:value-type="string" office:string-value="elif lista_2[f3]==&quot;ö&quot; :lista_3.append(crtd103)" calcext:value-type="string">
            <text:p>elif lista_2[f3]=="ö" :lista_3.append(crtd10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~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ê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4</text:p>
          </table:table-cell>
          <table:table-cell table:style-name="ce11" table:formula="of:=CONCATENATE([.F105];[.B105];[.C105];[.D105];[.E105])" office:value-type="string" office:string-value="crtd104=&quot;ê&quot; " calcext:value-type="string">
            <text:p>crtd104="ê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5]" office:value-type="string" office:string-value="~" calcext:value-type="string">
            <text:p>~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5]" office:value-type="string" office:string-value="crtd104" calcext:value-type="string">
            <text:p>crtd10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5];&quot; &quot;;[.J105];[.K105];[.L105];[.M105];[.N105];[.O105];[.P105];[.Q105];[.R105];[.S105];[.T105];[.U105];[.V105];[.W105];[.X105];[.Y105];[.Z105];[.AA105];[.AB105];[.AC105];[.AD105];[.AE105])" office:value-type="string" office:string-value="elif lista_2[f3]==&quot;~&quot; :lista_3.append(crtd104)" calcext:value-type="string">
            <text:p>elif lista_2[f3]=="~" :lista_3.append(crtd10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,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ë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5</text:p>
          </table:table-cell>
          <table:table-cell table:style-name="ce11" table:formula="of:=CONCATENATE([.F106];[.B106];[.C106];[.D106];[.E106])" office:value-type="string" office:string-value="crtd105=&quot;ë&quot; " calcext:value-type="string">
            <text:p>crtd105="ë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6]" office:value-type="string" office:string-value="," calcext:value-type="string">
            <text:p>,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6]" office:value-type="string" office:string-value="crtd105" calcext:value-type="string">
            <text:p>crtd10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6];&quot; &quot;;[.J106];[.K106];[.L106];[.M106];[.N106];[.O106];[.P106];[.Q106];[.R106];[.S106];[.T106];[.U106];[.V106];[.W106];[.X106];[.Y106];[.Z106];[.AA106];[.AB106];[.AC106];[.AD106];[.AE106])" office:value-type="string" office:string-value="elif lista_2[f3]==&quot;,&quot; :lista_3.append(crtd105)" calcext:value-type="string">
            <text:p>elif lista_2[f3]=="," :lista_3.append(crtd10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k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è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6</text:p>
          </table:table-cell>
          <table:table-cell table:style-name="ce11" table:formula="of:=CONCATENATE([.F107];[.B107];[.C107];[.D107];[.E107])" office:value-type="string" office:string-value="crtd106=&quot;è&quot; " calcext:value-type="string">
            <text:p>crtd106="è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7]" office:value-type="string" office:string-value="k" calcext:value-type="string">
            <text:p>k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7]" office:value-type="string" office:string-value="crtd106" calcext:value-type="string">
            <text:p>crtd10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7];&quot; &quot;;[.J107];[.K107];[.L107];[.M107];[.N107];[.O107];[.P107];[.Q107];[.R107];[.S107];[.T107];[.U107];[.V107];[.W107];[.X107];[.Y107];[.Z107];[.AA107];[.AB107];[.AC107];[.AD107];[.AE107])" office:value-type="string" office:string-value="elif lista_2[f3]==&quot;k&quot; :lista_3.append(crtd106)" calcext:value-type="string">
            <text:p>elif lista_2[f3]=="k" :lista_3.append(crtd10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Ô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ï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7</text:p>
          </table:table-cell>
          <table:table-cell table:style-name="ce11" table:formula="of:=CONCATENATE([.F108];[.B108];[.C108];[.D108];[.E108])" office:value-type="string" office:string-value="crtd107=&quot;ï&quot; " calcext:value-type="string">
            <text:p>crtd107="ï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8]" office:value-type="string" office:string-value="Ô" calcext:value-type="string">
            <text:p>Ô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8]" office:value-type="string" office:string-value="crtd107" calcext:value-type="string">
            <text:p>crtd10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8];&quot; &quot;;[.J108];[.K108];[.L108];[.M108];[.N108];[.O108];[.P108];[.Q108];[.R108];[.S108];[.T108];[.U108];[.V108];[.W108];[.X108];[.Y108];[.Z108];[.AA108];[.AB108];[.AC108];[.AD108];[.AE108])" office:value-type="string" office:string-value="elif lista_2[f3]==&quot;Ô&quot; :lista_3.append(crtd107)" calcext:value-type="string">
            <text:p>elif lista_2[f3]=="Ô" :lista_3.append(crtd10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^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î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8</text:p>
          </table:table-cell>
          <table:table-cell table:style-name="ce11" table:formula="of:=CONCATENATE([.F109];[.B109];[.C109];[.D109];[.E109])" office:value-type="string" office:string-value="crtd108=&quot;î&quot; " calcext:value-type="string">
            <text:p>crtd108="î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09]" office:value-type="string" office:string-value="^" calcext:value-type="string">
            <text:p>^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09]" office:value-type="string" office:string-value="crtd108" calcext:value-type="string">
            <text:p>crtd10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09];&quot; &quot;;[.J109];[.K109];[.L109];[.M109];[.N109];[.O109];[.P109];[.Q109];[.R109];[.S109];[.T109];[.U109];[.V109];[.W109];[.X109];[.Y109];[.Z109];[.AA109];[.AB109];[.AC109];[.AD109];[.AE109])" office:value-type="string" office:string-value="elif lista_2[f3]==&quot;^&quot; :lista_3.append(crtd108)" calcext:value-type="string">
            <text:p>elif lista_2[f3]=="^" :lista_3.append(crtd10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09</text:p>
          </table:table-cell>
          <table:table-cell table:style-name="ce11" table:formula="of:=CONCATENATE([.F110];[.B110];[.C110];[.D110];[.E110])" office:value-type="string" office:string-value="crtd109=&quot;ì&quot; " calcext:value-type="string">
            <text:p>crtd109="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0]" office:value-type="string" office:string-value="À" calcext:value-type="string">
            <text:p>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0]" office:value-type="string" office:string-value="crtd109" calcext:value-type="string">
            <text:p>crtd10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0];&quot; &quot;;[.J110];[.K110];[.L110];[.M110];[.N110];[.O110];[.P110];[.Q110];[.R110];[.S110];[.T110];[.U110];[.V110];[.W110];[.X110];[.Y110];[.Z110];[.AA110];[.AB110];[.AC110];[.AD110];[.AE110])" office:value-type="string" office:string-value="elif lista_2[f3]==&quot;À&quot; :lista_3.append(crtd109)" calcext:value-type="string">
            <text:p>elif lista_2[f3]=="À" :lista_3.append(crtd10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Ä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0</text:p>
          </table:table-cell>
          <table:table-cell table:style-name="ce11" table:formula="of:=CONCATENATE([.F111];[.B111];[.C111];[.D111];[.E111])" office:value-type="string" office:string-value="crtd110=&quot;Ä&quot; " calcext:value-type="string">
            <text:p>crtd110="Ä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1]" office:value-type="string" office:string-value="/" calcext:value-type="string">
            <text:p>/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1]" office:value-type="string" office:string-value="crtd110" calcext:value-type="string">
            <text:p>crtd11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1];&quot; &quot;;[.J111];[.K111];[.L111];[.M111];[.N111];[.O111];[.P111];[.Q111];[.R111];[.S111];[.T111];[.U111];[.V111];[.W111];[.X111];[.Y111];[.Z111];[.AA111];[.AB111];[.AC111];[.AD111];[.AE111])" office:value-type="string" office:string-value="elif lista_2[f3]==&quot;/&quot; :lista_3.append(crtd110)" calcext:value-type="string">
            <text:p>elif lista_2[f3]=="/" :lista_3.append(crtd11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?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Å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1</text:p>
          </table:table-cell>
          <table:table-cell table:style-name="ce11" table:formula="of:=CONCATENATE([.F112];[.B112];[.C112];[.D112];[.E112])" office:value-type="string" office:string-value="crtd111=&quot;Å&quot; " calcext:value-type="string">
            <text:p>crtd111="Å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2]" office:value-type="string" office:string-value="?" calcext:value-type="string">
            <text:p>?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2]" office:value-type="string" office:string-value="crtd111" calcext:value-type="string">
            <text:p>crtd11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2];&quot; &quot;;[.J112];[.K112];[.L112];[.M112];[.N112];[.O112];[.P112];[.Q112];[.R112];[.S112];[.T112];[.U112];[.V112];[.W112];[.X112];[.Y112];[.Z112];[.AA112];[.AB112];[.AC112];[.AD112];[.AE112])" office:value-type="string" office:string-value="elif lista_2[f3]==&quot;?&quot; :lista_3.append(crtd111)" calcext:value-type="string">
            <text:p>elif lista_2[f3]=="?" :lista_3.append(crtd11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T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É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2</text:p>
          </table:table-cell>
          <table:table-cell table:style-name="ce11" table:formula="of:=CONCATENATE([.F113];[.B113];[.C113];[.D113];[.E113])" office:value-type="string" office:string-value="crtd112=&quot;É&quot; " calcext:value-type="string">
            <text:p>crtd112="É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3]" office:value-type="string" office:string-value="T" calcext:value-type="string">
            <text:p>T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3]" office:value-type="string" office:string-value="crtd112" calcext:value-type="string">
            <text:p>crtd11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3];&quot; &quot;;[.J113];[.K113];[.L113];[.M113];[.N113];[.O113];[.P113];[.Q113];[.R113];[.S113];[.T113];[.U113];[.V113];[.W113];[.X113];[.Y113];[.Z113];[.AA113];[.AB113];[.AC113];[.AD113];[.AE113])" office:value-type="string" office:string-value="elif lista_2[f3]==&quot;T&quot; :lista_3.append(crtd112)" calcext:value-type="string">
            <text:p>elif lista_2[f3]=="T" :lista_3.append(crtd112)</text:p>
          </table:table-cell>
          <table:table-cell table:number-columns-repeated="1635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3</text:p>
          </table:table-cell>
          <table:table-cell table:style-name="ce11" table:formula="of:=CONCATENATE([.F114];[.B114];[.C114];[.D114];[.E114])" office:value-type="string" office:string-value="crtd113=&quot;æ&quot; " calcext:value-type="string">
            <text:p>crtd113="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4]" office:value-type="float" office:value="7" calcext:value-type="float">
            <text:p>7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4]" office:value-type="string" office:string-value="crtd113" calcext:value-type="string">
            <text:p>crtd11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4];&quot; &quot;;[.J114];[.K114];[.L114];[.M114];[.N114];[.O114];[.P114];[.Q114];[.R114];[.S114];[.T114];[.U114];[.V114];[.W114];[.X114];[.Y114];[.Z114];[.AA114];[.AB114];[.AC114];[.AD114];[.AE114])" office:value-type="string" office:string-value="elif lista_2[f3]==&quot;7&quot; :lista_3.append(crtd113)" calcext:value-type="string">
            <text:p>elif lista_2[f3]=="7" :lista_3.append(crtd11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ƒ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4</text:p>
          </table:table-cell>
          <table:table-cell table:style-name="ce11" table:formula="of:=CONCATENATE([.F115];[.B115];[.C115];[.D115];[.E115])" office:value-type="string" office:string-value="crtd114=&quot;Æ&quot; " calcext:value-type="string">
            <text:p>crtd114="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5]" office:value-type="string" office:string-value="ƒ" calcext:value-type="string">
            <text:p>ƒ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5]" office:value-type="string" office:string-value="crtd114" calcext:value-type="string">
            <text:p>crtd11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5];&quot; &quot;;[.J115];[.K115];[.L115];[.M115];[.N115];[.O115];[.P115];[.Q115];[.R115];[.S115];[.T115];[.U115];[.V115];[.W115];[.X115];[.Y115];[.Z115];[.AA115];[.AB115];[.AC115];[.AD115];[.AE115])" office:value-type="string" office:string-value="elif lista_2[f3]==&quot;ƒ&quot; :lista_3.append(crtd114)" calcext:value-type="string">
            <text:p>elif lista_2[f3]=="ƒ" :lista_3.append(crtd11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q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ô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5</text:p>
          </table:table-cell>
          <table:table-cell table:style-name="ce11" table:formula="of:=CONCATENATE([.F116];[.B116];[.C116];[.D116];[.E116])" office:value-type="string" office:string-value="crtd115=&quot;ô&quot; " calcext:value-type="string">
            <text:p>crtd115="ô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6]" office:value-type="string" office:string-value="q" calcext:value-type="string">
            <text:p>q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6]" office:value-type="string" office:string-value="crtd115" calcext:value-type="string">
            <text:p>crtd11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6];&quot; &quot;;[.J116];[.K116];[.L116];[.M116];[.N116];[.O116];[.P116];[.Q116];[.R116];[.S116];[.T116];[.U116];[.V116];[.W116];[.X116];[.Y116];[.Z116];[.AA116];[.AB116];[.AC116];[.AD116];[.AE116])" office:value-type="string" office:string-value="elif lista_2[f3]==&quot;q&quot; :lista_3.append(crtd115)" calcext:value-type="string">
            <text:p>elif lista_2[f3]=="q" :lista_3.append(crtd11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j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ö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6</text:p>
          </table:table-cell>
          <table:table-cell table:style-name="ce11" table:formula="of:=CONCATENATE([.F117];[.B117];[.C117];[.D117];[.E117])" office:value-type="string" office:string-value="crtd116=&quot;ö&quot; " calcext:value-type="string">
            <text:p>crtd116="ö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7]" office:value-type="string" office:string-value="j" calcext:value-type="string">
            <text:p>j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7]" office:value-type="string" office:string-value="crtd116" calcext:value-type="string">
            <text:p>crtd11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7];&quot; &quot;;[.J117];[.K117];[.L117];[.M117];[.N117];[.O117];[.P117];[.Q117];[.R117];[.S117];[.T117];[.U117];[.V117];[.W117];[.X117];[.Y117];[.Z117];[.AA117];[.AB117];[.AC117];[.AD117];[.AE117])" office:value-type="string" office:string-value="elif lista_2[f3]==&quot;j&quot; :lista_3.append(crtd116)" calcext:value-type="string">
            <text:p>elif lista_2[f3]=="j" :lista_3.append(crtd11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♀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ò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7</text:p>
          </table:table-cell>
          <table:table-cell table:style-name="ce11" table:formula="of:=CONCATENATE([.F118];[.B118];[.C118];[.D118];[.E118])" office:value-type="string" office:string-value="crtd117=&quot;ò&quot; " calcext:value-type="string">
            <text:p>crtd117="ò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8]" office:value-type="string" office:string-value="♀" calcext:value-type="string">
            <text:p>♀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8]" office:value-type="string" office:string-value="crtd117" calcext:value-type="string">
            <text:p>crtd11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8];&quot; &quot;;[.J118];[.K118];[.L118];[.M118];[.N118];[.O118];[.P118];[.Q118];[.R118];[.S118];[.T118];[.U118];[.V118];[.W118];[.X118];[.Y118];[.Z118];[.AA118];[.AB118];[.AC118];[.AD118];[.AE118])" office:value-type="string" office:string-value="elif lista_2[f3]==&quot;♀&quot; :lista_3.append(crtd117)" calcext:value-type="string">
            <text:p>elif lista_2[f3]=="♀" :lista_3.append(crtd11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í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û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8</text:p>
          </table:table-cell>
          <table:table-cell table:style-name="ce11" table:formula="of:=CONCATENATE([.F119];[.B119];[.C119];[.D119];[.E119])" office:value-type="string" office:string-value="crtd118=&quot;û&quot; " calcext:value-type="string">
            <text:p>crtd118="û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19]" office:value-type="string" office:string-value="í" calcext:value-type="string">
            <text:p>í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19]" office:value-type="string" office:string-value="crtd118" calcext:value-type="string">
            <text:p>crtd11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19];&quot; &quot;;[.J119];[.K119];[.L119];[.M119];[.N119];[.O119];[.P119];[.Q119];[.R119];[.S119];[.T119];[.U119];[.V119];[.W119];[.X119];[.Y119];[.Z119];[.AA119];[.AB119];[.AC119];[.AD119];[.AE119])" office:value-type="string" office:string-value="elif lista_2[f3]==&quot;í&quot; :lista_3.append(crtd118)" calcext:value-type="string">
            <text:p>elif lista_2[f3]=="í" :lista_3.append(crtd118)</text:p>
          </table:table-cell>
          <table:table-cell table:number-columns-repeated="1635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ù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19</text:p>
          </table:table-cell>
          <table:table-cell table:style-name="ce11" table:formula="of:=CONCATENATE([.F120];[.B120];[.C120];[.D120];[.E120])" office:value-type="string" office:string-value="crtd119=&quot;ù&quot; " calcext:value-type="string">
            <text:p>crtd119="ù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0]" office:value-type="float" office:value="6" calcext:value-type="float">
            <text:p>6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0]" office:value-type="string" office:string-value="crtd119" calcext:value-type="string">
            <text:p>crtd11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0];&quot; &quot;;[.J120];[.K120];[.L120];[.M120];[.N120];[.O120];[.P120];[.Q120];[.R120];[.S120];[.T120];[.U120];[.V120];[.W120];[.X120];[.Y120];[.Z120];[.AA120];[.AB120];[.AC120];[.AD120];[.AE120])" office:value-type="string" office:string-value="elif lista_2[f3]==&quot;6&quot; :lista_3.append(crtd119)" calcext:value-type="string">
            <text:p>elif lista_2[f3]=="6" :lista_3.append(crtd11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+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ÿ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0</text:p>
          </table:table-cell>
          <table:table-cell table:style-name="ce11" table:formula="of:=CONCATENATE([.F121];[.B121];[.C121];[.D121];[.E121])" office:value-type="string" office:string-value="crtd120=&quot;ÿ&quot; " calcext:value-type="string">
            <text:p>crtd120="ÿ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1]" office:value-type="string" office:string-value="+" calcext:value-type="string">
            <text:p>+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1]" office:value-type="string" office:string-value="crtd120" calcext:value-type="string">
            <text:p>crtd12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1];&quot; &quot;;[.J121];[.K121];[.L121];[.M121];[.N121];[.O121];[.P121];[.Q121];[.R121];[.S121];[.T121];[.U121];[.V121];[.W121];[.X121];[.Y121];[.Z121];[.AA121];[.AB121];[.AC121];[.AD121];[.AE121])" office:value-type="string" office:string-value="elif lista_2[f3]==&quot;+&quot; :lista_3.append(crtd120)" calcext:value-type="string">
            <text:p>elif lista_2[f3]=="+" :lista_3.append(crtd12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¯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Ö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1</text:p>
          </table:table-cell>
          <table:table-cell table:style-name="ce11" table:formula="of:=CONCATENATE([.F122];[.B122];[.C122];[.D122];[.E122])" office:value-type="string" office:string-value="crtd121=&quot;Ö&quot; " calcext:value-type="string">
            <text:p>crtd121="Ö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2]" office:value-type="string" office:string-value="¯" calcext:value-type="string">
            <text:p>¯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2]" office:value-type="string" office:string-value="crtd121" calcext:value-type="string">
            <text:p>crtd12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2];&quot; &quot;;[.J122];[.K122];[.L122];[.M122];[.N122];[.O122];[.P122];[.Q122];[.R122];[.S122];[.T122];[.U122];[.V122];[.W122];[.X122];[.Y122];[.Z122];[.AA122];[.AB122];[.AC122];[.AD122];[.AE122])" office:value-type="string" office:string-value="elif lista_2[f3]==&quot;¯&quot; :lista_3.append(crtd121)" calcext:value-type="string">
            <text:p>elif lista_2[f3]=="¯" :lista_3.append(crtd12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½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2</text:p>
          </table:table-cell>
          <table:table-cell table:style-name="ce11" table:formula="of:=CONCATENATE([.F123];[.B123];[.C123];[.D123];[.E123])" office:value-type="string" office:string-value="crtd122=&quot;Ü&quot; " calcext:value-type="string">
            <text:p>crtd122="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3]" office:value-type="string" office:string-value="½" calcext:value-type="string">
            <text:p>½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3]" office:value-type="string" office:string-value="crtd122" calcext:value-type="string">
            <text:p>crtd12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3];&quot; &quot;;[.J123];[.K123];[.L123];[.M123];[.N123];[.O123];[.P123];[.Q123];[.R123];[.S123];[.T123];[.U123];[.V123];[.W123];[.X123];[.Y123];[.Z123];[.AA123];[.AB123];[.AC123];[.AD123];[.AE123])" office:value-type="string" office:string-value="elif lista_2[f3]==&quot;½&quot; :lista_3.append(crtd122)" calcext:value-type="string">
            <text:p>elif lista_2[f3]=="½" :lista_3.append(crtd12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ø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3</text:p>
          </table:table-cell>
          <table:table-cell table:style-name="ce11" table:formula="of:=CONCATENATE([.F124];[.B124];[.C124];[.D124];[.E124])" office:value-type="string" office:string-value="crtd123=&quot;ø&quot; " calcext:value-type="string">
            <text:p>crtd123="ø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4]" office:value-type="string" office:string-value="-" calcext:value-type="string">
            <text:p>-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4]" office:value-type="string" office:string-value="crtd123" calcext:value-type="string">
            <text:p>crtd12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4];&quot; &quot;;[.J124];[.K124];[.L124];[.M124];[.N124];[.O124];[.P124];[.Q124];[.R124];[.S124];[.T124];[.U124];[.V124];[.W124];[.X124];[.Y124];[.Z124];[.AA124];[.AB124];[.AC124];[.AD124];[.AE124])" office:value-type="string" office:string-value="elif lista_2[f3]==&quot;-&quot; :lista_3.append(crtd123)" calcext:value-type="string">
            <text:p>elif lista_2[f3]=="-" :lista_3.append(crtd12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4</text:p>
          </table:table-cell>
          <table:table-cell table:style-name="ce11" table:formula="of:=CONCATENATE([.F125];[.B125];[.C125];[.D125];[.E125])" office:value-type="string" office:string-value="crtd124=&quot;£&quot; " calcext:value-type="string">
            <text:p>crtd124="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5]" office:value-type="string" office:string-value="Ç" calcext:value-type="string">
            <text:p>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5]" office:value-type="string" office:string-value="crtd124" calcext:value-type="string">
            <text:p>crtd12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5];&quot; &quot;;[.J125];[.K125];[.L125];[.M125];[.N125];[.O125];[.P125];[.Q125];[.R125];[.S125];[.T125];[.U125];[.V125];[.W125];[.X125];[.Y125];[.Z125];[.AA125];[.AB125];[.AC125];[.AD125];[.AE125])" office:value-type="string" office:string-value="elif lista_2[f3]==&quot;Ç&quot; :lista_3.append(crtd124)" calcext:value-type="string">
            <text:p>elif lista_2[f3]=="Ç" :lista_3.append(crtd12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Î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Ø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5</text:p>
          </table:table-cell>
          <table:table-cell table:style-name="ce11" table:formula="of:=CONCATENATE([.F126];[.B126];[.C126];[.D126];[.E126])" office:value-type="string" office:string-value="crtd125=&quot;Ø&quot; " calcext:value-type="string">
            <text:p>crtd125="Ø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6]" office:value-type="string" office:string-value="Î" calcext:value-type="string">
            <text:p>Î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6]" office:value-type="string" office:string-value="crtd125" calcext:value-type="string">
            <text:p>crtd12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6];&quot; &quot;;[.J126];[.K126];[.L126];[.M126];[.N126];[.O126];[.P126];[.Q126];[.R126];[.S126];[.T126];[.U126];[.V126];[.W126];[.X126];[.Y126];[.Z126];[.AA126];[.AB126];[.AC126];[.AD126];[.AE126])" office:value-type="string" office:string-value="elif lista_2[f3]==&quot;Î&quot; :lista_3.append(crtd125)" calcext:value-type="string">
            <text:p>elif lista_2[f3]=="Î" :lista_3.append(crtd12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{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×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6</text:p>
          </table:table-cell>
          <table:table-cell table:style-name="ce11" table:formula="of:=CONCATENATE([.F127];[.B127];[.C127];[.D127];[.E127])" office:value-type="string" office:string-value="crtd126=&quot;×&quot; " calcext:value-type="string">
            <text:p>crtd126="×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7]" office:value-type="string" office:string-value="{" calcext:value-type="string">
            <text:p>{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7]" office:value-type="string" office:string-value="crtd126" calcext:value-type="string">
            <text:p>crtd12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7];&quot; &quot;;[.J127];[.K127];[.L127];[.M127];[.N127];[.O127];[.P127];[.Q127];[.R127];[.S127];[.T127];[.U127];[.V127];[.W127];[.X127];[.Y127];[.Z127];[.AA127];[.AB127];[.AC127];[.AD127];[.AE127])" office:value-type="string" office:string-value="elif lista_2[f3]==&quot;{&quot; :lista_3.append(crtd126)" calcext:value-type="string">
            <text:p>elif lista_2[f3]=="{" :lista_3.append(crtd12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.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ƒ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7</text:p>
          </table:table-cell>
          <table:table-cell table:style-name="ce11" table:formula="of:=CONCATENATE([.F128];[.B128];[.C128];[.D128];[.E128])" office:value-type="string" office:string-value="crtd127=&quot;ƒ&quot; " calcext:value-type="string">
            <text:p>crtd127="ƒ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8]" office:value-type="string" office:string-value="." calcext:value-type="string">
            <text:p>.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8]" office:value-type="string" office:string-value="crtd127" calcext:value-type="string">
            <text:p>crtd12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8];&quot; &quot;;[.J128];[.K128];[.L128];[.M128];[.N128];[.O128];[.P128];[.Q128];[.R128];[.S128];[.T128];[.U128];[.V128];[.W128];[.X128];[.Y128];[.Z128];[.AA128];[.AB128];[.AC128];[.AD128];[.AE128])" office:value-type="string" office:string-value="elif lista_2[f3]==&quot;.&quot; :lista_3.append(crtd127)" calcext:value-type="string">
            <text:p>elif lista_2[f3]=="." :lista_3.append(crtd12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○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7" office:value-type="string" calcext:value-type="string">
            <text:p>á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8</text:p>
          </table:table-cell>
          <table:table-cell table:style-name="ce11" table:formula="of:=CONCATENATE([.F129];[.B129];[.C129];[.D129];[.E129])" office:value-type="string" office:string-value="crtd128=&quot;á&quot; " calcext:value-type="string">
            <text:p>crtd128="á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29]" office:value-type="string" office:string-value="○" calcext:value-type="string">
            <text:p>○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29]" office:value-type="string" office:string-value="crtd128" calcext:value-type="string">
            <text:p>crtd12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29];&quot; &quot;;[.J129];[.K129];[.L129];[.M129];[.N129];[.O129];[.P129];[.Q129];[.R129];[.S129];[.T129];[.U129];[.V129];[.W129];[.X129];[.Y129];[.Z129];[.AA129];[.AB129];[.AC129];[.AD129];[.AE129])" office:value-type="string" office:string-value="elif lista_2[f3]==&quot;○&quot; :lista_3.append(crtd128)" calcext:value-type="string">
            <text:p>elif lista_2[f3]=="○" :lista_3.append(crtd12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í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29</text:p>
          </table:table-cell>
          <table:table-cell table:style-name="ce11" table:formula="of:=CONCATENATE([.F130];[.B130];[.C130];[.D130];[.E130])" office:value-type="string" office:string-value="crtd129=&quot;í&quot; " calcext:value-type="string">
            <text:p>crtd129="í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0]" office:value-type="string" office:string-value="M" calcext:value-type="string">
            <text:p>M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0]" office:value-type="string" office:string-value="crtd129" calcext:value-type="string">
            <text:p>crtd12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0];&quot; &quot;;[.J130];[.K130];[.L130];[.M130];[.N130];[.O130];[.P130];[.Q130];[.R130];[.S130];[.T130];[.U130];[.V130];[.W130];[.X130];[.Y130];[.Z130];[.AA130];[.AB130];[.AC130];[.AD130];[.AE130])" office:value-type="string" office:string-value="elif lista_2[f3]==&quot;M&quot; :lista_3.append(crtd129)" calcext:value-type="string">
            <text:p>elif lista_2[f3]=="M" :lista_3.append(crtd12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W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ó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0</text:p>
          </table:table-cell>
          <table:table-cell table:style-name="ce11" table:formula="of:=CONCATENATE([.F131];[.B131];[.C131];[.D131];[.E131])" office:value-type="string" office:string-value="crtd130=&quot;ó&quot; " calcext:value-type="string">
            <text:p>crtd130="ó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1]" office:value-type="string" office:string-value="W" calcext:value-type="string">
            <text:p>W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1]" office:value-type="string" office:string-value="crtd130" calcext:value-type="string">
            <text:p>crtd13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1];&quot; &quot;;[.J131];[.K131];[.L131];[.M131];[.N131];[.O131];[.P131];[.Q131];[.R131];[.S131];[.T131];[.U131];[.V131];[.W131];[.X131];[.Y131];[.Z131];[.AA131];[.AB131];[.AC131];[.AD131];[.AE131])" office:value-type="string" office:string-value="elif lista_2[f3]==&quot;W&quot; :lista_3.append(crtd130)" calcext:value-type="string">
            <text:p>elif lista_2[f3]=="W" :lista_3.append(crtd13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[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1</text:p>
          </table:table-cell>
          <table:table-cell table:style-name="ce11" table:formula="of:=CONCATENATE([.F132];[.B132];[.C132];[.D132];[.E132])" office:value-type="string" office:string-value="crtd131=&quot;ú&quot; " calcext:value-type="string">
            <text:p>crtd131="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2]" office:value-type="string" office:string-value="[" calcext:value-type="string">
            <text:p>[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2]" office:value-type="string" office:string-value="crtd131" calcext:value-type="string">
            <text:p>crtd13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2];&quot; &quot;;[.J132];[.K132];[.L132];[.M132];[.N132];[.O132];[.P132];[.Q132];[.R132];[.S132];[.T132];[.U132];[.V132];[.W132];[.X132];[.Y132];[.Z132];[.AA132];[.AB132];[.AC132];[.AD132];[.AE132])" office:value-type="string" office:string-value="elif lista_2[f3]==&quot;[&quot; :lista_3.append(crtd131)" calcext:value-type="string">
            <text:p>elif lista_2[f3]=="[" :lista_3.append(crtd13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]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ñ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2</text:p>
          </table:table-cell>
          <table:table-cell table:style-name="ce11" table:formula="of:=CONCATENATE([.F133];[.B133];[.C133];[.D133];[.E133])" office:value-type="string" office:string-value="crtd132=&quot;ñ&quot; " calcext:value-type="string">
            <text:p>crtd132="ñ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3]" office:value-type="string" office:string-value="]" calcext:value-type="string">
            <text:p>]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3]" office:value-type="string" office:string-value="crtd132" calcext:value-type="string">
            <text:p>crtd13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3];&quot; &quot;;[.J133];[.K133];[.L133];[.M133];[.N133];[.O133];[.P133];[.Q133];[.R133];[.S133];[.T133];[.U133];[.V133];[.W133];[.X133];[.Y133];[.Z133];[.AA133];[.AB133];[.AC133];[.AD133];[.AE133])" office:value-type="string" office:string-value="elif lista_2[f3]==&quot;]&quot; :lista_3.append(crtd132)" calcext:value-type="string">
            <text:p>elif lista_2[f3]=="]" :lista_3.append(crtd13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ò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Ñ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3</text:p>
          </table:table-cell>
          <table:table-cell table:style-name="ce11" table:formula="of:=CONCATENATE([.F134];[.B134];[.C134];[.D134];[.E134])" office:value-type="string" office:string-value="crtd133=&quot;Ñ&quot; " calcext:value-type="string">
            <text:p>crtd133="Ñ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4]" office:value-type="string" office:string-value="ò" calcext:value-type="string">
            <text:p>ò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4]" office:value-type="string" office:string-value="crtd133" calcext:value-type="string">
            <text:p>crtd13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4];&quot; &quot;;[.J134];[.K134];[.L134];[.M134];[.N134];[.O134];[.P134];[.Q134];[.R134];[.S134];[.T134];[.U134];[.V134];[.W134];[.X134];[.Y134];[.Z134];[.AA134];[.AB134];[.AC134];[.AD134];[.AE134])" office:value-type="string" office:string-value="elif lista_2[f3]==&quot;ò&quot; :lista_3.append(crtd133)" calcext:value-type="string">
            <text:p>elif lista_2[f3]=="ò" :lista_3.append(crtd13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◙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ª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4</text:p>
          </table:table-cell>
          <table:table-cell table:style-name="ce11" table:formula="of:=CONCATENATE([.F135];[.B135];[.C135];[.D135];[.E135])" office:value-type="string" office:string-value="crtd134=&quot;ª&quot; " calcext:value-type="string">
            <text:p>crtd134="ª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5]" office:value-type="string" office:string-value="◙" calcext:value-type="string">
            <text:p>◙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5]" office:value-type="string" office:string-value="crtd134" calcext:value-type="string">
            <text:p>crtd13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5];&quot; &quot;;[.J135];[.K135];[.L135];[.M135];[.N135];[.O135];[.P135];[.Q135];[.R135];[.S135];[.T135];[.U135];[.V135];[.W135];[.X135];[.Y135];[.Z135];[.AA135];[.AB135];[.AC135];[.AD135];[.AE135])" office:value-type="string" office:string-value="elif lista_2[f3]==&quot;◙&quot; :lista_3.append(crtd134)" calcext:value-type="string">
            <text:p>elif lista_2[f3]=="◙" :lista_3.append(crtd13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$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5</text:p>
          </table:table-cell>
          <table:table-cell table:style-name="ce11" table:formula="of:=CONCATENATE([.F136];[.B136];[.C136];[.D136];[.E136])" office:value-type="string" office:string-value="crtd135=&quot;º&quot; " calcext:value-type="string">
            <text:p>crtd135="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6]" office:value-type="string" office:string-value="$" calcext:value-type="string">
            <text:p>$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6]" office:value-type="string" office:string-value="crtd135" calcext:value-type="string">
            <text:p>crtd13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6];&quot; &quot;;[.J136];[.K136];[.L136];[.M136];[.N136];[.O136];[.P136];[.Q136];[.R136];[.S136];[.T136];[.U136];[.V136];[.W136];[.X136];[.Y136];[.Z136];[.AA136];[.AB136];[.AC136];[.AD136];[.AE136])" office:value-type="string" office:string-value="elif lista_2[f3]==&quot;$&quot; :lista_3.append(crtd135)" calcext:value-type="string">
            <text:p>elif lista_2[f3]=="$" :lista_3.append(crtd13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¨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¿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6</text:p>
          </table:table-cell>
          <table:table-cell table:style-name="ce11" table:formula="of:=CONCATENATE([.F137];[.B137];[.C137];[.D137];[.E137])" office:value-type="string" office:string-value="crtd136=&quot;¿&quot; " calcext:value-type="string">
            <text:p>crtd136="¿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7]" office:value-type="string" office:string-value="¨" calcext:value-type="string">
            <text:p>¨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7]" office:value-type="string" office:string-value="crtd136" calcext:value-type="string">
            <text:p>crtd13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7];&quot; &quot;;[.J137];[.K137];[.L137];[.M137];[.N137];[.O137];[.P137];[.Q137];[.R137];[.S137];[.T137];[.U137];[.V137];[.W137];[.X137];[.Y137];[.Z137];[.AA137];[.AB137];[.AC137];[.AD137];[.AE137])" office:value-type="string" office:string-value="elif lista_2[f3]==&quot;¨&quot; :lista_3.append(crtd136)" calcext:value-type="string">
            <text:p>elif lista_2[f3]=="¨" :lista_3.append(crtd13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Â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®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7</text:p>
          </table:table-cell>
          <table:table-cell table:style-name="ce11" table:formula="of:=CONCATENATE([.F138];[.B138];[.C138];[.D138];[.E138])" office:value-type="string" office:string-value="crtd137=&quot;®&quot; " calcext:value-type="string">
            <text:p>crtd137="®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8]" office:value-type="string" office:string-value="Â" calcext:value-type="string">
            <text:p>Â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8]" office:value-type="string" office:string-value="crtd137" calcext:value-type="string">
            <text:p>crtd13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8];&quot; &quot;;[.J138];[.K138];[.L138];[.M138];[.N138];[.O138];[.P138];[.Q138];[.R138];[.S138];[.T138];[.U138];[.V138];[.W138];[.X138];[.Y138];[.Z138];[.AA138];[.AB138];[.AC138];[.AD138];[.AE138])" office:value-type="string" office:string-value="elif lista_2[f3]==&quot;Â&quot; :lista_3.append(crtd137)" calcext:value-type="string">
            <text:p>elif lista_2[f3]=="Â" :lista_3.append(crtd13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8</text:p>
          </table:table-cell>
          <table:table-cell table:style-name="ce11" table:formula="of:=CONCATENATE([.F139];[.B139];[.C139];[.D139];[.E139])" office:value-type="string" office:string-value="crtd138=&quot;¬&quot; " calcext:value-type="string">
            <text:p>crtd138="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39]" office:value-type="string" office:string-value="ì" calcext:value-type="string">
            <text:p>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39]" office:value-type="string" office:string-value="crtd138" calcext:value-type="string">
            <text:p>crtd13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39];&quot; &quot;;[.J139];[.K139];[.L139];[.M139];[.N139];[.O139];[.P139];[.Q139];[.R139];[.S139];[.T139];[.U139];[.V139];[.W139];[.X139];[.Y139];[.Z139];[.AA139];[.AB139];[.AC139];[.AD139];[.AE139])" office:value-type="string" office:string-value="elif lista_2[f3]==&quot;ì&quot; :lista_3.append(crtd138)" calcext:value-type="string">
            <text:p>elif lista_2[f3]=="ì" :lista_3.append(crtd13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½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39</text:p>
          </table:table-cell>
          <table:table-cell table:style-name="ce11" table:formula="of:=CONCATENATE([.F140];[.B140];[.C140];[.D140];[.E140])" office:value-type="string" office:string-value="crtd139=&quot;½&quot; " calcext:value-type="string">
            <text:p>crtd139="½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0]" office:value-type="string" office:string-value="F" calcext:value-type="string">
            <text:p>F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0]" office:value-type="string" office:string-value="crtd139" calcext:value-type="string">
            <text:p>crtd13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0];&quot; &quot;;[.J140];[.K140];[.L140];[.M140];[.N140];[.O140];[.P140];[.Q140];[.R140];[.S140];[.T140];[.U140];[.V140];[.W140];[.X140];[.Y140];[.Z140];[.AA140];[.AB140];[.AC140];[.AD140];[.AE140])" office:value-type="string" office:string-value="elif lista_2[f3]==&quot;F&quot; :lista_3.append(crtd139)" calcext:value-type="string">
            <text:p>elif lista_2[f3]=="F" :lista_3.append(crtd13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0</text:p>
          </table:table-cell>
          <table:table-cell table:style-name="ce11" table:formula="of:=CONCATENATE([.F141];[.B141];[.C141];[.D141];[.E141])" office:value-type="string" office:string-value="crtd140=&quot;¼&quot; " calcext:value-type="string">
            <text:p>crtd140="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1]" office:value-type="string" office:string-value="╠" calcext:value-type="string">
            <text:p>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1]" office:value-type="string" office:string-value="crtd140" calcext:value-type="string">
            <text:p>crtd14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1];&quot; &quot;;[.J141];[.K141];[.L141];[.M141];[.N141];[.O141];[.P141];[.Q141];[.R141];[.S141];[.T141];[.U141];[.V141];[.W141];[.X141];[.Y141];[.Z141];[.AA141];[.AB141];[.AC141];[.AD141];[.AE141])" office:value-type="string" office:string-value="elif lista_2[f3]==&quot;╠&quot; :lista_3.append(crtd140)" calcext:value-type="string">
            <text:p>elif lista_2[f3]=="╠" :lista_3.append(crtd14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Ä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¡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1</text:p>
          </table:table-cell>
          <table:table-cell table:style-name="ce11" table:formula="of:=CONCATENATE([.F142];[.B142];[.C142];[.D142];[.E142])" office:value-type="string" office:string-value="crtd141=&quot;¡&quot; " calcext:value-type="string">
            <text:p>crtd141="¡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2]" office:value-type="string" office:string-value="Ä" calcext:value-type="string">
            <text:p>Ä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2]" office:value-type="string" office:string-value="crtd141" calcext:value-type="string">
            <text:p>crtd14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2];&quot; &quot;;[.J142];[.K142];[.L142];[.M142];[.N142];[.O142];[.P142];[.Q142];[.R142];[.S142];[.T142];[.U142];[.V142];[.W142];[.X142];[.Y142];[.Z142];[.AA142];[.AB142];[.AC142];[.AD142];[.AE142])" office:value-type="string" office:string-value="elif lista_2[f3]==&quot;Ä&quot; :lista_3.append(crtd141)" calcext:value-type="string">
            <text:p>elif lista_2[f3]=="Ä" :lista_3.append(crtd14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ß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«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2</text:p>
          </table:table-cell>
          <table:table-cell table:style-name="ce11" table:formula="of:=CONCATENATE([.F143];[.B143];[.C143];[.D143];[.E143])" office:value-type="string" office:string-value="crtd142=&quot;«&quot; " calcext:value-type="string">
            <text:p>crtd142="«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3]" office:value-type="string" office:string-value="ß" calcext:value-type="string">
            <text:p>ß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3]" office:value-type="string" office:string-value="crtd142" calcext:value-type="string">
            <text:p>crtd14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3];&quot; &quot;;[.J143];[.K143];[.L143];[.M143];[.N143];[.O143];[.P143];[.Q143];[.R143];[.S143];[.T143];[.U143];[.V143];[.W143];[.X143];[.Y143];[.Z143];[.AA143];[.AB143];[.AC143];[.AD143];[.AE143])" office:value-type="string" office:string-value="elif lista_2[f3]==&quot;ß&quot; :lista_3.append(crtd142)" calcext:value-type="string">
            <text:p>elif lista_2[f3]=="ß" :lista_3.append(crtd14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Ë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»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3</text:p>
          </table:table-cell>
          <table:table-cell table:style-name="ce11" table:formula="of:=CONCATENATE([.F144];[.B144];[.C144];[.D144];[.E144])" office:value-type="string" office:string-value="crtd143=&quot;»&quot; " calcext:value-type="string">
            <text:p>crtd143="»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4]" office:value-type="string" office:string-value="Ë" calcext:value-type="string">
            <text:p>Ë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4]" office:value-type="string" office:string-value="crtd143" calcext:value-type="string">
            <text:p>crtd14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4];&quot; &quot;;[.J144];[.K144];[.L144];[.M144];[.N144];[.O144];[.P144];[.Q144];[.R144];[.S144];[.T144];[.U144];[.V144];[.W144];[.X144];[.Y144];[.Z144];[.AA144];[.AB144];[.AC144];[.AD144];[.AE144])" office:value-type="string" office:string-value="elif lista_2[f3]==&quot;Ë&quot; :lista_3.append(crtd143)" calcext:value-type="string">
            <text:p>elif lista_2[f3]=="Ë" :lista_3.append(crtd14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»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░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4</text:p>
          </table:table-cell>
          <table:table-cell table:style-name="ce11" table:formula="of:=CONCATENATE([.F145];[.B145];[.C145];[.D145];[.E145])" office:value-type="string" office:string-value="crtd144=&quot;░&quot; " calcext:value-type="string">
            <text:p>crtd144="░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5]" office:value-type="string" office:string-value="»" calcext:value-type="string">
            <text:p>»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5]" office:value-type="string" office:string-value="crtd144" calcext:value-type="string">
            <text:p>crtd14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5];&quot; &quot;;[.J145];[.K145];[.L145];[.M145];[.N145];[.O145];[.P145];[.Q145];[.R145];[.S145];[.T145];[.U145];[.V145];[.W145];[.X145];[.Y145];[.Z145];[.AA145];[.AB145];[.AC145];[.AD145];[.AE145])" office:value-type="string" office:string-value="elif lista_2[f3]==&quot;»&quot; :lista_3.append(crtd144)" calcext:value-type="string">
            <text:p>elif lista_2[f3]=="»" :lista_3.append(crtd14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‗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▒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5</text:p>
          </table:table-cell>
          <table:table-cell table:style-name="ce11" table:formula="of:=CONCATENATE([.F146];[.B146];[.C146];[.D146];[.E146])" office:value-type="string" office:string-value="crtd145=&quot;▒&quot; " calcext:value-type="string">
            <text:p>crtd145="▒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6]" office:value-type="string" office:string-value="‗" calcext:value-type="string">
            <text:p>‗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6]" office:value-type="string" office:string-value="crtd145" calcext:value-type="string">
            <text:p>crtd14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6];&quot; &quot;;[.J146];[.K146];[.L146];[.M146];[.N146];[.O146];[.P146];[.Q146];[.R146];[.S146];[.T146];[.U146];[.V146];[.W146];[.X146];[.Y146];[.Z146];[.AA146];[.AB146];[.AC146];[.AD146];[.AE146])" office:value-type="string" office:string-value="elif lista_2[f3]==&quot;‗&quot; :lista_3.append(crtd145)" calcext:value-type="string">
            <text:p>elif lista_2[f3]=="‗" :lista_3.append(crtd14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Ð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▓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6</text:p>
          </table:table-cell>
          <table:table-cell table:style-name="ce11" table:formula="of:=CONCATENATE([.F147];[.B147];[.C147];[.D147];[.E147])" office:value-type="string" office:string-value="crtd146=&quot;▓&quot; " calcext:value-type="string">
            <text:p>crtd146="▓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7]" office:value-type="string" office:string-value="Ð" calcext:value-type="string">
            <text:p>Ð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7]" office:value-type="string" office:string-value="crtd146" calcext:value-type="string">
            <text:p>crtd14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7];&quot; &quot;;[.J147];[.K147];[.L147];[.M147];[.N147];[.O147];[.P147];[.Q147];[.R147];[.S147];[.T147];[.U147];[.V147];[.W147];[.X147];[.Y147];[.Z147];[.AA147];[.AB147];[.AC147];[.AD147];[.AE147])" office:value-type="string" office:string-value="elif lista_2[f3]==&quot;Ð&quot; :lista_3.append(crtd146)" calcext:value-type="string">
            <text:p>elif lista_2[f3]=="Ð" :lista_3.append(crtd14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│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7</text:p>
          </table:table-cell>
          <table:table-cell table:style-name="ce11" table:formula="of:=CONCATENATE([.F148];[.B148];[.C148];[.D148];[.E148])" office:value-type="string" office:string-value="crtd147=&quot;│&quot; " calcext:value-type="string">
            <text:p>crtd147="│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8]" office:value-type="string" office:string-value="╬" calcext:value-type="string">
            <text:p>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8]" office:value-type="string" office:string-value="crtd147" calcext:value-type="string">
            <text:p>crtd14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8];&quot; &quot;;[.J148];[.K148];[.L148];[.M148];[.N148];[.O148];[.P148];[.Q148];[.R148];[.S148];[.T148];[.U148];[.V148];[.W148];[.X148];[.Y148];[.Z148];[.AA148];[.AB148];[.AC148];[.AD148];[.AE148])" office:value-type="string" office:string-value="elif lista_2[f3]==&quot;╬&quot; :lista_3.append(crtd147)" calcext:value-type="string">
            <text:p>elif lista_2[f3]=="╬" :lista_3.append(crtd14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Ù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┤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8</text:p>
          </table:table-cell>
          <table:table-cell table:style-name="ce11" table:formula="of:=CONCATENATE([.F149];[.B149];[.C149];[.D149];[.E149])" office:value-type="string" office:string-value="crtd148=&quot;┤&quot; " calcext:value-type="string">
            <text:p>crtd148="┤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49]" office:value-type="string" office:string-value="Ù" calcext:value-type="string">
            <text:p>Ù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49]" office:value-type="string" office:string-value="crtd148" calcext:value-type="string">
            <text:p>crtd14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49];&quot; &quot;;[.J149];[.K149];[.L149];[.M149];[.N149];[.O149];[.P149];[.Q149];[.R149];[.S149];[.T149];[.U149];[.V149];[.W149];[.X149];[.Y149];[.Z149];[.AA149];[.AB149];[.AC149];[.AD149];[.AE149])" office:value-type="string" office:string-value="elif lista_2[f3]==&quot;Ù&quot; :lista_3.append(crtd148)" calcext:value-type="string">
            <text:p>elif lista_2[f3]=="Ù" :lista_3.append(crtd14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|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Á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49</text:p>
          </table:table-cell>
          <table:table-cell table:style-name="ce11" table:formula="of:=CONCATENATE([.F150];[.B150];[.C150];[.D150];[.E150])" office:value-type="string" office:string-value="crtd149=&quot;Á&quot; " calcext:value-type="string">
            <text:p>crtd149="Á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0]" office:value-type="string" office:string-value="|" calcext:value-type="string">
            <text:p>|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0]" office:value-type="string" office:string-value="crtd149" calcext:value-type="string">
            <text:p>crtd14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0];&quot; &quot;;[.J150];[.K150];[.L150];[.M150];[.N150];[.O150];[.P150];[.Q150];[.R150];[.S150];[.T150];[.U150];[.V150];[.W150];[.X150];[.Y150];[.Z150];[.AA150];[.AB150];[.AC150];[.AD150];[.AE150])" office:value-type="string" office:string-value="elif lista_2[f3]==&quot;|&quot; :lista_3.append(crtd149)" calcext:value-type="string">
            <text:p>elif lista_2[f3]=="|" :lista_3.append(crtd14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Â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0</text:p>
          </table:table-cell>
          <table:table-cell table:style-name="ce11" table:formula="of:=CONCATENATE([.F151];[.B151];[.C151];[.D151];[.E151])" office:value-type="string" office:string-value="crtd150=&quot;Â&quot; " calcext:value-type="string">
            <text:p>crtd150="Â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1]" office:value-type="string" office:string-value="Ã" calcext:value-type="string">
            <text:p>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1]" office:value-type="string" office:string-value="crtd150" calcext:value-type="string">
            <text:p>crtd15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1];&quot; &quot;;[.J151];[.K151];[.L151];[.M151];[.N151];[.O151];[.P151];[.Q151];[.R151];[.S151];[.T151];[.U151];[.V151];[.W151];[.X151];[.Y151];[.Z151];[.AA151];[.AB151];[.AC151];[.AD151];[.AE151])" office:value-type="string" office:string-value="elif lista_2[f3]==&quot;Ã&quot; :lista_3.append(crtd150)" calcext:value-type="string">
            <text:p>elif lista_2[f3]=="Ã" :lista_3.append(crtd15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ª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1</text:p>
          </table:table-cell>
          <table:table-cell table:style-name="ce11" table:formula="of:=CONCATENATE([.F152];[.B152];[.C152];[.D152];[.E152])" office:value-type="string" office:string-value="crtd151=&quot;À&quot; " calcext:value-type="string">
            <text:p>crtd151="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2]" office:value-type="string" office:string-value="ª" calcext:value-type="string">
            <text:p>ª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2]" office:value-type="string" office:string-value="crtd151" calcext:value-type="string">
            <text:p>crtd15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2];&quot; &quot;;[.J152];[.K152];[.L152];[.M152];[.N152];[.O152];[.P152];[.Q152];[.R152];[.S152];[.T152];[.U152];[.V152];[.W152];[.X152];[.Y152];[.Z152];[.AA152];[.AB152];[.AC152];[.AD152];[.AE152])" office:value-type="string" office:string-value="elif lista_2[f3]==&quot;ª&quot; :lista_3.append(crtd151)" calcext:value-type="string">
            <text:p>elif lista_2[f3]=="ª" :lista_3.append(crtd15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Í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©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2</text:p>
          </table:table-cell>
          <table:table-cell table:style-name="ce11" table:formula="of:=CONCATENATE([.F153];[.B153];[.C153];[.D153];[.E153])" office:value-type="string" office:string-value="crtd152=&quot;©&quot; " calcext:value-type="string">
            <text:p>crtd152="©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3]" office:value-type="string" office:string-value="Í" calcext:value-type="string">
            <text:p>Í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3]" office:value-type="string" office:string-value="crtd152" calcext:value-type="string">
            <text:p>crtd15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3];&quot; &quot;;[.J153];[.K153];[.L153];[.M153];[.N153];[.O153];[.P153];[.Q153];[.R153];[.S153];[.T153];[.U153];[.V153];[.W153];[.X153];[.Y153];[.Z153];[.AA153];[.AB153];[.AC153];[.AD153];[.AE153])" office:value-type="string" office:string-value="elif lista_2[f3]==&quot;Í&quot; :lista_3.append(crtd152)" calcext:value-type="string">
            <text:p>elif lista_2[f3]=="Í" :lista_3.append(crtd15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┌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3</text:p>
          </table:table-cell>
          <table:table-cell table:style-name="ce11" table:formula="of:=CONCATENATE([.F154];[.B154];[.C154];[.D154];[.E154])" office:value-type="string" office:string-value="crtd153=&quot;╣&quot; " calcext:value-type="string">
            <text:p>crtd153="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4]" office:value-type="string" office:string-value="┌" calcext:value-type="string">
            <text:p>┌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4]" office:value-type="string" office:string-value="crtd153" calcext:value-type="string">
            <text:p>crtd15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4];&quot; &quot;;[.J154];[.K154];[.L154];[.M154];[.N154];[.O154];[.P154];[.Q154];[.R154];[.S154];[.T154];[.U154];[.V154];[.W154];[.X154];[.Y154];[.Z154];[.AA154];[.AB154];[.AC154];[.AD154];[.AE154])" office:value-type="string" office:string-value="elif lista_2[f3]==&quot;┌&quot; :lista_3.append(crtd153)" calcext:value-type="string">
            <text:p>elif lista_2[f3]=="┌" :lista_3.append(crtd15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║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4</text:p>
          </table:table-cell>
          <table:table-cell table:style-name="ce11" table:formula="of:=CONCATENATE([.F155];[.B155];[.C155];[.D155];[.E155])" office:value-type="string" office:string-value="crtd154=&quot;║&quot; " calcext:value-type="string">
            <text:p>crtd154="║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5]" office:value-type="string" office:string-value="Ü" calcext:value-type="string">
            <text:p>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5]" office:value-type="string" office:string-value="crtd154" calcext:value-type="string">
            <text:p>crtd15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5];&quot; &quot;;[.J155];[.K155];[.L155];[.M155];[.N155];[.O155];[.P155];[.Q155];[.R155];[.S155];[.T155];[.U155];[.V155];[.W155];[.X155];[.Y155];[.Z155];[.AA155];[.AB155];[.AC155];[.AD155];[.AE155])" office:value-type="string" office:string-value="elif lista_2[f3]==&quot;Ü&quot; :lista_3.append(crtd154)" calcext:value-type="string">
            <text:p>elif lista_2[f3]=="Ü" :lista_3.append(crtd15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O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╗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5</text:p>
          </table:table-cell>
          <table:table-cell table:style-name="ce11" table:formula="of:=CONCATENATE([.F156];[.B156];[.C156];[.D156];[.E156])" office:value-type="string" office:string-value="crtd155=&quot;╗&quot; " calcext:value-type="string">
            <text:p>crtd155="╗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6]" office:value-type="string" office:string-value="O" calcext:value-type="string">
            <text:p>O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6]" office:value-type="string" office:string-value="crtd155" calcext:value-type="string">
            <text:p>crtd15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6];&quot; &quot;;[.J156];[.K156];[.L156];[.M156];[.N156];[.O156];[.P156];[.Q156];[.R156];[.S156];[.T156];[.U156];[.V156];[.W156];[.X156];[.Y156];[.Z156];[.AA156];[.AB156];[.AC156];[.AD156];[.AE156])" office:value-type="string" office:string-value="elif lista_2[f3]==&quot;O&quot; :lista_3.append(crtd155)" calcext:value-type="string">
            <text:p>elif lista_2[f3]=="O" :lista_3.append(crtd15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╝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6</text:p>
          </table:table-cell>
          <table:table-cell table:style-name="ce11" table:formula="of:=CONCATENATE([.F157];[.B157];[.C157];[.D157];[.E157])" office:value-type="string" office:string-value="crtd156=&quot;╝&quot; " calcext:value-type="string">
            <text:p>crtd156="╝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7]" office:value-type="string" office:string-value="a" calcext:value-type="string">
            <text:p>a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7]" office:value-type="string" office:string-value="crtd156" calcext:value-type="string">
            <text:p>crtd15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7];&quot; &quot;;[.J157];[.K157];[.L157];[.M157];[.N157];[.O157];[.P157];[.Q157];[.R157];[.S157];[.T157];[.U157];[.V157];[.W157];[.X157];[.Y157];[.Z157];[.AA157];[.AB157];[.AC157];[.AD157];[.AE157])" office:value-type="string" office:string-value="elif lista_2[f3]==&quot;a&quot; :lista_3.append(crtd156)" calcext:value-type="string">
            <text:p>elif lista_2[f3]=="a" :lista_3.append(crtd156)</text:p>
          </table:table-cell>
          <table:table-cell table:number-columns-repeated="16352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¢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7</text:p>
          </table:table-cell>
          <table:table-cell table:style-name="ce11" table:formula="of:=CONCATENATE([.F158];[.B158];[.C158];[.D158];[.E158])" office:value-type="string" office:string-value="crtd157=&quot;¢&quot; " calcext:value-type="string">
            <text:p>crtd157="¢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8]" office:value-type="float" office:value="0" calcext:value-type="float">
            <text:p>0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8]" office:value-type="string" office:string-value="crtd157" calcext:value-type="string">
            <text:p>crtd15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8];&quot; &quot;;[.J158];[.K158];[.L158];[.M158];[.N158];[.O158];[.P158];[.Q158];[.R158];[.S158];[.T158];[.U158];[.V158];[.W158];[.X158];[.Y158];[.Z158];[.AA158];[.AB158];[.AC158];[.AD158];[.AE158])" office:value-type="string" office:string-value="elif lista_2[f3]==&quot;0&quot; :lista_3.append(crtd157)" calcext:value-type="string">
            <text:p>elif lista_2[f3]=="0" :lista_3.append(crtd15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)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¥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8</text:p>
          </table:table-cell>
          <table:table-cell table:style-name="ce11" table:formula="of:=CONCATENATE([.F159];[.B159];[.C159];[.D159];[.E159])" office:value-type="string" office:string-value="crtd158=&quot;¥&quot; " calcext:value-type="string">
            <text:p>crtd158="¥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59]" office:value-type="string" office:string-value=")" calcext:value-type="string">
            <text:p>)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59]" office:value-type="string" office:string-value="crtd158" calcext:value-type="string">
            <text:p>crtd15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59];&quot; &quot;;[.J159];[.K159];[.L159];[.M159];[.N159];[.O159];[.P159];[.Q159];[.R159];[.S159];[.T159];[.U159];[.V159];[.W159];[.X159];[.Y159];[.Z159];[.AA159];[.AB159];[.AC159];[.AD159];[.AE159])" office:value-type="string" office:string-value="elif lista_2[f3]==&quot;)&quot; :lista_3.append(crtd158)" calcext:value-type="string">
            <text:p>elif lista_2[f3]==")" :lista_3.append(crtd15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&amp;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┐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59</text:p>
          </table:table-cell>
          <table:table-cell table:style-name="ce11" table:formula="of:=CONCATENATE([.F160];[.B160];[.C160];[.D160];[.E160])" office:value-type="string" office:string-value="crtd159=&quot;┐&quot; " calcext:value-type="string">
            <text:p>crtd159="┐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0]" office:value-type="string" office:string-value="&amp;" calcext:value-type="string">
            <text:p>&amp;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0]" office:value-type="string" office:string-value="crtd159" calcext:value-type="string">
            <text:p>crtd15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0];&quot; &quot;;[.J160];[.K160];[.L160];[.M160];[.N160];[.O160];[.P160];[.Q160];[.R160];[.S160];[.T160];[.U160];[.V160];[.W160];[.X160];[.Y160];[.Z160];[.AA160];[.AB160];[.AC160];[.AD160];[.AE160])" office:value-type="string" office:string-value="elif lista_2[f3]==&quot;&amp;&quot; :lista_3.append(crtd159)" calcext:value-type="string">
            <text:p>elif lista_2[f3]=="&amp;" :lista_3.append(crtd15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└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0</text:p>
          </table:table-cell>
          <table:table-cell table:style-name="ce11" table:formula="of:=CONCATENATE([.F161];[.B161];[.C161];[.D161];[.E161])" office:value-type="string" office:string-value="crtd160=&quot;└&quot; " calcext:value-type="string">
            <text:p>crtd160="└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1]" office:value-type="string" office:string-value="ã" calcext:value-type="string">
            <text:p>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1]" office:value-type="string" office:string-value="crtd160" calcext:value-type="string">
            <text:p>crtd16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1];&quot; &quot;;[.J161];[.K161];[.L161];[.M161];[.N161];[.O161];[.P161];[.Q161];[.R161];[.S161];[.T161];[.U161];[.V161];[.W161];[.X161];[.Y161];[.Z161];[.AA161];[.AB161];[.AC161];[.AD161];[.AE161])" office:value-type="string" office:string-value="elif lista_2[f3]==&quot;ã&quot; :lista_3.append(crtd160)" calcext:value-type="string">
            <text:p>elif lista_2[f3]=="ã" :lista_3.append(crtd16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↨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┴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1</text:p>
          </table:table-cell>
          <table:table-cell table:style-name="ce11" table:formula="of:=CONCATENATE([.F162];[.B162];[.C162];[.D162];[.E162])" office:value-type="string" office:string-value="crtd161=&quot;┴&quot; " calcext:value-type="string">
            <text:p>crtd161="┴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2]" office:value-type="string" office:string-value="↨" calcext:value-type="string">
            <text:p>↨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2]" office:value-type="string" office:string-value="crtd161" calcext:value-type="string">
            <text:p>crtd16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2];&quot; &quot;;[.J162];[.K162];[.L162];[.M162];[.N162];[.O162];[.P162];[.Q162];[.R162];[.S162];[.T162];[.U162];[.V162];[.W162];[.X162];[.Y162];[.Z162];[.AA162];[.AB162];[.AC162];[.AD162];[.AE162])" office:value-type="string" office:string-value="elif lista_2[f3]==&quot;↨&quot; :lista_3.append(crtd161)" calcext:value-type="string">
            <text:p>elif lista_2[f3]=="↨" :lista_3.append(crtd16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=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2</text:p>
          </table:table-cell>
          <table:table-cell table:style-name="ce11" table:formula="of:=CONCATENATE([.F163];[.B163];[.C163];[.D163];[.E163])" office:value-type="string" office:string-value="crtd162=&quot;┬&quot; " calcext:value-type="string">
            <text:p>crtd162="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3]" office:value-type="string" office:string-value="=" calcext:value-type="string">
            <text:p>=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3]" office:value-type="string" office:string-value="crtd162" calcext:value-type="string">
            <text:p>crtd16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3];&quot; &quot;;[.J163];[.K163];[.L163];[.M163];[.N163];[.O163];[.P163];[.Q163];[.R163];[.S163];[.T163];[.U163];[.V163];[.W163];[.X163];[.Y163];[.Z163];[.AA163];[.AB163];[.AC163];[.AD163];[.AE163])" office:value-type="string" office:string-value="elif lista_2[f3]==&quot;=&quot; :lista_3.append(crtd162)" calcext:value-type="string">
            <text:p>elif lista_2[f3]=="=" :lista_3.append(crtd16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Ø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├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3</text:p>
          </table:table-cell>
          <table:table-cell table:style-name="ce11" table:formula="of:=CONCATENATE([.F164];[.B164];[.C164];[.D164];[.E164])" office:value-type="string" office:string-value="crtd163=&quot;├&quot; " calcext:value-type="string">
            <text:p>crtd163="├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4]" office:value-type="string" office:string-value="Ø" calcext:value-type="string">
            <text:p>Ø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4]" office:value-type="string" office:string-value="crtd163" calcext:value-type="string">
            <text:p>crtd16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4];&quot; &quot;;[.J164];[.K164];[.L164];[.M164];[.N164];[.O164];[.P164];[.Q164];[.R164];[.S164];[.T164];[.U164];[.V164];[.W164];[.X164];[.Y164];[.Z164];[.AA164];[.AB164];[.AC164];[.AD164];[.AE164])" office:value-type="string" office:string-value="elif lista_2[f3]==&quot;Ø&quot; :lista_3.append(crtd163)" calcext:value-type="string">
            <text:p>elif lista_2[f3]=="Ø" :lista_3.append(crtd163)</text:p>
          </table:table-cell>
          <table:table-cell table:number-columns-repeated="1635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─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4</text:p>
          </table:table-cell>
          <table:table-cell table:style-name="ce11" table:formula="of:=CONCATENATE([.F165];[.B165];[.C165];[.D165];[.E165])" office:value-type="string" office:string-value="crtd164=&quot;─&quot; " calcext:value-type="string">
            <text:p>crtd164="─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5]" office:value-type="float" office:value="3" calcext:value-type="float">
            <text:p>3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5]" office:value-type="string" office:string-value="crtd164" calcext:value-type="string">
            <text:p>crtd16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5];&quot; &quot;;[.J165];[.K165];[.L165];[.M165];[.N165];[.O165];[.P165];[.Q165];[.R165];[.S165];[.T165];[.U165];[.V165];[.W165];[.X165];[.Y165];[.Z165];[.AA165];[.AB165];[.AC165];[.AD165];[.AE165])" office:value-type="string" office:string-value="elif lista_2[f3]==&quot;3&quot; :lista_3.append(crtd164)" calcext:value-type="string">
            <text:p>elif lista_2[f3]=="3" :lista_3.append(crtd16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5</text:p>
          </table:table-cell>
          <table:table-cell table:style-name="ce11" table:formula="of:=CONCATENATE([.F166];[.B166];[.C166];[.D166];[.E166])" office:value-type="string" office:string-value="crtd165=&quot;┼&quot; " calcext:value-type="string">
            <text:p>crtd165="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6]" office:value-type="string" office:string-value="r" calcext:value-type="string">
            <text:p>r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6]" office:value-type="string" office:string-value="crtd165" calcext:value-type="string">
            <text:p>crtd16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6];&quot; &quot;;[.J166];[.K166];[.L166];[.M166];[.N166];[.O166];[.P166];[.Q166];[.R166];[.S166];[.T166];[.U166];[.V166];[.W166];[.X166];[.Y166];[.Z166];[.AA166];[.AB166];[.AC166];[.AD166];[.AE166])" office:value-type="string" office:string-value="elif lista_2[f3]==&quot;r&quot; :lista_3.append(crtd165)" calcext:value-type="string">
            <text:p>elif lista_2[f3]=="r" :lista_3.append(crtd16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¶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6</text:p>
          </table:table-cell>
          <table:table-cell table:style-name="ce11" table:formula="of:=CONCATENATE([.F167];[.B167];[.C167];[.D167];[.E167])" office:value-type="string" office:string-value="crtd166=&quot;ã&quot; " calcext:value-type="string">
            <text:p>crtd166="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7]" office:value-type="string" office:string-value="¶" calcext:value-type="string">
            <text:p>¶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7]" office:value-type="string" office:string-value="crtd166" calcext:value-type="string">
            <text:p>crtd16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7];&quot; &quot;;[.J167];[.K167];[.L167];[.M167];[.N167];[.O167];[.P167];[.Q167];[.R167];[.S167];[.T167];[.U167];[.V167];[.W167];[.X167];[.Y167];[.Z167];[.AA167];[.AB167];[.AC167];[.AD167];[.AE167])" office:value-type="string" office:string-value="elif lista_2[f3]==&quot;¶&quot; :lista_3.append(crtd166)" calcext:value-type="string">
            <text:p>elif lista_2[f3]=="¶" :lista_3.append(crtd16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╝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7</text:p>
          </table:table-cell>
          <table:table-cell table:style-name="ce11" table:formula="of:=CONCATENATE([.F168];[.B168];[.C168];[.D168];[.E168])" office:value-type="string" office:string-value="crtd167=&quot;Ã&quot; " calcext:value-type="string">
            <text:p>crtd167="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8]" office:value-type="string" office:string-value="╝" calcext:value-type="string">
            <text:p>╝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8]" office:value-type="string" office:string-value="crtd167" calcext:value-type="string">
            <text:p>crtd16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8];&quot; &quot;;[.J168];[.K168];[.L168];[.M168];[.N168];[.O168];[.P168];[.Q168];[.R168];[.S168];[.T168];[.U168];[.V168];[.W168];[.X168];[.Y168];[.Z168];[.AA168];[.AB168];[.AC168];[.AD168];[.AE168])" office:value-type="string" office:string-value="elif lista_2[f3]==&quot;╝&quot; :lista_3.append(crtd167)" calcext:value-type="string">
            <text:p>elif lista_2[f3]=="╝" :lista_3.append(crtd16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ù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╚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8</text:p>
          </table:table-cell>
          <table:table-cell table:style-name="ce11" table:formula="of:=CONCATENATE([.F169];[.B169];[.C169];[.D169];[.E169])" office:value-type="string" office:string-value="crtd168=&quot;╚&quot; " calcext:value-type="string">
            <text:p>crtd168="╚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69]" office:value-type="string" office:string-value="ù" calcext:value-type="string">
            <text:p>ù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69]" office:value-type="string" office:string-value="crtd168" calcext:value-type="string">
            <text:p>crtd16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69];&quot; &quot;;[.J169];[.K169];[.L169];[.M169];[.N169];[.O169];[.P169];[.Q169];[.R169];[.S169];[.T169];[.U169];[.V169];[.W169];[.X169];[.Y169];[.Z169];[.AA169];[.AB169];[.AC169];[.AD169];[.AE169])" office:value-type="string" office:string-value="elif lista_2[f3]==&quot;ù&quot; :lista_3.append(crtd168)" calcext:value-type="string">
            <text:p>elif lista_2[f3]=="ù" :lista_3.append(crtd16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╔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69</text:p>
          </table:table-cell>
          <table:table-cell table:style-name="ce11" table:formula="of:=CONCATENATE([.F170];[.B170];[.C170];[.D170];[.E170])" office:value-type="string" office:string-value="crtd169=&quot;╔&quot; " calcext:value-type="string">
            <text:p>crtd169="╔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0]" office:value-type="string" office:string-value="╦" calcext:value-type="string">
            <text:p>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0]" office:value-type="string" office:string-value="crtd169" calcext:value-type="string">
            <text:p>crtd16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0];&quot; &quot;;[.J170];[.K170];[.L170];[.M170];[.N170];[.O170];[.P170];[.Q170];[.R170];[.S170];[.T170];[.U170];[.V170];[.W170];[.X170];[.Y170];[.Z170];[.AA170];[.AB170];[.AC170];[.AD170];[.AE170])" office:value-type="string" office:string-value="elif lista_2[f3]==&quot;╦&quot; :lista_3.append(crtd169)" calcext:value-type="string">
            <text:p>elif lista_2[f3]=="╦" :lista_3.append(crtd16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þ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╩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0</text:p>
          </table:table-cell>
          <table:table-cell table:style-name="ce11" table:formula="of:=CONCATENATE([.F171];[.B171];[.C171];[.D171];[.E171])" office:value-type="string" office:string-value="crtd170=&quot;╩&quot; " calcext:value-type="string">
            <text:p>crtd170="╩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1]" office:value-type="string" office:string-value="þ" calcext:value-type="string">
            <text:p>þ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1]" office:value-type="string" office:string-value="crtd170" calcext:value-type="string">
            <text:p>crtd17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1];&quot; &quot;;[.J171];[.K171];[.L171];[.M171];[.N171];[.O171];[.P171];[.Q171];[.R171];[.S171];[.T171];[.U171];[.V171];[.W171];[.X171];[.Y171];[.Z171];[.AA171];[.AB171];[.AC171];[.AD171];[.AE171])" office:value-type="string" office:string-value="elif lista_2[f3]==&quot;þ&quot; :lista_3.append(crtd170)" calcext:value-type="string">
            <text:p>elif lista_2[f3]=="þ" :lista_3.append(crtd17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U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1</text:p>
          </table:table-cell>
          <table:table-cell table:style-name="ce11" table:formula="of:=CONCATENATE([.F172];[.B172];[.C172];[.D172];[.E172])" office:value-type="string" office:string-value="crtd171=&quot;╦&quot; " calcext:value-type="string">
            <text:p>crtd171="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2]" office:value-type="string" office:string-value="U" calcext:value-type="string">
            <text:p>U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2]" office:value-type="string" office:string-value="crtd171" calcext:value-type="string">
            <text:p>crtd17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2];&quot; &quot;;[.J172];[.K172];[.L172];[.M172];[.N172];[.O172];[.P172];[.Q172];[.R172];[.S172];[.T172];[.U172];[.V172];[.W172];[.X172];[.Y172];[.Z172];[.AA172];[.AB172];[.AC172];[.AD172];[.AE172])" office:value-type="string" office:string-value="elif lista_2[f3]==&quot;U&quot; :lista_3.append(crtd171)" calcext:value-type="string">
            <text:p>elif lista_2[f3]=="U" :lista_3.append(crtd17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o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2</text:p>
          </table:table-cell>
          <table:table-cell table:style-name="ce11" table:formula="of:=CONCATENATE([.F173];[.B173];[.C173];[.D173];[.E173])" office:value-type="string" office:string-value="crtd172=&quot;╠&quot; " calcext:value-type="string">
            <text:p>crtd172="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3]" office:value-type="string" office:string-value="o" calcext:value-type="string">
            <text:p>o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3]" office:value-type="string" office:string-value="crtd172" calcext:value-type="string">
            <text:p>crtd17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3];&quot; &quot;;[.J173];[.K173];[.L173];[.M173];[.N173];[.O173];[.P173];[.Q173];[.R173];[.S173];[.T173];[.U173];[.V173];[.W173];[.X173];[.Y173];[.Z173];[.AA173];[.AB173];[.AC173];[.AD173];[.AE173])" office:value-type="string" office:string-value="elif lista_2[f3]==&quot;o&quot; :lista_3.append(crtd172)" calcext:value-type="string">
            <text:p>elif lista_2[f3]=="o" :lista_3.append(crtd17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®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═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3</text:p>
          </table:table-cell>
          <table:table-cell table:style-name="ce11" table:formula="of:=CONCATENATE([.F174];[.B174];[.C174];[.D174];[.E174])" office:value-type="string" office:string-value="crtd173=&quot;═&quot; " calcext:value-type="string">
            <text:p>crtd173="═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4]" office:value-type="string" office:string-value="®" calcext:value-type="string">
            <text:p>®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4]" office:value-type="string" office:string-value="crtd173" calcext:value-type="string">
            <text:p>crtd17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4];&quot; &quot;;[.J174];[.K174];[.L174];[.M174];[.N174];[.O174];[.P174];[.Q174];[.R174];[.S174];[.T174];[.U174];[.V174];[.W174];[.X174];[.Y174];[.Z174];[.AA174];[.AB174];[.AC174];[.AD174];[.AE174])" office:value-type="string" office:string-value="elif lista_2[f3]==&quot;®&quot; :lista_3.append(crtd173)" calcext:value-type="string">
            <text:p>elif lista_2[f3]=="®" :lista_3.append(crtd17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◘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4</text:p>
          </table:table-cell>
          <table:table-cell table:style-name="ce11" table:formula="of:=CONCATENATE([.F175];[.B175];[.C175];[.D175];[.E175])" office:value-type="string" office:string-value="crtd174=&quot;╬&quot; " calcext:value-type="string">
            <text:p>crtd174="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5]" office:value-type="string" office:string-value="◘" calcext:value-type="string">
            <text:p>◘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5]" office:value-type="string" office:string-value="crtd174" calcext:value-type="string">
            <text:p>crtd17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5];&quot; &quot;;[.J175];[.K175];[.L175];[.M175];[.N175];[.O175];[.P175];[.Q175];[.R175];[.S175];[.T175];[.U175];[.V175];[.W175];[.X175];[.Y175];[.Z175];[.AA175];[.AB175];[.AC175];[.AD175];[.AE175])" office:value-type="string" office:string-value="elif lista_2[f3]==&quot;◘&quot; :lista_3.append(crtd174)" calcext:value-type="string">
            <text:p>elif lista_2[f3]=="◘" :lista_3.append(crtd17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N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¤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5</text:p>
          </table:table-cell>
          <table:table-cell table:style-name="ce11" table:formula="of:=CONCATENATE([.F176];[.B176];[.C176];[.D176];[.E176])" office:value-type="string" office:string-value="crtd175=&quot;¤&quot; " calcext:value-type="string">
            <text:p>crtd175="¤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6]" office:value-type="string" office:string-value="N" calcext:value-type="string">
            <text:p>N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6]" office:value-type="string" office:string-value="crtd175" calcext:value-type="string">
            <text:p>crtd17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6];&quot; &quot;;[.J176];[.K176];[.L176];[.M176];[.N176];[.O176];[.P176];[.Q176];[.R176];[.S176];[.T176];[.U176];[.V176];[.W176];[.X176];[.Y176];[.Z176];[.AA176];[.AB176];[.AC176];[.AD176];[.AE176])" office:value-type="string" office:string-value="elif lista_2[f3]==&quot;N&quot; :lista_3.append(crtd175)" calcext:value-type="string">
            <text:p>elif lista_2[f3]=="N" :lista_3.append(crtd17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§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ð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6</text:p>
          </table:table-cell>
          <table:table-cell table:style-name="ce11" table:formula="of:=CONCATENATE([.F177];[.B177];[.C177];[.D177];[.E177])" office:value-type="string" office:string-value="crtd176=&quot;ð&quot; " calcext:value-type="string">
            <text:p>crtd176="ð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7]" office:value-type="string" office:string-value="§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7]" office:value-type="string" office:string-value="crtd176" calcext:value-type="string">
            <text:p>crtd17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7];&quot; &quot;;[.J177];[.K177];[.L177];[.M177];[.N177];[.O177];[.P177];[.Q177];[.R177];[.S177];[.T177];[.U177];[.V177];[.W177];[.X177];[.Y177];[.Z177];[.AA177];[.AB177];[.AC177];[.AD177];[.AE177])" office:value-type="string" office:string-value="elif lista_2[f3]==&quot;§&quot; :lista_3.append(crtd176)" calcext:value-type="string">
            <text:p>elif lista_2[f3]=="§" :lista_3.append(crtd17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¶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Ð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7</text:p>
          </table:table-cell>
          <table:table-cell table:style-name="ce11" table:formula="of:=CONCATENATE([.F178];[.B178];[.C178];[.D178];[.E178])" office:value-type="string" office:string-value="crtd177=&quot;Ð&quot; " calcext:value-type="string">
            <text:p>crtd177="Ð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8]" office:value-type="string" office:string-value="¶" calcext:value-type="string">
            <text:p>¶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8]" office:value-type="string" office:string-value="crtd177" calcext:value-type="string">
            <text:p>crtd17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8];&quot; &quot;;[.J178];[.K178];[.L178];[.M178];[.N178];[.O178];[.P178];[.Q178];[.R178];[.S178];[.T178];[.U178];[.V178];[.W178];[.X178];[.Y178];[.Z178];[.AA178];[.AB178];[.AC178];[.AD178];[.AE178])" office:value-type="string" office:string-value="elif lista_2[f3]==&quot;¶&quot; :lista_3.append(crtd177)" calcext:value-type="string">
            <text:p>elif lista_2[f3]=="¶" :lista_3.append(crtd17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║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Ê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8</text:p>
          </table:table-cell>
          <table:table-cell table:style-name="ce11" table:formula="of:=CONCATENATE([.F179];[.B179];[.C179];[.D179];[.E179])" office:value-type="string" office:string-value="crtd178=&quot;Ê&quot; " calcext:value-type="string">
            <text:p>crtd178="Ê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79]" office:value-type="string" office:string-value="║" calcext:value-type="string">
            <text:p>║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79]" office:value-type="string" office:string-value="crtd178" calcext:value-type="string">
            <text:p>crtd17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79];&quot; &quot;;[.J179];[.K179];[.L179];[.M179];[.N179];[.O179];[.P179];[.Q179];[.R179];[.S179];[.T179];[.U179];[.V179];[.W179];[.X179];[.Y179];[.Z179];[.AA179];[.AB179];[.AC179];[.AD179];[.AE179])" office:value-type="string" office:string-value="elif lista_2[f3]==&quot;║&quot; :lista_3.append(crtd178)" calcext:value-type="string">
            <text:p>elif lista_2[f3]=="║" :lista_3.append(crtd17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ð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Ë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79</text:p>
          </table:table-cell>
          <table:table-cell table:style-name="ce11" table:formula="of:=CONCATENATE([.F180];[.B180];[.C180];[.D180];[.E180])" office:value-type="string" office:string-value="crtd179=&quot;Ë&quot; " calcext:value-type="string">
            <text:p>crtd179="Ë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0]" office:value-type="string" office:string-value="ð" calcext:value-type="string">
            <text:p>ð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0]" office:value-type="string" office:string-value="crtd179" calcext:value-type="string">
            <text:p>crtd17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0];&quot; &quot;;[.J180];[.K180];[.L180];[.M180];[.N180];[.O180];[.P180];[.Q180];[.R180];[.S180];[.T180];[.U180];[.V180];[.W180];[.X180];[.Y180];[.Z180];[.AA180];[.AB180];[.AC180];[.AD180];[.AE180])" office:value-type="string" office:string-value="elif lista_2[f3]==&quot;ð&quot; :lista_3.append(crtd179)" calcext:value-type="string">
            <text:p>elif lista_2[f3]=="ð" :lista_3.append(crtd17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É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È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0</text:p>
          </table:table-cell>
          <table:table-cell table:style-name="ce11" table:formula="of:=CONCATENATE([.F181];[.B181];[.C181];[.D181];[.E181])" office:value-type="string" office:string-value="crtd180=&quot;È&quot; " calcext:value-type="string">
            <text:p>crtd180="È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1]" office:value-type="string" office:string-value="É" calcext:value-type="string">
            <text:p>É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1]" office:value-type="string" office:string-value="crtd180" calcext:value-type="string">
            <text:p>crtd18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1];&quot; &quot;;[.J181];[.K181];[.L181];[.M181];[.N181];[.O181];[.P181];[.Q181];[.R181];[.S181];[.T181];[.U181];[.V181];[.W181];[.X181];[.Y181];[.Z181];[.AA181];[.AB181];[.AC181];[.AD181];[.AE181])" office:value-type="string" office:string-value="elif lista_2[f3]==&quot;É&quot; :lista_3.append(crtd180)" calcext:value-type="string">
            <text:p>elif lista_2[f3]=="É" :lista_3.append(crtd18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ı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1</text:p>
          </table:table-cell>
          <table:table-cell table:style-name="ce11" table:formula="of:=CONCATENATE([.F182];[.B182];[.C182];[.D182];[.E182])" office:value-type="string" office:string-value="crtd181=&quot;ı&quot; " calcext:value-type="string">
            <text:p>crtd181="ı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2]" office:value-type="string" office:string-value="f" calcext:value-type="string">
            <text:p>f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2]" office:value-type="string" office:string-value="crtd181" calcext:value-type="string">
            <text:p>crtd18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2];&quot; &quot;;[.J182];[.K182];[.L182];[.M182];[.N182];[.O182];[.P182];[.Q182];[.R182];[.S182];[.T182];[.U182];[.V182];[.W182];[.X182];[.Y182];[.Z182];[.AA182];[.AB182];[.AC182];[.AD182];[.AE182])" office:value-type="string" office:string-value="elif lista_2[f3]==&quot;f&quot; :lista_3.append(crtd181)" calcext:value-type="string">
            <text:p>elif lista_2[f3]=="f" :lista_3.append(crtd181)</text:p>
          </table:table-cell>
          <table:table-cell table:number-columns-repeated="1635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Í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2</text:p>
          </table:table-cell>
          <table:table-cell table:style-name="ce11" table:formula="of:=CONCATENATE([.F183];[.B183];[.C183];[.D183];[.E183])" office:value-type="string" office:string-value="crtd182=&quot;Í&quot; " calcext:value-type="string">
            <text:p>crtd182="Í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3]" office:value-type="float" office:value="8" calcext:value-type="float">
            <text:p>8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3]" office:value-type="string" office:string-value="crtd182" calcext:value-type="string">
            <text:p>crtd18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3];&quot; &quot;;[.J183];[.K183];[.L183];[.M183];[.N183];[.O183];[.P183];[.Q183];[.R183];[.S183];[.T183];[.U183];[.V183];[.W183];[.X183];[.Y183];[.Z183];[.AA183];[.AB183];[.AC183];[.AD183];[.AE183])" office:value-type="string" office:string-value="elif lista_2[f3]==&quot;8&quot; :lista_3.append(crtd182)" calcext:value-type="string">
            <text:p>elif lista_2[f3]=="8" :lista_3.append(crtd18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È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Î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3</text:p>
          </table:table-cell>
          <table:table-cell table:style-name="ce11" table:formula="of:=CONCATENATE([.F184];[.B184];[.C184];[.D184];[.E184])" office:value-type="string" office:string-value="crtd183=&quot;Î&quot; " calcext:value-type="string">
            <text:p>crtd183="Î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4]" office:value-type="string" office:string-value="È" calcext:value-type="string">
            <text:p>È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4]" office:value-type="string" office:string-value="crtd183" calcext:value-type="string">
            <text:p>crtd18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4];&quot; &quot;;[.J184];[.K184];[.L184];[.M184];[.N184];[.O184];[.P184];[.Q184];[.R184];[.S184];[.T184];[.U184];[.V184];[.W184];[.X184];[.Y184];[.Z184];[.AA184];[.AB184];[.AC184];[.AD184];[.AE184])" office:value-type="string" office:string-value="elif lista_2[f3]==&quot;È&quot; :lista_3.append(crtd183)" calcext:value-type="string">
            <text:p>elif lista_2[f3]=="È" :lista_3.append(crtd18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I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Ï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4</text:p>
          </table:table-cell>
          <table:table-cell table:style-name="ce11" table:formula="of:=CONCATENATE([.F185];[.B185];[.C185];[.D185];[.E185])" office:value-type="string" office:string-value="crtd184=&quot;Ï&quot; " calcext:value-type="string">
            <text:p>crtd184="Ï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5]" office:value-type="string" office:string-value="I" calcext:value-type="string">
            <text:p>I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5]" office:value-type="string" office:string-value="crtd184" calcext:value-type="string">
            <text:p>crtd18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5];&quot; &quot;;[.J185];[.K185];[.L185];[.M185];[.N185];[.O185];[.P185];[.Q185];[.R185];[.S185];[.T185];[.U185];[.V185];[.W185];[.X185];[.Y185];[.Z185];[.AA185];[.AB185];[.AC185];[.AD185];[.AE185])" office:value-type="string" office:string-value="elif lista_2[f3]==&quot;I&quot; :lista_3.append(crtd184)" calcext:value-type="string">
            <text:p>elif lista_2[f3]=="I" :lista_3.append(crtd18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└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┘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5</text:p>
          </table:table-cell>
          <table:table-cell table:style-name="ce11" table:formula="of:=CONCATENATE([.F186];[.B186];[.C186];[.D186];[.E186])" office:value-type="string" office:string-value="crtd185=&quot;┘&quot; " calcext:value-type="string">
            <text:p>crtd185="┘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6]" office:value-type="string" office:string-value="└" calcext:value-type="string">
            <text:p>└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6]" office:value-type="string" office:string-value="crtd185" calcext:value-type="string">
            <text:p>crtd18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6];&quot; &quot;;[.J186];[.K186];[.L186];[.M186];[.N186];[.O186];[.P186];[.Q186];[.R186];[.S186];[.T186];[.U186];[.V186];[.W186];[.X186];[.Y186];[.Z186];[.AA186];[.AB186];[.AC186];[.AD186];[.AE186])" office:value-type="string" office:string-value="elif lista_2[f3]==&quot;└&quot; :lista_3.append(crtd185)" calcext:value-type="string">
            <text:p>elif lista_2[f3]=="└" :lista_3.append(crtd18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e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┌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6</text:p>
          </table:table-cell>
          <table:table-cell table:style-name="ce11" table:formula="of:=CONCATENATE([.F187];[.B187];[.C187];[.D187];[.E187])" office:value-type="string" office:string-value="crtd186=&quot;┌&quot; " calcext:value-type="string">
            <text:p>crtd186="┌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7]" office:value-type="string" office:string-value="e" calcext:value-type="string">
            <text:p>e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7]" office:value-type="string" office:string-value="crtd186" calcext:value-type="string">
            <text:p>crtd18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7];&quot; &quot;;[.J187];[.K187];[.L187];[.M187];[.N187];[.O187];[.P187];[.Q187];[.R187];[.S187];[.T187];[.U187];[.V187];[.W187];[.X187];[.Y187];[.Z187];[.AA187];[.AB187];[.AC187];[.AD187];[.AE187])" office:value-type="string" office:string-value="elif lista_2[f3]==&quot;e&quot; :lista_3.append(crtd186)" calcext:value-type="string">
            <text:p>elif lista_2[f3]=="e" :lista_3.append(crtd18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ñ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█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7</text:p>
          </table:table-cell>
          <table:table-cell table:style-name="ce11" table:formula="of:=CONCATENATE([.F188];[.B188];[.C188];[.D188];[.E188])" office:value-type="string" office:string-value="crtd187=&quot;█&quot; " calcext:value-type="string">
            <text:p>crtd187="█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8]" office:value-type="string" office:string-value="ñ" calcext:value-type="string">
            <text:p>ñ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8]" office:value-type="string" office:string-value="crtd187" calcext:value-type="string">
            <text:p>crtd18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8];&quot; &quot;;[.J188];[.K188];[.L188];[.M188];[.N188];[.O188];[.P188];[.Q188];[.R188];[.S188];[.T188];[.U188];[.V188];[.W188];[.X188];[.Y188];[.Z188];[.AA188];[.AB188];[.AC188];[.AD188];[.AE188])" office:value-type="string" office:string-value="elif lista_2[f3]==&quot;ñ&quot; :lista_3.append(crtd187)" calcext:value-type="string">
            <text:p>elif lista_2[f3]=="ñ" :lista_3.append(crtd18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╗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▄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8</text:p>
          </table:table-cell>
          <table:table-cell table:style-name="ce11" table:formula="of:=CONCATENATE([.F189];[.B189];[.C189];[.D189];[.E189])" office:value-type="string" office:string-value="crtd188=&quot;▄&quot; " calcext:value-type="string">
            <text:p>crtd188="▄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89]" office:value-type="string" office:string-value="╗" calcext:value-type="string">
            <text:p>╗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89]" office:value-type="string" office:string-value="crtd188" calcext:value-type="string">
            <text:p>crtd18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89];&quot; &quot;;[.J189];[.K189];[.L189];[.M189];[.N189];[.O189];[.P189];[.Q189];[.R189];[.S189];[.T189];[.U189];[.V189];[.W189];[.X189];[.Y189];[.Z189];[.AA189];[.AB189];[.AC189];[.AD189];[.AE189])" office:value-type="string" office:string-value="elif lista_2[f3]==&quot;╗&quot; :lista_3.append(crtd188)" calcext:value-type="string">
            <text:p>elif lista_2[f3]=="╗" :lista_3.append(crtd18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@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89</text:p>
          </table:table-cell>
          <table:table-cell table:style-name="ce11" table:formula="of:=CONCATENATE([.F190];[.B190];[.C190];[.D190];[.E190])" office:value-type="string" office:string-value="crtd189=&quot;¦&quot; " calcext:value-type="string">
            <text:p>crtd189="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0]" office:value-type="string" office:string-value="@" calcext:value-type="string">
            <text:p>@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0]" office:value-type="string" office:string-value="crtd189" calcext:value-type="string">
            <text:p>crtd18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0];&quot; &quot;;[.J190];[.K190];[.L190];[.M190];[.N190];[.O190];[.P190];[.Q190];[.R190];[.S190];[.T190];[.U190];[.V190];[.W190];[.X190];[.Y190];[.Z190];[.AA190];[.AB190];[.AC190];[.AD190];[.AE190])" office:value-type="string" office:string-value="elif lista_2[f3]==&quot;@&quot; :lista_3.append(crtd189)" calcext:value-type="string">
            <text:p>elif lista_2[f3]=="@" :lista_3.append(crtd18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ı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0</text:p>
          </table:table-cell>
          <table:table-cell table:style-name="ce11" table:formula="of:=CONCATENATE([.F191];[.B191];[.C191];[.D191];[.E191])" office:value-type="string" office:string-value="crtd190=&quot;Ì&quot; " calcext:value-type="string">
            <text:p>crtd190="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1]" office:value-type="string" office:string-value="ı" calcext:value-type="string">
            <text:p>ı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1]" office:value-type="string" office:string-value="crtd190" calcext:value-type="string">
            <text:p>crtd19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1];&quot; &quot;;[.J191];[.K191];[.L191];[.M191];[.N191];[.O191];[.P191];[.Q191];[.R191];[.S191];[.T191];[.U191];[.V191];[.W191];[.X191];[.Y191];[.Z191];[.AA191];[.AB191];[.AC191];[.AD191];[.AE191])" office:value-type="string" office:string-value="elif lista_2[f3]==&quot;ı&quot; :lista_3.append(crtd190)" calcext:value-type="string">
            <text:p>elif lista_2[f3]=="ı" :lista_3.append(crtd19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ó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▀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1</text:p>
          </table:table-cell>
          <table:table-cell table:style-name="ce11" table:formula="of:=CONCATENATE([.F192];[.B192];[.C192];[.D192];[.E192])" office:value-type="string" office:string-value="crtd191=&quot;▀&quot; " calcext:value-type="string">
            <text:p>crtd191="▀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2]" office:value-type="string" office:string-value="ó" calcext:value-type="string">
            <text:p>ó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2]" office:value-type="string" office:string-value="crtd191" calcext:value-type="string">
            <text:p>crtd19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2];&quot; &quot;;[.J192];[.K192];[.L192];[.M192];[.N192];[.O192];[.P192];[.Q192];[.R192];[.S192];[.T192];[.U192];[.V192];[.W192];[.X192];[.Y192];[.Z192];[.AA192];[.AB192];[.AC192];[.AD192];[.AE192])" office:value-type="string" office:string-value="elif lista_2[f3]==&quot;ó&quot; :lista_3.append(crtd191)" calcext:value-type="string">
            <text:p>elif lista_2[f3]=="ó" :lista_3.append(crtd19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Ó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2</text:p>
          </table:table-cell>
          <table:table-cell table:style-name="ce11" table:formula="of:=CONCATENATE([.F193];[.B193];[.C193];[.D193];[.E193])" office:value-type="string" office:string-value="crtd192=&quot;Ó&quot; " calcext:value-type="string">
            <text:p>crtd192="Ó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3]" office:value-type="string" office:string-value="♠" calcext:value-type="string">
            <text:p>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3]" office:value-type="string" office:string-value="crtd192" calcext:value-type="string">
            <text:p>crtd19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3];&quot; &quot;;[.J193];[.K193];[.L193];[.M193];[.N193];[.O193];[.P193];[.Q193];[.R193];[.S193];[.T193];[.U193];[.V193];[.W193];[.X193];[.Y193];[.Z193];[.AA193];[.AB193];[.AC193];[.AD193];[.AE193])" office:value-type="string" office:string-value="elif lista_2[f3]==&quot;♠&quot; :lista_3.append(crtd192)" calcext:value-type="string">
            <text:p>elif lista_2[f3]=="♠" :lista_3.append(crtd19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▒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ß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3</text:p>
          </table:table-cell>
          <table:table-cell table:style-name="ce11" table:formula="of:=CONCATENATE([.F194];[.B194];[.C194];[.D194];[.E194])" office:value-type="string" office:string-value="crtd193=&quot;ß&quot; " calcext:value-type="string">
            <text:p>crtd193="ß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4]" office:value-type="string" office:string-value="▒" calcext:value-type="string">
            <text:p>▒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4]" office:value-type="string" office:string-value="crtd193" calcext:value-type="string">
            <text:p>crtd19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4];&quot; &quot;;[.J194];[.K194];[.L194];[.M194];[.N194];[.O194];[.P194];[.Q194];[.R194];[.S194];[.T194];[.U194];[.V194];[.W194];[.X194];[.Y194];[.Z194];[.AA194];[.AB194];[.AC194];[.AD194];[.AE194])" office:value-type="string" office:string-value="elif lista_2[f3]==&quot;▒&quot; :lista_3.append(crtd193)" calcext:value-type="string">
            <text:p>elif lista_2[f3]=="▒" :lista_3.append(crtd19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ä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Ô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4</text:p>
          </table:table-cell>
          <table:table-cell table:style-name="ce11" table:formula="of:=CONCATENATE([.F195];[.B195];[.C195];[.D195];[.E195])" office:value-type="string" office:string-value="crtd194=&quot;Ô&quot; " calcext:value-type="string">
            <text:p>crtd194="Ô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5]" office:value-type="string" office:string-value="ä" calcext:value-type="string">
            <text:p>ä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5]" office:value-type="string" office:string-value="crtd194" calcext:value-type="string">
            <text:p>crtd19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5];&quot; &quot;;[.J195];[.K195];[.L195];[.M195];[.N195];[.O195];[.P195];[.Q195];[.R195];[.S195];[.T195];[.U195];[.V195];[.W195];[.X195];[.Y195];[.Z195];[.AA195];[.AB195];[.AC195];[.AD195];[.AE195])" office:value-type="string" office:string-value="elif lista_2[f3]==&quot;ä&quot; :lista_3.append(crtd194)" calcext:value-type="string">
            <text:p>elif lista_2[f3]=="ä" :lista_3.append(crtd19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u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Ò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5</text:p>
          </table:table-cell>
          <table:table-cell table:style-name="ce11" table:formula="of:=CONCATENATE([.F196];[.B196];[.C196];[.D196];[.E196])" office:value-type="string" office:string-value="crtd195=&quot;Ò&quot; " calcext:value-type="string">
            <text:p>crtd195="Ò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6]" office:value-type="string" office:string-value="u" calcext:value-type="string">
            <text:p>u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6]" office:value-type="string" office:string-value="crtd195" calcext:value-type="string">
            <text:p>crtd19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6];&quot; &quot;;[.J196];[.K196];[.L196];[.M196];[.N196];[.O196];[.P196];[.Q196];[.R196];[.S196];[.T196];[.U196];[.V196];[.W196];[.X196];[.Y196];[.Z196];[.AA196];[.AB196];[.AC196];[.AD196];[.AE196])" office:value-type="string" office:string-value="elif lista_2[f3]==&quot;u&quot; :lista_3.append(crtd195)" calcext:value-type="string">
            <text:p>elif lista_2[f3]=="u" :lista_3.append(crtd19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°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õ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6</text:p>
          </table:table-cell>
          <table:table-cell table:style-name="ce11" table:formula="of:=CONCATENATE([.F197];[.B197];[.C197];[.D197];[.E197])" office:value-type="string" office:string-value="crtd196=&quot;õ&quot; " calcext:value-type="string">
            <text:p>crtd196="õ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7]" office:value-type="string" office:string-value="°" calcext:value-type="string">
            <text:p>°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7]" office:value-type="string" office:string-value="crtd196" calcext:value-type="string">
            <text:p>crtd19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7];&quot; &quot;;[.J197];[.K197];[.L197];[.M197];[.N197];[.O197];[.P197];[.Q197];[.R197];[.S197];[.T197];[.U197];[.V197];[.W197];[.X197];[.Y197];[.Z197];[.AA197];[.AB197];[.AC197];[.AD197];[.AE197])" office:value-type="string" office:string-value="elif lista_2[f3]==&quot;°&quot; :lista_3.append(crtd196)" calcext:value-type="string">
            <text:p>elif lista_2[f3]=="°" :lista_3.append(crtd19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"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Õ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7</text:p>
          </table:table-cell>
          <table:table-cell table:style-name="ce11" table:formula="of:=CONCATENATE([.F198];[.B198];[.C198];[.D198];[.E198])" office:value-type="string" office:string-value="crtd197=&quot;Õ&quot; " calcext:value-type="string">
            <text:p>crtd197="Õ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8]" office:value-type="string" office:string-value="&quot;" calcext:value-type="string">
            <text:p>"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8]" office:value-type="string" office:string-value="crtd197" calcext:value-type="string">
            <text:p>crtd19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8];&quot; &quot;;[.J198];[.K198];[.L198];[.M198];[.N198];[.O198];[.P198];[.Q198];[.R198];[.S198];[.T198];[.U198];[.V198];[.W198];[.X198];[.Y198];[.Z198];[.AA198];[.AB198];[.AC198];[.AD198];[.AE198])" office:value-type="string" office:string-value="elif lista_2[f3]==&quot;&quot;&quot; :lista_3.append(crtd197)" calcext:value-type="string">
            <text:p>elif lista_2[f3]==""" :lista_3.append(crtd19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↔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µ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8</text:p>
          </table:table-cell>
          <table:table-cell table:style-name="ce11" table:formula="of:=CONCATENATE([.F199];[.B199];[.C199];[.D199];[.E199])" office:value-type="string" office:string-value="crtd198=&quot;µ&quot; " calcext:value-type="string">
            <text:p>crtd198="µ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199]" office:value-type="string" office:string-value="↔" calcext:value-type="string">
            <text:p>↔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199]" office:value-type="string" office:string-value="crtd198" calcext:value-type="string">
            <text:p>crtd19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199];&quot; &quot;;[.J199];[.K199];[.L199];[.M199];[.N199];[.O199];[.P199];[.Q199];[.R199];[.S199];[.T199];[.U199];[.V199];[.W199];[.X199];[.Y199];[.Z199];[.AA199];[.AB199];[.AC199];[.AD199];[.AE199])" office:value-type="string" office:string-value="elif lista_2[f3]==&quot;↔&quot; :lista_3.append(crtd198)" calcext:value-type="string">
            <text:p>elif lista_2[f3]=="↔" :lista_3.append(crtd19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³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þ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199</text:p>
          </table:table-cell>
          <table:table-cell table:style-name="ce11" table:formula="of:=CONCATENATE([.F200];[.B200];[.C200];[.D200];[.E200])" office:value-type="string" office:string-value="crtd199=&quot;þ&quot; " calcext:value-type="string">
            <text:p>crtd199="þ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0]" office:value-type="string" office:string-value="³" calcext:value-type="string">
            <text:p>³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0]" office:value-type="string" office:string-value="crtd199" calcext:value-type="string">
            <text:p>crtd19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0];&quot; &quot;;[.J200];[.K200];[.L200];[.M200];[.N200];[.O200];[.P200];[.Q200];[.R200];[.S200];[.T200];[.U200];[.V200];[.W200];[.X200];[.Y200];[.Z200];[.AA200];[.AB200];[.AC200];[.AD200];[.AE200])" office:value-type="string" office:string-value="elif lista_2[f3]==&quot;³&quot; :lista_3.append(crtd199)" calcext:value-type="string">
            <text:p>elif lista_2[f3]=="³" :lista_3.append(crtd19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û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Þ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0</text:p>
          </table:table-cell>
          <table:table-cell table:style-name="ce11" table:formula="of:=CONCATENATE([.F201];[.B201];[.C201];[.D201];[.E201])" office:value-type="string" office:string-value="crtd200=&quot;Þ&quot; " calcext:value-type="string">
            <text:p>crtd200="Þ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1]" office:value-type="string" office:string-value="û" calcext:value-type="string">
            <text:p>û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1]" office:value-type="string" office:string-value="crtd200" calcext:value-type="string">
            <text:p>crtd20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1];&quot; &quot;;[.J201];[.K201];[.L201];[.M201];[.N201];[.O201];[.P201];[.Q201];[.R201];[.S201];[.T201];[.U201];[.V201];[.W201];[.X201];[.Y201];[.Z201];[.AA201];[.AB201];[.AC201];[.AD201];[.AE201])" office:value-type="string" office:string-value="elif lista_2[f3]==&quot;û&quot; :lista_3.append(crtd200)" calcext:value-type="string">
            <text:p>elif lista_2[f3]=="û" :lista_3.append(crtd20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▓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1</text:p>
          </table:table-cell>
          <table:table-cell table:style-name="ce11" table:formula="of:=CONCATENATE([.F202];[.B202];[.C202];[.D202];[.E202])" office:value-type="string" office:string-value="crtd201=&quot;Ú&quot; " calcext:value-type="string">
            <text:p>crtd201="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2]" office:value-type="string" office:string-value="▓" calcext:value-type="string">
            <text:p>▓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2]" office:value-type="string" office:string-value="crtd201" calcext:value-type="string">
            <text:p>crtd20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2];&quot; &quot;;[.J202];[.K202];[.L202];[.M202];[.N202];[.O202];[.P202];[.Q202];[.R202];[.S202];[.T202];[.U202];[.V202];[.W202];[.X202];[.Y202];[.Z202];[.AA202];[.AB202];[.AC202];[.AD202];[.AE202])" office:value-type="string" office:string-value="elif lista_2[f3]==&quot;▓&quot; :lista_3.append(crtd201)" calcext:value-type="string">
            <text:p>elif lista_2[f3]=="▓" :lista_3.append(crtd20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x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Û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2</text:p>
          </table:table-cell>
          <table:table-cell table:style-name="ce11" table:formula="of:=CONCATENATE([.F203];[.B203];[.C203];[.D203];[.E203])" office:value-type="string" office:string-value="crtd202=&quot;Û&quot; " calcext:value-type="string">
            <text:p>crtd202="Û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3]" office:value-type="string" office:string-value="x" calcext:value-type="string">
            <text:p>x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3]" office:value-type="string" office:string-value="crtd202" calcext:value-type="string">
            <text:p>crtd20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3];&quot; &quot;;[.J203];[.K203];[.L203];[.M203];[.N203];[.O203];[.P203];[.Q203];[.R203];[.S203];[.T203];[.U203];[.V203];[.W203];[.X203];[.Y203];[.Z203];[.AA203];[.AB203];[.AC203];[.AD203];[.AE203])" office:value-type="string" office:string-value="elif lista_2[f3]==&quot;x&quot; :lista_3.append(crtd202)" calcext:value-type="string">
            <text:p>elif lista_2[f3]=="x" :lista_3.append(crtd20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î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Ù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3</text:p>
          </table:table-cell>
          <table:table-cell table:style-name="ce11" table:formula="of:=CONCATENATE([.F204];[.B204];[.C204];[.D204];[.E204])" office:value-type="string" office:string-value="crtd203=&quot;Ù&quot; " calcext:value-type="string">
            <text:p>crtd203="Ù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4]" office:value-type="string" office:string-value="î" calcext:value-type="string">
            <text:p>î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4]" office:value-type="string" office:string-value="crtd203" calcext:value-type="string">
            <text:p>crtd20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4];&quot; &quot;;[.J204];[.K204];[.L204];[.M204];[.N204];[.O204];[.P204];[.Q204];[.R204];[.S204];[.T204];[.U204];[.V204];[.W204];[.X204];[.Y204];[.Z204];[.AA204];[.AB204];[.AC204];[.AD204];[.AE204])" office:value-type="string" office:string-value="elif lista_2[f3]==&quot;î&quot; :lista_3.append(crtd203)" calcext:value-type="string">
            <text:p>elif lista_2[f3]=="î" :lista_3.append(crtd20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ý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4</text:p>
          </table:table-cell>
          <table:table-cell table:style-name="ce11" table:formula="of:=CONCATENATE([.F205];[.B205];[.C205];[.D205];[.E205])" office:value-type="string" office:string-value="crtd204=&quot;ý&quot; " calcext:value-type="string">
            <text:p>crtd204="ý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5]" office:value-type="string" office:string-value="¦" calcext:value-type="string">
            <text:p>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5]" office:value-type="string" office:string-value="crtd204" calcext:value-type="string">
            <text:p>crtd20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5];&quot; &quot;;[.J205];[.K205];[.L205];[.M205];[.N205];[.O205];[.P205];[.Q205];[.R205];[.S205];[.T205];[.U205];[.V205];[.W205];[.X205];[.Y205];[.Z205];[.AA205];[.AB205];[.AC205];[.AD205];[.AE205])" office:value-type="string" office:string-value="elif lista_2[f3]==&quot;¦&quot; :lista_3.append(crtd204)" calcext:value-type="string">
            <text:p>elif lista_2[f3]=="¦" :lista_3.append(crtd20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s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Ý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5</text:p>
          </table:table-cell>
          <table:table-cell table:style-name="ce11" table:formula="of:=CONCATENATE([.F206];[.B206];[.C206];[.D206];[.E206])" office:value-type="string" office:string-value="crtd205=&quot;Ý&quot; " calcext:value-type="string">
            <text:p>crtd205="Ý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6]" office:value-type="string" office:string-value="s" calcext:value-type="string">
            <text:p>s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6]" office:value-type="string" office:string-value="crtd205" calcext:value-type="string">
            <text:p>crtd20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6];&quot; &quot;;[.J206];[.K206];[.L206];[.M206];[.N206];[.O206];[.P206];[.Q206];[.R206];[.S206];[.T206];[.U206];[.V206];[.W206];[.X206];[.Y206];[.Z206];[.AA206];[.AB206];[.AC206];[.AD206];[.AE206])" office:value-type="string" office:string-value="elif lista_2[f3]==&quot;s&quot; :lista_3.append(crtd205)" calcext:value-type="string">
            <text:p>elif lista_2[f3]=="s" :lista_3.append(crtd20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ý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¯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6</text:p>
          </table:table-cell>
          <table:table-cell table:style-name="ce11" table:formula="of:=CONCATENATE([.F207];[.B207];[.C207];[.D207];[.E207])" office:value-type="string" office:string-value="crtd206=&quot;¯&quot; " calcext:value-type="string">
            <text:p>crtd206="¯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7]" office:value-type="string" office:string-value="ý" calcext:value-type="string">
            <text:p>ý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7]" office:value-type="string" office:string-value="crtd206" calcext:value-type="string">
            <text:p>crtd20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7];&quot; &quot;;[.J207];[.K207];[.L207];[.M207];[.N207];[.O207];[.P207];[.Q207];[.R207];[.S207];[.T207];[.U207];[.V207];[.W207];[.X207];[.Y207];[.Z207];[.AA207];[.AB207];[.AC207];[.AD207];[.AE207])" office:value-type="string" office:string-value="elif lista_2[f3]==&quot;ý&quot; :lista_3.append(crtd206)" calcext:value-type="string">
            <text:p>elif lista_2[f3]=="ý" :lista_3.append(crtd20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E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´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7</text:p>
          </table:table-cell>
          <table:table-cell table:style-name="ce11" table:formula="of:=CONCATENATE([.F208];[.B208];[.C208];[.D208];[.E208])" office:value-type="string" office:string-value="crtd207=&quot;´&quot; " calcext:value-type="string">
            <text:p>crtd207="´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8]" office:value-type="string" office:string-value="E" calcext:value-type="string">
            <text:p>E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8]" office:value-type="string" office:string-value="crtd207" calcext:value-type="string">
            <text:p>crtd20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8];&quot; &quot;;[.J208];[.K208];[.L208];[.M208];[.N208];[.O208];[.P208];[.Q208];[.R208];[.S208];[.T208];[.U208];[.V208];[.W208];[.X208];[.Y208];[.Z208];[.AA208];[.AB208];[.AC208];[.AD208];[.AE208])" office:value-type="string" office:string-value="elif lista_2[f3]==&quot;E&quot; :lista_3.append(crtd207)" calcext:value-type="string">
            <text:p>elif lista_2[f3]=="E" :lista_3.append(crtd20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±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8</text:p>
          </table:table-cell>
          <table:table-cell table:style-name="ce11" table:formula="of:=CONCATENATE([.F209];[.B209];[.C209];[.D209];[.E209])" office:value-type="string" office:string-value="crtd208=&quot;±&quot; " calcext:value-type="string">
            <text:p>crtd208="±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09]" office:value-type="string" office:string-value="Æ" calcext:value-type="string">
            <text:p>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09]" office:value-type="string" office:string-value="crtd208" calcext:value-type="string">
            <text:p>crtd20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09];&quot; &quot;;[.J209];[.K209];[.L209];[.M209];[.N209];[.O209];[.P209];[.Q209];[.R209];[.S209];[.T209];[.U209];[.V209];[.W209];[.X209];[.Y209];[.Z209];[.AA209];[.AB209];[.AC209];[.AD209];[.AE209])" office:value-type="string" office:string-value="elif lista_2[f3]==&quot;Æ&quot; :lista_3.append(crtd208)" calcext:value-type="string">
            <text:p>elif lista_2[f3]=="Æ" :lista_3.append(crtd20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Y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‗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09</text:p>
          </table:table-cell>
          <table:table-cell table:style-name="ce11" table:formula="of:=CONCATENATE([.F210];[.B210];[.C210];[.D210];[.E210])" office:value-type="string" office:string-value="crtd209=&quot;‗&quot; " calcext:value-type="string">
            <text:p>crtd209="‗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0]" office:value-type="string" office:string-value="Y" calcext:value-type="string">
            <text:p>Y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0]" office:value-type="string" office:string-value="crtd209" calcext:value-type="string">
            <text:p>crtd20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0];&quot; &quot;;[.J210];[.K210];[.L210];[.M210];[.N210];[.O210];[.P210];[.Q210];[.R210];[.S210];[.T210];[.U210];[.V210];[.W210];[.X210];[.Y210];[.Z210];[.AA210];[.AB210];[.AC210];[.AD210];[.AE210])" office:value-type="string" office:string-value="elif lista_2[f3]==&quot;Y&quot; :lista_3.append(crtd209)" calcext:value-type="string">
            <text:p>elif lista_2[f3]=="Y" :lista_3.append(crtd20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¾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0</text:p>
          </table:table-cell>
          <table:table-cell table:style-name="ce11" table:formula="of:=CONCATENATE([.F211];[.B211];[.C211];[.D211];[.E211])" office:value-type="string" office:string-value="crtd210=&quot;¾&quot; " calcext:value-type="string">
            <text:p>crtd210="¾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1]" office:value-type="string" office:string-value="▬" calcext:value-type="string">
            <text:p>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1]" office:value-type="string" office:string-value="crtd210" calcext:value-type="string">
            <text:p>crtd21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1];&quot; &quot;;[.J211];[.K211];[.L211];[.M211];[.N211];[.O211];[.P211];[.Q211];[.R211];[.S211];[.T211];[.U211];[.V211];[.W211];[.X211];[.Y211];[.Z211];[.AA211];[.AB211];[.AC211];[.AD211];[.AE211])" office:value-type="string" office:string-value="elif lista_2[f3]==&quot;▬&quot; :lista_3.append(crtd210)" calcext:value-type="string">
            <text:p>elif lista_2[f3]=="▬" :lista_3.append(crtd21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!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¶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1</text:p>
          </table:table-cell>
          <table:table-cell table:style-name="ce11" table:formula="of:=CONCATENATE([.F212];[.B212];[.C212];[.D212];[.E212])" office:value-type="string" office:string-value="crtd211=&quot;¶&quot; " calcext:value-type="string">
            <text:p>crtd211="¶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2]" office:value-type="string" office:string-value="!" calcext:value-type="string">
            <text:p>!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2]" office:value-type="string" office:string-value="crtd211" calcext:value-type="string">
            <text:p>crtd21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2];&quot; &quot;;[.J212];[.K212];[.L212];[.M212];[.N212];[.O212];[.P212];[.Q212];[.R212];[.S212];[.T212];[.U212];[.V212];[.W212];[.X212];[.Y212];[.Z212];[.AA212];[.AB212];[.AC212];[.AD212];[.AE212])" office:value-type="string" office:string-value="elif lista_2[f3]==&quot;!&quot; :lista_3.append(crtd211)" calcext:value-type="string">
            <text:p>elif lista_2[f3]=="!" :lista_3.append(crtd21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P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2</text:p>
          </table:table-cell>
          <table:table-cell table:style-name="ce11" table:formula="of:=CONCATENATE([.F213];[.B213];[.C213];[.D213];[.E213])" office:value-type="string" office:string-value="crtd212=&quot;§&quot; " calcext:value-type="string">
            <text:p>crtd212="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3]" office:value-type="string" office:string-value="P" calcext:value-type="string">
            <text:p>P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3]" office:value-type="string" office:string-value="crtd212" calcext:value-type="string">
            <text:p>crtd21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3];&quot; &quot;;[.J213];[.K213];[.L213];[.M213];[.N213];[.O213];[.P213];[.Q213];[.R213];[.S213];[.T213];[.U213];[.V213];[.W213];[.X213];[.Y213];[.Z213];[.AA213];[.AB213];[.AC213];[.AD213];[.AE213])" office:value-type="string" office:string-value="elif lista_2[f3]==&quot;P&quot; :lista_3.append(crtd212)" calcext:value-type="string">
            <text:p>elif lista_2[f3]=="P" :lista_3.append(crtd21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÷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3</text:p>
          </table:table-cell>
          <table:table-cell table:style-name="ce11" table:formula="of:=CONCATENATE([.F214];[.B214];[.C214];[.D214];[.E214])" office:value-type="string" office:string-value="crtd213=&quot;÷&quot; " calcext:value-type="string">
            <text:p>crtd213="÷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4]" office:value-type="string" office:string-value="♣" calcext:value-type="string">
            <text:p>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4]" office:value-type="string" office:string-value="crtd213" calcext:value-type="string">
            <text:p>crtd21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4];&quot; &quot;;[.J214];[.K214];[.L214];[.M214];[.N214];[.O214];[.P214];[.Q214];[.R214];[.S214];[.T214];[.U214];[.V214];[.W214];[.X214];[.Y214];[.Z214];[.AA214];[.AB214];[.AC214];[.AD214];[.AE214])" office:value-type="string" office:string-value="elif lista_2[f3]==&quot;♣&quot; :lista_3.append(crtd213)" calcext:value-type="string">
            <text:p>elif lista_2[f3]=="♣" :lista_3.append(crtd21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w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¸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4</text:p>
          </table:table-cell>
          <table:table-cell table:style-name="ce11" table:formula="of:=CONCATENATE([.F215];[.B215];[.C215];[.D215];[.E215])" office:value-type="string" office:string-value="crtd214=&quot;¸&quot; " calcext:value-type="string">
            <text:p>crtd214="¸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5]" office:value-type="string" office:string-value="w" calcext:value-type="string">
            <text:p>w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5]" office:value-type="string" office:string-value="crtd214" calcext:value-type="string">
            <text:p>crtd21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5];&quot; &quot;;[.J215];[.K215];[.L215];[.M215];[.N215];[.O215];[.P215];[.Q215];[.R215];[.S215];[.T215];[.U215];[.V215];[.W215];[.X215];[.Y215];[.Z215];[.AA215];[.AB215];[.AC215];[.AD215];[.AE215])" office:value-type="string" office:string-value="elif lista_2[f3]==&quot;w&quot; :lista_3.append(crtd214)" calcext:value-type="string">
            <text:p>elif lista_2[f3]=="w" :lista_3.append(crtd21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%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°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5</text:p>
          </table:table-cell>
          <table:table-cell table:style-name="ce11" table:formula="of:=CONCATENATE([.F216];[.B216];[.C216];[.D216];[.E216])" office:value-type="string" office:string-value="crtd215=&quot;°&quot; " calcext:value-type="string">
            <text:p>crtd215="°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6]" office:value-type="string" office:string-value="%" calcext:value-type="string">
            <text:p>%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6]" office:value-type="string" office:string-value="crtd215" calcext:value-type="string">
            <text:p>crtd21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6];&quot; &quot;;[.J216];[.K216];[.L216];[.M216];[.N216];[.O216];[.P216];[.Q216];[.R216];[.S216];[.T216];[.U216];[.V216];[.W216];[.X216];[.Y216];[.Z216];[.AA216];[.AB216];[.AC216];[.AD216];[.AE216])" office:value-type="string" office:string-value="elif lista_2[f3]==&quot;%&quot; :lista_3.append(crtd215)" calcext:value-type="string">
            <text:p>elif lista_2[f3]=="%" :lista_3.append(crtd21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∟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¨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6</text:p>
          </table:table-cell>
          <table:table-cell table:style-name="ce11" table:formula="of:=CONCATENATE([.F217];[.B217];[.C217];[.D217];[.E217])" office:value-type="string" office:string-value="crtd216=&quot;¨&quot; " calcext:value-type="string">
            <text:p>crtd216="¨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7]" office:value-type="string" office:string-value="∟" calcext:value-type="string">
            <text:p>∟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7]" office:value-type="string" office:string-value="crtd216" calcext:value-type="string">
            <text:p>crtd21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7];&quot; &quot;;[.J217];[.K217];[.L217];[.M217];[.N217];[.O217];[.P217];[.Q217];[.R217];[.S217];[.T217];[.U217];[.V217];[.W217];[.X217];[.Y217];[.Z217];[.AA217];[.AB217];[.AC217];[.AD217];[.AE217])" office:value-type="string" office:string-value="elif lista_2[f3]==&quot;∟&quot; :lista_3.append(crtd216)" calcext:value-type="string">
            <text:p>elif lista_2[f3]=="∟" :lista_3.append(crtd21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‼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·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7</text:p>
          </table:table-cell>
          <table:table-cell table:style-name="ce11" table:formula="of:=CONCATENATE([.F218];[.B218];[.C218];[.D218];[.E218])" office:value-type="string" office:string-value="crtd217=&quot;·&quot; " calcext:value-type="string">
            <text:p>crtd217="·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8]" office:value-type="string" office:string-value="‼" calcext:value-type="string">
            <text:p>‼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8]" office:value-type="string" office:string-value="crtd217" calcext:value-type="string">
            <text:p>crtd21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8];&quot; &quot;;[.J218];[.K218];[.L218];[.M218];[.N218];[.O218];[.P218];[.Q218];[.R218];[.S218];[.T218];[.U218];[.V218];[.W218];[.X218];[.Y218];[.Z218];[.AA218];[.AB218];[.AC218];[.AD218];[.AE218])" office:value-type="string" office:string-value="elif lista_2[f3]==&quot;‼&quot; :lista_3.append(crtd217)" calcext:value-type="string">
            <text:p>elif lista_2[f3]=="‼" :lista_3.append(crtd21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¹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8</text:p>
          </table:table-cell>
          <table:table-cell table:style-name="ce11" table:formula="of:=CONCATENATE([.F219];[.B219];[.C219];[.D219];[.E219])" office:value-type="string" office:string-value="crtd218=&quot;¹&quot; " calcext:value-type="string">
            <text:p>crtd218="¹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19]" office:value-type="string" office:string-value="A" calcext:value-type="string">
            <text:p>A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19]" office:value-type="string" office:string-value="crtd218" calcext:value-type="string">
            <text:p>crtd21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19];&quot; &quot;;[.J219];[.K219];[.L219];[.M219];[.N219];[.O219];[.P219];[.Q219];[.R219];[.S219];[.T219];[.U219];[.V219];[.W219];[.X219];[.Y219];[.Z219];[.AA219];[.AB219];[.AC219];[.AD219];[.AE219])" office:value-type="string" office:string-value="elif lista_2[f3]==&quot;A&quot; :lista_3.append(crtd218)" calcext:value-type="string">
            <text:p>elif lista_2[f3]=="A" :lista_3.append(crtd21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Û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³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19</text:p>
          </table:table-cell>
          <table:table-cell table:style-name="ce11" table:formula="of:=CONCATENATE([.F220];[.B220];[.C220];[.D220];[.E220])" office:value-type="string" office:string-value="crtd219=&quot;³&quot; " calcext:value-type="string">
            <text:p>crtd219="³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0]" office:value-type="string" office:string-value="Û" calcext:value-type="string">
            <text:p>Û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0]" office:value-type="string" office:string-value="crtd219" calcext:value-type="string">
            <text:p>crtd21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0];&quot; &quot;;[.J220];[.K220];[.L220];[.M220];[.N220];[.O220];[.P220];[.Q220];[.R220];[.S220];[.T220];[.U220];[.V220];[.W220];[.X220];[.Y220];[.Z220];[.AA220];[.AB220];[.AC220];[.AD220];[.AE220])" office:value-type="string" office:string-value="elif lista_2[f3]==&quot;Û&quot; :lista_3.append(crtd219)" calcext:value-type="string">
            <text:p>elif lista_2[f3]=="Û" :lista_3.append(crtd21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¬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²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0</text:p>
          </table:table-cell>
          <table:table-cell table:style-name="ce11" table:formula="of:=CONCATENATE([.F221];[.B221];[.C221];[.D221];[.E221])" office:value-type="string" office:string-value="crtd220=&quot;²&quot; " calcext:value-type="string">
            <text:p>crtd220="²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1]" office:value-type="string" office:string-value="¬" calcext:value-type="string">
            <text:p>¬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1]" office:value-type="string" office:string-value="crtd220" calcext:value-type="string">
            <text:p>crtd22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1];&quot; &quot;;[.J221];[.K221];[.L221];[.M221];[.N221];[.O221];[.P221];[.Q221];[.R221];[.S221];[.T221];[.U221];[.V221];[.W221];[.X221];[.Y221];[.Z221];[.AA221];[.AB221];[.AC221];[.AD221];[.AE221])" office:value-type="string" office:string-value="elif lista_2[f3]==&quot;¬&quot; :lista_3.append(crtd220)" calcext:value-type="string">
            <text:p>elif lista_2[f3]=="¬" :lista_3.append(crtd22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L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1</text:p>
          </table:table-cell>
          <table:table-cell table:style-name="ce11" table:formula="of:=CONCATENATE([.F222];[.B222];[.C222];[.D222];[.E222])" office:value-type="string" office:string-value="crtd221=&quot;■&quot; " calcext:value-type="string">
            <text:p>crtd221="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2]" office:value-type="string" office:string-value="L" calcext:value-type="string">
            <text:p>L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2]" office:value-type="string" office:string-value="crtd221" calcext:value-type="string">
            <text:p>crtd22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2];&quot; &quot;;[.J222];[.K222];[.L222];[.M222];[.N222];[.O222];[.P222];[.Q222];[.R222];[.S222];[.T222];[.U222];[.V222];[.W222];[.X222];[.Y222];[.Z222];[.AA222];[.AB222];[.AC222];[.AD222];[.AE222])" office:value-type="string" office:string-value="elif lista_2[f3]==&quot;L&quot; :lista_3.append(crtd221)" calcext:value-type="string">
            <text:p>elif lista_2[f3]=="L" :lista_3.append(crtd22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æ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2</text:p>
          </table:table-cell>
          <table:table-cell table:style-name="ce11" table:formula="of:=CONCATENATE([.F223];[.B223];[.C223];[.D223];[.E223])" office:value-type="string" office:string-value="crtd222=&quot;☺&quot; " calcext:value-type="string">
            <text:p>crtd222="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3]" office:value-type="string" office:string-value="æ" calcext:value-type="string">
            <text:p>æ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3]" office:value-type="string" office:string-value="crtd222" calcext:value-type="string">
            <text:p>crtd22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3];&quot; &quot;;[.J223];[.K223];[.L223];[.M223];[.N223];[.O223];[.P223];[.Q223];[.R223];[.S223];[.T223];[.U223];[.V223];[.W223];[.X223];[.Y223];[.Z223];[.AA223];[.AB223];[.AC223];[.AD223];[.AE223])" office:value-type="string" office:string-value="elif lista_2[f3]==&quot;æ&quot; :lista_3.append(crtd222)" calcext:value-type="string">
            <text:p>elif lista_2[f3]=="æ" :lista_3.append(crtd22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(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☻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3</text:p>
          </table:table-cell>
          <table:table-cell table:style-name="ce11" table:formula="of:=CONCATENATE([.F224];[.B224];[.C224];[.D224];[.E224])" office:value-type="string" office:string-value="crtd223=&quot;☻&quot; " calcext:value-type="string">
            <text:p>crtd223="☻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4]" office:value-type="string" office:string-value="(" calcext:value-type="string">
            <text:p>(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4]" office:value-type="string" office:string-value="crtd223" calcext:value-type="string">
            <text:p>crtd22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4];&quot; &quot;;[.J224];[.K224];[.L224];[.M224];[.N224];[.O224];[.P224];[.Q224];[.R224];[.S224];[.T224];[.U224];[.V224];[.W224];[.X224];[.Y224];[.Z224];[.AA224];[.AB224];[.AC224];[.AD224];[.AE224])" office:value-type="string" office:string-value="elif lista_2[f3]==&quot;(&quot; :lista_3.append(crtd223)" calcext:value-type="string">
            <text:p>elif lista_2[f3]=="(" :lista_3.append(crtd22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▲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♥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4</text:p>
          </table:table-cell>
          <table:table-cell table:style-name="ce11" table:formula="of:=CONCATENATE([.F225];[.B225];[.C225];[.D225];[.E225])" office:value-type="string" office:string-value="crtd224=&quot;♥&quot; " calcext:value-type="string">
            <text:p>crtd224="♥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5]" office:value-type="string" office:string-value="▲" calcext:value-type="string">
            <text:p>▲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5]" office:value-type="string" office:string-value="crtd224" calcext:value-type="string">
            <text:p>crtd22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5];&quot; &quot;;[.J225];[.K225];[.L225];[.M225];[.N225];[.O225];[.P225];[.Q225];[.R225];[.S225];[.T225];[.U225];[.V225];[.W225];[.X225];[.Y225];[.Z225];[.AA225];[.AB225];[.AC225];[.AD225];[.AE225])" office:value-type="string" office:string-value="elif lista_2[f3]==&quot;▲&quot; :lista_3.append(crtd224)" calcext:value-type="string">
            <text:p>elif lista_2[f3]=="▲" :lista_3.append(crtd22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c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♦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5</text:p>
          </table:table-cell>
          <table:table-cell table:style-name="ce11" table:formula="of:=CONCATENATE([.F226];[.B226];[.C226];[.D226];[.E226])" office:value-type="string" office:string-value="crtd225=&quot;♦&quot; " calcext:value-type="string">
            <text:p>crtd225="♦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6]" office:value-type="string" office:string-value="c" calcext:value-type="string">
            <text:p>c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6]" office:value-type="string" office:string-value="crtd225" calcext:value-type="string">
            <text:p>crtd22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6];&quot; &quot;;[.J226];[.K226];[.L226];[.M226];[.N226];[.O226];[.P226];[.Q226];[.R226];[.S226];[.T226];[.U226];[.V226];[.W226];[.X226];[.Y226];[.Z226];[.AA226];[.AB226];[.AC226];[.AD226];[.AE226])" office:value-type="string" office:string-value="elif lista_2[f3]==&quot;c&quot; :lista_3.append(crtd225)" calcext:value-type="string">
            <text:p>elif lista_2[f3]=="c" :lista_3.append(crtd22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õ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♣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6</text:p>
          </table:table-cell>
          <table:table-cell table:style-name="ce11" table:formula="of:=CONCATENATE([.F227];[.B227];[.C227];[.D227];[.E227])" office:value-type="string" office:string-value="crtd226=&quot;♣&quot; " calcext:value-type="string">
            <text:p>crtd226="♣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7]" office:value-type="string" office:string-value="õ" calcext:value-type="string">
            <text:p>õ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7]" office:value-type="string" office:string-value="crtd226" calcext:value-type="string">
            <text:p>crtd22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7];&quot; &quot;;[.J227];[.K227];[.L227];[.M227];[.N227];[.O227];[.P227];[.Q227];[.R227];[.S227];[.T227];[.U227];[.V227];[.W227];[.X227];[.Y227];[.Z227];[.AA227];[.AB227];[.AC227];[.AD227];[.AE227])" office:value-type="string" office:string-value="elif lista_2[f3]==&quot;õ&quot; :lista_3.append(crtd226)" calcext:value-type="string">
            <text:p>elif lista_2[f3]=="õ" :lista_3.append(crtd22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÷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♠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7</text:p>
          </table:table-cell>
          <table:table-cell table:style-name="ce11" table:formula="of:=CONCATENATE([.F228];[.B228];[.C228];[.D228];[.E228])" office:value-type="string" office:string-value="crtd227=&quot;♠&quot; " calcext:value-type="string">
            <text:p>crtd227="♠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8]" office:value-type="string" office:string-value="÷" calcext:value-type="string">
            <text:p>÷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8]" office:value-type="string" office:string-value="crtd227" calcext:value-type="string">
            <text:p>crtd22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8];&quot; &quot;;[.J228];[.K228];[.L228];[.M228];[.N228];[.O228];[.P228];[.Q228];[.R228];[.S228];[.T228];[.U228];[.V228];[.W228];[.X228];[.Y228];[.Z228];[.AA228];[.AB228];[.AC228];[.AD228];[.AE228])" office:value-type="string" office:string-value="elif lista_2[f3]==&quot;÷&quot; :lista_3.append(crtd227)" calcext:value-type="string">
            <text:p>elif lista_2[f3]=="÷" :lista_3.append(crtd22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ø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•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8</text:p>
          </table:table-cell>
          <table:table-cell table:style-name="ce11" table:formula="of:=CONCATENATE([.F229];[.B229];[.C229];[.D229];[.E229])" office:value-type="string" office:string-value="crtd228=&quot;•&quot; " calcext:value-type="string">
            <text:p>crtd228="•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29]" office:value-type="string" office:string-value="ø" calcext:value-type="string">
            <text:p>ø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29]" office:value-type="string" office:string-value="crtd228" calcext:value-type="string">
            <text:p>crtd22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29];&quot; &quot;;[.J229];[.K229];[.L229];[.M229];[.N229];[.O229];[.P229];[.Q229];[.R229];[.S229];[.T229];[.U229];[.V229];[.W229];[.X229];[.Y229];[.Z229];[.AA229];[.AB229];[.AC229];[.AD229];[.AE229])" office:value-type="string" office:string-value="elif lista_2[f3]==&quot;ø&quot; :lista_3.append(crtd228)" calcext:value-type="string">
            <text:p>elif lista_2[f3]=="ø" :lista_3.append(crtd22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C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◘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29</text:p>
          </table:table-cell>
          <table:table-cell table:style-name="ce11" table:formula="of:=CONCATENATE([.F230];[.B230];[.C230];[.D230];[.E230])" office:value-type="string" office:string-value="crtd229=&quot;◘&quot; " calcext:value-type="string">
            <text:p>crtd229="◘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0]" office:value-type="string" office:string-value="C" calcext:value-type="string">
            <text:p>C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0]" office:value-type="string" office:string-value="crtd229" calcext:value-type="string">
            <text:p>crtd22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0];&quot; &quot;;[.J230];[.K230];[.L230];[.M230];[.N230];[.O230];[.P230];[.Q230];[.R230];[.S230];[.T230];[.U230];[.V230];[.W230];[.X230];[.Y230];[.Z230];[.AA230];[.AB230];[.AC230];[.AD230];[.AE230])" office:value-type="string" office:string-value="elif lista_2[f3]==&quot;C&quot; :lista_3.append(crtd229)" calcext:value-type="string">
            <text:p>elif lista_2[f3]=="C" :lista_3.append(crtd22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◄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○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0</text:p>
          </table:table-cell>
          <table:table-cell table:style-name="ce11" table:formula="of:=CONCATENATE([.F231];[.B231];[.C231];[.D231];[.E231])" office:value-type="string" office:string-value="crtd230=&quot;○&quot; " calcext:value-type="string">
            <text:p>crtd230="○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1]" office:value-type="string" office:string-value="◄" calcext:value-type="string">
            <text:p>◄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1]" office:value-type="string" office:string-value="crtd230" calcext:value-type="string">
            <text:p>crtd23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1];&quot; &quot;;[.J231];[.K231];[.L231];[.M231];[.N231];[.O231];[.P231];[.Q231];[.R231];[.S231];[.T231];[.U231];[.V231];[.W231];[.X231];[.Y231];[.Z231];[.AA231];[.AB231];[.AC231];[.AD231];[.AE231])" office:value-type="string" office:string-value="elif lista_2[f3]==&quot;◄&quot; :lista_3.append(crtd230)" calcext:value-type="string">
            <text:p>elif lista_2[f3]=="◄" :lista_3.append(crtd23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n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◙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1</text:p>
          </table:table-cell>
          <table:table-cell table:style-name="ce11" table:formula="of:=CONCATENATE([.F232];[.B232];[.C232];[.D232];[.E232])" office:value-type="string" office:string-value="crtd231=&quot;◙&quot; " calcext:value-type="string">
            <text:p>crtd231="◙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2]" office:value-type="string" office:string-value="n" calcext:value-type="string">
            <text:p>n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2]" office:value-type="string" office:string-value="crtd231" calcext:value-type="string">
            <text:p>crtd23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2];&quot; &quot;;[.J232];[.K232];[.L232];[.M232];[.N232];[.O232];[.P232];[.Q232];[.R232];[.S232];[.T232];[.U232];[.V232];[.W232];[.X232];[.Y232];[.Z232];[.AA232];[.AB232];[.AC232];[.AD232];[.AE232])" office:value-type="string" office:string-value="elif lista_2[f3]==&quot;n&quot; :lista_3.append(crtd231)" calcext:value-type="string">
            <text:p>elif lista_2[f3]=="n" :lista_3.append(crtd23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º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♂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2</text:p>
          </table:table-cell>
          <table:table-cell table:style-name="ce11" table:formula="of:=CONCATENATE([.F233];[.B233];[.C233];[.D233];[.E233])" office:value-type="string" office:string-value="crtd232=&quot;♂&quot; " calcext:value-type="string">
            <text:p>crtd232="♂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3]" office:value-type="string" office:string-value="º" calcext:value-type="string">
            <text:p>º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3]" office:value-type="string" office:string-value="crtd232" calcext:value-type="string">
            <text:p>crtd23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3];&quot; &quot;;[.J233];[.K233];[.L233];[.M233];[.N233];[.O233];[.P233];[.Q233];[.R233];[.S233];[.T233];[.U233];[.V233];[.W233];[.X233];[.Y233];[.Z233];[.AA233];[.AB233];[.AC233];[.AD233];[.AE233])" office:value-type="string" office:string-value="elif lista_2[f3]==&quot;º&quot; :lista_3.append(crtd232)" calcext:value-type="string">
            <text:p>elif lista_2[f3]=="º" :lista_3.append(crtd23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┐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♀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3</text:p>
          </table:table-cell>
          <table:table-cell table:style-name="ce11" table:formula="of:=CONCATENATE([.F234];[.B234];[.C234];[.D234];[.E234])" office:value-type="string" office:string-value="crtd233=&quot;♀&quot; " calcext:value-type="string">
            <text:p>crtd233="♀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4]" office:value-type="string" office:string-value="┐" calcext:value-type="string">
            <text:p>┐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4]" office:value-type="string" office:string-value="crtd233" calcext:value-type="string">
            <text:p>crtd23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4];&quot; &quot;;[.J234];[.K234];[.L234];[.M234];[.N234];[.O234];[.P234];[.Q234];[.R234];[.S234];[.T234];[.U234];[.V234];[.W234];[.X234];[.Y234];[.Z234];[.AA234];[.AB234];[.AC234];[.AD234];[.AE234])" office:value-type="string" office:string-value="elif lista_2[f3]==&quot;┐&quot; :lista_3.append(crtd233)" calcext:value-type="string">
            <text:p>elif lista_2[f3]=="┐" :lista_3.append(crtd23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«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♪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4</text:p>
          </table:table-cell>
          <table:table-cell table:style-name="ce11" table:formula="of:=CONCATENATE([.F235];[.B235];[.C235];[.D235];[.E235])" office:value-type="string" office:string-value="crtd234=&quot;♪&quot; " calcext:value-type="string">
            <text:p>crtd234="♪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5]" office:value-type="string" office:string-value="«" calcext:value-type="string">
            <text:p>«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5]" office:value-type="string" office:string-value="crtd234" calcext:value-type="string">
            <text:p>crtd23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5];&quot; &quot;;[.J235];[.K235];[.L235];[.M235];[.N235];[.O235];[.P235];[.Q235];[.R235];[.S235];[.T235];[.U235];[.V235];[.W235];[.X235];[.Y235];[.Z235];[.AA235];[.AB235];[.AC235];[.AD235];[.AE235])" office:value-type="string" office:string-value="elif lista_2[f3]==&quot;«&quot; :lista_3.append(crtd234)" calcext:value-type="string">
            <text:p>elif lista_2[f3]=="«" :lista_3.append(crtd23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♫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5</text:p>
          </table:table-cell>
          <table:table-cell table:style-name="ce11" table:formula="of:=CONCATENATE([.F236];[.B236];[.C236];[.D236];[.E236])" office:value-type="string" office:string-value="crtd235=&quot;♫&quot; " calcext:value-type="string">
            <text:p>crtd235="♫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6]" office:value-type="string" office:string-value="■" calcext:value-type="string">
            <text:p>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6]" office:value-type="string" office:string-value="crtd235" calcext:value-type="string">
            <text:p>crtd23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6];&quot; &quot;;[.J236];[.K236];[.L236];[.M236];[.N236];[.O236];[.P236];[.Q236];[.R236];[.S236];[.T236];[.U236];[.V236];[.W236];[.X236];[.Y236];[.Z236];[.AA236];[.AB236];[.AC236];[.AD236];[.AE236])" office:value-type="string" office:string-value="elif lista_2[f3]==&quot;■&quot; :lista_3.append(crtd235)" calcext:value-type="string">
            <text:p>elif lista_2[f3]=="■" :lista_3.append(crtd23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│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6</text:p>
          </table:table-cell>
          <table:table-cell table:style-name="ce11" table:formula="of:=CONCATENATE([.F237];[.B237];[.C237];[.D237];[.E237])" office:value-type="string" office:string-value="crtd236=&quot;☼&quot; " calcext:value-type="string">
            <text:p>crtd236="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7]" office:value-type="string" office:string-value="│" calcext:value-type="string">
            <text:p>│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7]" office:value-type="string" office:string-value="crtd236" calcext:value-type="string">
            <text:p>crtd23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7];&quot; &quot;;[.J237];[.K237];[.L237];[.M237];[.N237];[.O237];[.P237];[.Q237];[.R237];[.S237];[.T237];[.U237];[.V237];[.W237];[.X237];[.Y237];[.Z237];[.AA237];[.AB237];[.AC237];[.AD237];[.AE237])" office:value-type="string" office:string-value="elif lista_2[f3]==&quot;│&quot; :lista_3.append(crtd236)" calcext:value-type="string">
            <text:p>elif lista_2[f3]=="│" :lista_3.append(crtd23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}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►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7</text:p>
          </table:table-cell>
          <table:table-cell table:style-name="ce11" table:formula="of:=CONCATENATE([.F238];[.B238];[.C238];[.D238];[.E238])" office:value-type="string" office:string-value="crtd237=&quot;►&quot; " calcext:value-type="string">
            <text:p>crtd237="►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8]" office:value-type="string" office:string-value="}" calcext:value-type="string">
            <text:p>}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8]" office:value-type="string" office:string-value="crtd237" calcext:value-type="string">
            <text:p>crtd23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8];&quot; &quot;;[.J238];[.K238];[.L238];[.M238];[.N238];[.O238];[.P238];[.Q238];[.R238];[.S238];[.T238];[.U238];[.V238];[.W238];[.X238];[.Y238];[.Z238];[.AA238];[.AB238];[.AC238];[.AD238];[.AE238])" office:value-type="string" office:string-value="elif lista_2[f3]==&quot;}&quot; :lista_3.append(crtd237)" calcext:value-type="string">
            <text:p>elif lista_2[f3]=="}" :lista_3.append(crtd23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B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◄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8</text:p>
          </table:table-cell>
          <table:table-cell table:style-name="ce11" table:formula="of:=CONCATENATE([.F239];[.B239];[.C239];[.D239];[.E239])" office:value-type="string" office:string-value="crtd238=&quot;◄&quot; " calcext:value-type="string">
            <text:p>crtd238="◄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39]" office:value-type="string" office:string-value="B" calcext:value-type="string">
            <text:p>B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39]" office:value-type="string" office:string-value="crtd238" calcext:value-type="string">
            <text:p>crtd23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39];&quot; &quot;;[.J239];[.K239];[.L239];[.M239];[.N239];[.O239];[.P239];[.Q239];[.R239];[.S239];[.T239];[.U239];[.V239];[.W239];[.X239];[.Y239];[.Z239];[.AA239];[.AB239];[.AC239];[.AD239];[.AE239])" office:value-type="string" office:string-value="elif lista_2[f3]==&quot;B&quot; :lista_3.append(crtd238)" calcext:value-type="string">
            <text:p>elif lista_2[f3]=="B" :lista_3.append(crtd23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£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↕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39</text:p>
          </table:table-cell>
          <table:table-cell table:style-name="ce11" table:formula="of:=CONCATENATE([.F240];[.B240];[.C240];[.D240];[.E240])" office:value-type="string" office:string-value="crtd239=&quot;↕&quot; " calcext:value-type="string">
            <text:p>crtd239="↕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0]" office:value-type="string" office:string-value="£" calcext:value-type="string">
            <text:p>£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0]" office:value-type="string" office:string-value="crtd239" calcext:value-type="string">
            <text:p>crtd23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0];&quot; &quot;;[.J240];[.K240];[.L240];[.M240];[.N240];[.O240];[.P240];[.Q240];[.R240];[.S240];[.T240];[.U240];[.V240];[.W240];[.X240];[.Y240];[.Z240];[.AA240];[.AB240];[.AC240];[.AD240];[.AE240])" office:value-type="string" office:string-value="elif lista_2[f3]==&quot;£&quot; :lista_3.append(crtd239)" calcext:value-type="string">
            <text:p>elif lista_2[f3]=="£" :lista_3.append(crtd23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±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‼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0</text:p>
          </table:table-cell>
          <table:table-cell table:style-name="ce11" table:formula="of:=CONCATENATE([.F241];[.B241];[.C241];[.D241];[.E241])" office:value-type="string" office:string-value="crtd240=&quot;‼&quot; " calcext:value-type="string">
            <text:p>crtd240="‼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1]" office:value-type="string" office:string-value="±" calcext:value-type="string">
            <text:p>±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1]" office:value-type="string" office:string-value="crtd240" calcext:value-type="string">
            <text:p>crtd24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1];&quot; &quot;;[.J241];[.K241];[.L241];[.M241];[.N241];[.O241];[.P241];[.Q241];[.R241];[.S241];[.T241];[.U241];[.V241];[.W241];[.X241];[.Y241];[.Z241];[.AA241];[.AB241];[.AC241];[.AD241];[.AE241])" office:value-type="string" office:string-value="elif lista_2[f3]==&quot;±&quot; :lista_3.append(crtd240)" calcext:value-type="string">
            <text:p>elif lista_2[f3]=="±" :lista_3.append(crtd24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*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¶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1</text:p>
          </table:table-cell>
          <table:table-cell table:style-name="ce11" table:formula="of:=CONCATENATE([.F242];[.B242];[.C242];[.D242];[.E242])" office:value-type="string" office:string-value="crtd241=&quot;¶&quot; " calcext:value-type="string">
            <text:p>crtd241="¶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2]" office:value-type="string" office:string-value="*" calcext:value-type="string">
            <text:p>*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2]" office:value-type="string" office:string-value="crtd241" calcext:value-type="string">
            <text:p>crtd24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2];&quot; &quot;;[.J242];[.K242];[.L242];[.M242];[.N242];[.O242];[.P242];[.Q242];[.R242];[.S242];[.T242];[.U242];[.V242];[.W242];[.X242];[.Y242];[.Z242];[.AA242];[.AB242];[.AC242];[.AD242];[.AE242])" office:value-type="string" office:string-value="elif lista_2[f3]==&quot;*&quot; :lista_3.append(crtd241)" calcext:value-type="string">
            <text:p>elif lista_2[f3]=="*" :lista_3.append(crtd24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b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2</text:p>
          </table:table-cell>
          <table:table-cell table:style-name="ce11" table:formula="of:=CONCATENATE([.F243];[.B243];[.C243];[.D243];[.E243])" office:value-type="string" office:string-value="crtd242=&quot;§&quot; " calcext:value-type="string">
            <text:p>crtd242="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3]" office:value-type="string" office:string-value="b" calcext:value-type="string">
            <text:p>b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3]" office:value-type="string" office:string-value="crtd242" calcext:value-type="string">
            <text:p>crtd24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3];&quot; &quot;;[.J243];[.K243];[.L243];[.M243];[.N243];[.O243];[.P243];[.Q243];[.R243];[.S243];[.T243];[.U243];[.V243];[.W243];[.X243];[.Y243];[.Z243];[.AA243];[.AB243];[.AC243];[.AD243];[.AE243])" office:value-type="string" office:string-value="elif lista_2[f3]==&quot;b&quot; :lista_3.append(crtd242)" calcext:value-type="string">
            <text:p>elif lista_2[f3]=="b" :lista_3.append(crtd242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X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▬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3</text:p>
          </table:table-cell>
          <table:table-cell table:style-name="ce11" table:formula="of:=CONCATENATE([.F244];[.B244];[.C244];[.D244];[.E244])" office:value-type="string" office:string-value="crtd243=&quot;▬&quot; " calcext:value-type="string">
            <text:p>crtd243="▬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4]" office:value-type="string" office:string-value="X" calcext:value-type="string">
            <text:p>X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4]" office:value-type="string" office:string-value="crtd243" calcext:value-type="string">
            <text:p>crtd243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4];&quot; &quot;;[.J244];[.K244];[.L244];[.M244];[.N244];[.O244];[.P244];[.Q244];[.R244];[.S244];[.T244];[.U244];[.V244];[.W244];[.X244];[.Y244];[.Z244];[.AA244];[.AB244];[.AC244];[.AD244];[.AE244])" office:value-type="string" office:string-value="elif lista_2[f3]==&quot;X&quot; :lista_3.append(crtd243)" calcext:value-type="string">
            <text:p>elif lista_2[f3]=="X" :lista_3.append(crtd243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┴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↨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4</text:p>
          </table:table-cell>
          <table:table-cell table:style-name="ce11" table:formula="of:=CONCATENATE([.F245];[.B245];[.C245];[.D245];[.E245])" office:value-type="string" office:string-value="crtd244=&quot;↨&quot; " calcext:value-type="string">
            <text:p>crtd244="↨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5]" office:value-type="string" office:string-value="┴" calcext:value-type="string">
            <text:p>┴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5]" office:value-type="string" office:string-value="crtd244" calcext:value-type="string">
            <text:p>crtd244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5];&quot; &quot;;[.J245];[.K245];[.L245];[.M245];[.N245];[.O245];[.P245];[.Q245];[.R245];[.S245];[.T245];[.U245];[.V245];[.W245];[.X245];[.Y245];[.Z245];[.AA245];[.AB245];[.AC245];[.AD245];[.AE245])" office:value-type="string" office:string-value="elif lista_2[f3]==&quot;┴&quot; :lista_3.append(crtd244)" calcext:value-type="string">
            <text:p>elif lista_2[f3]=="┴" :lista_3.append(crtd244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à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↑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5</text:p>
          </table:table-cell>
          <table:table-cell table:style-name="ce11" table:formula="of:=CONCATENATE([.F246];[.B246];[.C246];[.D246];[.E246])" office:value-type="string" office:string-value="crtd245=&quot;↑&quot; " calcext:value-type="string">
            <text:p>crtd245="↑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6]" office:value-type="string" office:string-value="à" calcext:value-type="string">
            <text:p>à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6]" office:value-type="string" office:string-value="crtd245" calcext:value-type="string">
            <text:p>crtd245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6];&quot; &quot;;[.J246];[.K246];[.L246];[.M246];[.N246];[.O246];[.P246];[.Q246];[.R246];[.S246];[.T246];[.U246];[.V246];[.W246];[.X246];[.Y246];[.Z246];[.AA246];[.AB246];[.AC246];[.AD246];[.AE246])" office:value-type="string" office:string-value="elif lista_2[f3]==&quot;à&quot; :lista_3.append(crtd245)" calcext:value-type="string">
            <text:p>elif lista_2[f3]=="à" :lista_3.append(crtd245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;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↓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6</text:p>
          </table:table-cell>
          <table:table-cell table:style-name="ce11" table:formula="of:=CONCATENATE([.F247];[.B247];[.C247];[.D247];[.E247])" office:value-type="string" office:string-value="crtd246=&quot;↓&quot; " calcext:value-type="string">
            <text:p>crtd246="↓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7]" office:value-type="string" office:string-value=";" calcext:value-type="string">
            <text:p>;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7]" office:value-type="string" office:string-value="crtd246" calcext:value-type="string">
            <text:p>crtd246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7];&quot; &quot;;[.J247];[.K247];[.L247];[.M247];[.N247];[.O247];[.P247];[.Q247];[.R247];[.S247];[.T247];[.U247];[.V247];[.W247];[.X247];[.Y247];[.Z247];[.AA247];[.AB247];[.AC247];[.AD247];[.AE247])" office:value-type="string" office:string-value="elif lista_2[f3]==&quot;;&quot; :lista_3.append(crtd246)" calcext:value-type="string">
            <text:p>elif lista_2[f3]==";" :lista_3.append(crtd246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µ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→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7</text:p>
          </table:table-cell>
          <table:table-cell table:style-name="ce11" table:formula="of:=CONCATENATE([.F248];[.B248];[.C248];[.D248];[.E248])" office:value-type="string" office:string-value="crtd247=&quot;→&quot; " calcext:value-type="string">
            <text:p>crtd247="→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8]" office:value-type="string" office:string-value="µ" calcext:value-type="string">
            <text:p>µ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8]" office:value-type="string" office:string-value="crtd247" calcext:value-type="string">
            <text:p>crtd247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8];&quot; &quot;;[.J248];[.K248];[.L248];[.M248];[.N248];[.O248];[.P248];[.Q248];[.R248];[.S248];[.T248];[.U248];[.V248];[.W248];[.X248];[.Y248];[.Z248];[.AA248];[.AB248];[.AC248];[.AD248];[.AE248])" office:value-type="string" office:string-value="elif lista_2[f3]==&quot;µ&quot; :lista_3.append(crtd247)" calcext:value-type="string">
            <text:p>elif lista_2[f3]=="µ" :lista_3.append(crtd247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¡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←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8</text:p>
          </table:table-cell>
          <table:table-cell table:style-name="ce11" table:formula="of:=CONCATENATE([.F249];[.B249];[.C249];[.D249];[.E249])" office:value-type="string" office:string-value="crtd248=&quot;←&quot; " calcext:value-type="string">
            <text:p>crtd248="←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49]" office:value-type="string" office:string-value="¡" calcext:value-type="string">
            <text:p>¡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49]" office:value-type="string" office:string-value="crtd248" calcext:value-type="string">
            <text:p>crtd248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49];&quot; &quot;;[.J249];[.K249];[.L249];[.M249];[.N249];[.O249];[.P249];[.Q249];[.R249];[.S249];[.T249];[.U249];[.V249];[.W249];[.X249];[.Y249];[.Z249];[.AA249];[.AB249];[.AC249];[.AD249];[.AE249])" office:value-type="string" office:string-value="elif lista_2[f3]==&quot;¡&quot; :lista_3.append(crtd248)" calcext:value-type="string">
            <text:p>elif lista_2[f3]=="¡" :lista_3.append(crtd248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Õ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∟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49</text:p>
          </table:table-cell>
          <table:table-cell table:style-name="ce11" table:formula="of:=CONCATENATE([.F250];[.B250];[.C250];[.D250];[.E250])" office:value-type="string" office:string-value="crtd249=&quot;∟&quot; " calcext:value-type="string">
            <text:p>crtd249="∟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0]" office:value-type="string" office:string-value="Õ" calcext:value-type="string">
            <text:p>Õ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0]" office:value-type="string" office:string-value="crtd249" calcext:value-type="string">
            <text:p>crtd249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0];&quot; &quot;;[.J250];[.K250];[.L250];[.M250];[.N250];[.O250];[.P250];[.Q250];[.R250];[.S250];[.T250];[.U250];[.V250];[.W250];[.X250];[.Y250];[.Z250];[.AA250];[.AB250];[.AC250];[.AD250];[.AE250])" office:value-type="string" office:string-value="elif lista_2[f3]==&quot;Õ&quot; :lista_3.append(crtd249)" calcext:value-type="string">
            <text:p>elif lista_2[f3]=="Õ" :lista_3.append(crtd249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: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↔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50</text:p>
          </table:table-cell>
          <table:table-cell table:style-name="ce11" table:formula="of:=CONCATENATE([.F251];[.B251];[.C251];[.D251];[.E251])" office:value-type="string" office:string-value="crtd250=&quot;↔&quot; " calcext:value-type="string">
            <text:p>crtd250="↔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1]" office:value-type="string" office:string-value=":" calcext:value-type="string">
            <text:p>: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1]" office:value-type="string" office:string-value="crtd250" calcext:value-type="string">
            <text:p>crtd250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1];&quot; &quot;;[.J251];[.K251];[.L251];[.M251];[.N251];[.O251];[.P251];[.Q251];[.R251];[.S251];[.T251];[.U251];[.V251];[.W251];[.X251];[.Y251];[.Z251];[.AA251];[.AB251];[.AC251];[.AD251];[.AE251])" office:value-type="string" office:string-value="elif lista_2[f3]==&quot;:&quot; :lista_3.append(crtd250)" calcext:value-type="string">
            <text:p>elif lista_2[f3]==":" :lista_3.append(crtd250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á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▲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51</text:p>
          </table:table-cell>
          <table:table-cell table:style-name="ce11" table:formula="of:=CONCATENATE([.F252];[.B252];[.C252];[.D252];[.E252])" office:value-type="string" office:string-value="crtd251=&quot;▲&quot; " calcext:value-type="string">
            <text:p>crtd251="▲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2]" office:value-type="string" office:string-value="á" calcext:value-type="string">
            <text:p>á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2]" office:value-type="string" office:string-value="crtd251" calcext:value-type="string">
            <text:p>crtd251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2];&quot; &quot;;[.J252];[.K252];[.L252];[.M252];[.N252];[.O252];[.P252];[.Q252];[.R252];[.S252];[.T252];[.U252];[.V252];[.W252];[.X252];[.Y252];[.Z252];[.AA252];[.AB252];[.AC252];[.AD252];[.AE252])" office:value-type="string" office:string-value="elif lista_2[f3]==&quot;á&quot; :lista_3.append(crtd251)" calcext:value-type="string">
            <text:p>elif lista_2[f3]=="á" :lista_3.append(crtd251)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<text:s/></text:p>
          </table:table-cell>
          <table:table-cell table:style-name="ce11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8" office:value-type="string" calcext:value-type="string">
            <text:p>§</text:p>
          </table:table-cell>
          <table:table-cell table:style-name="ce12" office:value-type="string" calcext:value-type="string">
            <text:p>" </text:p>
          </table:table-cell>
          <table:table-cell table:style-name="ce12" office:value-type="string" calcext:value-type="string">
            <text:p>crtd252</text:p>
          </table:table-cell>
          <table:table-cell table:style-name="ce11" table:formula="of:=CONCATENATE([.F253];[.B253];[.C253];[.D253];[.E253])" office:value-type="string" office:string-value="crtd252=&quot;§&quot; " calcext:value-type="string">
            <text:p>crtd252="§" </text:p>
          </table:table-cell>
          <table:table-cell table:style-name="ce17"/>
          <table:table-cell table:style-name="ce17" office:value-type="string" calcext:value-type="string">
            <text:p>elif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[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string" calcext:value-type="string">
            <text:p>]</text:p>
          </table:table-cell>
          <table:table-cell table:number-columns-repeated="2" table:style-name="ce17" office:value-type="string" calcext:value-type="string">
            <text:p>=</text:p>
          </table:table-cell>
          <table:table-cell table:style-name="ce12" office:value-type="string" calcext:value-type="string">
            <text:p>"</text:p>
          </table:table-cell>
          <table:table-cell table:style-name="ce20" table:formula="of:=[.A253]" office:value-type="string" office:string-value=" " calcext:value-type="string">
            <text:p><text:s/></text:p>
          </table:table-cell>
          <table:table-cell table:style-name="ce12" office:value-type="string" calcext:value-type="string">
            <text:p>" 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string" calcext:value-type="string">
            <text:p>lista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string" calcext:value-type="string">
            <text:p>.append</text:p>
          </table:table-cell>
          <table:table-cell table:style-name="ce17" office:value-type="string" calcext:value-type="string">
            <text:p>(</text:p>
          </table:table-cell>
          <table:table-cell table:style-name="ce17" table:formula="of:=[.F253]" office:value-type="string" office:string-value="crtd252" calcext:value-type="string">
            <text:p>crtd252</text:p>
          </table:table-cell>
          <table:table-cell table:style-name="ce17" office:value-type="string" calcext:value-type="string">
            <text:p>)</text:p>
          </table:table-cell>
          <table:table-cell table:style-name="ce17" table:formula="of:=CONCATENATE([.I253];&quot; &quot;;[.J253];[.K253];[.L253];[.M253];[.N253];[.O253];[.P253];[.Q253];[.R253];[.S253];[.T253];[.U253];[.V253];[.W253];[.X253];[.Y253];[.Z253];[.AA253];[.AB253];[.AC253];[.AD253];[.AE253])" office:value-type="string" office:string-value="elif lista_2[f3]==&quot; &quot; :lista_3.append(crtd252)" calcext:value-type="string">
            <text:p>elif lista_2[f3]==" " :lista_3.append(crtd252)</text:p>
          </table:table-cell>
          <table:table-cell table:number-columns-repeated="16352"/>
        </table:table-row>
        <table:table-row table:style-name="ro3" table:number-rows-repeated="104832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digo ascii " table:style-name="ta1">
        <table:table-column table:style-name="co7" table:number-columns-repeated="16384" table:default-cell-style-name="Default"/>
        <table:table-row table:style-name="ro4">
          <table:table-cell table:style-name="ce23" office:value-type="string" calcext:value-type="string">
            <text:p>!</text:p>
          </table:table-cell>
          <table:table-cell table:style-name="ce26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"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#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$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%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&amp;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'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(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)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*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+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,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-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.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/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0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1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2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3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4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5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6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7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8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9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: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;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&lt;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=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&gt;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?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@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A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B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C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D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E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F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G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H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I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J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K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L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M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N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O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P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Q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R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S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T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U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V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W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X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Y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Z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[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\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]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^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_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`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a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b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c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d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e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f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g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h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i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j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k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l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m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n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o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p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q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r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s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t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u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v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w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x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y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z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{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|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}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~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<text:s/>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Ç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ü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é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â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ä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à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å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ç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ê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ë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è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ï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î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ì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Ä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Å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É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æ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Æ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ô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ö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ò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û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ù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ÿ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Ö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Ü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ø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£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Ø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×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ƒ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4" office:value-type="string" calcext:value-type="string">
            <text:p>á</text:p>
          </table:table-cell>
          <table:table-cell table:style-name="ce27" table:number-columns-repeated="5"/>
          <table:table-cell table:number-columns-repeated="16378"/>
        </table:table-row>
        <table:table-row table:style-name="ro4">
          <table:table-cell table:style-name="ce25" office:value-type="string" calcext:value-type="string">
            <text:p>í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ó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ú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ñ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Ñ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ª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º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¿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®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¬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½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¼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¡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«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»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░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▒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▓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│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┤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Á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Â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À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©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╣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║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╗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╝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¢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¥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┐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└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┴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┬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├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─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┼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ã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Ã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╚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╔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╩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╦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╠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═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╬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¤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ð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Ð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Ê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Ë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È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ı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Í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Î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Ï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┘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┌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█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▄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¦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Ì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▀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Ó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ß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Ô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Ò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õ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Õ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µ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þ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Þ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Ú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Û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Ù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ý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Ý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¯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´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±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‗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¾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¶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§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÷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¸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°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¨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·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¹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³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²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■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☺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☻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♥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♦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♣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♠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•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◘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○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◙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♂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♀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♪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♫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☼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►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◄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↕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‼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¶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§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▬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↨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↑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↓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→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←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∟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↔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▲</text:p>
          </table:table-cell>
          <table:table-cell table:number-columns-repeated="16383"/>
        </table:table-row>
        <table:table-row table:style-name="ro4">
          <table:table-cell table:style-name="ce25" office:value-type="string" calcext:value-type="string">
            <text:p>§</text:p>
          </table:table-cell>
          <table:table-cell table:number-columns-repeated="16383"/>
        </table:table-row>
        <table:table-row table:style-name="ro4" table:number-rows-repeated="1048322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'Concatenar codigo'.A1:'Concatenar codigo'.D25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$ </number:text>
      <number:number number:decimal-places="0" number:min-decimal-places="0" number:min-integer-digits="1" number:grouping="true"/>
    </number:number-style>
    <number:number-style style:name="N114">
      <number:text>$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$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2" number:min-decimal-places="2" number:min-integer-digits="1" number:grouping="true"/>
    </number:number-style>
    <number:number-style style:name="N116">
      <number:text>$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15:31:23.056000000</meta:creation-date>
    <dc:date>2023-03-28T14:37:18.328000000</dc:date>
    <meta:editing-duration>PT3H19M40S</meta:editing-duration>
    <meta:editing-cycles>16</meta:editing-cycles>
    <meta:generator>LibreOffice/7.5.0.3$Windows_X86_64 LibreOffice_project/c21113d003cd3efa8c53188764377a8272d9d6de</meta:generator>
    <meta:document-statistic meta:table-count="3" meta:cell-count="14376" meta:object-count="0"/>
  </office:meta>
</office:document-meta>
</file>